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Liberation Serif" svg:font-family="'Liberation Serif'"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2.5701in" fo:margin-left="0in" fo:margin-top="0in" fo:margin-bottom="0in" table:align="left" style:writing-mode="lr-tb"/>
    </style:style>
    <style:style style:name="Table1.A" style:family="table-column">
      <style:table-column-properties style:column-width="0.1903in"/>
    </style:style>
    <style:style style:name="Table1.B" style:family="table-column">
      <style:table-column-properties style:column-width="2.3799in"/>
    </style:style>
    <style:style style:name="Table1.1" style:family="table-row">
      <style:table-row-properties fo:keep-together="auto"/>
    </style:style>
    <style:style style:name="Table1.A1" style:family="table-cell">
      <style:table-cell-properties fo:padding="0.0104in" fo:border="none"/>
    </style:style>
    <style:style style:name="Table1.B1" style:family="table-cell">
      <style:table-cell-properties style:vertical-align="middle" fo:padding="0.0104in" fo:border="none"/>
    </style:style>
    <style:style style:name="Table2" style:family="table">
      <style:table-properties style:width="1.3535in" fo:margin-left="0in" fo:margin-top="0in" fo:margin-bottom="0in" table:align="left" style:writing-mode="lr-tb"/>
    </style:style>
    <style:style style:name="Table2.A" style:family="table-column">
      <style:table-column-properties style:column-width="0.191in"/>
    </style:style>
    <style:style style:name="Table2.B" style:family="table-column">
      <style:table-column-properties style:column-width="1.1625in"/>
    </style:style>
    <style:style style:name="Table2.1" style:family="table-row">
      <style:table-row-properties fo:keep-together="auto"/>
    </style:style>
    <style:style style:name="Table2.A1" style:family="table-cell">
      <style:table-cell-properties fo:padding="0.0104in" fo:border="none"/>
    </style:style>
    <style:style style:name="Table2.B1" style:family="table-cell">
      <style:table-cell-properties style:vertical-align="middle" fo:padding="0.0104in" fo:border="none"/>
    </style:style>
    <style:style style:name="Table3" style:family="table">
      <style:table-properties style:width="1.1118in" fo:margin-left="0in" fo:margin-top="0in" fo:margin-bottom="0in" table:align="left" style:writing-mode="lr-tb"/>
    </style:style>
    <style:style style:name="Table3.A" style:family="table-column">
      <style:table-column-properties style:column-width="0.1903in"/>
    </style:style>
    <style:style style:name="Table3.B" style:family="table-column">
      <style:table-column-properties style:column-width="0.9215in"/>
    </style:style>
    <style:style style:name="Table3.1" style:family="table-row">
      <style:table-row-properties fo:keep-together="auto"/>
    </style:style>
    <style:style style:name="Table3.A1" style:family="table-cell">
      <style:table-cell-properties fo:padding="0.0104in" fo:border="none"/>
    </style:style>
    <style:style style:name="Table3.B1" style:family="table-cell">
      <style:table-cell-properties style:vertical-align="middle" fo:padding="0.0104in" fo:border="none"/>
    </style:style>
    <style:style style:name="Table4" style:family="table">
      <style:table-properties style:width="1.1118in" fo:margin-left="0in" fo:margin-top="0in" fo:margin-bottom="0in" table:align="left" style:writing-mode="lr-tb"/>
    </style:style>
    <style:style style:name="Table4.A" style:family="table-column">
      <style:table-column-properties style:column-width="0.1903in"/>
    </style:style>
    <style:style style:name="Table4.B" style:family="table-column">
      <style:table-column-properties style:column-width="0.9215in"/>
    </style:style>
    <style:style style:name="Table4.1" style:family="table-row">
      <style:table-row-properties fo:keep-together="auto"/>
    </style:style>
    <style:style style:name="Table4.A1" style:family="table-cell">
      <style:table-cell-properties fo:padding="0.0104in" fo:border="none"/>
    </style:style>
    <style:style style:name="Table4.B1" style:family="table-cell">
      <style:table-cell-properties style:vertical-align="middle" fo:padding="0.0104in" fo:border="none"/>
    </style:style>
    <style:style style:name="Table5" style:family="table">
      <style:table-properties style:width="1.1118in" fo:margin-left="0in" fo:margin-top="0in" fo:margin-bottom="0in" table:align="left" style:writing-mode="lr-tb"/>
    </style:style>
    <style:style style:name="Table5.A" style:family="table-column">
      <style:table-column-properties style:column-width="0.1903in"/>
    </style:style>
    <style:style style:name="Table5.B" style:family="table-column">
      <style:table-column-properties style:column-width="0.9215in"/>
    </style:style>
    <style:style style:name="Table5.1" style:family="table-row">
      <style:table-row-properties fo:keep-together="auto"/>
    </style:style>
    <style:style style:name="Table5.A1" style:family="table-cell">
      <style:table-cell-properties fo:padding="0.0104in" fo:border="none"/>
    </style:style>
    <style:style style:name="Table5.B1" style:family="table-cell">
      <style:table-cell-properties style:vertical-align="middle" fo:padding="0.0104in" fo:border="none"/>
    </style:style>
    <style:style style:name="Table6" style:family="table">
      <style:table-properties style:width="1.5868in" fo:margin-left="0in" fo:margin-top="0in" fo:margin-bottom="0in" table:align="left" style:writing-mode="lr-tb"/>
    </style:style>
    <style:style style:name="Table6.A" style:family="table-column">
      <style:table-column-properties style:column-width="0.1903in"/>
    </style:style>
    <style:style style:name="Table6.B" style:family="table-column">
      <style:table-column-properties style:column-width="1.3965in"/>
    </style:style>
    <style:style style:name="Table6.1" style:family="table-row">
      <style:table-row-properties fo:keep-together="auto"/>
    </style:style>
    <style:style style:name="Table6.A1" style:family="table-cell">
      <style:table-cell-properties fo:padding="0.0104in" fo:border="none"/>
    </style:style>
    <style:style style:name="Table6.B1" style:family="table-cell">
      <style:table-cell-properties style:vertical-align="middle" fo:padding="0.0104in" fo:border="none"/>
    </style:style>
    <style:style style:name="Table7" style:family="table">
      <style:table-properties style:width="3.2299in" fo:margin-left="0in" fo:margin-top="0in" fo:margin-bottom="0in" table:align="left" style:writing-mode="lr-tb"/>
    </style:style>
    <style:style style:name="Table7.A" style:family="table-column">
      <style:table-column-properties style:column-width="0.1903in"/>
    </style:style>
    <style:style style:name="Table7.B" style:family="table-column">
      <style:table-column-properties style:column-width="3.0396in"/>
    </style:style>
    <style:style style:name="Table7.1" style:family="table-row">
      <style:table-row-properties fo:keep-together="auto"/>
    </style:style>
    <style:style style:name="Table7.A1" style:family="table-cell">
      <style:table-cell-properties fo:padding="0.0104in" fo:border="none"/>
    </style:style>
    <style:style style:name="Table7.B1" style:family="table-cell">
      <style:table-cell-properties style:vertical-align="middle" fo:padding="0.0104in" fo:border="none"/>
    </style:style>
    <style:style style:name="Table8" style:family="table">
      <style:table-properties style:width="6.5in" fo:margin-left="0in" fo:margin-top="0in" fo:margin-bottom="0in" table:align="left" style:writing-mode="lr-tb"/>
    </style:style>
    <style:style style:name="Table8.A" style:family="table-column">
      <style:table-column-properties style:column-width="0.191in"/>
    </style:style>
    <style:style style:name="Table8.B" style:family="table-column">
      <style:table-column-properties style:column-width="6.309in"/>
    </style:style>
    <style:style style:name="Table8.1" style:family="table-row">
      <style:table-row-properties fo:keep-together="auto"/>
    </style:style>
    <style:style style:name="Table8.A1" style:family="table-cell">
      <style:table-cell-properties fo:padding="0.0104in" fo:border="none"/>
    </style:style>
    <style:style style:name="Table8.B1" style:family="table-cell">
      <style:table-cell-properties style:vertical-align="middle" fo:padding="0.0104in" fo:border="none"/>
    </style:style>
    <style:style style:name="Table9" style:family="table">
      <style:table-properties style:width="4.2007in" fo:margin-left="0in" fo:margin-top="0in" fo:margin-bottom="0in" table:align="left" style:writing-mode="lr-tb"/>
    </style:style>
    <style:style style:name="Table9.A" style:family="table-column">
      <style:table-column-properties style:column-width="0.191in"/>
    </style:style>
    <style:style style:name="Table9.B" style:family="table-column">
      <style:table-column-properties style:column-width="4.0097in"/>
    </style:style>
    <style:style style:name="Table9.1" style:family="table-row">
      <style:table-row-properties fo:keep-together="auto"/>
    </style:style>
    <style:style style:name="Table9.A1" style:family="table-cell">
      <style:table-cell-properties fo:padding="0.0104in" fo:border="none"/>
    </style:style>
    <style:style style:name="Table9.B1" style:family="table-cell">
      <style:table-cell-properties style:vertical-align="middle" fo:padding="0.0104in" fo:border="none"/>
    </style:style>
    <style:style style:name="Table10" style:family="table">
      <style:table-properties style:width="4.2007in" fo:margin-left="0in" fo:margin-top="0in" fo:margin-bottom="0in" table:align="left" style:writing-mode="lr-tb"/>
    </style:style>
    <style:style style:name="Table10.A" style:family="table-column">
      <style:table-column-properties style:column-width="0.191in"/>
    </style:style>
    <style:style style:name="Table10.B" style:family="table-column">
      <style:table-column-properties style:column-width="4.0097in"/>
    </style:style>
    <style:style style:name="Table10.1" style:family="table-row">
      <style:table-row-properties fo:keep-together="auto"/>
    </style:style>
    <style:style style:name="Table10.A1" style:family="table-cell">
      <style:table-cell-properties fo:padding="0.0104in" fo:border="none"/>
    </style:style>
    <style:style style:name="Table10.B1" style:family="table-cell">
      <style:table-cell-properties style:vertical-align="middle" fo:padding="0.0104in" fo:border="none"/>
    </style:style>
    <style:style style:name="Table11" style:family="table">
      <style:table-properties style:width="4.2007in" fo:margin-left="0in" fo:margin-top="0in" fo:margin-bottom="0in" table:align="left" style:writing-mode="lr-tb"/>
    </style:style>
    <style:style style:name="Table11.A" style:family="table-column">
      <style:table-column-properties style:column-width="0.191in"/>
    </style:style>
    <style:style style:name="Table11.B" style:family="table-column">
      <style:table-column-properties style:column-width="4.0097in"/>
    </style:style>
    <style:style style:name="Table11.1" style:family="table-row">
      <style:table-row-properties fo:keep-together="auto"/>
    </style:style>
    <style:style style:name="Table11.A1" style:family="table-cell">
      <style:table-cell-properties fo:padding="0.0104in" fo:border="none"/>
    </style:style>
    <style:style style:name="Table11.B1" style:family="table-cell">
      <style:table-cell-properties style:vertical-align="middle" fo:padding="0.0104in" fo:border="none"/>
    </style:style>
    <style:style style:name="Table12" style:family="table">
      <style:table-properties style:width="4.6451in" fo:margin-left="0in" fo:margin-top="0in" fo:margin-bottom="0in" table:align="left" style:writing-mode="lr-tb"/>
    </style:style>
    <style:style style:name="Table12.A" style:family="table-column">
      <style:table-column-properties style:column-width="0.1903in"/>
    </style:style>
    <style:style style:name="Table12.B" style:family="table-column">
      <style:table-column-properties style:column-width="4.4549in"/>
    </style:style>
    <style:style style:name="Table12.1" style:family="table-row">
      <style:table-row-properties fo:keep-together="auto"/>
    </style:style>
    <style:style style:name="Table12.A1" style:family="table-cell">
      <style:table-cell-properties fo:padding="0.0104in" fo:border="none"/>
    </style:style>
    <style:style style:name="Table12.B1" style:family="table-cell">
      <style:table-cell-properties style:vertical-align="middle" fo:padding="0.0104in" fo:border="none"/>
    </style:style>
    <style:style style:name="Table13" style:family="table">
      <style:table-properties style:width="4.6451in" fo:margin-left="0in" fo:margin-top="0in" fo:margin-bottom="0in" table:align="left" style:writing-mode="lr-tb"/>
    </style:style>
    <style:style style:name="Table13.A" style:family="table-column">
      <style:table-column-properties style:column-width="0.1903in"/>
    </style:style>
    <style:style style:name="Table13.B" style:family="table-column">
      <style:table-column-properties style:column-width="4.4549in"/>
    </style:style>
    <style:style style:name="Table13.1" style:family="table-row">
      <style:table-row-properties fo:keep-together="auto"/>
    </style:style>
    <style:style style:name="Table13.A1" style:family="table-cell">
      <style:table-cell-properties fo:padding="0.0104in" fo:border="none"/>
    </style:style>
    <style:style style:name="Table13.B1" style:family="table-cell">
      <style:table-cell-properties style:vertical-align="middle" fo:padding="0.0104in" fo:border="none"/>
    </style:style>
    <style:style style:name="Table14" style:family="table">
      <style:table-properties style:width="4.6451in" fo:margin-left="0in" fo:margin-top="0in" fo:margin-bottom="0in" table:align="left" style:writing-mode="lr-tb"/>
    </style:style>
    <style:style style:name="Table14.A" style:family="table-column">
      <style:table-column-properties style:column-width="0.1903in"/>
    </style:style>
    <style:style style:name="Table14.B" style:family="table-column">
      <style:table-column-properties style:column-width="4.4549in"/>
    </style:style>
    <style:style style:name="Table14.1" style:family="table-row">
      <style:table-row-properties fo:keep-together="auto"/>
    </style:style>
    <style:style style:name="Table14.A1" style:family="table-cell">
      <style:table-cell-properties fo:padding="0.0104in" fo:border="none"/>
    </style:style>
    <style:style style:name="Table14.B1" style:family="table-cell">
      <style:table-cell-properties style:vertical-align="middle" fo:padding="0.0104in" fo:border="none"/>
    </style:style>
    <style:style style:name="Table15" style:family="table">
      <style:table-properties style:width="4.6451in" fo:margin-left="0in" fo:margin-top="0in" fo:margin-bottom="0in" table:align="left" style:writing-mode="lr-tb"/>
    </style:style>
    <style:style style:name="Table15.A" style:family="table-column">
      <style:table-column-properties style:column-width="0.1903in"/>
    </style:style>
    <style:style style:name="Table15.B" style:family="table-column">
      <style:table-column-properties style:column-width="4.4549in"/>
    </style:style>
    <style:style style:name="Table15.1" style:family="table-row">
      <style:table-row-properties fo:keep-together="auto"/>
    </style:style>
    <style:style style:name="Table15.A1" style:family="table-cell">
      <style:table-cell-properties fo:padding="0.0104in" fo:border="none"/>
    </style:style>
    <style:style style:name="Table15.B1" style:family="table-cell">
      <style:table-cell-properties style:vertical-align="middle" fo:padding="0.0104in" fo:border="none"/>
    </style:style>
    <style:style style:name="Table16" style:family="table">
      <style:table-properties style:width="4.6451in" fo:margin-left="0in" fo:margin-top="0in" fo:margin-bottom="0in" table:align="left" style:writing-mode="lr-tb"/>
    </style:style>
    <style:style style:name="Table16.A" style:family="table-column">
      <style:table-column-properties style:column-width="0.1903in"/>
    </style:style>
    <style:style style:name="Table16.B" style:family="table-column">
      <style:table-column-properties style:column-width="4.4549in"/>
    </style:style>
    <style:style style:name="Table16.1" style:family="table-row">
      <style:table-row-properties fo:keep-together="auto"/>
    </style:style>
    <style:style style:name="Table16.A1" style:family="table-cell">
      <style:table-cell-properties fo:padding="0.0104in" fo:border="none"/>
    </style:style>
    <style:style style:name="Table16.B1" style:family="table-cell">
      <style:table-cell-properties style:vertical-align="middle" fo:padding="0.0104in" fo:border="none"/>
    </style:style>
    <style:style style:name="Table17" style:family="table">
      <style:table-properties style:width="2.6319in" fo:margin-left="0in" fo:margin-top="0in" fo:margin-bottom="0in" table:align="left" style:writing-mode="lr-tb"/>
    </style:style>
    <style:style style:name="Table17.A" style:family="table-column">
      <style:table-column-properties style:column-width="0.191in"/>
    </style:style>
    <style:style style:name="Table17.B" style:family="table-column">
      <style:table-column-properties style:column-width="2.441in"/>
    </style:style>
    <style:style style:name="Table17.1" style:family="table-row">
      <style:table-row-properties fo:keep-together="auto"/>
    </style:style>
    <style:style style:name="Table17.A1" style:family="table-cell">
      <style:table-cell-properties fo:padding="0.0104in" fo:border="none"/>
    </style:style>
    <style:style style:name="Table17.B1" style:family="table-cell">
      <style:table-cell-properties style:vertical-align="middle" fo:padding="0.0104in" fo:border="none"/>
    </style:style>
    <style:style style:name="Table18" style:family="table">
      <style:table-properties style:width="5.4688in" fo:margin-left="0in" fo:margin-top="0in" fo:margin-bottom="0in" table:align="left" style:writing-mode="lr-tb"/>
    </style:style>
    <style:style style:name="Table18.A" style:family="table-column">
      <style:table-column-properties style:column-width="0.1903in"/>
    </style:style>
    <style:style style:name="Table18.B" style:family="table-column">
      <style:table-column-properties style:column-width="5.2785in"/>
    </style:style>
    <style:style style:name="Table18.1" style:family="table-row">
      <style:table-row-properties fo:keep-together="auto"/>
    </style:style>
    <style:style style:name="Table18.A1" style:family="table-cell">
      <style:table-cell-properties fo:padding="0.0104in" fo:border="none"/>
    </style:style>
    <style:style style:name="Table18.B1" style:family="table-cell">
      <style:table-cell-properties style:vertical-align="middle" fo:padding="0.0104in" fo:border="none"/>
    </style:style>
    <style:style style:name="Table19" style:family="table">
      <style:table-properties style:width="2.566in" fo:margin-left="0in" fo:margin-top="0in" fo:margin-bottom="0in" table:align="left" style:writing-mode="lr-tb"/>
    </style:style>
    <style:style style:name="Table19.A" style:family="table-column">
      <style:table-column-properties style:column-width="0.1903in"/>
    </style:style>
    <style:style style:name="Table19.B" style:family="table-column">
      <style:table-column-properties style:column-width="2.3757in"/>
    </style:style>
    <style:style style:name="Table19.1" style:family="table-row">
      <style:table-row-properties fo:keep-together="auto"/>
    </style:style>
    <style:style style:name="Table19.A1" style:family="table-cell">
      <style:table-cell-properties fo:padding="0.0104in" fo:border="none"/>
    </style:style>
    <style:style style:name="Table19.B1" style:family="table-cell">
      <style:table-cell-properties style:vertical-align="middle" fo:padding="0.0104in" fo:border="none"/>
    </style:style>
    <style:style style:name="Table20" style:family="table">
      <style:table-properties style:width="0.5125in" fo:margin-left="0in" fo:margin-top="0in" fo:margin-bottom="0in" table:align="left" style:writing-mode="lr-tb"/>
    </style:style>
    <style:style style:name="Table20.A" style:family="table-column">
      <style:table-column-properties style:column-width="0.1903in"/>
    </style:style>
    <style:style style:name="Table20.B" style:family="table-column">
      <style:table-column-properties style:column-width="0.3222in"/>
    </style:style>
    <style:style style:name="Table20.1" style:family="table-row">
      <style:table-row-properties fo:keep-together="auto"/>
    </style:style>
    <style:style style:name="Table20.A1" style:family="table-cell">
      <style:table-cell-properties fo:padding="0.0104in" fo:border="none"/>
    </style:style>
    <style:style style:name="Table20.B1" style:family="table-cell">
      <style:table-cell-properties style:vertical-align="middle" fo:padding="0.0104in" fo:border="none"/>
    </style:style>
    <style:style style:name="Table21" style:family="table">
      <style:table-properties style:width="1.075in" fo:margin-left="0in" fo:margin-top="0in" fo:margin-bottom="0in" table:align="left" style:writing-mode="lr-tb"/>
    </style:style>
    <style:style style:name="Table21.A" style:family="table-column">
      <style:table-column-properties style:column-width="0.2792in"/>
    </style:style>
    <style:style style:name="Table21.B" style:family="table-column">
      <style:table-column-properties style:column-width="0.7958in"/>
    </style:style>
    <style:style style:name="Table21.1" style:family="table-row">
      <style:table-row-properties fo:keep-together="auto"/>
    </style:style>
    <style:style style:name="Table21.A1" style:family="table-cell">
      <style:table-cell-properties fo:padding="0.0104in" fo:border="none"/>
    </style:style>
    <style:style style:name="Table21.B1" style:family="table-cell">
      <style:table-cell-properties style:vertical-align="middle" fo:padding="0.0104in" fo:border="none"/>
    </style:style>
    <style:style style:name="Table22" style:family="table">
      <style:table-properties style:width="1.575in" fo:margin-left="0in" fo:margin-top="0in" fo:margin-bottom="0in" table:align="left" style:writing-mode="lr-tb"/>
    </style:style>
    <style:style style:name="Table22.A" style:family="table-column">
      <style:table-column-properties style:column-width="0.191in"/>
    </style:style>
    <style:style style:name="Table22.B" style:family="table-column">
      <style:table-column-properties style:column-width="1.384in"/>
    </style:style>
    <style:style style:name="Table22.1" style:family="table-row">
      <style:table-row-properties fo:keep-together="auto"/>
    </style:style>
    <style:style style:name="Table22.A1" style:family="table-cell">
      <style:table-cell-properties fo:padding="0.0104in" fo:border="none"/>
    </style:style>
    <style:style style:name="Table22.B1" style:family="table-cell">
      <style:table-cell-properties style:vertical-align="middle" fo:padding="0.0104in" fo:border="none"/>
    </style:style>
    <style:style style:name="Table23" style:family="table">
      <style:table-properties style:width="4.1958in" fo:margin-left="0in" fo:margin-top="0in" fo:margin-bottom="0in" table:align="left" style:writing-mode="lr-tb"/>
    </style:style>
    <style:style style:name="Table23.A" style:family="table-column">
      <style:table-column-properties style:column-width="0.1903in"/>
    </style:style>
    <style:style style:name="Table23.B" style:family="table-column">
      <style:table-column-properties style:column-width="4.0056in"/>
    </style:style>
    <style:style style:name="Table23.1" style:family="table-row">
      <style:table-row-properties fo:keep-together="auto"/>
    </style:style>
    <style:style style:name="Table23.A1" style:family="table-cell">
      <style:table-cell-properties fo:padding="0.0104in" fo:border="none"/>
    </style:style>
    <style:style style:name="Table23.B1" style:family="table-cell">
      <style:table-cell-properties style:vertical-align="middle" fo:padding="0.0104in" fo:border="none"/>
    </style:style>
    <style:style style:name="Table24" style:family="table">
      <style:table-properties style:width="3.9486in" fo:margin-left="0in" fo:margin-top="0in" fo:margin-bottom="0in" table:align="left" style:writing-mode="lr-tb"/>
    </style:style>
    <style:style style:name="Table24.A" style:family="table-column">
      <style:table-column-properties style:column-width="0.191in"/>
    </style:style>
    <style:style style:name="Table24.B" style:family="table-column">
      <style:table-column-properties style:column-width="3.7576in"/>
    </style:style>
    <style:style style:name="Table24.1" style:family="table-row">
      <style:table-row-properties fo:keep-together="auto"/>
    </style:style>
    <style:style style:name="Table24.A1" style:family="table-cell">
      <style:table-cell-properties fo:padding="0.0104in" fo:border="none"/>
    </style:style>
    <style:style style:name="Table24.B1" style:family="table-cell">
      <style:table-cell-properties style:vertical-align="middle" fo:padding="0.0104in" fo:border="none"/>
    </style:style>
    <style:style style:name="Table25" style:family="table">
      <style:table-properties style:width="1.6813in" fo:margin-left="0in" fo:margin-top="0in" fo:margin-bottom="0in" table:align="left" style:writing-mode="lr-tb"/>
    </style:style>
    <style:style style:name="Table25.A" style:family="table-column">
      <style:table-column-properties style:column-width="0.191in"/>
    </style:style>
    <style:style style:name="Table25.B" style:family="table-column">
      <style:table-column-properties style:column-width="1.4903in"/>
    </style:style>
    <style:style style:name="Table25.1" style:family="table-row">
      <style:table-row-properties fo:keep-together="auto"/>
    </style:style>
    <style:style style:name="Table25.A1" style:family="table-cell">
      <style:table-cell-properties fo:padding="0.0104in" fo:border="none"/>
    </style:style>
    <style:style style:name="Table25.B1" style:family="table-cell">
      <style:table-cell-properties style:vertical-align="middle" fo:padding="0.0104in" fo:border="none"/>
    </style:style>
    <style:style style:name="Table26" style:family="table">
      <style:table-properties style:width="0.4681in" fo:margin-left="0in" fo:margin-top="0in" fo:margin-bottom="0in" table:align="left" style:writing-mode="lr-tb"/>
    </style:style>
    <style:style style:name="Table26.A" style:family="table-column">
      <style:table-column-properties style:column-width="0.1903in"/>
    </style:style>
    <style:style style:name="Table26.B" style:family="table-column">
      <style:table-column-properties style:column-width="0.2778in"/>
    </style:style>
    <style:style style:name="Table26.1" style:family="table-row">
      <style:table-row-properties fo:keep-together="auto"/>
    </style:style>
    <style:style style:name="Table26.A1" style:family="table-cell">
      <style:table-cell-properties fo:padding="0.0104in" fo:border="none"/>
    </style:style>
    <style:style style:name="Table26.B1" style:family="table-cell">
      <style:table-cell-properties style:vertical-align="middle" fo:padding="0.0104in" fo:border="none"/>
    </style:style>
    <style:style style:name="Table27" style:family="table">
      <style:table-properties style:width="5.584in" fo:margin-left="0in" fo:margin-top="0in" fo:margin-bottom="0in" table:align="left" style:writing-mode="lr-tb"/>
    </style:style>
    <style:style style:name="Table27.A" style:family="table-column">
      <style:table-column-properties style:column-width="0.2792in"/>
    </style:style>
    <style:style style:name="Table27.B" style:family="table-column">
      <style:table-column-properties style:column-width="5.3049in"/>
    </style:style>
    <style:style style:name="Table27.1" style:family="table-row">
      <style:table-row-properties fo:keep-together="auto"/>
    </style:style>
    <style:style style:name="Table27.A1" style:family="table-cell">
      <style:table-cell-properties fo:padding="0.0104in" fo:border="none"/>
    </style:style>
    <style:style style:name="Table27.B1" style:family="table-cell">
      <style:table-cell-properties style:vertical-align="middle" fo:padding="0.0104in" fo:border="none"/>
    </style:style>
    <style:style style:name="Table28" style:family="table">
      <style:table-properties style:width="6.0903in" fo:margin-left="0in" fo:margin-top="0in" fo:margin-bottom="0in" table:align="left" style:writing-mode="lr-tb"/>
    </style:style>
    <style:style style:name="Table28.A" style:family="table-column">
      <style:table-column-properties style:column-width="0.3674in"/>
    </style:style>
    <style:style style:name="Table28.B" style:family="table-column">
      <style:table-column-properties style:column-width="5.7229in"/>
    </style:style>
    <style:style style:name="Table28.1" style:family="table-row">
      <style:table-row-properties fo:keep-together="auto"/>
    </style:style>
    <style:style style:name="Table28.A1" style:family="table-cell">
      <style:table-cell-properties fo:padding="0.0104in" fo:border="none"/>
    </style:style>
    <style:style style:name="Table28.B1" style:family="table-cell">
      <style:table-cell-properties style:vertical-align="middle" fo:padding="0.0104in" fo:border="none"/>
    </style:style>
    <style:style style:name="Table29" style:family="table">
      <style:table-properties style:width="1.8111in" fo:margin-left="0in" fo:margin-top="0in" fo:margin-bottom="0in" table:align="left" style:writing-mode="lr-tb"/>
    </style:style>
    <style:style style:name="Table29.A" style:family="table-column">
      <style:table-column-properties style:column-width="0.1903in"/>
    </style:style>
    <style:style style:name="Table29.B" style:family="table-column">
      <style:table-column-properties style:column-width="1.6208in"/>
    </style:style>
    <style:style style:name="Table29.1" style:family="table-row">
      <style:table-row-properties fo:keep-together="auto"/>
    </style:style>
    <style:style style:name="Table29.A1" style:family="table-cell">
      <style:table-cell-properties fo:padding="0.0104in" fo:border="none"/>
    </style:style>
    <style:style style:name="Table29.B1" style:family="table-cell">
      <style:table-cell-properties style:vertical-align="middle" fo:padding="0.0104in" fo:border="none"/>
    </style:style>
    <style:style style:name="Table30" style:family="table">
      <style:table-properties style:width="2.2118in" fo:margin-left="0in" fo:margin-top="0in" fo:margin-bottom="0in" table:align="left" style:writing-mode="lr-tb"/>
    </style:style>
    <style:style style:name="Table30.A" style:family="table-column">
      <style:table-column-properties style:column-width="0.1903in"/>
    </style:style>
    <style:style style:name="Table30.B" style:family="table-column">
      <style:table-column-properties style:column-width="2.0215in"/>
    </style:style>
    <style:style style:name="Table30.1" style:family="table-row">
      <style:table-row-properties fo:keep-together="auto"/>
    </style:style>
    <style:style style:name="Table30.A1" style:family="table-cell">
      <style:table-cell-properties fo:padding="0.0104in" fo:border="none"/>
    </style:style>
    <style:style style:name="Table30.B1" style:family="table-cell">
      <style:table-cell-properties style:vertical-align="middle" fo:padding="0.0104in" fo:border="none"/>
    </style:style>
    <style:style style:name="Table31" style:family="table">
      <style:table-properties style:width="4.1535in" fo:margin-left="0in" fo:margin-top="0in" fo:margin-bottom="0in" table:align="left" style:writing-mode="lr-tb"/>
    </style:style>
    <style:style style:name="Table31.A" style:family="table-column">
      <style:table-column-properties style:column-width="0.191in"/>
    </style:style>
    <style:style style:name="Table31.B" style:family="table-column">
      <style:table-column-properties style:column-width="3.9625in"/>
    </style:style>
    <style:style style:name="Table31.1" style:family="table-row">
      <style:table-row-properties fo:keep-together="auto"/>
    </style:style>
    <style:style style:name="Table31.A1" style:family="table-cell">
      <style:table-cell-properties fo:padding="0.0104in" fo:border="none"/>
    </style:style>
    <style:style style:name="Table31.B1" style:family="table-cell">
      <style:table-cell-properties style:vertical-align="middle" fo:padding="0.0104in" fo:border="none"/>
    </style:style>
    <style:style style:name="Table32" style:family="table">
      <style:table-properties style:width="0.7361in" fo:margin-left="0in" fo:margin-top="0in" fo:margin-bottom="0in" table:align="left" style:writing-mode="lr-tb"/>
    </style:style>
    <style:style style:name="Table32.A" style:family="table-column">
      <style:table-column-properties style:column-width="0.1903in"/>
    </style:style>
    <style:style style:name="Table32.B" style:family="table-column">
      <style:table-column-properties style:column-width="0.5458in"/>
    </style:style>
    <style:style style:name="Table32.1" style:family="table-row">
      <style:table-row-properties fo:keep-together="auto"/>
    </style:style>
    <style:style style:name="Table32.A1" style:family="table-cell">
      <style:table-cell-properties fo:padding="0.0104in" fo:border="none"/>
    </style:style>
    <style:style style:name="Table32.B1" style:family="table-cell">
      <style:table-cell-properties style:vertical-align="middle" fo:padding="0.0104in" fo:border="none"/>
    </style:style>
    <style:style style:name="Table33" style:family="table">
      <style:table-properties style:width="0.6854in" fo:margin-left="0in" fo:margin-top="0in" fo:margin-bottom="0in" table:align="left" style:writing-mode="lr-tb"/>
    </style:style>
    <style:style style:name="Table33.A" style:family="table-column">
      <style:table-column-properties style:column-width="0.2799in"/>
    </style:style>
    <style:style style:name="Table33.B" style:family="table-column">
      <style:table-column-properties style:column-width="0.4056in"/>
    </style:style>
    <style:style style:name="Table33.1" style:family="table-row">
      <style:table-row-properties fo:keep-together="auto"/>
    </style:style>
    <style:style style:name="Table33.A1" style:family="table-cell">
      <style:table-cell-properties fo:padding="0.0104in" fo:border="none"/>
    </style:style>
    <style:style style:name="Table33.B1" style:family="table-cell">
      <style:table-cell-properties style:vertical-align="middle" fo:padding="0.0104in" fo:border="none"/>
    </style:style>
    <style:style style:name="Table34" style:family="table">
      <style:table-properties style:width="0.7361in" fo:margin-left="0in" fo:margin-top="0in" fo:margin-bottom="0in" table:align="left" style:writing-mode="lr-tb"/>
    </style:style>
    <style:style style:name="Table34.A" style:family="table-column">
      <style:table-column-properties style:column-width="0.1903in"/>
    </style:style>
    <style:style style:name="Table34.B" style:family="table-column">
      <style:table-column-properties style:column-width="0.5458in"/>
    </style:style>
    <style:style style:name="Table34.1" style:family="table-row">
      <style:table-row-properties fo:keep-together="auto"/>
    </style:style>
    <style:style style:name="Table34.A1" style:family="table-cell">
      <style:table-cell-properties fo:padding="0.0104in" fo:border="none"/>
    </style:style>
    <style:style style:name="Table34.B1" style:family="table-cell">
      <style:table-cell-properties style:vertical-align="middle" fo:padding="0.0104in" fo:border="none"/>
    </style:style>
    <style:style style:name="Table35" style:family="table">
      <style:table-properties style:width="0.6854in" fo:margin-left="0in" fo:margin-top="0in" fo:margin-bottom="0in" table:align="left" style:writing-mode="lr-tb"/>
    </style:style>
    <style:style style:name="Table35.A" style:family="table-column">
      <style:table-column-properties style:column-width="0.2799in"/>
    </style:style>
    <style:style style:name="Table35.B" style:family="table-column">
      <style:table-column-properties style:column-width="0.4056in"/>
    </style:style>
    <style:style style:name="Table35.1" style:family="table-row">
      <style:table-row-properties fo:keep-together="auto"/>
    </style:style>
    <style:style style:name="Table35.A1" style:family="table-cell">
      <style:table-cell-properties fo:padding="0.0104in" fo:border="none"/>
    </style:style>
    <style:style style:name="Table35.B1" style:family="table-cell">
      <style:table-cell-properties style:vertical-align="middle" fo:padding="0.0104in" fo:border="none"/>
    </style:style>
    <style:style style:name="Table36" style:family="table">
      <style:table-properties style:width="1.45in" fo:margin-left="0in" fo:margin-top="0in" fo:margin-bottom="0in" table:align="left" style:writing-mode="lr-tb"/>
    </style:style>
    <style:style style:name="Table36.A" style:family="table-column">
      <style:table-column-properties style:column-width="0.1903in"/>
    </style:style>
    <style:style style:name="Table36.B" style:family="table-column">
      <style:table-column-properties style:column-width="1.2597in"/>
    </style:style>
    <style:style style:name="Table36.1" style:family="table-row">
      <style:table-row-properties fo:keep-together="auto"/>
    </style:style>
    <style:style style:name="Table36.A1" style:family="table-cell">
      <style:table-cell-properties fo:padding="0.0104in" fo:border="none"/>
    </style:style>
    <style:style style:name="Table36.B1" style:family="table-cell">
      <style:table-cell-properties style:vertical-align="middle" fo:padding="0.0104in" fo:border="none"/>
    </style:style>
    <style:style style:name="Table37" style:family="table">
      <style:table-properties style:width="0.7396in" fo:margin-left="0in" fo:margin-top="0in" fo:margin-bottom="0in" table:align="left" style:writing-mode="lr-tb"/>
    </style:style>
    <style:style style:name="Table37.A" style:family="table-column">
      <style:table-column-properties style:column-width="0.191in"/>
    </style:style>
    <style:style style:name="Table37.B" style:family="table-column">
      <style:table-column-properties style:column-width="0.5486in"/>
    </style:style>
    <style:style style:name="Table37.1" style:family="table-row">
      <style:table-row-properties fo:keep-together="auto"/>
    </style:style>
    <style:style style:name="Table37.A1" style:family="table-cell">
      <style:table-cell-properties fo:padding="0.0104in" fo:border="none"/>
    </style:style>
    <style:style style:name="Table37.B1" style:family="table-cell">
      <style:table-cell-properties style:vertical-align="middle" fo:padding="0.0104in" fo:border="none"/>
    </style:style>
    <style:style style:name="Table38" style:family="table">
      <style:table-properties style:width="1.7708in" fo:margin-left="0in" fo:margin-top="0in" fo:margin-bottom="0in" table:align="left" style:writing-mode="lr-tb"/>
    </style:style>
    <style:style style:name="Table38.A" style:family="table-column">
      <style:table-column-properties style:column-width="0.1903in"/>
    </style:style>
    <style:style style:name="Table38.B" style:family="table-column">
      <style:table-column-properties style:column-width="1.5806in"/>
    </style:style>
    <style:style style:name="Table38.1" style:family="table-row">
      <style:table-row-properties fo:keep-together="auto"/>
    </style:style>
    <style:style style:name="Table38.A1" style:family="table-cell">
      <style:table-cell-properties fo:padding="0.0104in" fo:border="none"/>
    </style:style>
    <style:style style:name="Table38.B1" style:family="table-cell">
      <style:table-cell-properties style:vertical-align="middle" fo:padding="0.0104in" fo:border="none"/>
    </style:style>
    <style:style style:name="Table39" style:family="table">
      <style:table-properties style:width="1.8417in" fo:margin-left="0in" fo:margin-top="0in" fo:margin-bottom="0in" table:align="left" style:writing-mode="lr-tb"/>
    </style:style>
    <style:style style:name="Table39.A" style:family="table-column">
      <style:table-column-properties style:column-width="0.191in"/>
    </style:style>
    <style:style style:name="Table39.B" style:family="table-column">
      <style:table-column-properties style:column-width="1.6507in"/>
    </style:style>
    <style:style style:name="Table39.1" style:family="table-row">
      <style:table-row-properties fo:keep-together="auto"/>
    </style:style>
    <style:style style:name="Table39.A1" style:family="table-cell">
      <style:table-cell-properties fo:padding="0.0104in" fo:border="none"/>
    </style:style>
    <style:style style:name="Table39.B1" style:family="table-cell">
      <style:table-cell-properties style:vertical-align="middle" fo:padding="0.0104in" fo:border="none"/>
    </style:style>
    <style:style style:name="Table40" style:family="table">
      <style:table-properties style:width="6.5in" fo:margin-left="0in" fo:margin-top="0in" fo:margin-bottom="0in" table:align="left" style:writing-mode="lr-tb"/>
    </style:style>
    <style:style style:name="Table40.A" style:family="table-column">
      <style:table-column-properties style:column-width="0.191in"/>
    </style:style>
    <style:style style:name="Table40.B" style:family="table-column">
      <style:table-column-properties style:column-width="6.309in"/>
    </style:style>
    <style:style style:name="Table40.1" style:family="table-row">
      <style:table-row-properties fo:keep-together="auto"/>
    </style:style>
    <style:style style:name="Table40.A1" style:family="table-cell">
      <style:table-cell-properties fo:padding="0.0104in" fo:border="none"/>
    </style:style>
    <style:style style:name="Table40.B1" style:family="table-cell">
      <style:table-cell-properties style:vertical-align="middle" fo:padding="0.0104in" fo:border="none"/>
    </style:style>
    <style:style style:name="Table41" style:family="table">
      <style:table-properties style:width="1.7708in" fo:margin-left="0in" fo:margin-top="0in" fo:margin-bottom="0in" table:align="left" style:writing-mode="lr-tb"/>
    </style:style>
    <style:style style:name="Table41.A" style:family="table-column">
      <style:table-column-properties style:column-width="0.1903in"/>
    </style:style>
    <style:style style:name="Table41.B" style:family="table-column">
      <style:table-column-properties style:column-width="1.5806in"/>
    </style:style>
    <style:style style:name="Table41.1" style:family="table-row">
      <style:table-row-properties fo:keep-together="auto"/>
    </style:style>
    <style:style style:name="Table41.A1" style:family="table-cell">
      <style:table-cell-properties fo:padding="0.0104in" fo:border="none"/>
    </style:style>
    <style:style style:name="Table41.B1" style:family="table-cell">
      <style:table-cell-properties style:vertical-align="middle" fo:padding="0.0104in" fo:border="none"/>
    </style:style>
    <style:style style:name="Table42" style:family="table">
      <style:table-properties style:width="1.8417in" fo:margin-left="0in" fo:margin-top="0in" fo:margin-bottom="0in" table:align="left" style:writing-mode="lr-tb"/>
    </style:style>
    <style:style style:name="Table42.A" style:family="table-column">
      <style:table-column-properties style:column-width="0.191in"/>
    </style:style>
    <style:style style:name="Table42.B" style:family="table-column">
      <style:table-column-properties style:column-width="1.6507in"/>
    </style:style>
    <style:style style:name="Table42.1" style:family="table-row">
      <style:table-row-properties fo:keep-together="auto"/>
    </style:style>
    <style:style style:name="Table42.A1" style:family="table-cell">
      <style:table-cell-properties fo:padding="0.0104in" fo:border="none"/>
    </style:style>
    <style:style style:name="Table42.B1" style:family="table-cell">
      <style:table-cell-properties style:vertical-align="middle" fo:padding="0.0104in" fo:border="none"/>
    </style:style>
    <style:style style:name="Table43" style:family="table">
      <style:table-properties style:width="6.5in" fo:margin-left="0in" fo:margin-top="0in" fo:margin-bottom="0in" table:align="left" style:writing-mode="lr-tb"/>
    </style:style>
    <style:style style:name="Table43.A" style:family="table-column">
      <style:table-column-properties style:column-width="0.191in"/>
    </style:style>
    <style:style style:name="Table43.B" style:family="table-column">
      <style:table-column-properties style:column-width="6.309in"/>
    </style:style>
    <style:style style:name="Table43.1" style:family="table-row">
      <style:table-row-properties fo:keep-together="auto"/>
    </style:style>
    <style:style style:name="Table43.A1" style:family="table-cell">
      <style:table-cell-properties fo:padding="0.0104in" fo:border="none"/>
    </style:style>
    <style:style style:name="Table43.B1" style:family="table-cell">
      <style:table-cell-properties style:vertical-align="middle" fo:padding="0.0104in" fo:border="none"/>
    </style:style>
    <style:style style:name="Table44" style:family="table">
      <style:table-properties style:width="1.7708in" fo:margin-left="0in" fo:margin-top="0in" fo:margin-bottom="0in" table:align="left" style:writing-mode="lr-tb"/>
    </style:style>
    <style:style style:name="Table44.A" style:family="table-column">
      <style:table-column-properties style:column-width="0.1903in"/>
    </style:style>
    <style:style style:name="Table44.B" style:family="table-column">
      <style:table-column-properties style:column-width="1.5806in"/>
    </style:style>
    <style:style style:name="Table44.1" style:family="table-row">
      <style:table-row-properties fo:keep-together="auto"/>
    </style:style>
    <style:style style:name="Table44.A1" style:family="table-cell">
      <style:table-cell-properties fo:padding="0.0104in" fo:border="none"/>
    </style:style>
    <style:style style:name="Table44.B1" style:family="table-cell">
      <style:table-cell-properties style:vertical-align="middle" fo:padding="0.0104in" fo:border="none"/>
    </style:style>
    <style:style style:name="Table45" style:family="table">
      <style:table-properties style:width="1.8417in" fo:margin-left="0in" fo:margin-top="0in" fo:margin-bottom="0in" table:align="left" style:writing-mode="lr-tb"/>
    </style:style>
    <style:style style:name="Table45.A" style:family="table-column">
      <style:table-column-properties style:column-width="0.191in"/>
    </style:style>
    <style:style style:name="Table45.B" style:family="table-column">
      <style:table-column-properties style:column-width="1.6507in"/>
    </style:style>
    <style:style style:name="Table45.1" style:family="table-row">
      <style:table-row-properties fo:keep-together="auto"/>
    </style:style>
    <style:style style:name="Table45.A1" style:family="table-cell">
      <style:table-cell-properties fo:padding="0.0104in" fo:border="none"/>
    </style:style>
    <style:style style:name="Table45.B1" style:family="table-cell">
      <style:table-cell-properties style:vertical-align="middle" fo:padding="0.0104in" fo:border="none"/>
    </style:style>
    <style:style style:name="Table46" style:family="table">
      <style:table-properties style:width="6.5in" fo:margin-left="0in" fo:margin-top="0in" fo:margin-bottom="0in" table:align="left" style:writing-mode="lr-tb"/>
    </style:style>
    <style:style style:name="Table46.A" style:family="table-column">
      <style:table-column-properties style:column-width="0.191in"/>
    </style:style>
    <style:style style:name="Table46.B" style:family="table-column">
      <style:table-column-properties style:column-width="6.309in"/>
    </style:style>
    <style:style style:name="Table46.1" style:family="table-row">
      <style:table-row-properties fo:keep-together="auto"/>
    </style:style>
    <style:style style:name="Table46.A1" style:family="table-cell">
      <style:table-cell-properties fo:padding="0.0104in" fo:border="none"/>
    </style:style>
    <style:style style:name="Table46.B1" style:family="table-cell">
      <style:table-cell-properties style:vertical-align="middle" fo:padding="0.0104in" fo:border="none"/>
    </style:style>
    <style:style style:name="Table47" style:family="table">
      <style:table-properties style:width="1.7708in" fo:margin-left="0in" fo:margin-top="0in" fo:margin-bottom="0in" table:align="left" style:writing-mode="lr-tb"/>
    </style:style>
    <style:style style:name="Table47.A" style:family="table-column">
      <style:table-column-properties style:column-width="0.1903in"/>
    </style:style>
    <style:style style:name="Table47.B" style:family="table-column">
      <style:table-column-properties style:column-width="1.5806in"/>
    </style:style>
    <style:style style:name="Table47.1" style:family="table-row">
      <style:table-row-properties fo:keep-together="auto"/>
    </style:style>
    <style:style style:name="Table47.A1" style:family="table-cell">
      <style:table-cell-properties fo:padding="0.0104in" fo:border="none"/>
    </style:style>
    <style:style style:name="Table47.B1" style:family="table-cell">
      <style:table-cell-properties style:vertical-align="middle" fo:padding="0.0104in" fo:border="none"/>
    </style:style>
    <style:style style:name="Table48" style:family="table">
      <style:table-properties style:width="1.8417in" fo:margin-left="0in" fo:margin-top="0in" fo:margin-bottom="0in" table:align="left" style:writing-mode="lr-tb"/>
    </style:style>
    <style:style style:name="Table48.A" style:family="table-column">
      <style:table-column-properties style:column-width="0.191in"/>
    </style:style>
    <style:style style:name="Table48.B" style:family="table-column">
      <style:table-column-properties style:column-width="1.6507in"/>
    </style:style>
    <style:style style:name="Table48.1" style:family="table-row">
      <style:table-row-properties fo:keep-together="auto"/>
    </style:style>
    <style:style style:name="Table48.A1" style:family="table-cell">
      <style:table-cell-properties fo:padding="0.0104in" fo:border="none"/>
    </style:style>
    <style:style style:name="Table48.B1" style:family="table-cell">
      <style:table-cell-properties style:vertical-align="middle" fo:padding="0.0104in" fo:border="none"/>
    </style:style>
    <style:style style:name="Table49" style:family="table">
      <style:table-properties style:width="6.5in" fo:margin-left="0in" fo:margin-top="0in" fo:margin-bottom="0in" table:align="left" style:writing-mode="lr-tb"/>
    </style:style>
    <style:style style:name="Table49.A" style:family="table-column">
      <style:table-column-properties style:column-width="0.191in"/>
    </style:style>
    <style:style style:name="Table49.B" style:family="table-column">
      <style:table-column-properties style:column-width="6.309in"/>
    </style:style>
    <style:style style:name="Table49.1" style:family="table-row">
      <style:table-row-properties fo:keep-together="auto"/>
    </style:style>
    <style:style style:name="Table49.A1" style:family="table-cell">
      <style:table-cell-properties fo:padding="0.0104in" fo:border="none"/>
    </style:style>
    <style:style style:name="Table49.B1" style:family="table-cell">
      <style:table-cell-properties style:vertical-align="middle" fo:padding="0.0104in" fo:border="none"/>
    </style:style>
    <style:style style:name="Table50" style:family="table">
      <style:table-properties style:width="1.7708in" fo:margin-left="0in" fo:margin-top="0in" fo:margin-bottom="0in" table:align="left" style:writing-mode="lr-tb"/>
    </style:style>
    <style:style style:name="Table50.A" style:family="table-column">
      <style:table-column-properties style:column-width="0.1903in"/>
    </style:style>
    <style:style style:name="Table50.B" style:family="table-column">
      <style:table-column-properties style:column-width="1.5806in"/>
    </style:style>
    <style:style style:name="Table50.1" style:family="table-row">
      <style:table-row-properties fo:keep-together="auto"/>
    </style:style>
    <style:style style:name="Table50.A1" style:family="table-cell">
      <style:table-cell-properties fo:padding="0.0104in" fo:border="none"/>
    </style:style>
    <style:style style:name="Table50.B1" style:family="table-cell">
      <style:table-cell-properties style:vertical-align="middle" fo:padding="0.0104in" fo:border="none"/>
    </style:style>
    <style:style style:name="Table51" style:family="table">
      <style:table-properties style:width="1.8417in" fo:margin-left="0in" fo:margin-top="0in" fo:margin-bottom="0in" table:align="left" style:writing-mode="lr-tb"/>
    </style:style>
    <style:style style:name="Table51.A" style:family="table-column">
      <style:table-column-properties style:column-width="0.191in"/>
    </style:style>
    <style:style style:name="Table51.B" style:family="table-column">
      <style:table-column-properties style:column-width="1.6507in"/>
    </style:style>
    <style:style style:name="Table51.1" style:family="table-row">
      <style:table-row-properties fo:keep-together="auto"/>
    </style:style>
    <style:style style:name="Table51.A1" style:family="table-cell">
      <style:table-cell-properties fo:padding="0.0104in" fo:border="none"/>
    </style:style>
    <style:style style:name="Table51.B1" style:family="table-cell">
      <style:table-cell-properties style:vertical-align="middle" fo:padding="0.0104in" fo:border="none"/>
    </style:style>
    <style:style style:name="Table52" style:family="table">
      <style:table-properties style:width="6.5in" fo:margin-left="0in" fo:margin-top="0in" fo:margin-bottom="0in" table:align="left" style:writing-mode="lr-tb"/>
    </style:style>
    <style:style style:name="Table52.A" style:family="table-column">
      <style:table-column-properties style:column-width="0.191in"/>
    </style:style>
    <style:style style:name="Table52.B" style:family="table-column">
      <style:table-column-properties style:column-width="6.309in"/>
    </style:style>
    <style:style style:name="Table52.1" style:family="table-row">
      <style:table-row-properties fo:keep-together="auto"/>
    </style:style>
    <style:style style:name="Table52.A1" style:family="table-cell">
      <style:table-cell-properties fo:padding="0.0104in" fo:border="none"/>
    </style:style>
    <style:style style:name="Table52.B1" style:family="table-cell">
      <style:table-cell-properties style:vertical-align="middle" fo:padding="0.0104in" fo:border="none"/>
    </style:style>
    <style:style style:name="Table53" style:family="table">
      <style:table-properties style:width="1.7708in" fo:margin-left="0in" fo:margin-top="0in" fo:margin-bottom="0in" table:align="left" style:writing-mode="lr-tb"/>
    </style:style>
    <style:style style:name="Table53.A" style:family="table-column">
      <style:table-column-properties style:column-width="0.1903in"/>
    </style:style>
    <style:style style:name="Table53.B" style:family="table-column">
      <style:table-column-properties style:column-width="1.5806in"/>
    </style:style>
    <style:style style:name="Table53.1" style:family="table-row">
      <style:table-row-properties fo:keep-together="auto"/>
    </style:style>
    <style:style style:name="Table53.A1" style:family="table-cell">
      <style:table-cell-properties fo:padding="0.0104in" fo:border="none"/>
    </style:style>
    <style:style style:name="Table53.B1" style:family="table-cell">
      <style:table-cell-properties style:vertical-align="middle" fo:padding="0.0104in" fo:border="none"/>
    </style:style>
    <style:style style:name="Table54" style:family="table">
      <style:table-properties style:width="1.8417in" fo:margin-left="0in" fo:margin-top="0in" fo:margin-bottom="0in" table:align="left" style:writing-mode="lr-tb"/>
    </style:style>
    <style:style style:name="Table54.A" style:family="table-column">
      <style:table-column-properties style:column-width="0.191in"/>
    </style:style>
    <style:style style:name="Table54.B" style:family="table-column">
      <style:table-column-properties style:column-width="1.6507in"/>
    </style:style>
    <style:style style:name="Table54.1" style:family="table-row">
      <style:table-row-properties fo:keep-together="auto"/>
    </style:style>
    <style:style style:name="Table54.A1" style:family="table-cell">
      <style:table-cell-properties fo:padding="0.0104in" fo:border="none"/>
    </style:style>
    <style:style style:name="Table54.B1" style:family="table-cell">
      <style:table-cell-properties style:vertical-align="middle" fo:padding="0.0104in" fo:border="none"/>
    </style:style>
    <style:style style:name="Table55" style:family="table">
      <style:table-properties style:width="6.5in" fo:margin-left="0in" fo:margin-top="0in" fo:margin-bottom="0in" table:align="left" style:writing-mode="lr-tb"/>
    </style:style>
    <style:style style:name="Table55.A" style:family="table-column">
      <style:table-column-properties style:column-width="0.191in"/>
    </style:style>
    <style:style style:name="Table55.B" style:family="table-column">
      <style:table-column-properties style:column-width="6.309in"/>
    </style:style>
    <style:style style:name="Table55.1" style:family="table-row">
      <style:table-row-properties fo:keep-together="auto"/>
    </style:style>
    <style:style style:name="Table55.A1" style:family="table-cell">
      <style:table-cell-properties fo:padding="0.0104in" fo:border="none"/>
    </style:style>
    <style:style style:name="Table55.B1" style:family="table-cell">
      <style:table-cell-properties style:vertical-align="middle" fo:padding="0.0104in" fo:border="none"/>
    </style:style>
    <style:style style:name="Table56" style:family="table">
      <style:table-properties style:width="1.7708in" fo:margin-left="0in" fo:margin-top="0in" fo:margin-bottom="0in" table:align="left" style:writing-mode="lr-tb"/>
    </style:style>
    <style:style style:name="Table56.A" style:family="table-column">
      <style:table-column-properties style:column-width="0.1903in"/>
    </style:style>
    <style:style style:name="Table56.B" style:family="table-column">
      <style:table-column-properties style:column-width="1.5806in"/>
    </style:style>
    <style:style style:name="Table56.1" style:family="table-row">
      <style:table-row-properties fo:keep-together="auto"/>
    </style:style>
    <style:style style:name="Table56.A1" style:family="table-cell">
      <style:table-cell-properties fo:padding="0.0104in" fo:border="none"/>
    </style:style>
    <style:style style:name="Table56.B1" style:family="table-cell">
      <style:table-cell-properties style:vertical-align="middle" fo:padding="0.0104in" fo:border="none"/>
    </style:style>
    <style:style style:name="Table57" style:family="table">
      <style:table-properties style:width="1.8417in" fo:margin-left="0in" fo:margin-top="0in" fo:margin-bottom="0in" table:align="left" style:writing-mode="lr-tb"/>
    </style:style>
    <style:style style:name="Table57.A" style:family="table-column">
      <style:table-column-properties style:column-width="0.191in"/>
    </style:style>
    <style:style style:name="Table57.B" style:family="table-column">
      <style:table-column-properties style:column-width="1.6507in"/>
    </style:style>
    <style:style style:name="Table57.1" style:family="table-row">
      <style:table-row-properties fo:keep-together="auto"/>
    </style:style>
    <style:style style:name="Table57.A1" style:family="table-cell">
      <style:table-cell-properties fo:padding="0.0104in" fo:border="none"/>
    </style:style>
    <style:style style:name="Table57.B1" style:family="table-cell">
      <style:table-cell-properties style:vertical-align="middle" fo:padding="0.0104in" fo:border="none"/>
    </style:style>
    <style:style style:name="Table58" style:family="table">
      <style:table-properties style:width="6.5in" fo:margin-left="0in" fo:margin-top="0in" fo:margin-bottom="0in" table:align="left" style:writing-mode="lr-tb"/>
    </style:style>
    <style:style style:name="Table58.A" style:family="table-column">
      <style:table-column-properties style:column-width="0.191in"/>
    </style:style>
    <style:style style:name="Table58.B" style:family="table-column">
      <style:table-column-properties style:column-width="6.309in"/>
    </style:style>
    <style:style style:name="Table58.1" style:family="table-row">
      <style:table-row-properties fo:keep-together="auto"/>
    </style:style>
    <style:style style:name="Table58.A1" style:family="table-cell">
      <style:table-cell-properties fo:padding="0.0104in" fo:border="none"/>
    </style:style>
    <style:style style:name="Table58.B1" style:family="table-cell">
      <style:table-cell-properties style:vertical-align="middle" fo:padding="0.0104in" fo:border="none"/>
    </style:style>
    <style:style style:name="Table59" style:family="table">
      <style:table-properties style:width="1.7708in" fo:margin-left="0in" fo:margin-top="0in" fo:margin-bottom="0in" table:align="left" style:writing-mode="lr-tb"/>
    </style:style>
    <style:style style:name="Table59.A" style:family="table-column">
      <style:table-column-properties style:column-width="0.1903in"/>
    </style:style>
    <style:style style:name="Table59.B" style:family="table-column">
      <style:table-column-properties style:column-width="1.5806in"/>
    </style:style>
    <style:style style:name="Table59.1" style:family="table-row">
      <style:table-row-properties fo:keep-together="auto"/>
    </style:style>
    <style:style style:name="Table59.A1" style:family="table-cell">
      <style:table-cell-properties fo:padding="0.0104in" fo:border="none"/>
    </style:style>
    <style:style style:name="Table59.B1" style:family="table-cell">
      <style:table-cell-properties style:vertical-align="middle" fo:padding="0.0104in" fo:border="none"/>
    </style:style>
    <style:style style:name="Table60" style:family="table">
      <style:table-properties style:width="1.8417in" fo:margin-left="0in" fo:margin-top="0in" fo:margin-bottom="0in" table:align="left" style:writing-mode="lr-tb"/>
    </style:style>
    <style:style style:name="Table60.A" style:family="table-column">
      <style:table-column-properties style:column-width="0.191in"/>
    </style:style>
    <style:style style:name="Table60.B" style:family="table-column">
      <style:table-column-properties style:column-width="1.6507in"/>
    </style:style>
    <style:style style:name="Table60.1" style:family="table-row">
      <style:table-row-properties fo:keep-together="auto"/>
    </style:style>
    <style:style style:name="Table60.A1" style:family="table-cell">
      <style:table-cell-properties fo:padding="0.0104in" fo:border="none"/>
    </style:style>
    <style:style style:name="Table60.B1" style:family="table-cell">
      <style:table-cell-properties style:vertical-align="middle" fo:padding="0.0104in" fo:border="none"/>
    </style:style>
    <style:style style:name="Table61" style:family="table">
      <style:table-properties style:width="6.5in" fo:margin-left="0in" fo:margin-top="0in" fo:margin-bottom="0in" table:align="left" style:writing-mode="lr-tb"/>
    </style:style>
    <style:style style:name="Table61.A" style:family="table-column">
      <style:table-column-properties style:column-width="0.191in"/>
    </style:style>
    <style:style style:name="Table61.B" style:family="table-column">
      <style:table-column-properties style:column-width="6.309in"/>
    </style:style>
    <style:style style:name="Table61.1" style:family="table-row">
      <style:table-row-properties fo:keep-together="auto"/>
    </style:style>
    <style:style style:name="Table61.A1" style:family="table-cell">
      <style:table-cell-properties fo:padding="0.0104in" fo:border="none"/>
    </style:style>
    <style:style style:name="Table61.B1" style:family="table-cell">
      <style:table-cell-properties style:vertical-align="middle" fo:padding="0.0104in" fo:border="none"/>
    </style:style>
    <style:style style:name="Table62" style:family="table">
      <style:table-properties style:width="1.7708in" fo:margin-left="0in" fo:margin-top="0in" fo:margin-bottom="0in" table:align="left" style:writing-mode="lr-tb"/>
    </style:style>
    <style:style style:name="Table62.A" style:family="table-column">
      <style:table-column-properties style:column-width="0.1903in"/>
    </style:style>
    <style:style style:name="Table62.B" style:family="table-column">
      <style:table-column-properties style:column-width="1.5806in"/>
    </style:style>
    <style:style style:name="Table62.1" style:family="table-row">
      <style:table-row-properties fo:keep-together="auto"/>
    </style:style>
    <style:style style:name="Table62.A1" style:family="table-cell">
      <style:table-cell-properties fo:padding="0.0104in" fo:border="none"/>
    </style:style>
    <style:style style:name="Table62.B1" style:family="table-cell">
      <style:table-cell-properties style:vertical-align="middle" fo:padding="0.0104in" fo:border="none"/>
    </style:style>
    <style:style style:name="Table63" style:family="table">
      <style:table-properties style:width="1.8417in" fo:margin-left="0in" fo:margin-top="0in" fo:margin-bottom="0in" table:align="left" style:writing-mode="lr-tb"/>
    </style:style>
    <style:style style:name="Table63.A" style:family="table-column">
      <style:table-column-properties style:column-width="0.191in"/>
    </style:style>
    <style:style style:name="Table63.B" style:family="table-column">
      <style:table-column-properties style:column-width="1.6507in"/>
    </style:style>
    <style:style style:name="Table63.1" style:family="table-row">
      <style:table-row-properties fo:keep-together="auto"/>
    </style:style>
    <style:style style:name="Table63.A1" style:family="table-cell">
      <style:table-cell-properties fo:padding="0.0104in" fo:border="none"/>
    </style:style>
    <style:style style:name="Table63.B1" style:family="table-cell">
      <style:table-cell-properties style:vertical-align="middle" fo:padding="0.0104in" fo:border="none"/>
    </style:style>
    <style:style style:name="Table64" style:family="table">
      <style:table-properties style:width="6.5in" fo:margin-left="0in" fo:margin-top="0in" fo:margin-bottom="0in" table:align="left" style:writing-mode="lr-tb"/>
    </style:style>
    <style:style style:name="Table64.A" style:family="table-column">
      <style:table-column-properties style:column-width="0.191in"/>
    </style:style>
    <style:style style:name="Table64.B" style:family="table-column">
      <style:table-column-properties style:column-width="6.309in"/>
    </style:style>
    <style:style style:name="Table64.1" style:family="table-row">
      <style:table-row-properties fo:keep-together="auto"/>
    </style:style>
    <style:style style:name="Table64.A1" style:family="table-cell">
      <style:table-cell-properties fo:padding="0.0104in" fo:border="none"/>
    </style:style>
    <style:style style:name="Table64.B1" style:family="table-cell">
      <style:table-cell-properties style:vertical-align="middle" fo:padding="0.0104in" fo:border="none"/>
    </style:style>
    <style:style style:name="Table65" style:family="table">
      <style:table-properties style:width="1.7708in" fo:margin-left="0in" fo:margin-top="0in" fo:margin-bottom="0in" table:align="left" style:writing-mode="lr-tb"/>
    </style:style>
    <style:style style:name="Table65.A" style:family="table-column">
      <style:table-column-properties style:column-width="0.1903in"/>
    </style:style>
    <style:style style:name="Table65.B" style:family="table-column">
      <style:table-column-properties style:column-width="1.5806in"/>
    </style:style>
    <style:style style:name="Table65.1" style:family="table-row">
      <style:table-row-properties fo:keep-together="auto"/>
    </style:style>
    <style:style style:name="Table65.A1" style:family="table-cell">
      <style:table-cell-properties fo:padding="0.0104in" fo:border="none"/>
    </style:style>
    <style:style style:name="Table65.B1" style:family="table-cell">
      <style:table-cell-properties style:vertical-align="middle" fo:padding="0.0104in" fo:border="none"/>
    </style:style>
    <style:style style:name="Table66" style:family="table">
      <style:table-properties style:width="1.8417in" fo:margin-left="0in" fo:margin-top="0in" fo:margin-bottom="0in" table:align="left" style:writing-mode="lr-tb"/>
    </style:style>
    <style:style style:name="Table66.A" style:family="table-column">
      <style:table-column-properties style:column-width="0.191in"/>
    </style:style>
    <style:style style:name="Table66.B" style:family="table-column">
      <style:table-column-properties style:column-width="1.6507in"/>
    </style:style>
    <style:style style:name="Table66.1" style:family="table-row">
      <style:table-row-properties fo:keep-together="auto"/>
    </style:style>
    <style:style style:name="Table66.A1" style:family="table-cell">
      <style:table-cell-properties fo:padding="0.0104in" fo:border="none"/>
    </style:style>
    <style:style style:name="Table66.B1" style:family="table-cell">
      <style:table-cell-properties style:vertical-align="middle" fo:padding="0.0104in" fo:border="none"/>
    </style:style>
    <style:style style:name="Table67" style:family="table">
      <style:table-properties style:width="6.5in" fo:margin-left="0in" fo:margin-top="0in" fo:margin-bottom="0in" table:align="left" style:writing-mode="lr-tb"/>
    </style:style>
    <style:style style:name="Table67.A" style:family="table-column">
      <style:table-column-properties style:column-width="0.191in"/>
    </style:style>
    <style:style style:name="Table67.B" style:family="table-column">
      <style:table-column-properties style:column-width="6.309in"/>
    </style:style>
    <style:style style:name="Table67.1" style:family="table-row">
      <style:table-row-properties fo:keep-together="auto"/>
    </style:style>
    <style:style style:name="Table67.A1" style:family="table-cell">
      <style:table-cell-properties fo:padding="0.0104in" fo:border="none"/>
    </style:style>
    <style:style style:name="Table67.B1" style:family="table-cell">
      <style:table-cell-properties style:vertical-align="middle" fo:padding="0.0104in" fo:border="none"/>
    </style:style>
    <style:style style:name="Table68" style:family="table">
      <style:table-properties style:width="0.3319in" fo:margin-left="0in" fo:margin-top="0in" fo:margin-bottom="0in" table:align="left" style:writing-mode="lr-tb"/>
    </style:style>
    <style:style style:name="Table68.A" style:family="table-column">
      <style:table-column-properties style:column-width="0.1903in"/>
    </style:style>
    <style:style style:name="Table68.B" style:family="table-column">
      <style:table-column-properties style:column-width="0.1417in"/>
    </style:style>
    <style:style style:name="Table68.1" style:family="table-row">
      <style:table-row-properties fo:keep-together="auto"/>
    </style:style>
    <style:style style:name="Table68.A1" style:family="table-cell">
      <style:table-cell-properties fo:padding="0.0104in" fo:border="none"/>
    </style:style>
    <style:style style:name="Table68.B1" style:family="table-cell">
      <style:table-cell-properties style:vertical-align="middle" fo:padding="0.0104in" fo:border="none"/>
    </style:style>
    <style:style style:name="Table69" style:family="table">
      <style:table-properties style:width="0.5125in" fo:margin-left="0in" fo:margin-top="0in" fo:margin-bottom="0in" table:align="left" style:writing-mode="lr-tb"/>
    </style:style>
    <style:style style:name="Table69.A" style:family="table-column">
      <style:table-column-properties style:column-width="0.1903in"/>
    </style:style>
    <style:style style:name="Table69.B" style:family="table-column">
      <style:table-column-properties style:column-width="0.3222in"/>
    </style:style>
    <style:style style:name="Table69.1" style:family="table-row">
      <style:table-row-properties fo:keep-together="auto"/>
    </style:style>
    <style:style style:name="Table69.A1" style:family="table-cell">
      <style:table-cell-properties fo:padding="0.0104in" fo:border="none"/>
    </style:style>
    <style:style style:name="Table69.B1" style:family="table-cell">
      <style:table-cell-properties style:vertical-align="middle" fo:padding="0.0104in" fo:border="none"/>
    </style:style>
    <style:style style:name="P1" style:family="paragraph" style:parent-style-name="Standard">
      <style:text-properties officeooo:paragraph-rsid="0018906a"/>
    </style:style>
    <style:style style:name="P2" style:family="paragraph" style:parent-style-name="Standard">
      <style:paragraph-properties fo:margin-top="0in" fo:margin-bottom="0in" loext:contextual-spacing="false"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officeooo:paragraph-rsid="0018906a"/>
    </style:style>
    <style:style style:name="P3" style:family="paragraph" style:parent-style-name="Standard">
      <style:paragraph-properties fo:margin-top="0in" fo:margin-bottom="0in" loext:contextual-spacing="false" fo:line-height="100%"/>
      <style:text-properties officeooo:paragraph-rsid="0018906a"/>
    </style:style>
    <style:style style:name="P4" style:family="paragraph" style:parent-style-name="Standard">
      <style:paragraph-properties fo:margin-top="0in" fo:margin-bottom="0in" loext:contextual-spacing="false" fo:line-height="100%"/>
      <style:text-properties officeooo:paragraph-rsid="001e6360"/>
    </style:style>
    <style:style style:name="P5" style:family="paragraph" style:parent-style-name="Standard">
      <style:paragraph-properties fo:margin-top="0in" fo:margin-bottom="0in" loext:contextual-spacing="false" fo:line-height="100%"/>
      <style:text-properties style:font-name="Verdana" fo:font-size="10pt" officeooo:paragraph-rsid="0018906a" style:font-name-asian="Times New Roman" style:font-size-asian="10pt" style:font-name-complex="Times New Roman" style:font-size-complex="10pt"/>
    </style:style>
    <style:style style:name="P6" style:family="paragraph" style:parent-style-name="Standard">
      <style:paragraph-properties fo:margin-top="0in" fo:margin-bottom="0in" loext:contextual-spacing="false"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Verdana" fo:font-size="10pt" officeooo:paragraph-rsid="0018906a" style:font-name-asian="Times New Roman" style:font-size-asian="10pt" style:font-name-complex="Courier New1" style:font-size-complex="10pt"/>
    </style:style>
    <style:style style:name="P7" style:family="paragraph" style:parent-style-name="Standard">
      <style:paragraph-properties fo:margin-top="0in" fo:margin-bottom="0in" loext:contextual-spacing="false" fo:line-height="100%"/>
      <style:text-properties style:font-name="Verdana" fo:font-size="10pt" fo:language="nl" fo:country="NL" fo:font-style="italic" officeooo:paragraph-rsid="0018906a" style:font-name-asian="Times New Roman" style:font-size-asian="10pt" style:font-style-asian="italic" style:font-name-complex="Times New Roman" style:font-size-complex="10pt" style:font-style-complex="italic"/>
    </style:style>
    <style:style style:name="P8" style:family="paragraph" style:parent-style-name="Standard">
      <style:paragraph-properties fo:margin-top="0in" fo:margin-bottom="0in" loext:contextual-spacing="false" fo:line-height="100%"/>
      <style:text-properties style:font-name="Verdana" fo:font-size="10pt" fo:language="nl" fo:country="NL" officeooo:paragraph-rsid="0018906a" style:font-name-asian="Times New Roman" style:font-size-asian="10pt" style:font-name-complex="Times New Roman" style:font-size-complex="10pt"/>
    </style:style>
    <style:style style:name="P9" style:family="paragraph" style:parent-style-name="Standard">
      <style:paragraph-properties fo:margin-top="0in" fo:margin-bottom="0in" loext:contextual-spacing="false" fo:line-height="100%"/>
      <style:text-properties style:font-name="Verdana" fo:font-size="10pt" fo:language="nl" fo:country="NL" officeooo:paragraph-rsid="001e99e2" style:font-name-asian="Times New Roman" style:font-size-asian="10pt" style:font-name-complex="Times New Roman" style:font-size-complex="10pt"/>
    </style:style>
    <style:style style:name="P10" style:family="paragraph" style:parent-style-name="Standard">
      <style:paragraph-properties fo:margin-top="0in" fo:margin-bottom="0in" loext:contextual-spacing="false"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Verdana" fo:font-size="10pt" fo:language="nl" fo:country="NL" officeooo:paragraph-rsid="0018906a" style:font-name-asian="Times New Roman" style:font-size-asian="10pt" style:font-name-complex="Courier New1" style:font-size-complex="10pt"/>
    </style:style>
    <style:style style:name="P11" style:family="paragraph" style:parent-style-name="Standard">
      <style:paragraph-properties fo:margin-top="0in" fo:margin-bottom="0in" loext:contextual-spacing="false" fo:line-height="100%"/>
      <style:text-properties style:font-name="Verdana" fo:font-size="10pt" fo:language="nl" fo:country="NL" fo:font-weight="bold" officeooo:paragraph-rsid="0018906a" style:font-name-asian="Times New Roman" style:font-size-asian="10pt" style:font-weight-asian="bold" style:font-name-complex="Times New Roman" style:font-size-complex="10pt" style:font-weight-complex="bold"/>
    </style:style>
    <style:style style:name="P12" style:family="paragraph" style:parent-style-name="Standard">
      <style:paragraph-properties fo:margin-top="0in" fo:margin-bottom="0in" loext:contextual-spacing="false" fo:line-height="100%"/>
      <style:text-properties style:font-name="Verdana" fo:font-size="10pt" fo:font-style="italic" officeooo:paragraph-rsid="0018906a" style:font-name-asian="Times New Roman" style:font-size-asian="10pt" style:font-style-asian="italic" style:font-name-complex="Times New Roman" style:font-size-complex="10pt" style:font-style-complex="italic"/>
    </style:style>
    <style:style style:name="P13" style:family="paragraph" style:parent-style-name="Standard">
      <style:paragraph-properties fo:margin-top="0in" fo:margin-bottom="0in" loext:contextual-spacing="false" fo:line-height="100%"/>
      <style:text-properties style:font-name="Verdana" fo:font-size="10pt" fo:font-weight="bold" officeooo:paragraph-rsid="0018906a" style:font-name-asian="Times New Roman" style:font-size-asian="10pt" style:font-weight-asian="bold" style:font-name-complex="Times New Roman" style:font-size-complex="10pt" style:font-weight-complex="bold"/>
    </style:style>
    <style:style style:name="P14" style:family="paragraph" style:parent-style-name="Standard">
      <style:paragraph-properties fo:margin-top="0in" fo:margin-bottom="0in" loext:contextual-spacing="false" fo:line-height="100%"/>
      <style:text-properties fo:color="#000000" officeooo:paragraph-rsid="0018906a"/>
    </style:style>
    <style:style style:name="P15" style:family="paragraph" style:parent-style-name="Standard">
      <style:paragraph-properties fo:margin-top="0in" fo:margin-bottom="0in" loext:contextual-spacing="false" fo:line-height="100%"/>
      <style:text-properties fo:color="#000000" officeooo:paragraph-rsid="001c8229"/>
    </style:style>
    <style:style style:name="P16" style:family="paragraph" style:parent-style-name="Standard">
      <style:paragraph-properties fo:margin-top="0.1945in" fo:margin-bottom="0.1945in" loext:contextual-spacing="false" fo:line-height="100%"/>
      <style:text-properties style:font-name="Verdana" fo:font-size="10pt" fo:language="nl" fo:country="NL" officeooo:paragraph-rsid="0018906a" style:font-name-asian="Times New Roman" style:font-size-asian="10pt" style:font-name-complex="Times New Roman" style:font-size-complex="10pt"/>
    </style:style>
    <style:style style:name="P17" style:family="paragraph" style:parent-style-name="Standard" style:list-style-name="">
      <style:paragraph-properties fo:margin-top="0.1945in" fo:margin-bottom="0.1945in" loext:contextual-spacing="false" fo:line-height="100%"/>
      <style:text-properties style:font-name="Verdana" fo:font-size="10pt" fo:language="nl" fo:country="NL" fo:font-weight="bold" officeooo:paragraph-rsid="0018906a" style:font-name-asian="Times New Roman" style:font-size-asian="10pt" style:font-weight-asian="bold" style:font-name-complex="Times New Roman" style:font-size-complex="10pt" style:font-weight-complex="bold"/>
    </style:style>
    <style:style style:name="P18" style:family="paragraph" style:parent-style-name="Standard" style:list-style-name="">
      <style:paragraph-properties fo:margin-top="0.1945in" fo:margin-bottom="0.1945in" loext:contextual-spacing="false" fo:line-height="100%"/>
      <style:text-properties style:font-name="Verdana" fo:font-size="10pt" fo:language="nl" fo:country="NL" fo:font-weight="bold" officeooo:paragraph-rsid="0018906a" style:font-name-asian="Times New Roman" style:font-size-asian="10pt" style:font-weight-asian="bold" style:font-name-complex="Times New Roman" style:font-size-complex="10pt" style:font-weight-complex="bold"/>
    </style:style>
    <style:style style:name="P19" style:family="paragraph" style:parent-style-name="Standard" style:list-style-name="">
      <style:paragraph-properties fo:margin-top="0.1945in" fo:margin-bottom="0.1945in" loext:contextual-spacing="false" fo:line-height="100%"/>
      <style:text-properties style:font-name="Verdana" fo:font-size="10pt" fo:font-weight="bold" officeooo:paragraph-rsid="0018906a" style:font-name-asian="Times New Roman" style:font-size-asian="10pt" style:font-weight-asian="bold" style:font-name-complex="Times New Roman" style:font-size-complex="10pt" style:font-weight-complex="bold"/>
    </style:style>
    <style:style style:name="P20" style:family="paragraph" style:parent-style-name="Standard" style:list-style-name="">
      <style:paragraph-properties fo:margin-top="0.1945in" fo:margin-bottom="0.1945in" loext:contextual-spacing="false" fo:line-height="100%"/>
      <style:text-properties style:font-name="Verdana" fo:font-size="10pt" fo:font-weight="bold" officeooo:paragraph-rsid="0018906a" style:font-name-asian="Times New Roman" style:font-size-asian="10pt" style:font-weight-asian="bold" style:font-name-complex="Times New Roman" style:font-size-complex="10pt" style:font-weight-complex="bold"/>
    </style:style>
    <style:style style:name="P21" style:family="paragraph" style:parent-style-name="Standard" style:list-style-name="WWNum1">
      <style:paragraph-properties fo:margin-top="0.1945in" fo:margin-bottom="0in" loext:contextual-spacing="false" fo:line-height="100%"/>
      <style:text-properties officeooo:paragraph-rsid="0018906a"/>
    </style:style>
    <style:style style:name="P22" style:family="paragraph" style:parent-style-name="Standard" style:list-style-name="WWNum2">
      <style:paragraph-properties fo:margin-top="0.1945in" fo:margin-bottom="0in" loext:contextual-spacing="false" fo:line-height="100%"/>
      <style:text-properties officeooo:paragraph-rsid="0018906a"/>
    </style:style>
    <style:style style:name="P23" style:family="paragraph" style:parent-style-name="Standard" style:list-style-name="WWNum3">
      <style:paragraph-properties fo:margin-top="0.1945in" fo:margin-bottom="0in" loext:contextual-spacing="false" fo:line-height="100%"/>
      <style:text-properties officeooo:paragraph-rsid="0018906a"/>
    </style:style>
    <style:style style:name="P24" style:family="paragraph" style:parent-style-name="Standard" style:list-style-name="WWNum4">
      <style:paragraph-properties fo:margin-top="0.1945in" fo:margin-bottom="0in" loext:contextual-spacing="false" fo:line-height="100%"/>
      <style:text-properties officeooo:paragraph-rsid="0018906a"/>
    </style:style>
    <style:style style:name="P25" style:family="paragraph" style:parent-style-name="Standard" style:list-style-name="WWNum5">
      <style:paragraph-properties fo:margin-top="0.1945in" fo:margin-bottom="0in" loext:contextual-spacing="false" fo:line-height="100%"/>
      <style:text-properties officeooo:paragraph-rsid="0018906a"/>
    </style:style>
    <style:style style:name="P26" style:family="paragraph" style:parent-style-name="Standard" style:list-style-name="WWNum6">
      <style:paragraph-properties fo:margin-top="0.1945in" fo:margin-bottom="0in" loext:contextual-spacing="false" fo:line-height="100%"/>
      <style:text-properties officeooo:paragraph-rsid="0018906a"/>
    </style:style>
    <style:style style:name="P27" style:family="paragraph" style:parent-style-name="Standard" style:list-style-name="WWNum7">
      <style:paragraph-properties fo:margin-top="0.1945in" fo:margin-bottom="0in" loext:contextual-spacing="false" fo:line-height="100%"/>
      <style:text-properties officeooo:paragraph-rsid="0018906a"/>
    </style:style>
    <style:style style:name="P28" style:family="paragraph" style:parent-style-name="Standard" style:list-style-name="WWNum8">
      <style:paragraph-properties fo:margin-top="0.1945in" fo:margin-bottom="0in" loext:contextual-spacing="false" fo:line-height="100%"/>
      <style:text-properties officeooo:paragraph-rsid="0018906a"/>
    </style:style>
    <style:style style:name="P29" style:family="paragraph" style:parent-style-name="Standard" style:list-style-name="WWNum9">
      <style:paragraph-properties fo:margin-top="0.1945in" fo:margin-bottom="0in" loext:contextual-spacing="false" fo:line-height="100%"/>
      <style:text-properties officeooo:paragraph-rsid="0018906a"/>
    </style:style>
    <style:style style:name="P30" style:family="paragraph" style:parent-style-name="Standard" style:list-style-name="WWNum10">
      <style:paragraph-properties fo:margin-top="0.1945in" fo:margin-bottom="0in" loext:contextual-spacing="false" fo:line-height="100%"/>
      <style:text-properties officeooo:paragraph-rsid="0018906a"/>
    </style:style>
    <style:style style:name="P31" style:family="paragraph" style:parent-style-name="Standard" style:list-style-name="WWNum1">
      <style:paragraph-properties fo:margin-top="0in" fo:margin-bottom="0.1945in" loext:contextual-spacing="false" fo:line-height="100%"/>
      <style:text-properties style:font-name="Verdana" fo:font-size="10pt" fo:language="nl" fo:country="NL" officeooo:paragraph-rsid="0018906a" style:font-name-asian="Times New Roman" style:font-size-asian="10pt" style:font-name-complex="Times New Roman" style:font-size-complex="10pt"/>
    </style:style>
    <style:style style:name="P32" style:family="paragraph" style:parent-style-name="Standard" style:list-style-name="WWNum2">
      <style:paragraph-properties fo:margin-top="0in" fo:margin-bottom="0.1945in" loext:contextual-spacing="false" fo:line-height="100%"/>
      <style:text-properties style:font-name="Verdana" fo:font-size="10pt" fo:language="nl" fo:country="NL" officeooo:paragraph-rsid="0018906a" style:font-name-asian="Times New Roman" style:font-size-asian="10pt" style:font-name-complex="Times New Roman" style:font-size-complex="10pt"/>
    </style:style>
    <style:style style:name="P33" style:family="paragraph" style:parent-style-name="Standard" style:list-style-name="WWNum3">
      <style:paragraph-properties fo:margin-top="0in" fo:margin-bottom="0.1945in" loext:contextual-spacing="false" fo:line-height="100%"/>
      <style:text-properties style:font-name="Verdana" fo:font-size="10pt" fo:language="nl" fo:country="NL" officeooo:paragraph-rsid="0018906a" style:font-name-asian="Times New Roman" style:font-size-asian="10pt" style:font-name-complex="Times New Roman" style:font-size-complex="10pt"/>
    </style:style>
    <style:style style:name="P34" style:family="paragraph" style:parent-style-name="Standard" style:list-style-name="WWNum4">
      <style:paragraph-properties fo:margin-top="0in" fo:margin-bottom="0.1945in" loext:contextual-spacing="false" fo:line-height="100%"/>
      <style:text-properties style:font-name="Verdana" fo:font-size="10pt" fo:language="nl" fo:country="NL" officeooo:paragraph-rsid="0018906a" style:font-name-asian="Times New Roman" style:font-size-asian="10pt" style:font-name-complex="Times New Roman" style:font-size-complex="10pt"/>
    </style:style>
    <style:style style:name="P35" style:family="paragraph" style:parent-style-name="Standard" style:list-style-name="WWNum5">
      <style:paragraph-properties fo:margin-top="0in" fo:margin-bottom="0.1945in" loext:contextual-spacing="false" fo:line-height="100%"/>
      <style:text-properties style:font-name="Verdana" fo:font-size="10pt" fo:language="nl" fo:country="NL" officeooo:paragraph-rsid="0018906a" style:font-name-asian="Times New Roman" style:font-size-asian="10pt" style:font-name-complex="Times New Roman" style:font-size-complex="10pt"/>
    </style:style>
    <style:style style:name="P36" style:family="paragraph" style:parent-style-name="Standard" style:list-style-name="WWNum6">
      <style:paragraph-properties fo:margin-top="0in" fo:margin-bottom="0.1945in" loext:contextual-spacing="false" fo:line-height="100%"/>
      <style:text-properties style:font-name="Verdana" fo:font-size="10pt" fo:language="nl" fo:country="NL" officeooo:paragraph-rsid="0018906a" style:font-name-asian="Times New Roman" style:font-size-asian="10pt" style:font-name-complex="Times New Roman" style:font-size-complex="10pt"/>
    </style:style>
    <style:style style:name="P37" style:family="paragraph" style:parent-style-name="Standard" style:list-style-name="WWNum7">
      <style:paragraph-properties fo:margin-top="0in" fo:margin-bottom="0.1945in" loext:contextual-spacing="false" fo:line-height="100%"/>
      <style:text-properties style:font-name="Verdana" fo:font-size="10pt" fo:language="nl" fo:country="NL" officeooo:paragraph-rsid="0018906a" style:font-name-asian="Times New Roman" style:font-size-asian="10pt" style:font-name-complex="Times New Roman" style:font-size-complex="10pt"/>
    </style:style>
    <style:style style:name="P38" style:family="paragraph" style:parent-style-name="Standard" style:list-style-name="WWNum8">
      <style:paragraph-properties fo:margin-top="0in" fo:margin-bottom="0.1945in" loext:contextual-spacing="false" fo:line-height="100%"/>
      <style:text-properties style:font-name="Verdana" fo:font-size="10pt" fo:language="nl" fo:country="NL" officeooo:paragraph-rsid="0018906a" style:font-name-asian="Times New Roman" style:font-size-asian="10pt" style:font-name-complex="Times New Roman" style:font-size-complex="10pt"/>
    </style:style>
    <style:style style:name="P39" style:family="paragraph" style:parent-style-name="Standard" style:list-style-name="WWNum9">
      <style:paragraph-properties fo:margin-top="0in" fo:margin-bottom="0.1945in" loext:contextual-spacing="false" fo:line-height="100%"/>
      <style:text-properties style:font-name="Verdana" fo:font-size="10pt" fo:language="nl" fo:country="NL" officeooo:paragraph-rsid="0018906a" style:font-name-asian="Times New Roman" style:font-size-asian="10pt" style:font-name-complex="Times New Roman" style:font-size-complex="10pt"/>
    </style:style>
    <style:style style:name="P40" style:family="paragraph" style:parent-style-name="Standard" style:list-style-name="WWNum10">
      <style:paragraph-properties fo:margin-top="0in" fo:margin-bottom="0.1945in" loext:contextual-spacing="false" fo:line-height="100%"/>
      <style:text-properties style:font-name="Verdana" fo:font-size="10pt" fo:language="nl" fo:country="NL" officeooo:paragraph-rsid="0018906a" style:font-name-asian="Times New Roman" style:font-size-asian="10pt" style:font-name-complex="Times New Roman" style:font-size-complex="10pt"/>
    </style:style>
    <style:style style:name="P41" style:family="paragraph" style:parent-style-name="Standard">
      <style:paragraph-properties fo:margin-top="0in" fo:margin-bottom="0in" loext:contextual-spacing="false" fo:line-height="100%"/>
      <style:text-properties style:font-name="Verdana" fo:font-size="10pt" officeooo:rsid="0020ab8f" officeooo:paragraph-rsid="0020ab8f" style:font-name-asian="Times New Roman" style:font-size-asian="10pt" style:font-name-complex="Times New Roman" style:font-size-complex="10pt"/>
    </style:style>
    <style:style style:name="P42" style:family="paragraph" style:parent-style-name="Standard">
      <style:paragraph-properties fo:margin-top="0in" fo:margin-bottom="0in" loext:contextual-spacing="false" fo:line-height="100%"/>
      <style:text-properties style:font-name="Verdana" fo:font-size="10pt" officeooo:rsid="0021af22" officeooo:paragraph-rsid="0021af22" style:font-name-asian="Times New Roman" style:font-size-asian="10pt" style:font-name-complex="Times New Roman" style:font-size-complex="10pt"/>
    </style:style>
    <style:style style:name="P43" style:family="paragraph" style:parent-style-name="Standard">
      <style:paragraph-properties fo:margin-top="0in" fo:margin-bottom="0in" loext:contextual-spacing="false" fo:line-height="100%"/>
      <style:text-properties style:font-name="Verdana" fo:font-size="10pt" officeooo:rsid="0021c1bd" officeooo:paragraph-rsid="0021c1bd" style:font-name-asian="Times New Roman" style:font-size-asian="10pt" style:font-name-complex="Times New Roman" style:font-size-complex="10pt"/>
    </style:style>
    <style:style style:name="P44" style:family="paragraph" style:parent-style-name="Standard">
      <style:paragraph-properties fo:margin-top="0in" fo:margin-bottom="0in" loext:contextual-spacing="false" fo:line-height="100%"/>
      <style:text-properties style:font-name="Verdana" fo:font-size="10pt" officeooo:rsid="00238c09" officeooo:paragraph-rsid="00238c09" style:font-name-asian="Times New Roman" style:font-size-asian="10pt" style:font-name-complex="Times New Roman" style:font-size-complex="10pt"/>
    </style:style>
    <style:style style:name="P45" style:family="paragraph" style:parent-style-name="Standard">
      <style:paragraph-properties fo:margin-top="0in" fo:margin-bottom="0in" loext:contextual-spacing="false" fo:line-height="100%"/>
      <style:text-properties style:font-name="Verdana" fo:font-size="10pt" officeooo:rsid="00247775" officeooo:paragraph-rsid="00247775" style:font-name-asian="Times New Roman" style:font-size-asian="10pt" style:font-name-complex="Times New Roman" style:font-size-complex="10pt"/>
    </style:style>
    <style:style style:name="P46" style:family="paragraph" style:parent-style-name="Standard">
      <style:paragraph-properties fo:margin-top="0in" fo:margin-bottom="0in" loext:contextual-spacing="false" fo:line-height="100%"/>
      <style:text-properties style:font-name="Verdana" fo:font-size="10pt" officeooo:rsid="00265916" officeooo:paragraph-rsid="00265916" style:font-name-asian="Times New Roman" style:font-size-asian="10pt" style:font-name-complex="Times New Roman" style:font-size-complex="10pt"/>
    </style:style>
    <style:style style:name="P47" style:family="paragraph" style:parent-style-name="Standard">
      <style:paragraph-properties fo:margin-top="0in" fo:margin-bottom="0in" loext:contextual-spacing="false" fo:line-height="100%"/>
      <style:text-properties style:font-name="Verdana" fo:font-size="10pt" officeooo:rsid="0026f212" officeooo:paragraph-rsid="0026f212" style:font-name-asian="Times New Roman" style:font-size-asian="10pt" style:font-name-complex="Times New Roman" style:font-size-complex="10pt"/>
    </style:style>
    <style:style style:name="P48" style:family="paragraph" style:parent-style-name="Standard">
      <style:paragraph-properties fo:margin-top="0in" fo:margin-bottom="0in" loext:contextual-spacing="false" fo:line-height="100%"/>
      <style:text-properties style:font-name="Verdana" fo:font-size="10pt" officeooo:rsid="0026f212" officeooo:paragraph-rsid="0027b0ff" style:font-name-asian="Times New Roman" style:font-size-asian="10pt" style:font-name-complex="Times New Roman" style:font-size-complex="10pt"/>
    </style:style>
    <style:style style:name="P49" style:family="paragraph" style:parent-style-name="Standard">
      <style:paragraph-properties fo:margin-top="0in" fo:margin-bottom="0in" loext:contextual-spacing="false" fo:line-height="100%"/>
      <style:text-properties style:font-name="Verdana" fo:font-size="10pt" officeooo:rsid="0026f212" officeooo:paragraph-rsid="00283321" style:font-name-asian="Times New Roman" style:font-size-asian="10pt" style:font-name-complex="Times New Roman" style:font-size-complex="10pt"/>
    </style:style>
    <style:style style:name="P50" style:family="paragraph" style:parent-style-name="Standard">
      <style:paragraph-properties fo:margin-top="0in" fo:margin-bottom="0in" loext:contextual-spacing="false" fo:line-height="100%"/>
      <style:text-properties style:font-name="Verdana" fo:font-size="10pt" officeooo:rsid="0026f212" officeooo:paragraph-rsid="002a2641" style:font-name-asian="Times New Roman" style:font-size-asian="10pt" style:font-name-complex="Times New Roman" style:font-size-complex="10pt"/>
    </style:style>
    <style:style style:name="P51" style:family="paragraph" style:parent-style-name="Standard">
      <style:paragraph-properties fo:margin-top="0in" fo:margin-bottom="0in" loext:contextual-spacing="false" fo:line-height="100%"/>
      <style:text-properties style:font-name="Verdana" fo:font-size="10pt" officeooo:rsid="0026f212" officeooo:paragraph-rsid="002a78b3" style:font-name-asian="Times New Roman" style:font-size-asian="10pt" style:font-name-complex="Times New Roman" style:font-size-complex="10pt"/>
    </style:style>
    <style:style style:name="P52" style:family="paragraph" style:parent-style-name="Standard">
      <style:paragraph-properties fo:margin-top="0in" fo:margin-bottom="0in" loext:contextual-spacing="false" fo:line-height="100%"/>
      <style:text-properties style:font-name="Verdana" fo:font-size="10pt" officeooo:rsid="0027b0ff" officeooo:paragraph-rsid="0027b0ff" style:font-name-asian="Times New Roman" style:font-size-asian="10pt" style:font-name-complex="Times New Roman" style:font-size-complex="10pt"/>
    </style:style>
    <style:style style:name="P53" style:family="paragraph" style:parent-style-name="Standard">
      <style:paragraph-properties fo:margin-top="0in" fo:margin-bottom="0in" loext:contextual-spacing="false" fo:line-height="100%"/>
      <style:text-properties style:font-name="Verdana" fo:font-size="10pt" officeooo:rsid="002810d2" officeooo:paragraph-rsid="002810d2" style:font-name-asian="Times New Roman" style:font-size-asian="10pt" style:font-name-complex="Times New Roman" style:font-size-complex="10pt"/>
    </style:style>
    <style:style style:name="P54" style:family="paragraph" style:parent-style-name="Standard">
      <style:paragraph-properties fo:margin-top="0in" fo:margin-bottom="0in" loext:contextual-spacing="false" fo:line-height="100%"/>
      <style:text-properties style:font-name="Verdana" fo:font-size="10pt" officeooo:rsid="00283321" officeooo:paragraph-rsid="00283321" style:font-name-asian="Times New Roman" style:font-size-asian="10pt" style:font-name-complex="Times New Roman" style:font-size-complex="10pt"/>
    </style:style>
    <style:style style:name="P55" style:family="paragraph" style:parent-style-name="Standard">
      <style:paragraph-properties fo:margin-top="0in" fo:margin-bottom="0in" loext:contextual-spacing="false" fo:line-height="100%"/>
      <style:text-properties style:font-name="Verdana" fo:font-size="10pt" officeooo:rsid="002a2641" officeooo:paragraph-rsid="002a2641" style:font-name-asian="Times New Roman" style:font-size-asian="10pt" style:font-name-complex="Times New Roman" style:font-size-complex="10pt"/>
    </style:style>
    <style:style style:name="P56" style:family="paragraph" style:parent-style-name="Standard">
      <style:paragraph-properties fo:margin-top="0in" fo:margin-bottom="0in" loext:contextual-spacing="false" fo:line-height="100%"/>
      <style:text-properties style:font-name="Verdana" fo:font-size="10pt" officeooo:rsid="002a78b3" officeooo:paragraph-rsid="002a78b3" style:font-name-asian="Times New Roman" style:font-size-asian="10pt" style:font-name-complex="Times New Roman" style:font-size-complex="10pt"/>
    </style:style>
    <style:style style:name="P57" style:family="paragraph" style:parent-style-name="Standard">
      <style:paragraph-properties fo:margin-top="0in" fo:margin-bottom="0in" loext:contextual-spacing="false" fo:line-height="100%"/>
      <style:text-properties style:font-name="Verdana" fo:font-size="10pt" fo:language="nl" fo:country="NL" officeooo:paragraph-rsid="002b97a8" style:font-name-asian="Times New Roman" style:font-size-asian="10pt" style:font-name-complex="Times New Roman" style:font-size-complex="10pt"/>
    </style:style>
    <style:style style:name="P58" style:family="paragraph">
      <loext:graphic-properties draw:fill="solid" draw:fill-color="#a0a0a0"/>
      <style:paragraph-properties fo:text-align="center"/>
    </style:style>
    <style:style style:name="T1" style:family="text">
      <style:text-properties style:font-name="Verdana" fo:font-size="10pt" fo:language="nl" fo:country="NL" fo:font-style="italic" style:font-name-asian="Times New Roman" style:font-size-asian="10pt" style:font-style-asian="italic" style:font-name-complex="Times New Roman" style:font-size-complex="10pt" style:font-style-complex="italic"/>
    </style:style>
    <style:style style:name="T2" style:family="text">
      <style:text-properties style:font-name="Verdana" fo:font-size="10pt" fo:language="nl" fo:country="NL" fo:font-style="italic" officeooo:rsid="001c8229" style:font-name-asian="Times New Roman" style:font-size-asian="10pt" style:font-style-asian="italic" style:font-name-complex="Times New Roman" style:font-size-complex="10pt" style:font-style-complex="italic"/>
    </style:style>
    <style:style style:name="T3" style:family="text">
      <style:text-properties style:font-name="Verdana" fo:font-size="10pt" fo:language="nl" fo:country="NL" fo:font-weight="bold" style:font-name-asian="Times New Roman" style:font-size-asian="10pt" style:font-weight-asian="bold" style:font-name-complex="Times New Roman" style:font-size-complex="10pt" style:font-weight-complex="bold"/>
    </style:style>
    <style:style style:name="T4" style:family="text">
      <style:text-properties style:font-name="Verdana" fo:font-size="10pt" fo:language="nl" fo:country="NL" style:font-name-asian="Times New Roman" style:font-size-asian="10pt" style:font-name-complex="Times New Roman" style:font-size-complex="10pt"/>
    </style:style>
    <style:style style:name="T5" style:family="text">
      <style:text-properties style:font-name="Verdana" fo:font-size="10pt" fo:language="nl" fo:country="NL" officeooo:rsid="001a7ef2" style:font-name-asian="Times New Roman" style:font-size-asian="10pt" style:font-name-complex="Times New Roman" style:font-size-complex="10pt"/>
    </style:style>
    <style:style style:name="T6" style:family="text">
      <style:text-properties style:font-name="Verdana" fo:font-size="10pt" fo:language="nl" fo:country="NL" officeooo:rsid="001c8229" style:font-name-asian="Times New Roman" style:font-size-asian="10pt" style:font-name-complex="Times New Roman" style:font-size-complex="10pt"/>
    </style:style>
    <style:style style:name="T7" style:family="text">
      <style:text-properties style:font-name="Verdana" fo:font-size="10pt" fo:language="nl" fo:country="NL" officeooo:rsid="001e6360" style:font-name-asian="Times New Roman" style:font-size-asian="10pt" style:font-name-complex="Times New Roman" style:font-size-complex="10pt"/>
    </style:style>
    <style:style style:name="T8" style:family="text">
      <style:text-properties style:font-name="Verdana" fo:font-size="10pt" fo:language="nl" fo:country="NL" officeooo:rsid="002050a5" style:font-name-asian="Times New Roman" style:font-size-asian="10pt" style:font-name-complex="Times New Roman" style:font-size-complex="10pt"/>
    </style:style>
    <style:style style:name="T9" style:family="text">
      <style:text-properties style:font-name="Verdana" fo:font-size="10pt" fo:language="nl" fo:country="NL" style:font-name-asian="Times New Roman" style:font-size-asian="10pt" style:font-name-complex="Courier New1" style:font-size-complex="10pt"/>
    </style:style>
    <style:style style:name="T10" style:family="text">
      <style:text-properties style:font-name="Verdana" fo:font-size="10pt" fo:language="nl" fo:country="NL" style:text-underline-style="solid" style:text-underline-width="auto" style:text-underline-color="font-color" style:font-name-asian="Times New Roman" style:font-size-asian="10pt" style:font-name-complex="Times New Roman" style:font-size-complex="10pt"/>
    </style:style>
    <style:style style:name="T11" style:family="text">
      <style:text-properties style:font-name="Verdana" fo:font-size="10pt" fo:language="nl" fo:country="NL" fo:font-weight="normal" style:font-name-asian="Times New Roman" style:font-size-asian="10pt" style:font-weight-asian="normal" style:font-name-complex="Times New Roman" style:font-size-complex="10pt" style:font-weight-complex="normal"/>
    </style:style>
    <style:style style:name="T12" style:family="text">
      <style:text-properties style:font-name="Verdana" fo:font-size="10pt" fo:font-style="italic" style:font-name-asian="Times New Roman" style:font-size-asian="10pt" style:font-style-asian="italic" style:font-name-complex="Times New Roman" style:font-size-complex="10pt" style:font-style-complex="italic"/>
    </style:style>
    <style:style style:name="T13" style:family="text">
      <style:text-properties style:font-name="Verdana" fo:font-size="10pt" style:font-name-asian="Times New Roman" style:font-size-asian="10pt" style:font-name-complex="Times New Roman" style:font-size-complex="10pt"/>
    </style:style>
    <style:style style:name="T14" style:family="text">
      <style:text-properties style:font-name="Verdana" fo:font-size="10pt" officeooo:rsid="001f1816" style:font-name-asian="Times New Roman" style:font-size-asian="10pt" style:font-name-complex="Times New Roman" style:font-size-complex="10pt"/>
    </style:style>
    <style:style style:name="T15" style:family="text">
      <style:text-properties style:font-name="Verdana" fo:font-size="10pt" style:font-name-asian="Times New Roman" style:font-size-asian="10pt" style:font-name-complex="Courier New1" style:font-size-complex="10pt"/>
    </style:style>
    <style:style style:name="T16" style:family="text">
      <style:text-properties style:font-name="Verdana" fo:font-size="10pt" fo:font-weight="bold" style:font-name-asian="Times New Roman" style:font-size-asian="10pt" style:font-weight-asian="bold" style:font-name-complex="Times New Roman" style:font-size-complex="10pt" style:font-weight-complex="bold"/>
    </style:style>
    <style:style style:name="T17" style:family="text">
      <style:text-properties fo:font-variant="normal" fo:text-transform="none" style:font-name="Verdana" fo:font-size="10pt" fo:letter-spacing="normal" fo:language="nl" fo:country="NL" fo:font-style="normal" fo:font-weight="normal" style:font-name-asian="Times New Roman" style:font-size-asian="10pt" style:font-name-complex="Times New Roman" style:font-size-complex="10pt"/>
    </style:style>
    <style:style style:name="T18" style:family="text">
      <style:text-properties fo:color="#000000" style:font-name="Verdana" fo:font-size="10pt" fo:language="nl" fo:country="NL" style:font-name-asian="Times New Roman" style:font-size-asian="10pt" style:font-name-complex="Times New Roman" style:font-size-complex="10pt"/>
    </style:style>
    <style:style style:name="T19" style:family="text">
      <style:text-properties fo:color="#000000" style:font-name="Verdana" fo:font-size="10pt" fo:language="nl" fo:country="NL" officeooo:rsid="001e6360" style:font-name-asian="Times New Roman" style:font-size-asian="10pt" style:font-name-complex="Times New Roman" style:font-size-complex="10pt"/>
    </style:style>
    <style:style style:name="T20" style:family="text">
      <style:text-properties officeooo:rsid="002b97a8"/>
    </style:style>
    <style:style style:name="gr1" style:family="graphic">
      <style:graphic-properties draw:stroke="none" svg:stroke-width="0in" draw:fill="solid" draw:fill-color="#a0a0a0" draw:textarea-horizontal-align="center" draw:textarea-vertical-align="top" fo:margin-left="0.1252in" fo:margin-right="0.1252in" fo:margin-top="0in" fo:margin-bottom="0in" style:run-through="foreground" style:wrap="run-through" style:number-wrapped-paragraphs="no-limit" style:vertical-pos="top"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Page 1</text:p>
      <text:h text:style-name="P17" text:outline-level="2">intro</text:h>
      <text:p text:style-name="P4"><text:span text:style-name="T4">This month you will receive the third questionnaire in the series "Corona outbreak in the Netherlands" on how the coronavirus affects your daily life. You can also participate if you have not completed the previous two questionnaires.<text:line-break/><text:line-break/>A number of the questions from the first two questionnaires will now be </text:span><text:span text:style-name="T5">asked</text:span><text:span text:style-name="T4"> to you again, to see if your situation has changed two months after the measures were taken compared to when the measures had just been implemented. <text:line-break/><text:line-break/></text:span><text:span text:style-name="T19">Although t</text:span><text:span text:style-name="T18">here are cautiously positive signs, Prime Minister Rutte </text:span><text:span text:style-name="T19">says "we are far from there"</text:span><text:span text:style-name="T18">.</text:span><text:span text:style-name="T4"> It therefore remains important that research is carried out. In addition to research </text:span><text:span text:style-name="T5">on</text:span><text:span text:style-name="T4"> health and a person's well-being, research </text:span><text:span text:style-name="T5">on</text:span><text:span text:style-name="T4"> the economic consequences for those in work, pensioners, and </text:span><text:span text:style-name="T5">the unemployed</text:span><text:span text:style-name="T4"> is also needed. Based on the situation now, policy should be made for the future, so that any subsequent outbreaks can be dealt with in the right way.<text:line-break/><text:line-break/>Once again: thank you for participating!</text:span></text:p>
      <text:p text:style-name="P8"> </text:p>
      <text:p text:style-name="P3"><text:span text:style-name="T1">Answer type:</text:span><text:span text:style-name="T4"> None</text:span></text:p>
      <text:p text:style-name="P3"><draw:rect text:anchor-type="as-char" draw:z-index="0" draw:style-name="gr1" draw:text-style-name="P58" svg:width="0.0012in" svg:height="0.0213in"><text:p/></draw:rect></text:p>
      <text:p text:style-name="P7">Page 2</text:p>
      <text:h text:style-name="P17" text:outline-level="2">InfectionDiagnosed</text:h>
      <text:p text:style-name="P8">Has a general practitioner or other medical professional diagnosed you as infected with the coronavirus (Covid-19)?</text:p>
      <text:p text:style-name="P8"> </text:p>
      <text:p text:style-name="P3"><text:span text:style-name="T12">Answer type:</text:span><text:span text:style-name="T13"> Radio buttons</text:span></text:p>
      <text:p text:style-name="P12">Categories:</text:p>
      <table:table table:name="Table1" table:style-name="Table1">
        <table:table-column table:style-name="Table1.A"/>
        <table:table-column table:style-name="Table1.B"/>
        <table:table-row table:style-name="Table1.1">
          <table:table-cell table:style-name="Table1.A1" office:value-type="string">
            <text:p text:style-name="P12">1. </text:p>
          </table:table-cell>
          <table:table-cell table:style-name="Table1.B1" office:value-type="string">
            <text:p text:style-name="P8">Yeah, I've been diagnosed</text:p>
          </table:table-cell>
        </table:table-row>
        <table:table-row table:style-name="Table1.1">
          <table:table-cell table:style-name="Table1.A1" office:value-type="string">
            <text:p text:style-name="P12">2. </text:p>
          </table:table-cell>
          <table:table-cell table:style-name="Table1.B1" office:value-type="string">
            <text:p text:style-name="P5">No</text:p>
          </table:table-cell>
        </table:table-row>
        <table:table-row table:style-name="Table1.1">
          <table:table-cell table:style-name="Table1.A1" office:value-type="string">
            <text:p text:style-name="P12">3. </text:p>
          </table:table-cell>
          <table:table-cell table:style-name="Table1.B1" office:value-type="string">
            <text:p text:style-name="P8">It's not certain yet</text:p>
          </table:table-cell>
        </table:table-row>
      </table:table>
      <text:p text:style-name="P3"><draw:rect text:anchor-type="as-char" draw:z-index="1" draw:style-name="gr1" draw:text-style-name="P58" svg:width="0.0012in" svg:height="0.0213in"><text:p/></draw:rect></text:p>
      <text:p text:style-name="P7">Page 3</text:p>
      <text:h text:style-name="P17" text:outline-level="2">SelfPerceivedInfection</text:h>
      <text:p text:style-name="P8">Do you think you are or have been infected with the coronavirus (Covid-19)?</text:p>
      <text:p text:style-name="P8"> </text:p>
      <text:p text:style-name="P3"><text:span text:style-name="T12">Answer type:</text:span><text:span text:style-name="T13"> Radio buttons</text:span></text:p>
      <text:p text:style-name="P12">Categories:</text:p>
      <table:table table:name="Table2" table:style-name="Table2">
        <table:table-column table:style-name="Table2.A"/>
        <table:table-column table:style-name="Table2.B"/>
        <table:table-row table:style-name="Table2.1">
          <table:table-cell table:style-name="Table2.A1" office:value-type="string">
            <text:p text:style-name="P12">1. </text:p>
          </table:table-cell>
          <table:table-cell table:style-name="Table2.B1" office:value-type="string">
            <text:p text:style-name="P5">Yes</text:p>
          </table:table-cell>
        </table:table-row>
        <table:table-row table:style-name="Table2.1">
          <table:table-cell table:style-name="Table2.A1" office:value-type="string">
            <text:p text:style-name="P12">2. </text:p>
          </table:table-cell>
          <table:table-cell table:style-name="Table2.B1" office:value-type="string">
            <text:p text:style-name="P5">No</text:p>
          </table:table-cell>
        </table:table-row>
        <table:table-row table:style-name="Table2.1">
          <table:table-cell table:style-name="Table2.A1" office:value-type="string">
            <text:p text:style-name="P12">3. </text:p>
          </table:table-cell>
          <table:table-cell table:style-name="Table2.B1" office:value-type="string">
            <text:p text:style-name="P5">I don't know.</text:p>
          </table:table-cell>
        </table:table-row>
      </table:table>
      <text:p text:style-name="P3"><draw:rect text:anchor-type="as-char" draw:z-index="2" draw:style-name="gr1" draw:text-style-name="P58" svg:width="0.0012in" svg:height="0.0213in"><text:p/></draw:rect></text:p>
      <text:p text:style-name="P7">Page 4</text:p>
      <text:h text:style-name="P17" text:outline-level="2">q1header</text:h>
      <text:p text:style-name="P3"><text:span text:style-name="T4">What do you think the chances are of the following things happening </text:span><text:span text:style-name="T3">in the next three months</text:span><text:span text:style-name="T4">? <text:line-break/>You can answer this question on a scale from 0 to 100, where 0 stands for definitely not and 100 for definitely yes.</text:span></text:p>
      <text:p text:style-name="P8"> </text:p>
      <text:p text:style-name="P3"><text:span text:style-name="T12">Question type:</text:span><text:span text:style-name="T13"> Table</text:span></text:p>
      <text:p text:style-name="P3"><text:span text:style-name="T12">Answer type:</text:span><text:span text:style-name="T13"> Integer</text:span></text:p>
      <text:p text:style-name="P3"><text:span text:style-name="T1">Subquestions:</text:span><text:span text:style-name="T4"><text:line-break/></text:span><text:span text:style-name="T3">q1a</text:span><text:span text:style-name="T4"> you are infected<text:line-break/></text:span><text:span text:style-name="T3">q1b</text:span><text:span text:style-name="T4"> someone in your immediate environment (family, friends, colleagues) is infected.<text:line-break/></text:span><text:soft-page-break/><text:span text:style-name="T3">q1c</text:span><text:span text:style-name="T4"> you need to go to the hospital if you get infected<text:line-break/></text:span><text:span text:style-name="T3">q1st</text:span><text:span text:style-name="T4"> you get infected and you infect someone else</text:span></text:p>
      <text:p text:style-name="P3"><draw:rect text:anchor-type="as-char" draw:z-index="3" draw:style-name="gr1" draw:text-style-name="P58" svg:width="0.0012in" svg:height="0.0213in"><text:p/></draw:rect></text:p>
      <text:p text:style-name="P7">Page 5</text:p>
      <text:h text:style-name="P17" text:outline-level="2">q30hd_week_pre</text:h>
      <text:p text:style-name="P3"><text:span text:style-name="T4">The next question is about how you have felt over the </text:span><text:span text:style-name="T3">past seven days</text:span><text:span text:style-name="T4">. Give the answer that best reflects your feelings. <text:line-break/><text:line-break/>Over the past seven days...</text:span></text:p>
      <text:p text:style-name="P8"> </text:p>
      <text:p text:style-name="P3"><text:span text:style-name="T1">Question type:</text:span><text:span text:style-name="T4"> Table</text:span></text:p>
      <text:p text:style-name="P3"><text:span text:style-name="T1">Answer type:</text:span><text:span text:style-name="T4"> Radio buttons</text:span></text:p>
      <text:p text:style-name="P15"><text:span text:style-name="T1">Subquestions:</text:span><text:span text:style-name="T4"><text:line-break/></text:span><text:span text:style-name="T3">q30a_wk_pre</text:span><text:span text:style-name="T4"> I </text:span><text:span text:style-name="T6">felt</text:span><text:span text:style-name="T4"> very </text:span><text:span text:style-name="T6">anxious</text:span><text:span text:style-name="T4"><text:line-break/></text:span><text:span text:style-name="T3">q30b_wk_pre</text:span><text:span text:style-name="T4"> </text:span><text:span text:style-name="T17">I felt so down that nothing could cheer me up</text:span><text:span text:style-name="T4"><text:line-break/></text:span><text:span text:style-name="T3">q30c_wk_pre</text:span><text:span text:style-name="T4"> I felt calm and peaceful<text:line-break/></text:span><text:span text:style-name="T3">q30d_wk_pre</text:span><text:span text:style-name="T4"> I felt depressed and gloomy<text:line-break/></text:span><text:span text:style-name="T3">q30e_wk_pre</text:span><text:span text:style-name="T4"> I felt happy</text:span></text:p>
      <text:p text:style-name="P12">Categories:</text:p>
      <table:table table:name="Table3" table:style-name="Table3">
        <table:table-column table:style-name="Table3.A"/>
        <table:table-column table:style-name="Table3.B"/>
        <table:table-row table:style-name="Table3.1">
          <table:table-cell table:style-name="Table3.A1" office:value-type="string">
            <text:p text:style-name="P12">1. </text:p>
          </table:table-cell>
          <table:table-cell table:style-name="Table3.B1" office:value-type="string">
            <text:p text:style-name="P5">Never</text:p>
          </table:table-cell>
        </table:table-row>
        <table:table-row table:style-name="Table3.1">
          <table:table-cell table:style-name="Table3.A1" office:value-type="string">
            <text:p text:style-name="P12">2. </text:p>
          </table:table-cell>
          <table:table-cell table:style-name="Table3.B1" office:value-type="string">
            <text:p text:style-name="P5">Rarely</text:p>
          </table:table-cell>
        </table:table-row>
        <table:table-row table:style-name="Table3.1">
          <table:table-cell table:style-name="Table3.A1" office:value-type="string">
            <text:p text:style-name="P12">3. </text:p>
          </table:table-cell>
          <table:table-cell table:style-name="Table3.B1" office:value-type="string">
            <text:p text:style-name="P5">Sometimes</text:p>
          </table:table-cell>
        </table:table-row>
        <table:table-row table:style-name="Table3.1">
          <table:table-cell table:style-name="Table3.A1" office:value-type="string">
            <text:p text:style-name="P12">4. </text:p>
          </table:table-cell>
          <table:table-cell table:style-name="Table3.B1" office:value-type="string">
            <text:p text:style-name="P5">Often</text:p>
          </table:table-cell>
        </table:table-row>
        <table:table-row table:style-name="Table3.1">
          <table:table-cell table:style-name="Table3.A1" office:value-type="string">
            <text:p text:style-name="P12">5. </text:p>
          </table:table-cell>
          <table:table-cell table:style-name="Table3.B1" office:value-type="string">
            <text:p text:style-name="P5">Usually</text:p>
          </table:table-cell>
        </table:table-row>
        <table:table-row table:style-name="Table3.1">
          <table:table-cell table:style-name="Table3.A1" office:value-type="string">
            <text:p text:style-name="P12">6. </text:p>
          </table:table-cell>
          <table:table-cell table:style-name="Table3.B1" office:value-type="string">
            <text:p text:style-name="P5">Constantly</text:p>
          </table:table-cell>
        </table:table-row>
      </table:table>
      <text:p text:style-name="P3"><draw:rect text:anchor-type="as-char" draw:z-index="4" draw:style-name="gr1" draw:text-style-name="P58" svg:width="0.0012in" svg:height="0.0213in"><text:p/></draw:rect></text:p>
      <text:p text:style-name="P7">Page 6</text:p>
      <text:h text:style-name="P17" text:outline-level="2">q30hd_month</text:h>
      <text:p text:style-name="P3"><text:span text:style-name="T4">The next question is about how you've felt over the </text:span><text:span text:style-name="T3">past month</text:span><text:span text:style-name="T4">. Give you the answer that best reflects your feelings. <text:line-break/><text:line-break/>For the past month...</text:span></text:p>
      <text:p text:style-name="P8"> </text:p>
      <text:p text:style-name="P3"><text:span text:style-name="T1">Question type:</text:span><text:span text:style-name="T4"> Table</text:span></text:p>
      <text:p text:style-name="P3"><text:span text:style-name="T1">Answer type:</text:span><text:span text:style-name="T4"> Radio buttons</text:span></text:p>
      <text:p text:style-name="P15"><text:span text:style-name="T1">Subquestions:</text:span><text:span text:style-name="T4"><text:line-break/></text:span><text:span text:style-name="T3">q30a_mnd</text:span><text:span text:style-name="T4"> I </text:span><text:span text:style-name="T6">felt</text:span><text:span text:style-name="T4"> very </text:span><text:span text:style-name="T6">anxious</text:span><text:span text:style-name="T4"><text:line-break/></text:span><text:span text:style-name="T3">q30b_mdn</text:span><text:span text:style-name="T4"> </text:span><text:span text:style-name="T17">I felt so down that nothing could cheer me up</text:span><text:span text:style-name="T4"><text:line-break/></text:span><text:span text:style-name="T3">q30c_mnd</text:span><text:span text:style-name="T4"> I felt calm and peaceful<text:line-break/></text:span><text:span text:style-name="T3">q30d_mnd</text:span><text:span text:style-name="T4"> I felt depressed and gloomy<text:line-break/></text:span><text:span text:style-name="T3">q30th_mnd</text:span><text:span text:style-name="T4"> I felt happy</text:span></text:p>
      <text:p text:style-name="P12">Categories:</text:p>
      <table:table table:name="Table4" table:style-name="Table4">
        <table:table-column table:style-name="Table4.A"/>
        <table:table-column table:style-name="Table4.B"/>
        <table:table-row table:style-name="Table4.1">
          <table:table-cell table:style-name="Table4.A1" office:value-type="string">
            <text:p text:style-name="P12">1. </text:p>
          </table:table-cell>
          <table:table-cell table:style-name="Table4.B1" office:value-type="string">
            <text:p text:style-name="P5">Never</text:p>
          </table:table-cell>
        </table:table-row>
        <table:table-row table:style-name="Table4.1">
          <table:table-cell table:style-name="Table4.A1" office:value-type="string">
            <text:p text:style-name="P12">2. </text:p>
          </table:table-cell>
          <table:table-cell table:style-name="Table4.B1" office:value-type="string">
            <text:p text:style-name="P5">Rarely</text:p>
          </table:table-cell>
        </table:table-row>
        <table:table-row table:style-name="Table4.1">
          <table:table-cell table:style-name="Table4.A1" office:value-type="string">
            <text:p text:style-name="P12">3. </text:p>
          </table:table-cell>
          <table:table-cell table:style-name="Table4.B1" office:value-type="string">
            <text:p text:style-name="P5">Sometimes</text:p>
          </table:table-cell>
        </table:table-row>
        <table:table-row table:style-name="Table4.1">
          <table:table-cell table:style-name="Table4.A1" office:value-type="string">
            <text:p text:style-name="P12">4. </text:p>
          </table:table-cell>
          <table:table-cell table:style-name="Table4.B1" office:value-type="string">
            <text:p text:style-name="P5">Often</text:p>
          </table:table-cell>
        </table:table-row>
        <table:table-row table:style-name="Table4.1">
          <table:table-cell table:style-name="Table4.A1" office:value-type="string">
            <text:p text:style-name="P12">5. </text:p>
          </table:table-cell>
          <table:table-cell table:style-name="Table4.B1" office:value-type="string">
            <text:p text:style-name="P5">Usually</text:p>
          </table:table-cell>
        </table:table-row>
        <table:table-row table:style-name="Table4.1">
          <table:table-cell table:style-name="Table4.A1" office:value-type="string">
            <text:p text:style-name="P12">6. </text:p>
          </table:table-cell>
          <table:table-cell table:style-name="Table4.B1" office:value-type="string">
            <text:p text:style-name="P5">Constantly</text:p>
          </table:table-cell>
        </table:table-row>
      </table:table>
      <text:p text:style-name="P3"><draw:rect text:anchor-type="as-char" draw:z-index="5" draw:style-name="gr1" draw:text-style-name="P58" svg:width="0.0012in" svg:height="0.0213in"><text:p/></draw:rect></text:p>
      <text:p text:style-name="P7">Page 7</text:p>
      <text:h text:style-name="P17" text:outline-level="2">q30hd_week_post</text:h>
      <text:p text:style-name="P3"><text:span text:style-name="T4">The next question is about how you have felt over the </text:span><text:span text:style-name="T3">past seven days</text:span><text:span text:style-name="T4">. Give the answer that best reflects your feelings. <text:line-break/><text:line-break/>Over the past seven days...</text:span></text:p>
      <text:p text:style-name="P8"> </text:p>
      <text:p text:style-name="P3"><text:soft-page-break/><text:span text:style-name="T1">Question type:</text:span><text:span text:style-name="T4"> Table</text:span></text:p>
      <text:p text:style-name="P3"><text:span text:style-name="T1">Answer type:</text:span><text:span text:style-name="T4"> Radio buttons</text:span></text:p>
      <text:p text:style-name="P15"><text:span text:style-name="T1">Subquestions:</text:span><text:span text:style-name="T4"><text:line-break/></text:span><text:span text:style-name="T3">q30a_wk_post</text:span><text:span text:style-name="T4"> I </text:span><text:span text:style-name="T6">felt</text:span><text:span text:style-name="T4"> very </text:span><text:span text:style-name="T6">anxious</text:span><text:span text:style-name="T4"><text:line-break/></text:span><text:span text:style-name="T3">q30b_wk_post</text:span><text:span text:style-name="T4"> </text:span><text:span text:style-name="T17">I felt so down that nothing could cheer me up</text:span><text:span text:style-name="T4"><text:line-break/></text:span><text:span text:style-name="T3">q30c_wk_post</text:span><text:span text:style-name="T4"> I felt calm and peaceful<text:line-break/></text:span><text:span text:style-name="T3">q30d_wk_post</text:span><text:span text:style-name="T4"> I felt depressed and gloomy<text:line-break/></text:span><text:span text:style-name="T3">q30e_wk_post</text:span><text:span text:style-name="T4"> I felt happy</text:span></text:p>
      <text:p text:style-name="P12">Categories:</text:p>
      <table:table table:name="Table5" table:style-name="Table5">
        <table:table-column table:style-name="Table5.A"/>
        <table:table-column table:style-name="Table5.B"/>
        <table:table-row table:style-name="Table5.1">
          <table:table-cell table:style-name="Table5.A1" office:value-type="string">
            <text:p text:style-name="P12">1. </text:p>
          </table:table-cell>
          <table:table-cell table:style-name="Table5.B1" office:value-type="string">
            <text:p text:style-name="P5">Never</text:p>
          </table:table-cell>
        </table:table-row>
        <table:table-row table:style-name="Table5.1">
          <table:table-cell table:style-name="Table5.A1" office:value-type="string">
            <text:p text:style-name="P12">2. </text:p>
          </table:table-cell>
          <table:table-cell table:style-name="Table5.B1" office:value-type="string">
            <text:p text:style-name="P5">Rarely</text:p>
          </table:table-cell>
        </table:table-row>
        <table:table-row table:style-name="Table5.1">
          <table:table-cell table:style-name="Table5.A1" office:value-type="string">
            <text:p text:style-name="P12">3. </text:p>
          </table:table-cell>
          <table:table-cell table:style-name="Table5.B1" office:value-type="string">
            <text:p text:style-name="P5">Sometimes</text:p>
          </table:table-cell>
        </table:table-row>
        <table:table-row table:style-name="Table5.1">
          <table:table-cell table:style-name="Table5.A1" office:value-type="string">
            <text:p text:style-name="P12">4. </text:p>
          </table:table-cell>
          <table:table-cell table:style-name="Table5.B1" office:value-type="string">
            <text:p text:style-name="P5">Often</text:p>
          </table:table-cell>
        </table:table-row>
        <table:table-row table:style-name="Table5.1">
          <table:table-cell table:style-name="Table5.A1" office:value-type="string">
            <text:p text:style-name="P12">5. </text:p>
          </table:table-cell>
          <table:table-cell table:style-name="Table5.B1" office:value-type="string">
            <text:p text:style-name="P5">Usually</text:p>
          </table:table-cell>
        </table:table-row>
        <table:table-row table:style-name="Table5.1">
          <table:table-cell table:style-name="Table5.A1" office:value-type="string">
            <text:p text:style-name="P12">6. </text:p>
          </table:table-cell>
          <table:table-cell table:style-name="Table5.B1" office:value-type="string">
            <text:p text:style-name="P5">Constantly</text:p>
          </table:table-cell>
        </table:table-row>
      </table:table>
      <text:p text:style-name="P3"><draw:rect text:anchor-type="as-char" draw:z-index="6" draw:style-name="gr1" draw:text-style-name="P58" svg:width="0.0012in" svg:height="0.0213in"><text:p/></draw:rect></text:p>
      <text:p text:style-name="P7">Page 8</text:p>
      <text:h text:style-name="P17" text:outline-level="2">SAH</text:h>
      <text:p text:style-name="P8">Is your health better or worse than last November?</text:p>
      <text:p text:style-name="P8"> </text:p>
      <text:p text:style-name="P3"><text:span text:style-name="T12">Answer type:</text:span><text:span text:style-name="T13"> Radio buttons</text:span></text:p>
      <text:p text:style-name="P12">Categories:</text:p>
      <table:table table:name="Table6" table:style-name="Table6">
        <table:table-column table:style-name="Table6.A"/>
        <table:table-column table:style-name="Table6.B"/>
        <table:table-row table:style-name="Table6.1">
          <table:table-cell table:style-name="Table6.A1" office:value-type="string">
            <text:p text:style-name="P12">1. </text:p>
          </table:table-cell>
          <table:table-cell table:style-name="Table6.B1" office:value-type="string">
            <text:p text:style-name="P5">Much worse</text:p>
          </table:table-cell>
        </table:table-row>
        <table:table-row table:style-name="Table6.1">
          <table:table-cell table:style-name="Table6.A1" office:value-type="string">
            <text:p text:style-name="P12">2. </text:p>
          </table:table-cell>
          <table:table-cell table:style-name="Table6.B1" office:value-type="string">
            <text:p text:style-name="P5">A little worse</text:p>
          </table:table-cell>
        </table:table-row>
        <table:table-row table:style-name="Table6.1">
          <table:table-cell table:style-name="Table6.A1" office:value-type="string">
            <text:p text:style-name="P12">3. </text:p>
          </table:table-cell>
          <table:table-cell table:style-name="Table6.B1" office:value-type="string">
            <text:p text:style-name="P5">Same as</text:p>
          </table:table-cell>
        </table:table-row>
        <table:table-row table:style-name="Table6.1">
          <table:table-cell table:style-name="Table6.A1" office:value-type="string">
            <text:p text:style-name="P12">4. </text:p>
          </table:table-cell>
          <table:table-cell table:style-name="Table6.B1" office:value-type="string">
            <text:p text:style-name="P5">A little better</text:p>
          </table:table-cell>
        </table:table-row>
        <table:table-row table:style-name="Table6.1">
          <table:table-cell table:style-name="Table6.A1" office:value-type="string">
            <text:p text:style-name="P12">5. </text:p>
          </table:table-cell>
          <table:table-cell table:style-name="Table6.B1" office:value-type="string">
            <text:p text:style-name="P5">Much better</text:p>
          </table:table-cell>
        </table:table-row>
      </table:table>
      <text:p text:style-name="P3"><draw:rect text:anchor-type="as-char" draw:z-index="7" draw:style-name="gr1" draw:text-style-name="P58" svg:width="0.0012in" svg:height="0.0213in"><text:p/></draw:rect></text:p>
      <text:p text:style-name="P7">Page 9</text:p>
      <text:h text:style-name="P17" text:outline-level="2">expectedduration</text:h>
      <text:p text:style-name="P14"><text:span text:style-name="T4">When </text:span><text:span text:style-name="T6">do</text:span><text:span text:style-name="T4"> you think the restrictions that are now in place will </text:span><text:span text:style-name="T10">no</text:span><text:span text:style-name="T4"> longer apply, and ...</text:span></text:p>
      <text:p text:style-name="P8"> </text:p>
      <text:p text:style-name="P3"><text:span text:style-name="T12">Question type:</text:span><text:span text:style-name="T13"> Table</text:span></text:p>
      <text:p text:style-name="P3"><text:span text:style-name="T12">Answer type:</text:span><text:span text:style-name="T13"> Radio buttons</text:span></text:p>
      <text:p text:style-name="P3"><text:span text:style-name="T1">Subquestions:</text:span><text:span text:style-name="T4"><text:line-break/></text:span><text:span text:style-name="T3">duration1</text:span><text:span text:style-name="T4"> all schools are open again in a normal way (e.g. without going to school every other day or half-day as is the case for primary schools from 11 May).<text:line-break/></text:span><text:span text:style-name="T3">duration2</text:span><text:span text:style-name="T4"> cafes and restaurants are open again<text:line-break/></text:span><text:span text:style-name="T3">duration3</text:span><text:span text:style-name="T4"> we can go on holiday again in almost all of Europe<text:line-break/></text:span><text:span text:style-name="T3">duration4</text:span><text:span text:style-name="T4"> all economic activities take place as before</text:span></text:p>
      <text:p text:style-name="P12">Categories:</text:p>
      <table:table table:name="Table7" table:style-name="Table7">
        <table:table-column table:style-name="Table7.A"/>
        <table:table-column table:style-name="Table7.B"/>
        <table:table-row table:style-name="Table7.1">
          <table:table-cell table:style-name="Table7.A1" office:value-type="string">
            <text:p text:style-name="P12">1. </text:p>
          </table:table-cell>
          <table:table-cell table:style-name="Table7.B1" office:value-type="string">
            <text:p text:style-name="P5">by the end of June</text:p>
          </table:table-cell>
        </table:table-row>
        <table:table-row table:style-name="Table7.1">
          <table:table-cell table:style-name="Table7.A1" office:value-type="string">
            <text:p text:style-name="P12">2. </text:p>
          </table:table-cell>
          <table:table-cell table:style-name="Table7.B1" office:value-type="string">
            <text:p text:style-name="P8">between July and the end of August</text:p>
          </table:table-cell>
        </table:table-row>
        <table:table-row table:style-name="Table7.1">
          <table:table-cell table:style-name="Table7.A1" office:value-type="string">
            <text:p text:style-name="P12">3. </text:p>
          </table:table-cell>
          <table:table-cell table:style-name="Table7.B1" office:value-type="string">
            <text:p text:style-name="P8">between September and the end of the year</text:p>
          </table:table-cell>
        </table:table-row>
        <table:table-row table:style-name="Table7.1">
          <table:table-cell table:style-name="Table7.A1" office:value-type="string">
            <text:p text:style-name="P12">4. </text:p>
          </table:table-cell>
          <table:table-cell table:style-name="Table7.B1" office:value-type="string">
            <text:p text:style-name="P5">in 2021</text:p>
          </table:table-cell>
        </table:table-row>
        <table:table-row table:style-name="Table7.1">
          <table:table-cell table:style-name="Table7.A1" office:value-type="string">
            <text:p text:style-name="P12">5. </text:p>
          </table:table-cell>
          <table:table-cell table:style-name="Table7.B1" office:value-type="string">
            <text:p text:style-name="P5">in 2022 or later</text:p>
          </table:table-cell>
        </table:table-row>
      </table:table>
      <text:p text:style-name="P3"><draw:rect text:anchor-type="as-char" draw:z-index="8" draw:style-name="gr1" draw:text-style-name="P58" svg:width="0.0012in" svg:height="0.0213in"><text:p/></draw:rect></text:p>
      <text:p text:style-name="P7">Page 10</text:p>
      <text:h text:style-name="P17" text:outline-level="2">EmploymentStatus</text:h>
      <text:p text:style-name="P3"><text:span text:style-name="T4">Which of the following options </text:span><text:span text:style-name="T3">best</text:span><text:span text:style-name="T4"> describes your situation? <text:line-break/><text:line-break/></text:span><text:span text:style-name="T1">If </text:span><text:span text:style-name="T2">multiple</text:span><text:span text:style-name="T1"> options </text:span><text:span text:style-name="T2">apply</text:span><text:span text:style-name="T1">, choose the main activity or job.</text:span></text:p>
      <text:p text:style-name="P8"> </text:p>
      <text:p text:style-name="P3"><text:span text:style-name="T12">Answer type:</text:span><text:span text:style-name="T13"> Radio buttons</text:span></text:p>
      <text:p text:style-name="P12"><text:soft-page-break/>Categories:</text:p>
      <table:table table:name="Table8" table:style-name="Table8">
        <table:table-column table:style-name="Table8.A"/>
        <table:table-column table:style-name="Table8.B"/>
        <table:table-row table:style-name="Table8.1">
          <table:table-cell table:style-name="Table8.A1" office:value-type="string">
            <text:p text:style-name="P12">1. </text:p>
          </table:table-cell>
          <table:table-cell table:style-name="Table8.B1" office:value-type="string">
            <text:p text:style-name="P5">I am in paid employment, full-time or part-time</text:p>
          </table:table-cell>
        </table:table-row>
        <table:table-row table:style-name="Table8.1">
          <table:table-cell table:style-name="Table8.A1" office:value-type="string">
            <text:p text:style-name="P12">2. </text:p>
          </table:table-cell>
          <table:table-cell table:style-name="Table8.B1" office:value-type="string">
            <text:p text:style-name="P5">I am self-employed</text:p>
          </table:table-cell>
        </table:table-row>
        <table:table-row table:style-name="Table8.1">
          <table:table-cell table:style-name="Table8.A1" office:value-type="string">
            <text:p text:style-name="P12">3. </text:p>
          </table:table-cell>
          <table:table-cell table:style-name="Table8.B1" office:value-type="string">
            <text:p text:style-name="P3"><text:span text:style-name="T6">I am</text:span><text:span text:style-name="T4"> unemployed and looking for work</text:span></text:p>
          </table:table-cell>
        </table:table-row>
        <table:table-row table:style-name="Table8.1">
          <table:table-cell table:style-name="Table8.A1" office:value-type="string">
            <text:p text:style-name="P12">4. </text:p>
          </table:table-cell>
          <table:table-cell table:style-name="Table8.B1" office:value-type="string">
            <text:p text:style-name="P5">I retired (early)</text:p>
          </table:table-cell>
        </table:table-row>
        <table:table-row table:style-name="Table8.1">
          <table:table-cell table:style-name="Table8.A1" office:value-type="string">
            <text:p text:style-name="P12">5. </text:p>
          </table:table-cell>
          <table:table-cell table:style-name="Table8.B1" office:value-type="string">
            <text:p text:style-name="P8">I receive disability benefit or social assistance and am not looking for work</text:p>
          </table:table-cell>
        </table:table-row>
        <table:table-row table:style-name="Table8.1">
          <table:table-cell table:style-name="Table8.A1" office:value-type="string">
            <text:p text:style-name="P12">6. </text:p>
          </table:table-cell>
          <table:table-cell table:style-name="Table8.B1" office:value-type="string">
            <text:p text:style-name="P8">I am an apprentice / student / trainee and only receive an expense allowance</text:p>
          </table:table-cell>
        </table:table-row>
        <table:table-row table:style-name="Table8.1">
          <table:table-cell table:style-name="Table8.A1" office:value-type="string">
            <text:p text:style-name="P12">7. </text:p>
          </table:table-cell>
          <table:table-cell table:style-name="Table8.B1" office:value-type="string">
            <text:p text:style-name="P5">I do the housework</text:p>
          </table:table-cell>
        </table:table-row>
      </table:table>
      <text:p text:style-name="P3"><draw:rect text:anchor-type="as-char" draw:z-index="9" draw:style-name="gr1" draw:text-style-name="P58" svg:width="0.0012in" svg:height="0.0213in"><text:p/></draw:rect></text:p>
      <text:p text:style-name="P7">Page 11</text:p>
      <text:h text:style-name="P17" text:outline-level="2">q14header</text:h>
      <text:p text:style-name="P3"><text:span text:style-name="T4">How many hours per week in the past seven days did you work at your workplace and from home? <text:line-break/><text:line-break/></text:span><text:span text:style-name="T1">If you always work from home, fill in all hours at 'from home'. <text:line-break/>Fill in zero (0) if you never work at your workplace or at home.</text:span></text:p>
      <text:p text:style-name="P8"> </text:p>
      <text:p text:style-name="P3"><text:span text:style-name="T1">Question type:</text:span><text:span text:style-name="T4"> Grid</text:span></text:p>
      <text:p text:style-name="P3"><text:span text:style-name="T1">Subquestions:</text:span><text:span text:style-name="T4"><text:line-break/></text:span><text:span text:style-name="T3">q14b </text:span><text:span text:style-name="T11">For the</text:span><text:span text:style-name="T4"> past seven days</text:span></text:p>
      <text:p text:style-name="P3"><text:span text:style-name="T12">Columns:</text:span><text:span text:style-name="T13"><text:line-break/></text:span><text:span text:style-name="T16">q14work</text:span></text:p>
      <text:p text:style-name="P3"><text:span text:style-name="T12">Answer type:</text:span><text:span text:style-name="T13"> Integer</text:span></text:p>
      <text:p text:style-name="P13">q14thouse</text:p>
      <text:p text:style-name="P3"><text:span text:style-name="T12">Answer type:</text:span><text:span text:style-name="T13"> Integer</text:span></text:p>
      <text:p text:style-name="P3"><draw:rect text:anchor-type="as-char" draw:z-index="10" draw:style-name="gr1" draw:text-style-name="P58" svg:width="0.0012in" svg:height="0.0213in"><text:p/></draw:rect></text:p>
      <text:p text:style-name="P7">Page 12</text:p>
      <text:h text:style-name="P17" text:outline-level="2">vacsick</text:h>
      <text:p text:style-name="P3"><text:span text:style-name="T4">In the past seven days, how many days have you...<text:line-break/></text:span><text:span text:style-name="T1">Round off to whole days (e.g. half a day = 1 day). <text:line-break/>Fill in zero (0) if you haven't taken a day off.</text:span></text:p>
      <text:p text:style-name="P8"> </text:p>
      <text:p text:style-name="P3"><text:span text:style-name="T12">Question type:</text:span><text:span text:style-name="T13"> Table</text:span></text:p>
      <text:p text:style-name="P3"><text:span text:style-name="T12">Answer type:</text:span><text:span text:style-name="T13"> Integer</text:span></text:p>
      <text:p text:style-name="P3"><text:span text:style-name="T1">Subquestions:</text:span><text:span text:style-name="T4"><text:line-break/></text:span><text:span text:style-name="T3">vacsick1</text:span><text:span text:style-name="T4"> </text:span><text:span text:style-name="T6">taken</text:span><text:span text:style-name="T4"> a day off for leisure (relaxation, entertainment)<text:line-break/></text:span><text:span text:style-name="T3">vacsick2</text:span><text:span text:style-name="T4"> </text:span><text:span text:style-name="T6">taken</text:span><text:span text:style-name="T4"> a day off to take care of the children<text:line-break/></text:span><text:span text:style-name="T3">vacsick3</text:span><text:span text:style-name="T4"> </text:span><text:span text:style-name="T6">taken</text:span><text:span text:style-name="T4"> a day off for another reason<text:line-break/></text:span><text:span text:style-name="T3">vacsick4</text:span><text:span text:style-name="T4"> reported sick<text:line-break/></text:span><text:span text:style-name="T3">vacsick5</text:span><text:span text:style-name="T4"> not worked because of an official day off ^f_vacsick_vb;</text:span></text:p>
      <text:p text:style-name="P3"><draw:rect text:anchor-type="as-char" draw:z-index="11" draw:style-name="gr1" draw:text-style-name="P58" svg:width="0.0012in" svg:height="0.0213in"><text:p/></draw:rect></text:p>
      <text:p text:style-name="P7">Page 13</text:p>
      <text:h text:style-name="P17" text:outline-level="2">work_perc</text:h>
      <text:p text:style-name="P3"><text:span text:style-name="T4">What percentage of your normal work prior to the coronavirus outbreak can you do </text:span><text:span text:style-name="T7">while</text:span><text:span text:style-name="T4"> working from home?</text:span></text:p>
      <text:p text:style-name="P8"> </text:p>
      <text:p text:style-name="P3"><text:span text:style-name="T12">Answer type:</text:span><text:span text:style-name="T13"> Integer</text:span></text:p>
      <text:p text:style-name="P3"><draw:rect text:anchor-type="as-char" draw:z-index="12" draw:style-name="gr1" draw:text-style-name="P58" svg:width="0.0012in" svg:height="0.0213in"><text:p/></draw:rect></text:p>
      <text:p text:style-name="P7">Page 14</text:p>
      <text:h text:style-name="P17" text:outline-level="2">q16a</text:h>
      <text:p text:style-name="P3"><text:span text:style-name="T4">To the best of your knowledge, has your employer submitted an application for an allowance for labour costs (</text:span><text:span text:style-name="T3">the temporary Emergency Measure Bridging Employment, abbreviated to NOW</text:span><text:span text:style-name="T4">)? The scheme is intended for employers who suffer a loss of turnover of at least 20% as a result of the coronavirus. They can apply to the UWV for an allowance for labour costs.</text:span></text:p>
      <text:p text:style-name="P8"> </text:p>
      <text:p text:style-name="P3"><text:soft-page-break/><text:span text:style-name="T12">Answer type:</text:span><text:span text:style-name="T13"> Radio buttons</text:span></text:p>
      <text:p text:style-name="P12">Categories:</text:p>
      <table:table table:name="Table9" table:style-name="Table9">
        <table:table-column table:style-name="Table9.A"/>
        <table:table-column table:style-name="Table9.B"/>
        <table:table-row table:style-name="Table9.1">
          <table:table-cell table:style-name="Table9.A1" office:value-type="string">
            <text:p text:style-name="P12">1. </text:p>
          </table:table-cell>
          <table:table-cell table:style-name="Table9.B1" office:value-type="string">
            <text:p text:style-name="P8">Yes, the application has been granted</text:p>
          </table:table-cell>
        </table:table-row>
        <table:table-row table:style-name="Table9.1">
          <table:table-cell table:style-name="Table9.A1" office:value-type="string">
            <text:p text:style-name="P12">2. </text:p>
          </table:table-cell>
          <table:table-cell table:style-name="Table9.B1" office:value-type="string">
            <text:p text:style-name="P8">Yes, but the application was rejected</text:p>
          </table:table-cell>
        </table:table-row>
        <table:table-row table:style-name="Table9.1">
          <table:table-cell table:style-name="Table9.A1" office:value-type="string">
            <text:p text:style-name="P12">3. </text:p>
          </table:table-cell>
          <table:table-cell table:style-name="Table9.B1" office:value-type="string">
            <text:p text:style-name="P8">Yeah, but I don't know if the application's been granted yet.</text:p>
          </table:table-cell>
        </table:table-row>
        <table:table-row table:style-name="Table9.1">
          <table:table-cell table:style-name="Table9.A1" office:value-type="string">
            <text:p text:style-name="P12">4. </text:p>
          </table:table-cell>
          <table:table-cell table:style-name="Table9.B1" office:value-type="string">
            <text:p text:style-name="P8">No, but I think my employer is going to do this</text:p>
          </table:table-cell>
        </table:table-row>
        <table:table-row table:style-name="Table9.1">
          <table:table-cell table:style-name="Table9.A1" office:value-type="string">
            <text:p text:style-name="P12">5. </text:p>
          </table:table-cell>
          <table:table-cell table:style-name="Table9.B1" office:value-type="string">
            <text:p text:style-name="P9">No, but I think my employer is going to do this</text:p>
          </table:table-cell>
        </table:table-row>
        <table:table-row table:style-name="Table9.1">
          <table:table-cell table:style-name="Table9.A1" office:value-type="string">
            <text:p text:style-name="P12">6. </text:p>
          </table:table-cell>
          <table:table-cell table:style-name="Table9.B1" office:value-type="string">
            <text:p text:style-name="P8">No, I don't think it's possible</text:p>
          </table:table-cell>
        </table:table-row>
        <table:table-row table:style-name="Table9.1">
          <table:table-cell table:style-name="Table9.A1" office:value-type="string">
            <text:p text:style-name="P12">7. </text:p>
          </table:table-cell>
          <table:table-cell table:style-name="Table9.B1" office:value-type="string">
            <text:p text:style-name="P5">I don't know.</text:p>
          </table:table-cell>
        </table:table-row>
      </table:table>
      <text:p text:style-name="P3"><draw:rect text:anchor-type="as-char" draw:z-index="13" draw:style-name="gr1" draw:text-style-name="P58" svg:width="0.0012in" svg:height="0.0213in"><text:p/></draw:rect></text:p>
      <text:p text:style-name="P7">Page 15</text:p>
      <text:h text:style-name="P17" text:outline-level="2">q16b</text:h>
      <text:p text:style-name="P3"><text:span text:style-name="T4">To the best of your knowledge, has your employer submitted an application for the </text:span><text:span text:style-name="T3">Covid-19 Entrepreneurs Affected Sectors Tegemoetkoming (TOGS)</text:span><text:span text:style-name="T4">? The TOGS is an emergency measure to support entrepreneurs who are directly affected by the coronavirus. They can receive a one-off sum of 4000 euros to pay their fixed costs (e.g. rent of a business premises).</text:span></text:p>
      <text:p text:style-name="P8"> </text:p>
      <text:p text:style-name="P3"><text:span text:style-name="T12">Answer type:</text:span><text:span text:style-name="T13"> Radio buttons</text:span></text:p>
      <text:p text:style-name="P12">Categories:</text:p>
      <table:table table:name="Table10" table:style-name="Table10">
        <table:table-column table:style-name="Table10.A"/>
        <table:table-column table:style-name="Table10.B"/>
        <table:table-row table:style-name="Table10.1">
          <table:table-cell table:style-name="Table10.A1" office:value-type="string">
            <text:p text:style-name="P12">1. </text:p>
          </table:table-cell>
          <table:table-cell table:style-name="Table10.B1" office:value-type="string">
            <text:p text:style-name="P8">Yes, the application has been granted</text:p>
          </table:table-cell>
        </table:table-row>
        <table:table-row table:style-name="Table10.1">
          <table:table-cell table:style-name="Table10.A1" office:value-type="string">
            <text:p text:style-name="P12">2. </text:p>
          </table:table-cell>
          <table:table-cell table:style-name="Table10.B1" office:value-type="string">
            <text:p text:style-name="P8">Yes, but the application was rejected</text:p>
          </table:table-cell>
        </table:table-row>
        <table:table-row table:style-name="Table10.1">
          <table:table-cell table:style-name="Table10.A1" office:value-type="string">
            <text:p text:style-name="P12">3. </text:p>
          </table:table-cell>
          <table:table-cell table:style-name="Table10.B1" office:value-type="string">
            <text:p text:style-name="P8">Yeah, but I don't know if the application's been granted yet.</text:p>
          </table:table-cell>
        </table:table-row>
        <table:table-row table:style-name="Table10.1">
          <table:table-cell table:style-name="Table10.A1" office:value-type="string">
            <text:p text:style-name="P12">4. </text:p>
          </table:table-cell>
          <table:table-cell table:style-name="Table10.B1" office:value-type="string">
            <text:p text:style-name="P8">No, but I think my employer is going to do this</text:p>
          </table:table-cell>
        </table:table-row>
        <table:table-row table:style-name="Table10.1">
          <table:table-cell table:style-name="Table10.A1" office:value-type="string">
            <text:p text:style-name="P12">5. </text:p>
          </table:table-cell>
          <table:table-cell table:style-name="Table10.B1" office:value-type="string">
            <text:p text:style-name="P8">No, I don't think it's necessary</text:p>
          </table:table-cell>
        </table:table-row>
        <table:table-row table:style-name="Table10.1">
          <table:table-cell table:style-name="Table10.A1" office:value-type="string">
            <text:p text:style-name="P12">6. </text:p>
          </table:table-cell>
          <table:table-cell table:style-name="Table10.B1" office:value-type="string">
            <text:p text:style-name="P8">No, I don't think it's possible</text:p>
          </table:table-cell>
        </table:table-row>
        <table:table-row table:style-name="Table10.1">
          <table:table-cell table:style-name="Table10.A1" office:value-type="string">
            <text:p text:style-name="P12">7. </text:p>
          </table:table-cell>
          <table:table-cell table:style-name="Table10.B1" office:value-type="string">
            <text:p text:style-name="P5">I don't know.</text:p>
          </table:table-cell>
        </table:table-row>
      </table:table>
      <text:p text:style-name="P3"><draw:rect text:anchor-type="as-char" draw:z-index="14" draw:style-name="gr1" draw:text-style-name="P58" svg:width="0.0012in" svg:height="0.0213in"><text:p/></draw:rect></text:p>
      <text:p text:style-name="P7">Page 16</text:p>
      <text:h text:style-name="P17" text:outline-level="2">q16c</text:h>
      <text:p text:style-name="P3"><text:span text:style-name="T4">To the best of your knowledge, has your employer applied for a</text:span><text:span text:style-name="T3"> special tax deferral</text:span><text:span text:style-name="T4">? If an entrepreneur has payment problems as a result of the corona virus, the company can apply to the tax authorities for a special deferment of payment for all income tax, corporation tax, turnover tax (VAT) and wage tax assessments.</text:span></text:p>
      <text:p text:style-name="P8"> </text:p>
      <text:p text:style-name="P3"><text:span text:style-name="T12">Answer type:</text:span><text:span text:style-name="T13"> Radio buttons</text:span></text:p>
      <text:p text:style-name="P12">Categories:</text:p>
      <table:table table:name="Table11" table:style-name="Table11">
        <table:table-column table:style-name="Table11.A"/>
        <table:table-column table:style-name="Table11.B"/>
        <table:table-row table:style-name="Table11.1">
          <table:table-cell table:style-name="Table11.A1" office:value-type="string">
            <text:p text:style-name="P12">1. </text:p>
          </table:table-cell>
          <table:table-cell table:style-name="Table11.B1" office:value-type="string">
            <text:p text:style-name="P8">Yes, the application has been granted</text:p>
          </table:table-cell>
        </table:table-row>
        <table:table-row table:style-name="Table11.1">
          <table:table-cell table:style-name="Table11.A1" office:value-type="string">
            <text:p text:style-name="P12">2. </text:p>
          </table:table-cell>
          <table:table-cell table:style-name="Table11.B1" office:value-type="string">
            <text:p text:style-name="P8">Yes, but the application was rejected</text:p>
          </table:table-cell>
        </table:table-row>
        <table:table-row table:style-name="Table11.1">
          <table:table-cell table:style-name="Table11.A1" office:value-type="string">
            <text:p text:style-name="P12">3. </text:p>
          </table:table-cell>
          <table:table-cell table:style-name="Table11.B1" office:value-type="string">
            <text:p text:style-name="P8">Yeah, but I don't know if the application's been granted yet.</text:p>
          </table:table-cell>
        </table:table-row>
        <table:table-row table:style-name="Table11.1">
          <table:table-cell table:style-name="Table11.A1" office:value-type="string">
            <text:p text:style-name="P12">4. </text:p>
          </table:table-cell>
          <table:table-cell table:style-name="Table11.B1" office:value-type="string">
            <text:p text:style-name="P8">No, but I think my employer is going to do this</text:p>
          </table:table-cell>
        </table:table-row>
        <table:table-row table:style-name="Table11.1">
          <table:table-cell table:style-name="Table11.A1" office:value-type="string">
            <text:p text:style-name="P12">5. </text:p>
          </table:table-cell>
          <table:table-cell table:style-name="Table11.B1" office:value-type="string">
            <text:p text:style-name="P8">No, I don't think it's necessary</text:p>
          </table:table-cell>
        </table:table-row>
        <table:table-row table:style-name="Table11.1">
          <table:table-cell table:style-name="Table11.A1" office:value-type="string">
            <text:p text:style-name="P12">6. </text:p>
          </table:table-cell>
          <table:table-cell table:style-name="Table11.B1" office:value-type="string">
            <text:p text:style-name="P8">No, I don't think it's possible</text:p>
          </table:table-cell>
        </table:table-row>
        <table:table-row table:style-name="Table11.1">
          <table:table-cell table:style-name="Table11.A1" office:value-type="string">
            <text:p text:style-name="P12">7. </text:p>
          </table:table-cell>
          <table:table-cell table:style-name="Table11.B1" office:value-type="string">
            <text:p text:style-name="P9">No, I don't think it's possible</text:p>
          </table:table-cell>
        </table:table-row>
      </table:table>
      <text:p text:style-name="P3"><draw:rect text:anchor-type="as-char" draw:z-index="15" draw:style-name="gr1" draw:text-style-name="P58" svg:width="0.0012in" svg:height="0.0213in"><text:p/></draw:rect></text:p>
      <text:p text:style-name="P7">Page 17</text:p>
      <text:h text:style-name="P17" text:outline-level="2">q17a</text:h>
      <text:p text:style-name="P3"><text:span text:style-name="T4">Have you submitted an application for an allowance for labour costs (</text:span><text:span text:style-name="T3">the temporary Emergency Measure Bridging Employment, abbreviated to NOW</text:span><text:span text:style-name="T4">)? The scheme is intended for employers who suffer a loss of turnover of at least 20% as a result of the coronavirus. They can apply to the UWV for an allowance for labour costs.</text:span></text:p>
      <text:p text:style-name="P8"> </text:p>
      <text:p text:style-name="P3"><text:span text:style-name="T12">Answer type:</text:span><text:span text:style-name="T13"> Radio buttons</text:span></text:p>
      <text:p text:style-name="P12"><text:soft-page-break/>Categories:</text:p>
      <table:table table:name="Table12" table:style-name="Table12">
        <table:table-column table:style-name="Table12.A"/>
        <table:table-column table:style-name="Table12.B"/>
        <table:table-row table:style-name="Table12.1">
          <table:table-cell table:style-name="Table12.A1" office:value-type="string">
            <text:p text:style-name="P12">1. </text:p>
          </table:table-cell>
          <table:table-cell table:style-name="Table12.B1" office:value-type="string">
            <text:p text:style-name="P8">Yes, the application has been granted</text:p>
          </table:table-cell>
        </table:table-row>
        <table:table-row table:style-name="Table12.1">
          <table:table-cell table:style-name="Table12.A1" office:value-type="string">
            <text:p text:style-name="P12">2. </text:p>
          </table:table-cell>
          <table:table-cell table:style-name="Table12.B1" office:value-type="string">
            <text:p text:style-name="P8">Yes, but the application was rejected</text:p>
          </table:table-cell>
        </table:table-row>
        <table:table-row table:style-name="Table12.1">
          <table:table-cell table:style-name="Table12.A1" office:value-type="string">
            <text:p text:style-name="P12">3. </text:p>
          </table:table-cell>
          <table:table-cell table:style-name="Table12.B1" office:value-type="string">
            <text:p text:style-name="P8">Yeah, but I don't know if the application's been granted yet.</text:p>
          </table:table-cell>
        </table:table-row>
        <table:table-row table:style-name="Table12.1">
          <table:table-cell table:style-name="Table12.A1" office:value-type="string">
            <text:p text:style-name="P12">4. </text:p>
          </table:table-cell>
          <table:table-cell table:style-name="Table12.B1" office:value-type="string">
            <text:p text:style-name="P8">No, but I'm gonna do this</text:p>
          </table:table-cell>
        </table:table-row>
        <table:table-row table:style-name="Table12.1">
          <table:table-cell table:style-name="Table12.A1" office:value-type="string">
            <text:p text:style-name="P12">5. </text:p>
          </table:table-cell>
          <table:table-cell table:style-name="Table12.B1" office:value-type="string">
            <text:p text:style-name="P8">No, I don't think my company qualifies for this</text:p>
          </table:table-cell>
        </table:table-row>
        <table:table-row table:style-name="Table12.1">
          <table:table-cell table:style-name="Table12.A1" office:value-type="string">
            <text:p text:style-name="P12">9. </text:p>
          </table:table-cell>
          <table:table-cell table:style-name="Table12.B1" office:value-type="string">
            <text:p text:style-name="P8">No, I have no employees/no payroll costs</text:p>
          </table:table-cell>
        </table:table-row>
        <table:table-row table:style-name="Table12.1">
          <table:table-cell table:style-name="Table12.A1" office:value-type="string">
            <text:p text:style-name="P12">6. </text:p>
          </table:table-cell>
          <table:table-cell table:style-name="Table12.B1" office:value-type="string">
            <text:p text:style-name="P8">No, this is too much red tape</text:p>
          </table:table-cell>
        </table:table-row>
        <table:table-row table:style-name="Table12.1">
          <table:table-cell table:style-name="Table12.A1" office:value-type="string">
            <text:p text:style-name="P12">7. </text:p>
          </table:table-cell>
          <table:table-cell table:style-name="Table12.B1" office:value-type="string">
            <text:p text:style-name="P8">No, for another reason</text:p>
          </table:table-cell>
        </table:table-row>
        <table:table-row table:style-name="Table12.1">
          <table:table-cell table:style-name="Table12.A1" office:value-type="string">
            <text:p text:style-name="P12">8. </text:p>
          </table:table-cell>
          <table:table-cell table:style-name="Table12.B1" office:value-type="string">
            <text:p text:style-name="P8">I didn't know there was this arrangement</text:p>
          </table:table-cell>
        </table:table-row>
      </table:table>
      <text:p text:style-name="P3"><draw:rect text:anchor-type="as-char" draw:z-index="16" draw:style-name="gr1" draw:text-style-name="P58" svg:width="0.0012in" svg:height="0.0213in"><text:p/></draw:rect></text:p>
      <text:p text:style-name="P7">Page 18</text:p>
      <text:h text:style-name="P17" text:outline-level="2">q17b</text:h>
      <text:p text:style-name="P3"><text:span text:style-name="T4">Have you submitted an application for the </text:span><text:span text:style-name="T3">Covid-19 Entrepreneurs Affected Sectors (TOGS)</text:span><text:span text:style-name="T4">? TOGS is an emergency measure to support entrepreneurs who are directly affected by the coronavirus. They can receive a one-off sum of 4000 euros to pay their fixed costs (e.g. rent of a business premises).</text:span></text:p>
      <text:p text:style-name="P8"> </text:p>
      <text:p text:style-name="P3"><text:span text:style-name="T12">Answer type:</text:span><text:span text:style-name="T13"> Radio buttons</text:span></text:p>
      <text:p text:style-name="P12">Categories:</text:p>
      <table:table table:name="Table13" table:style-name="Table13">
        <table:table-column table:style-name="Table13.A"/>
        <table:table-column table:style-name="Table13.B"/>
        <table:table-row table:style-name="Table13.1">
          <table:table-cell table:style-name="Table13.A1" office:value-type="string">
            <text:p text:style-name="P12">1. </text:p>
          </table:table-cell>
          <table:table-cell table:style-name="Table13.B1" office:value-type="string">
            <text:p text:style-name="P8">Yes, the application has been granted</text:p>
          </table:table-cell>
        </table:table-row>
        <table:table-row table:style-name="Table13.1">
          <table:table-cell table:style-name="Table13.A1" office:value-type="string">
            <text:p text:style-name="P12">2. </text:p>
          </table:table-cell>
          <table:table-cell table:style-name="Table13.B1" office:value-type="string">
            <text:p text:style-name="P8">Yes, but the application was rejected</text:p>
          </table:table-cell>
        </table:table-row>
        <table:table-row table:style-name="Table13.1">
          <table:table-cell table:style-name="Table13.A1" office:value-type="string">
            <text:p text:style-name="P12">3. </text:p>
          </table:table-cell>
          <table:table-cell table:style-name="Table13.B1" office:value-type="string">
            <text:p text:style-name="P8">Yeah, but I don't know if the application's been granted yet.</text:p>
          </table:table-cell>
        </table:table-row>
        <table:table-row table:style-name="Table13.1">
          <table:table-cell table:style-name="Table13.A1" office:value-type="string">
            <text:p text:style-name="P12">4. </text:p>
          </table:table-cell>
          <table:table-cell table:style-name="Table13.B1" office:value-type="string">
            <text:p text:style-name="P8">No, but I'm gonna do this</text:p>
          </table:table-cell>
        </table:table-row>
        <table:table-row table:style-name="Table13.1">
          <table:table-cell table:style-name="Table13.A1" office:value-type="string">
            <text:p text:style-name="P12">5. </text:p>
          </table:table-cell>
          <table:table-cell table:style-name="Table13.B1" office:value-type="string">
            <text:p text:style-name="P8">No, I don't think my company qualifies for this</text:p>
          </table:table-cell>
        </table:table-row>
        <table:table-row table:style-name="Table13.1">
          <table:table-cell table:style-name="Table13.A1" office:value-type="string">
            <text:p text:style-name="P12">6. </text:p>
          </table:table-cell>
          <table:table-cell table:style-name="Table13.B1" office:value-type="string">
            <text:p text:style-name="P8">No, this is too much red tape</text:p>
          </table:table-cell>
        </table:table-row>
        <table:table-row table:style-name="Table13.1">
          <table:table-cell table:style-name="Table13.A1" office:value-type="string">
            <text:p text:style-name="P12">7. </text:p>
          </table:table-cell>
          <table:table-cell table:style-name="Table13.B1" office:value-type="string">
            <text:p text:style-name="P8">No, for another reason</text:p>
          </table:table-cell>
        </table:table-row>
        <table:table-row table:style-name="Table13.1">
          <table:table-cell table:style-name="Table13.A1" office:value-type="string">
            <text:p text:style-name="P12">8. </text:p>
          </table:table-cell>
          <table:table-cell table:style-name="Table13.B1" office:value-type="string">
            <text:p text:style-name="P8">I didn't know there was this arrangement</text:p>
          </table:table-cell>
        </table:table-row>
      </table:table>
      <text:p text:style-name="P3"><draw:rect text:anchor-type="as-char" draw:z-index="17" draw:style-name="gr1" draw:text-style-name="P58" svg:width="0.0012in" svg:height="0.0213in"><text:p/></draw:rect></text:p>
      <text:p text:style-name="P7">Page 19</text:p>
      <text:h text:style-name="P17" text:outline-level="2">q17c</text:h>
      <text:p text:style-name="P3"><text:span text:style-name="T4">Have you applied for</text:span><text:span text:style-name="T3"> special tax deferrals</text:span><text:span text:style-name="T4">? If an entrepreneur has payment problems as a result of the corona virus, the company can apply to the tax authorities for a special deferral of payment for all income tax, corporation tax, turnover tax (VAT) and wage tax assessments.</text:span></text:p>
      <text:p text:style-name="P8"> </text:p>
      <text:p text:style-name="P3"><text:span text:style-name="T12">Answer type:</text:span><text:span text:style-name="T13"> Radio buttons</text:span></text:p>
      <text:p text:style-name="P12">Categories:</text:p>
      <table:table table:name="Table14" table:style-name="Table14">
        <table:table-column table:style-name="Table14.A"/>
        <table:table-column table:style-name="Table14.B"/>
        <table:table-row table:style-name="Table14.1">
          <table:table-cell table:style-name="Table14.A1" office:value-type="string">
            <text:p text:style-name="P12">1. </text:p>
          </table:table-cell>
          <table:table-cell table:style-name="Table14.B1" office:value-type="string">
            <text:p text:style-name="P8">Yes, the application has been granted</text:p>
          </table:table-cell>
        </table:table-row>
        <table:table-row table:style-name="Table14.1">
          <table:table-cell table:style-name="Table14.A1" office:value-type="string">
            <text:p text:style-name="P12">2. </text:p>
          </table:table-cell>
          <table:table-cell table:style-name="Table14.B1" office:value-type="string">
            <text:p text:style-name="P8">Yes, but the application was rejected</text:p>
          </table:table-cell>
        </table:table-row>
        <table:table-row table:style-name="Table14.1">
          <table:table-cell table:style-name="Table14.A1" office:value-type="string">
            <text:p text:style-name="P12">3. </text:p>
          </table:table-cell>
          <table:table-cell table:style-name="Table14.B1" office:value-type="string">
            <text:p text:style-name="P8">Yeah, but I don't know if the application's been granted yet.</text:p>
          </table:table-cell>
        </table:table-row>
        <table:table-row table:style-name="Table14.1">
          <table:table-cell table:style-name="Table14.A1" office:value-type="string">
            <text:p text:style-name="P12">4. </text:p>
          </table:table-cell>
          <table:table-cell table:style-name="Table14.B1" office:value-type="string">
            <text:p text:style-name="P8">No, but I'm gonna do this</text:p>
          </table:table-cell>
        </table:table-row>
        <table:table-row table:style-name="Table14.1">
          <table:table-cell table:style-name="Table14.A1" office:value-type="string">
            <text:p text:style-name="P12">5. </text:p>
          </table:table-cell>
          <table:table-cell table:style-name="Table14.B1" office:value-type="string">
            <text:p text:style-name="P8">No, I don't think my company qualifies for this</text:p>
          </table:table-cell>
        </table:table-row>
        <table:table-row table:style-name="Table14.1">
          <table:table-cell table:style-name="Table14.A1" office:value-type="string">
            <text:p text:style-name="P12">6. </text:p>
          </table:table-cell>
          <table:table-cell table:style-name="Table14.B1" office:value-type="string">
            <text:p text:style-name="P8">No, this is too much red tape</text:p>
          </table:table-cell>
        </table:table-row>
        <table:table-row table:style-name="Table14.1">
          <table:table-cell table:style-name="Table14.A1" office:value-type="string">
            <text:p text:style-name="P12">7. </text:p>
          </table:table-cell>
          <table:table-cell table:style-name="Table14.B1" office:value-type="string">
            <text:p text:style-name="P8">No, for another reason</text:p>
          </table:table-cell>
        </table:table-row>
        <table:table-row table:style-name="Table14.1">
          <table:table-cell table:style-name="Table14.A1" office:value-type="string">
            <text:p text:style-name="P12">8. </text:p>
          </table:table-cell>
          <table:table-cell table:style-name="Table14.B1" office:value-type="string">
            <text:p text:style-name="P8">I didn't know there was this arrangement</text:p>
          </table:table-cell>
        </table:table-row>
      </table:table>
      <text:p text:style-name="P3"><draw:rect text:anchor-type="as-char" draw:z-index="18" draw:style-name="gr1" draw:text-style-name="P58" svg:width="0.0012in" svg:height="0.0213in"><text:p/></draw:rect></text:p>
      <text:p text:style-name="P7">Page 20</text:p>
      <text:h text:style-name="P17" text:outline-level="2">q17d</text:h>
      <text:p text:style-name="P3"><text:span text:style-name="T4">Have you submitted an application for income support for the self-employed (</text:span><text:span text:style-name="T3">the Temporary bridging scheme for the self-employed, abbreviated to Tozo</text:span><text:span text:style-name="T4">)? The scheme provides for a supplementary livelihood allowance if the income falls below the social minimum due to the corona crisis. And a loan for working capital to absorb liquidity problems as a result of the corona crisis.</text:span></text:p>
      <text:p text:style-name="P8"> </text:p>
      <text:p text:style-name="P3"><text:soft-page-break/><text:span text:style-name="T12">Answer type:</text:span><text:span text:style-name="T13"> Radio buttons</text:span></text:p>
      <text:p text:style-name="P12">Categories:</text:p>
      <table:table table:name="Table15" table:style-name="Table15">
        <table:table-column table:style-name="Table15.A"/>
        <table:table-column table:style-name="Table15.B"/>
        <table:table-row table:style-name="Table15.1">
          <table:table-cell table:style-name="Table15.A1" office:value-type="string">
            <text:p text:style-name="P12">1. </text:p>
          </table:table-cell>
          <table:table-cell table:style-name="Table15.B1" office:value-type="string">
            <text:p text:style-name="P8">Yes, the application has been granted</text:p>
          </table:table-cell>
        </table:table-row>
        <table:table-row table:style-name="Table15.1">
          <table:table-cell table:style-name="Table15.A1" office:value-type="string">
            <text:p text:style-name="P12">2. </text:p>
          </table:table-cell>
          <table:table-cell table:style-name="Table15.B1" office:value-type="string">
            <text:p text:style-name="P8">Yes, but the application was rejected</text:p>
          </table:table-cell>
        </table:table-row>
        <table:table-row table:style-name="Table15.1">
          <table:table-cell table:style-name="Table15.A1" office:value-type="string">
            <text:p text:style-name="P12">3. </text:p>
          </table:table-cell>
          <table:table-cell table:style-name="Table15.B1" office:value-type="string">
            <text:p text:style-name="P8">Yeah, but I don't know if the application's been granted yet.</text:p>
          </table:table-cell>
        </table:table-row>
        <table:table-row table:style-name="Table15.1">
          <table:table-cell table:style-name="Table15.A1" office:value-type="string">
            <text:p text:style-name="P12">4. </text:p>
          </table:table-cell>
          <table:table-cell table:style-name="Table15.B1" office:value-type="string">
            <text:p text:style-name="P8">No, but I'm gonna do this</text:p>
          </table:table-cell>
        </table:table-row>
        <table:table-row table:style-name="Table15.1">
          <table:table-cell table:style-name="Table15.A1" office:value-type="string">
            <text:p text:style-name="P12">5. </text:p>
          </table:table-cell>
          <table:table-cell table:style-name="Table15.B1" office:value-type="string">
            <text:p text:style-name="P8">No, I don't think my company qualifies for this</text:p>
          </table:table-cell>
        </table:table-row>
        <table:table-row table:style-name="Table15.1">
          <table:table-cell table:style-name="Table15.A1" office:value-type="string">
            <text:p text:style-name="P12">6. </text:p>
          </table:table-cell>
          <table:table-cell table:style-name="Table15.B1" office:value-type="string">
            <text:p text:style-name="P8">No, this is too much red tape</text:p>
          </table:table-cell>
        </table:table-row>
        <table:table-row table:style-name="Table15.1">
          <table:table-cell table:style-name="Table15.A1" office:value-type="string">
            <text:p text:style-name="P12">7. </text:p>
          </table:table-cell>
          <table:table-cell table:style-name="Table15.B1" office:value-type="string">
            <text:p text:style-name="P8">No, for another reason</text:p>
          </table:table-cell>
        </table:table-row>
        <table:table-row table:style-name="Table15.1">
          <table:table-cell table:style-name="Table15.A1" office:value-type="string">
            <text:p text:style-name="P12">8. </text:p>
          </table:table-cell>
          <table:table-cell table:style-name="Table15.B1" office:value-type="string">
            <text:p text:style-name="P8">I didn't know there was this arrangement</text:p>
          </table:table-cell>
        </table:table-row>
      </table:table>
      <text:p text:style-name="P3"><draw:rect text:anchor-type="as-char" draw:z-index="19" draw:style-name="gr1" draw:text-style-name="P58" svg:width="0.0012in" svg:height="0.0213in"><text:p/></draw:rect></text:p>
      <text:p text:style-name="P7">Page 21</text:p>
      <text:h text:style-name="P17" text:outline-level="2">q17th</text:h>
      <text:p text:style-name="P3"><text:span text:style-name="T4">Did you use the </text:span><text:span text:style-name="T3">unblocking of the g-account</text:span><text:span text:style-name="T4">? A g-account is a blocked bank account and is intended for companies that lend out personnel. Money can only be transferred from this account to a special giro account number of the Tax and Customs Administration and to other g-accounts.</text:span></text:p>
      <text:p text:style-name="P8"> </text:p>
      <text:p text:style-name="P3"><text:span text:style-name="T12">Answer type:</text:span><text:span text:style-name="T13"> Radio buttons</text:span></text:p>
      <text:p text:style-name="P12">Categories:</text:p>
      <table:table table:name="Table16" table:style-name="Table16">
        <table:table-column table:style-name="Table16.A"/>
        <table:table-column table:style-name="Table16.B"/>
        <table:table-row table:style-name="Table16.1">
          <table:table-cell table:style-name="Table16.A1" office:value-type="string">
            <text:p text:style-name="P12">1. </text:p>
          </table:table-cell>
          <table:table-cell table:style-name="Table16.B1" office:value-type="string">
            <text:p text:style-name="P5">Yeah, yeah, yeah, yeah, yeah, yeah, yeah, yeah,</text:p>
          </table:table-cell>
        </table:table-row>
        <table:table-row table:style-name="Table16.1">
          <table:table-cell table:style-name="Table16.A1" office:value-type="string">
            <text:p text:style-name="P12">2. </text:p>
          </table:table-cell>
          <table:table-cell table:style-name="Table16.B1" office:value-type="string">
            <text:p text:style-name="P8">No, but I'm gonna do this</text:p>
          </table:table-cell>
        </table:table-row>
        <table:table-row table:style-name="Table16.1">
          <table:table-cell table:style-name="Table16.A1" office:value-type="string">
            <text:p text:style-name="P12">3. </text:p>
          </table:table-cell>
          <table:table-cell table:style-name="Table16.B1" office:value-type="string">
            <text:p text:style-name="P8">No, I don't think my company qualifies for this</text:p>
          </table:table-cell>
        </table:table-row>
        <table:table-row table:style-name="Table16.1">
          <table:table-cell table:style-name="Table16.A1" office:value-type="string">
            <text:p text:style-name="P12">4. </text:p>
          </table:table-cell>
          <table:table-cell table:style-name="Table16.B1" office:value-type="string">
            <text:p text:style-name="P8">No, this is too much red tape</text:p>
          </table:table-cell>
        </table:table-row>
        <table:table-row table:style-name="Table16.1">
          <table:table-cell table:style-name="Table16.A1" office:value-type="string">
            <text:p text:style-name="P12">5. </text:p>
          </table:table-cell>
          <table:table-cell table:style-name="Table16.B1" office:value-type="string">
            <text:p text:style-name="P8">No, for another reason</text:p>
          </table:table-cell>
        </table:table-row>
        <table:table-row table:style-name="Table16.1">
          <table:table-cell table:style-name="Table16.A1" office:value-type="string">
            <text:p text:style-name="P12">6. </text:p>
          </table:table-cell>
          <table:table-cell table:style-name="Table16.B1" office:value-type="string">
            <text:p text:style-name="P8">I didn't know there was this arrangement</text:p>
          </table:table-cell>
        </table:table-row>
        <table:table-row table:style-name="Table16.1">
          <table:table-cell table:style-name="Table16.A1" office:value-type="string">
            <text:p text:style-name="P12">7. </text:p>
          </table:table-cell>
          <table:table-cell table:style-name="Table16.B1" office:value-type="string">
            <text:p text:style-name="P8">Not applicable/I do not have a g-account</text:p>
          </table:table-cell>
        </table:table-row>
      </table:table>
      <text:p text:style-name="P3"><draw:rect text:anchor-type="as-char" draw:z-index="20" draw:style-name="gr1" draw:text-style-name="P58" svg:width="0.0012in" svg:height="0.0213in"><text:p/></draw:rect></text:p>
      <text:p text:style-name="P7">Page 22</text:p>
      <text:h text:style-name="P17" text:outline-level="2">q17f_header</text:h>
      <text:p text:style-name="P8">Have you used...</text:p>
      <text:p text:style-name="P8"> </text:p>
      <text:p text:style-name="P3"><text:span text:style-name="T12">Question type:</text:span><text:span text:style-name="T13"> Table</text:span></text:p>
      <text:p text:style-name="P3"><text:span text:style-name="T12">Answer type:</text:span><text:span text:style-name="T13"> Radio buttons</text:span></text:p>
      <text:p text:style-name="P3"><text:span text:style-name="T1">Subquestions:</text:span><text:span text:style-name="T4"><text:line-break/></text:span><text:span text:style-name="T3">q17f_1</text:span><text:span text:style-name="T4"> ...an amendment provisional assessment?<text:line-break/></text:span><text:span text:style-name="T3">q17f_2</text:span><text:span text:style-name="T4"> ...the extension of the guarantee for SMEs?<text:line-break/></text:span><text:span text:style-name="T3">q17f_3 ..</text:span><text:span text:style-name="T4">.the Enterprise Guarantee Facility (GO)?<text:line-break/></text:span><text:span text:style-name="T3">q17f_4</text:span><text:span text:style-name="T4"> ...the Qredits?<text:line-break/></text:span><text:span text:style-name="T3">q17f_5 ..</text:span><text:span text:style-name="T4">.the bridging loan fund for non-bank businesses?</text:span></text:p>
      <text:p text:style-name="P12">Categories:</text:p>
      <table:table table:name="Table17" table:style-name="Table17">
        <table:table-column table:style-name="Table17.A"/>
        <table:table-column table:style-name="Table17.B"/>
        <table:table-row table:style-name="Table17.1">
          <table:table-cell table:style-name="Table17.A1" office:value-type="string">
            <text:p text:style-name="P12">1. </text:p>
          </table:table-cell>
          <table:table-cell table:style-name="Table17.B1" office:value-type="string">
            <text:p text:style-name="P5">Yes</text:p>
          </table:table-cell>
        </table:table-row>
        <table:table-row table:style-name="Table17.1">
          <table:table-cell table:style-name="Table17.A1" office:value-type="string">
            <text:p text:style-name="P12">2. </text:p>
          </table:table-cell>
          <table:table-cell table:style-name="Table17.B1" office:value-type="string">
            <text:p text:style-name="P8">No, but I'm gonna do this</text:p>
          </table:table-cell>
        </table:table-row>
        <table:table-row table:style-name="Table17.1">
          <table:table-cell table:style-name="Table17.A1" office:value-type="string">
            <text:p text:style-name="P12">3. </text:p>
          </table:table-cell>
          <table:table-cell table:style-name="Table17.B1" office:value-type="string">
            <text:p text:style-name="P8">No, I don't intend to.</text:p>
          </table:table-cell>
        </table:table-row>
        <table:table-row table:style-name="Table17.1">
          <table:table-cell table:style-name="Table17.A1" office:value-type="string">
            <text:p text:style-name="P12">4. </text:p>
          </table:table-cell>
          <table:table-cell table:style-name="Table17.B1" office:value-type="string">
            <text:p text:style-name="P8">I didn't know there was this arrangement</text:p>
          </table:table-cell>
        </table:table-row>
        <table:table-row table:style-name="Table17.1">
          <table:table-cell table:style-name="Table17.A1" office:value-type="string">
            <text:p text:style-name="P12">5. </text:p>
          </table:table-cell>
          <table:table-cell table:style-name="Table17.B1" office:value-type="string">
            <text:p text:style-name="P5">Not applicable</text:p>
          </table:table-cell>
        </table:table-row>
      </table:table>
      <text:p text:style-name="P3"><draw:rect text:anchor-type="as-char" draw:z-index="21" draw:style-name="gr1" draw:text-style-name="P58" svg:width="0.0012in" svg:height="0.0213in"><text:p/></draw:rect></text:p>
      <text:p text:style-name="P7">Page 23</text:p>
      <text:h text:style-name="P17" text:outline-level="2">change_empl</text:h>
      <text:p text:style-name="P8">If you compare your situation to that before the coronavirus crisis, what situation applies to you now?</text:p>
      <text:p text:style-name="P8"> </text:p>
      <text:p text:style-name="P3"><text:span text:style-name="T12">Answer type:</text:span><text:span text:style-name="T13"> Radio buttons</text:span></text:p>
      <text:p text:style-name="P12">Categories:</text:p>
      <table:table table:name="Table18" table:style-name="Table18">
        <table:table-column table:style-name="Table18.A"/>
        <table:table-column table:style-name="Table18.B"/>
        <text:soft-page-break/>
        <table:table-row table:style-name="Table18.1">
          <table:table-cell table:style-name="Table18.A1" office:value-type="string">
            <text:p text:style-name="P12">1. </text:p>
          </table:table-cell>
          <table:table-cell table:style-name="Table18.B1" office:value-type="string">
            <text:p text:style-name="P8">I have an employment contract with more hours</text:p>
          </table:table-cell>
        </table:table-row>
        <table:table-row table:style-name="Table18.1">
          <table:table-cell table:style-name="Table18.A1" office:value-type="string">
            <text:p text:style-name="P12">2. </text:p>
          </table:table-cell>
          <table:table-cell table:style-name="Table18.B1" office:value-type="string">
            <text:p text:style-name="P8">I have an employment contract with the same number of hours</text:p>
          </table:table-cell>
        </table:table-row>
        <table:table-row table:style-name="Table18.1">
          <table:table-cell table:style-name="Table18.A1" office:value-type="string">
            <text:p text:style-name="P12">3. </text:p>
          </table:table-cell>
          <table:table-cell table:style-name="Table18.B1" office:value-type="string">
            <text:p text:style-name="P8">I have an employment contract with fewer hours</text:p>
          </table:table-cell>
        </table:table-row>
        <table:table-row table:style-name="Table18.1">
          <table:table-cell table:style-name="Table18.A1" office:value-type="string">
            <text:p text:style-name="P12">4. </text:p>
          </table:table-cell>
          <table:table-cell table:style-name="Table18.B1" office:value-type="string">
            <text:p text:style-name="P8">My employer fired me, but the dismissal hasn't taken effect yet.</text:p>
          </table:table-cell>
        </table:table-row>
        <table:table-row table:style-name="Table18.1">
          <table:table-cell table:style-name="Table18.A1" office:value-type="string">
            <text:p text:style-name="P12">5. </text:p>
          </table:table-cell>
          <table:table-cell table:style-name="Table18.B1" office:value-type="string">
            <text:p text:style-name="P5">Otherwise, namely...</text:p>
          </table:table-cell>
        </table:table-row>
      </table:table>
      <text:h text:style-name="P19" text:outline-level="3">change_empl_str</text:h>
      <text:p text:style-name="P3"><text:span text:style-name="T12">Question type:</text:span><text:span text:style-name="T13"> Inline textfield attached to code 5 of question "change_empl"</text:span></text:p>
      <text:p text:style-name="P3"><draw:rect text:anchor-type="as-char" draw:z-index="22" draw:style-name="gr1" draw:text-style-name="P58" svg:width="0.0012in" svg:height="0.0213in"><text:p/></draw:rect></text:p>
      <text:p text:style-name="P7">Page 24</text:p>
      <text:h text:style-name="P17" text:outline-level="2">change_selfempl</text:h>
      <text:p text:style-name="P8">If you compare your situation to that before the coronavirus crisis, what situation applies to you now?</text:p>
      <text:p text:style-name="P8"> </text:p>
      <text:p text:style-name="P3"><text:span text:style-name="T12">Answer type:</text:span><text:span text:style-name="T13"> Radio buttons</text:span></text:p>
      <text:p text:style-name="P12">Categories:</text:p>
      <table:table table:name="Table19" table:style-name="Table19">
        <table:table-column table:style-name="Table19.A"/>
        <table:table-column table:style-name="Table19.B"/>
        <table:table-row table:style-name="Table19.1">
          <table:table-cell table:style-name="Table19.A1" office:value-type="string">
            <text:p text:style-name="P12">1. </text:p>
          </table:table-cell>
          <table:table-cell table:style-name="Table19.B1" office:value-type="string">
            <text:p text:style-name="P5">My income is higher</text:p>
          </table:table-cell>
        </table:table-row>
        <table:table-row table:style-name="Table19.1">
          <table:table-cell table:style-name="Table19.A1" office:value-type="string">
            <text:p text:style-name="P12">2. </text:p>
          </table:table-cell>
          <table:table-cell table:style-name="Table19.B1" office:value-type="string">
            <text:p text:style-name="P5">My income is the same</text:p>
          </table:table-cell>
        </table:table-row>
        <table:table-row table:style-name="Table19.1">
          <table:table-cell table:style-name="Table19.A1" office:value-type="string">
            <text:p text:style-name="P12">3. </text:p>
          </table:table-cell>
          <table:table-cell table:style-name="Table19.B1" office:value-type="string">
            <text:p text:style-name="P5">My income is lower</text:p>
          </table:table-cell>
        </table:table-row>
        <table:table-row table:style-name="Table19.1">
          <table:table-cell table:style-name="Table19.A1" office:value-type="string">
            <text:p text:style-name="P12">4. </text:p>
          </table:table-cell>
          <table:table-cell table:style-name="Table19.B1" office:value-type="string">
            <text:p text:style-name="P5">I filed for bankruptcy</text:p>
          </table:table-cell>
        </table:table-row>
        <table:table-row table:style-name="Table19.1">
          <table:table-cell table:style-name="Table19.A1" office:value-type="string">
            <text:p text:style-name="P12">5. </text:p>
          </table:table-cell>
          <table:table-cell table:style-name="Table19.B1" office:value-type="string">
            <text:p text:style-name="P5">Otherwise, namely...</text:p>
          </table:table-cell>
        </table:table-row>
      </table:table>
      <text:h text:style-name="P19" text:outline-level="3">change_selfempl_str</text:h>
      <text:p text:style-name="P3"><text:span text:style-name="T12">Question type:</text:span><text:span text:style-name="T13"> Inline textfield attached to code 5 of question "change_selfempl"</text:span></text:p>
      <text:p text:style-name="P3"><draw:rect text:anchor-type="as-char" draw:z-index="23" draw:style-name="gr1" draw:text-style-name="P58" svg:width="0.0012in" svg:height="0.0213in"><text:p/></draw:rect></text:p>
      <text:p text:style-name="P7">Page 25</text:p>
      <text:h text:style-name="P17" text:outline-level="2">q2</text:h>
      <text:p text:style-name="P8">^f_q2; Has your employment situation changed with the coronavirus outbreak?</text:p>
      <text:p text:style-name="P8"> </text:p>
      <text:p text:style-name="P3"><text:span text:style-name="T12">Answer type:</text:span><text:span text:style-name="T13"> Radio buttons</text:span></text:p>
      <text:p text:style-name="P12">Categories:</text:p>
      <table:table table:name="Table20" table:style-name="Table20">
        <table:table-column table:style-name="Table20.A"/>
        <table:table-column table:style-name="Table20.B"/>
        <table:table-row table:style-name="Table20.1">
          <table:table-cell table:style-name="Table20.A1" office:value-type="string">
            <text:p text:style-name="P12">1. </text:p>
          </table:table-cell>
          <table:table-cell table:style-name="Table20.B1" office:value-type="string">
            <text:p text:style-name="P5">Yes</text:p>
          </table:table-cell>
        </table:table-row>
        <table:table-row table:style-name="Table20.1">
          <table:table-cell table:style-name="Table20.A1" office:value-type="string">
            <text:p text:style-name="P12">2. </text:p>
          </table:table-cell>
          <table:table-cell table:style-name="Table20.B1" office:value-type="string">
            <text:p text:style-name="P5">No</text:p>
          </table:table-cell>
        </table:table-row>
      </table:table>
      <text:p text:style-name="P3"><draw:rect text:anchor-type="as-char" draw:z-index="24" draw:style-name="gr1" draw:text-style-name="P58" svg:width="0.0012in" svg:height="0.0213in"><text:p/></draw:rect></text:p>
      <text:p text:style-name="P7">Page 26</text:p>
      <text:h text:style-name="P17" text:outline-level="2">q4_header</text:h>
      <text:p text:style-name="P8">In which month and in which year did your last job end?</text:p>
      <text:p text:style-name="P8"> </text:p>
      <text:p text:style-name="P3"><text:span text:style-name="T12">Question type:</text:span><text:span text:style-name="T13"> Grid</text:span></text:p>
      <text:p text:style-name="P3"><text:span text:style-name="T12">Subquestions:</text:span><text:span text:style-name="T13"><text:line-break/></text:span><text:span text:style-name="T16">q4 </text:span></text:p>
      <text:p text:style-name="P3"><text:span text:style-name="T12">Columns:</text:span><text:span text:style-name="T13"><text:line-break/></text:span><text:span text:style-name="T16">month</text:span></text:p>
      <text:p text:style-name="P3"><text:span text:style-name="T12">Answer type:</text:span><text:span text:style-name="T13"> Dropdown</text:span></text:p>
      <text:p text:style-name="P12">Categories:</text:p>
      <table:table table:name="Table21" table:style-name="Table21">
        <table:table-column table:style-name="Table21.A"/>
        <table:table-column table:style-name="Table21.B"/>
        <table:table-row table:style-name="Table21.1">
          <table:table-cell table:style-name="Table21.A1" office:value-type="string">
            <text:p text:style-name="P12">1. </text:p>
          </table:table-cell>
          <table:table-cell table:style-name="Table21.B1" office:value-type="string">
            <text:p text:style-name="P5">January</text:p>
          </table:table-cell>
        </table:table-row>
        <table:table-row table:style-name="Table21.1">
          <table:table-cell table:style-name="Table21.A1" office:value-type="string">
            <text:p text:style-name="P12">2. </text:p>
          </table:table-cell>
          <table:table-cell table:style-name="Table21.B1" office:value-type="string">
            <text:p text:style-name="P5">February</text:p>
          </table:table-cell>
        </table:table-row>
        <table:table-row table:style-name="Table21.1">
          <table:table-cell table:style-name="Table21.A1" office:value-type="string">
            <text:p text:style-name="P12">3. </text:p>
          </table:table-cell>
          <table:table-cell table:style-name="Table21.B1" office:value-type="string">
            <text:p text:style-name="P5">March</text:p>
          </table:table-cell>
        </table:table-row>
        <table:table-row table:style-name="Table21.1">
          <table:table-cell table:style-name="Table21.A1" office:value-type="string">
            <text:p text:style-name="P12">4. </text:p>
          </table:table-cell>
          <table:table-cell table:style-name="Table21.B1" office:value-type="string">
            <text:p text:style-name="P5">April</text:p>
          </table:table-cell>
        </table:table-row>
        <table:table-row table:style-name="Table21.1">
          <table:table-cell table:style-name="Table21.A1" office:value-type="string">
            <text:p text:style-name="P12">5. </text:p>
          </table:table-cell>
          <table:table-cell table:style-name="Table21.B1" office:value-type="string">
            <text:p text:style-name="P5">May</text:p>
          </table:table-cell>
        </table:table-row>
        <table:table-row table:style-name="Table21.1">
          <table:table-cell table:style-name="Table21.A1" office:value-type="string">
            <text:p text:style-name="P12">6. </text:p>
          </table:table-cell>
          <table:table-cell table:style-name="Table21.B1" office:value-type="string">
            <text:p text:style-name="P5">June</text:p>
          </table:table-cell>
        </table:table-row>
        <table:table-row table:style-name="Table21.1">
          <table:table-cell table:style-name="Table21.A1" office:value-type="string">
            <text:p text:style-name="P12">7. </text:p>
          </table:table-cell>
          <table:table-cell table:style-name="Table21.B1" office:value-type="string">
            <text:p text:style-name="P5">July</text:p>
          </table:table-cell>
        </table:table-row>
        <text:soft-page-break/>
        <table:table-row table:style-name="Table21.1">
          <table:table-cell table:style-name="Table21.A1" office:value-type="string">
            <text:p text:style-name="P12">8. </text:p>
          </table:table-cell>
          <table:table-cell table:style-name="Table21.B1" office:value-type="string">
            <text:p text:style-name="P5">August</text:p>
          </table:table-cell>
        </table:table-row>
        <table:table-row table:style-name="Table21.1">
          <table:table-cell table:style-name="Table21.A1" office:value-type="string">
            <text:p text:style-name="P12">9. </text:p>
          </table:table-cell>
          <table:table-cell table:style-name="Table21.B1" office:value-type="string">
            <text:p text:style-name="P5">September</text:p>
          </table:table-cell>
        </table:table-row>
        <table:table-row table:style-name="Table21.1">
          <table:table-cell table:style-name="Table21.A1" office:value-type="string">
            <text:p text:style-name="P12">10. </text:p>
          </table:table-cell>
          <table:table-cell table:style-name="Table21.B1" office:value-type="string">
            <text:p text:style-name="P5">October</text:p>
          </table:table-cell>
        </table:table-row>
        <table:table-row table:style-name="Table21.1">
          <table:table-cell table:style-name="Table21.A1" office:value-type="string">
            <text:p text:style-name="P12">11. </text:p>
          </table:table-cell>
          <table:table-cell table:style-name="Table21.B1" office:value-type="string">
            <text:p text:style-name="P5">November</text:p>
          </table:table-cell>
        </table:table-row>
        <table:table-row table:style-name="Table21.1">
          <table:table-cell table:style-name="Table21.A1" office:value-type="string">
            <text:p text:style-name="P12">12. </text:p>
          </table:table-cell>
          <table:table-cell table:style-name="Table21.B1" office:value-type="string">
            <text:p text:style-name="P5">December</text:p>
          </table:table-cell>
        </table:table-row>
      </table:table>
      <text:p text:style-name="P13">year</text:p>
      <text:p text:style-name="P3"><text:span text:style-name="T12">Answer type:</text:span><text:span text:style-name="T13"> Integer</text:span></text:p>
      <text:p text:style-name="P13">NVt</text:p>
      <text:p text:style-name="P3"><text:span text:style-name="T12">Answer type:</text:span><text:span text:style-name="T13"> Single checkbox</text:span></text:p>
      <text:p text:style-name="P3"><draw:rect text:anchor-type="as-char" draw:z-index="25" draw:style-name="gr1" draw:text-style-name="P58" svg:width="0.0012in" svg:height="0.0213in"><text:p/></draw:rect></text:p>
      <text:p text:style-name="P7">Page 27</text:p>
      <text:h text:style-name="P17" text:outline-level="2">distance</text:h>
      <text:p text:style-name="P8">Can the work you do at your workplace be combined with the measure of keeping a distance of one and a half metres from other people?</text:p>
      <text:p text:style-name="P8"> </text:p>
      <text:p text:style-name="P3"><text:span text:style-name="T12">Answer type:</text:span><text:span text:style-name="T13"> Radio buttons</text:span></text:p>
      <text:p text:style-name="P12">Categories:</text:p>
      <table:table table:name="Table22" table:style-name="Table22">
        <table:table-column table:style-name="Table22.A"/>
        <table:table-column table:style-name="Table22.B"/>
        <table:table-row table:style-name="Table22.1">
          <table:table-cell table:style-name="Table22.A1" office:value-type="string">
            <text:p text:style-name="P12">1. </text:p>
          </table:table-cell>
          <table:table-cell table:style-name="Table22.B1" office:value-type="string">
            <text:p text:style-name="P5">Very easy</text:p>
          </table:table-cell>
        </table:table-row>
        <table:table-row table:style-name="Table22.1">
          <table:table-cell table:style-name="Table22.A1" office:value-type="string">
            <text:p text:style-name="P12">2. </text:p>
          </table:table-cell>
          <table:table-cell table:style-name="Table22.B1" office:value-type="string">
            <text:p text:style-name="P5">Easy</text:p>
          </table:table-cell>
        </table:table-row>
        <table:table-row table:style-name="Table22.1">
          <table:table-cell table:style-name="Table22.A1" office:value-type="string">
            <text:p text:style-name="P12">3. </text:p>
          </table:table-cell>
          <table:table-cell table:style-name="Table22.B1" office:value-type="string">
            <text:p text:style-name="P5">Difficult</text:p>
          </table:table-cell>
        </table:table-row>
        <table:table-row table:style-name="Table22.1">
          <table:table-cell table:style-name="Table22.A1" office:value-type="string">
            <text:p text:style-name="P12">4. </text:p>
          </table:table-cell>
          <table:table-cell table:style-name="Table22.B1" office:value-type="string">
            <text:p text:style-name="P5">Very difficult</text:p>
          </table:table-cell>
        </table:table-row>
        <table:table-row table:style-name="Table22.1">
          <table:table-cell table:style-name="Table22.A1" office:value-type="string">
            <text:p text:style-name="P12">5. </text:p>
          </table:table-cell>
          <table:table-cell table:style-name="Table22.B1" office:value-type="string">
            <text:p text:style-name="P5">Non-combinable</text:p>
          </table:table-cell>
        </table:table-row>
      </table:table>
      <text:p text:style-name="P3"><draw:rect text:anchor-type="as-char" draw:z-index="26" draw:style-name="gr1" draw:text-style-name="P58" svg:width="0.0012in" svg:height="0.0213in"><text:p/></draw:rect></text:p>
      <text:p text:style-name="P7">Page 28</text:p>
      <text:h text:style-name="P17" text:outline-level="2">exp_pens_hd</text:h>
      <text:p text:style-name="P8">What was / is your expected retirement age...</text:p>
      <text:p text:style-name="P8"> </text:p>
      <text:p text:style-name="P3"><text:span text:style-name="T12">Question type:</text:span><text:span text:style-name="T13"> Table</text:span></text:p>
      <text:p text:style-name="P3"><text:span text:style-name="T12">Answer type:</text:span><text:span text:style-name="T13"> Integer</text:span></text:p>
      <text:p text:style-name="P3"><text:span text:style-name="T1">Subquestions:</text:span><text:span text:style-name="T4"><text:line-break/></text:span><text:span text:style-name="T3">exp_pens_mrt</text:span><text:span text:style-name="T4"> early March (or before the coronavirus affected your work)?<text:line-break/></text:span><text:span text:style-name="T3">exp_pens_now</text:span><text:span text:style-name="T4"> at this time?</text:span></text:p>
      <text:p text:style-name="P3"><draw:rect text:anchor-type="as-char" draw:z-index="27" draw:style-name="gr1" draw:text-style-name="P58" svg:width="0.0012in" svg:height="0.0213in"><text:p/></draw:rect></text:p>
      <text:p text:style-name="P7">Page 29</text:p>
      <text:h text:style-name="P17" text:outline-level="2">rumen_eerder</text:h>
      <text:p text:style-name="P8">Why do you expect to retire early now? Give you the main reason.</text:p>
      <text:p text:style-name="P8"> </text:p>
      <text:p text:style-name="P3"><text:span text:style-name="T12">Answer type:</text:span><text:span text:style-name="T13"> Radio buttons</text:span></text:p>
      <text:p text:style-name="P12">Categories:</text:p>
      <table:table table:name="Table23" table:style-name="Table23">
        <table:table-column table:style-name="Table23.A"/>
        <table:table-column table:style-name="Table23.B"/>
        <table:table-row table:style-name="Table23.1">
          <table:table-cell table:style-name="Table23.A1" office:value-type="string">
            <text:p text:style-name="P12">1. </text:p>
          </table:table-cell>
          <table:table-cell table:style-name="Table23.B1" office:value-type="string">
            <text:p text:style-name="P8">Working longer now has more health risks</text:p>
          </table:table-cell>
        </table:table-row>
        <table:table-row table:style-name="Table23.1">
          <table:table-cell table:style-name="Table23.A1" office:value-type="string">
            <text:p text:style-name="P12">2. </text:p>
          </table:table-cell>
          <table:table-cell table:style-name="Table23.B1" office:value-type="string">
            <text:p text:style-name="P8">There's not enough work for me to go on any longer</text:p>
          </table:table-cell>
        </table:table-row>
        <table:table-row table:style-name="Table23.1">
          <table:table-cell table:style-name="Table23.A1" office:value-type="string">
            <text:p text:style-name="P12">3. </text:p>
          </table:table-cell>
          <table:table-cell table:style-name="Table23.B1" office:value-type="string">
            <text:p text:style-name="P8">Work has become less important</text:p>
          </table:table-cell>
        </table:table-row>
        <table:table-row table:style-name="Table23.1">
          <table:table-cell table:style-name="Table23.A1" office:value-type="string">
            <text:p text:style-name="P12">4. </text:p>
          </table:table-cell>
          <table:table-cell table:style-name="Table23.B1" office:value-type="string">
            <text:p text:style-name="P5">To provide informal care</text:p>
          </table:table-cell>
        </table:table-row>
        <table:table-row table:style-name="Table23.1">
          <table:table-cell table:style-name="Table23.A1" office:value-type="string">
            <text:p text:style-name="P12">5. </text:p>
          </table:table-cell>
          <table:table-cell table:style-name="Table23.B1" office:value-type="string">
            <text:p text:style-name="P5">Different, that is:</text:p>
          </table:table-cell>
        </table:table-row>
      </table:table>
      <text:h text:style-name="P19" text:outline-level="3">pens_eerder_str</text:h>
      <text:p text:style-name="P3"><text:span text:style-name="T12">Question type:</text:span><text:span text:style-name="T13"> Inline textfield attached to code 5 of question "pens_eerder"</text:span></text:p>
      <text:p text:style-name="P3"><draw:rect text:anchor-type="as-char" draw:z-index="28" draw:style-name="gr1" draw:text-style-name="P58" svg:width="0.0012in" svg:height="0.0213in"><text:p/></draw:rect></text:p>
      <text:p text:style-name="P7">Page 30</text:p>
      <text:h text:style-name="P17" text:outline-level="2">rumen_later</text:h>
      <text:p text:style-name="P8">Why do you expect to retire later now? Give you the main reason.</text:p>
      <text:p text:style-name="P8"> </text:p>
      <text:p text:style-name="P3"><text:span text:style-name="T12">Answer type:</text:span><text:span text:style-name="T13"> Radio buttons</text:span></text:p>
      <text:p text:style-name="P12"><text:soft-page-break/>Categories:</text:p>
      <table:table table:name="Table24" table:style-name="Table24">
        <table:table-column table:style-name="Table24.A"/>
        <table:table-column table:style-name="Table24.B"/>
        <table:table-row table:style-name="Table24.1">
          <table:table-cell table:style-name="Table24.A1" office:value-type="string">
            <text:p text:style-name="P12">1. </text:p>
          </table:table-cell>
          <table:table-cell table:style-name="Table24.B1" office:value-type="string">
            <text:p text:style-name="P8">I can't afford to quit sooner</text:p>
          </table:table-cell>
        </table:table-row>
        <table:table-row table:style-name="Table24.1">
          <table:table-cell table:style-name="Table24.A1" office:value-type="string">
            <text:p text:style-name="P12">2. </text:p>
          </table:table-cell>
          <table:table-cell table:style-name="Table24.B1" office:value-type="string">
            <text:p text:style-name="P8">My work has become more important</text:p>
          </table:table-cell>
        </table:table-row>
        <table:table-row table:style-name="Table24.1">
          <table:table-cell table:style-name="Table24.A1" office:value-type="string">
            <text:p text:style-name="P12">3. </text:p>
          </table:table-cell>
          <table:table-cell table:style-name="Table24.B1" office:value-type="string">
            <text:p text:style-name="P8">Retirement is currently less attractive</text:p>
          </table:table-cell>
        </table:table-row>
        <table:table-row table:style-name="Table24.1">
          <table:table-cell table:style-name="Table24.A1" office:value-type="string">
            <text:p text:style-name="P12">4. </text:p>
          </table:table-cell>
          <table:table-cell table:style-name="Table24.B1" office:value-type="string">
            <text:p text:style-name="P5">Otherwise, namely...</text:p>
          </table:table-cell>
        </table:table-row>
      </table:table>
      <text:h text:style-name="P19" text:outline-level="3">rumen_later_str</text:h>
      <text:p text:style-name="P3"><text:span text:style-name="T12">Question type:</text:span><text:span text:style-name="T13"> Inline textfield attached to code 4 of question "pens_later"</text:span></text:p>
      <text:p text:style-name="P3"><draw:rect text:anchor-type="as-char" draw:z-index="29" draw:style-name="gr1" draw:text-style-name="P58" svg:width="0.0012in" svg:height="0.0213in"><text:p/></draw:rect></text:p>
      <text:p text:style-name="P7">Page 31</text:p>
      <text:h text:style-name="P17" text:outline-level="2">q26header</text:h>
      <text:p text:style-name="P3"><text:span text:style-name="T4">In your opinion, what are the chances of the following situations occurring</text:span><text:span text:style-name="T3"> in August</text:span><text:span text:style-name="T4">?<text:line-break/><text:line-break/>You can answer these questions on a scale from 0 to 100, where 0 stands for definitely not and 100 for definitely yes. Please note that your answers must add up to 100.</text:span></text:p>
      <text:p text:style-name="P8"> </text:p>
      <text:p text:style-name="P3"><text:span text:style-name="T1">Question type:</text:span><text:span text:style-name="T4"> Table</text:span></text:p>
      <text:p text:style-name="P3"><text:span text:style-name="T1">Answer type:</text:span><text:span text:style-name="T4"> Integer</text:span></text:p>
      <text:p text:style-name="P3"><text:span text:style-name="T1">Subquestions:</text:span><text:span text:style-name="T4"><text:line-break/></text:span><text:span text:style-name="T3">q26a</text:span><text:span text:style-name="T4"> I keep my job because my employer / company is not financially affected by the coronavirus or is financially healthy enough to continue to pay the wages<text:line-break/></text:span><text:span text:style-name="T3">q26b</text:span><text:span text:style-name="T4"> I keep my job because the government offers help to my employer / company (e.g. through an allowance for wage costs).<text:line-break/></text:span><text:span text:style-name="T3">q26c</text:span><text:span text:style-name="T4"> I have a new job with another employer<text:line-break/></text:span><text:span text:style-name="T3">q26d</text:span><text:span text:style-name="T4"> I am unemployed / no longer part of the labour force / retired / I have a disability pension<text:line-break/></text:span><text:span text:style-name="T3">q26th</text:span><text:span text:style-name="T4"> Something else happens<text:line-break/></text:span><text:span text:style-name="T3">q26_total Total</text:span><text:span text:style-name="T4"> (probabilities of the above situations must add up to 100)</text:span></text:p>
      <text:h text:style-name="P19" text:outline-level="2">q26_js</text:h>
      <text:p text:style-name="P5"> </text:p>
      <text:p text:style-name="P3"><text:span text:style-name="T12">Answer type:</text:span><text:span text:style-name="T13"> None</text:span></text:p>
      <text:p text:style-name="P3"><draw:rect text:anchor-type="as-char" draw:z-index="30" draw:style-name="gr1" draw:text-style-name="P58" svg:width="0.0012in" svg:height="0.0213in"><text:p/></draw:rect></text:p>
      <text:p text:style-name="P7">Page 32</text:p>
      <text:h text:style-name="P17" text:outline-level="2">q26header_1</text:h>
      <text:p text:style-name="P3"><text:span text:style-name="T4">In your opinion, what are the chances of the following situations occurring</text:span><text:span text:style-name="T3"> a year from now</text:span><text:span text:style-name="T4">?<text:line-break/><text:line-break/>You can answer these questions on a scale from 0 to 100, where 0 stands for definitely not and 100 for definitely yes. Please note that your answers must add up to 100.</text:span></text:p>
      <text:p text:style-name="P8"> </text:p>
      <text:p text:style-name="P3"><text:span text:style-name="T1">Question type:</text:span><text:span text:style-name="T4"> Table</text:span></text:p>
      <text:p text:style-name="P3"><text:span text:style-name="T1">Answer type:</text:span><text:span text:style-name="T4"> Integer</text:span></text:p>
      <text:p text:style-name="P3"><text:span text:style-name="T1">Subquestions:</text:span><text:span text:style-name="T4"><text:line-break/></text:span><text:span text:style-name="T3">q26a_1</text:span><text:span text:style-name="T4"> I keep my job because my employer / company is not financially affected by the coronavirus or is financially healthy enough to continue to pay wages<text:line-break/></text:span><text:span text:style-name="T3">q26b_1</text:span><text:span text:style-name="T4"> I keep my job because the government offers help to my employer / company (e.g. through an allowance for labour costs).<text:line-break/></text:span><text:span text:style-name="T3">q26c_1</text:span><text:span text:style-name="T4"> I have a new job with another employer<text:line-break/></text:span><text:span text:style-name="T3">q26d_1</text:span><text:span text:style-name="T4"> I am unemployed / do not belong to the labour force anymore / retired / I have a disability pension<text:line-break/></text:span><text:span text:style-name="T3">q26e_1</text:span><text:span text:style-name="T4"> Something else happens<text:line-break/></text:span><text:span text:style-name="T3">q26_total_1 Total</text:span><text:span text:style-name="T4"> (probabilities of the above situations must add up to 100)</text:span></text:p>
      <text:h text:style-name="P19" text:outline-level="2">q26_js_1</text:h>
      <text:p text:style-name="P5"> </text:p>
      <text:p text:style-name="P3"><text:soft-page-break/><text:span text:style-name="T12">Answer type:</text:span><text:span text:style-name="T13"> None</text:span></text:p>
      <text:p text:style-name="P3"><draw:rect text:anchor-type="as-char" draw:z-index="31" draw:style-name="gr1" draw:text-style-name="P58" svg:width="0.0012in" svg:height="0.0213in"><text:p/></draw:rect></text:p>
      <text:p text:style-name="P7">Page 33</text:p>
      <text:h text:style-name="P17" text:outline-level="2">q27header</text:h>
      <text:p text:style-name="P3"><text:span text:style-name="T4">In your opinion, what are the chances of the following situations occurring </text:span><text:span text:style-name="T3">in August</text:span><text:span text:style-name="T4">? <text:line-break/><text:line-break/>You can answer this question on a scale from 0 to 100, where 0 stands for definitely not and 100 for definitely yes. Please note that your answers must add up to 100.</text:span></text:p>
      <text:p text:style-name="P8"> </text:p>
      <text:p text:style-name="P3"><text:span text:style-name="T1">Question type:</text:span><text:span text:style-name="T4"> Table</text:span></text:p>
      <text:p text:style-name="P3"><text:span text:style-name="T1">Answer type:</text:span><text:span text:style-name="T4"> Integer</text:span></text:p>
      <text:p text:style-name="P3"><text:span text:style-name="T1">Subquestions:</text:span><text:span text:style-name="T4"><text:line-break/></text:span><text:span text:style-name="T3">q27a</text:span><text:span text:style-name="T4"> My business continues as before or even better than before the coronavirus crisis.<text:line-break/></text:span><text:span text:style-name="T3">q27b</text:span><text:span text:style-name="T4"> My company will have less work than before the coronavirus crisis, but will not need government support.<text:line-break/></text:span><text:span text:style-name="T3">q27c</text:span><text:span text:style-name="T4"> My company will have less work than before the coronavirus crisis and will survive only through government support (e.g. through the relaxation of tax deferrals or additional income support for livelihoods).<text:line-break/></text:span><text:span text:style-name="T3">q27d</text:span><text:span text:style-name="T4"> My company will have less work than before the coronavirus crisis and will have to close down<text:line-break/></text:span><text:span text:style-name="T3">q27th</text:span><text:span text:style-name="T4"> Something else happens<text:line-break/></text:span><text:span text:style-name="T3">q27_total Total</text:span><text:span text:style-name="T4"> (probabilities of the above situations must add up to 100)</text:span></text:p>
      <text:h text:style-name="P19" text:outline-level="2">q27_js</text:h>
      <text:p text:style-name="P5"> </text:p>
      <text:p text:style-name="P3"><text:span text:style-name="T12">Answer type:</text:span><text:span text:style-name="T13"> None</text:span></text:p>
      <text:p text:style-name="P3"><draw:rect text:anchor-type="as-char" draw:z-index="32" draw:style-name="gr1" draw:text-style-name="P58" svg:width="0.0012in" svg:height="0.0213in"><text:p/></draw:rect></text:p>
      <text:p text:style-name="P7">Page 34</text:p>
      <text:h text:style-name="P17" text:outline-level="2">q27header_1</text:h>
      <text:p text:style-name="P3"><text:span text:style-name="T4">In your opinion, what are the chances of the following situations occurring </text:span><text:span text:style-name="T3">a year from now</text:span><text:span text:style-name="T4">? <text:line-break/><text:line-break/>You can answer this question on a scale from 0 to 100, where 0 means definitely not and 100 means definitely yes. Please note that your answers must add up to 100.</text:span></text:p>
      <text:p text:style-name="P8"> </text:p>
      <text:p text:style-name="P3"><text:span text:style-name="T1">Question type:</text:span><text:span text:style-name="T4"> Table</text:span></text:p>
      <text:p text:style-name="P3"><text:span text:style-name="T1">Answer type:</text:span><text:span text:style-name="T4"> Integer</text:span></text:p>
      <text:p text:style-name="P3"><text:span text:style-name="T1">Subquestions:</text:span><text:span text:style-name="T4"><text:line-break/></text:span><text:span text:style-name="T3">q27a_1</text:span><text:span text:style-name="T4"> My business continues as before or even better than before the coronavirus crisis<text:line-break/></text:span><text:span text:style-name="T3">q27b_1</text:span><text:span text:style-name="T4"> My company will have less work than before the coronavirus crisis, but will not need government support<text:line-break/></text:span><text:span text:style-name="T3">q27c_1</text:span><text:span text:style-name="T4"> My company will have less work than before the coronavirus crisis and will survive only through government support (e.g. by relaxing tax deferrals or additional income support for livelihoods).<text:line-break/></text:span><text:span text:style-name="T3">q27d_1</text:span><text:span text:style-name="T4"> My company will have less work than before the coronavirus crisis and will have to close down<text:line-break/></text:span><text:span text:style-name="T3">q27e_1</text:span><text:span text:style-name="T4"> Something else happens<text:line-break/></text:span><text:span text:style-name="T3">q27_total_1 Total</text:span><text:span text:style-name="T4"> (probabilities of the above situations must add up to 100)</text:span></text:p>
      <text:h text:style-name="P19" text:outline-level="2">q27_js_1</text:h>
      <text:p text:style-name="P5"> </text:p>
      <text:p text:style-name="P3"><text:span text:style-name="T12">Answer type:</text:span><text:span text:style-name="T13"> None</text:span></text:p>
      <text:p text:style-name="P3"><draw:rect text:anchor-type="as-char" draw:z-index="33" draw:style-name="gr1" draw:text-style-name="P58" svg:width="0.0012in" svg:height="0.0213in"><text:p/></draw:rect></text:p>
      <text:p text:style-name="P7">Page 35</text:p>
      <text:h text:style-name="P17" text:outline-level="2">q27header_unempl</text:h>
      <text:p text:style-name="P3"><text:soft-page-break/><text:span text:style-name="T4">In your opinion, what are the chances of the following situations occurring </text:span><text:span text:style-name="T3">in August</text:span><text:span text:style-name="T4">? <text:line-break/><text:line-break/>You can answer this question on a scale from 0 to 100, where 0 stands for definitely not and 100 for definitely yes. Please note that your answers must add up to 100.</text:span></text:p>
      <text:p text:style-name="P8"> </text:p>
      <text:p text:style-name="P3"><text:span text:style-name="T1">Question type:</text:span><text:span text:style-name="T4"> Table</text:span></text:p>
      <text:p text:style-name="P3"><text:span text:style-name="T1">Answer type:</text:span><text:span text:style-name="T4"> Integer</text:span></text:p>
      <text:p text:style-name="P3"><text:span text:style-name="T1">Subquestions:</text:span><text:span text:style-name="T4"><text:line-break/></text:span><text:span text:style-name="T3">q27a_ex</text:span><text:span text:style-name="T4"> I've found a new job<text:line-break/></text:span><text:span text:style-name="T3">q27b_ex</text:span><text:span text:style-name="T4"> I am in full-time education or continuing education<text:line-break/></text:span><text:span text:style-name="T3">q27c_ex</text:span><text:span text:style-name="T4"> I'm not working then, but I'm looking for a new job<text:line-break/></text:span><text:span text:style-name="T3">q27d_ex</text:span><text:span text:style-name="T4"> I'm not working then and I'm not looking for a new job<text:line-break/></text:span><text:span text:style-name="T3">q27e_ex</text:span><text:span text:style-name="T4"> Something else happens<text:line-break/></text:span><text:span text:style-name="T3">q27_total_ex Total</text:span><text:span text:style-name="T4"> (probabilities of the above situations must add up to 100)</text:span></text:p>
      <text:h text:style-name="P19" text:outline-level="2">q27_js_a</text:h>
      <text:p text:style-name="P5"> </text:p>
      <text:p text:style-name="P3"><text:span text:style-name="T12">Answer type:</text:span><text:span text:style-name="T13"> None</text:span></text:p>
      <text:p text:style-name="P3"><draw:rect text:anchor-type="as-char" draw:z-index="34" draw:style-name="gr1" draw:text-style-name="P58" svg:width="0.0012in" svg:height="0.0213in"><text:p/></draw:rect></text:p>
      <text:p text:style-name="P7">Page 36</text:p>
      <text:h text:style-name="P17" text:outline-level="2">rumen_short</text:h>
      <text:p text:style-name="P3"><text:span text:style-name="T4">How high do you estimate the chance that pensions will be cut next year? <text:line-break/><text:line-break/></text:span><text:span text:style-name="T1">A pension fund must have enough assets to be able to pay the benefits of its members now and in the future. If the financial situation of your pension fund is bad, it is possible that your pension will be reduced. </text:span></text:p>
      <text:p text:style-name="P8"> </text:p>
      <text:p text:style-name="P3"><text:span text:style-name="T12">Answer type:</text:span><text:span text:style-name="T13"> Radio buttons</text:span></text:p>
      <text:p text:style-name="P12">Categories:</text:p>
      <table:table table:name="Table25" table:style-name="Table25">
        <table:table-column table:style-name="Table25.A"/>
        <table:table-column table:style-name="Table25.B"/>
        <table:table-row table:style-name="Table25.1">
          <table:table-cell table:style-name="Table25.A1" office:value-type="string">
            <text:p text:style-name="P12">1. </text:p>
          </table:table-cell>
          <table:table-cell table:style-name="Table25.B1" office:value-type="string">
            <text:p text:style-name="P5">Zero</text:p>
          </table:table-cell>
        </table:table-row>
        <table:table-row table:style-name="Table25.1">
          <table:table-cell table:style-name="Table25.A1" office:value-type="string">
            <text:p text:style-name="P12">2. </text:p>
          </table:table-cell>
          <table:table-cell table:style-name="Table25.B1" office:value-type="string">
            <text:p text:style-name="P5">Very small</text:p>
          </table:table-cell>
        </table:table-row>
        <table:table-row table:style-name="Table25.1">
          <table:table-cell table:style-name="Table25.A1" office:value-type="string">
            <text:p text:style-name="P12">3. </text:p>
          </table:table-cell>
          <table:table-cell table:style-name="Table25.B1" office:value-type="string">
            <text:p text:style-name="P5">Small</text:p>
          </table:table-cell>
        </table:table-row>
        <table:table-row table:style-name="Table25.1">
          <table:table-cell table:style-name="Table25.A1" office:value-type="string">
            <text:p text:style-name="P12">4. </text:p>
          </table:table-cell>
          <table:table-cell table:style-name="Table25.B1" office:value-type="string">
            <text:p text:style-name="P5">Not small, not big</text:p>
          </table:table-cell>
        </table:table-row>
        <table:table-row table:style-name="Table25.1">
          <table:table-cell table:style-name="Table25.A1" office:value-type="string">
            <text:p text:style-name="P12">5. </text:p>
          </table:table-cell>
          <table:table-cell table:style-name="Table25.B1" office:value-type="string">
            <text:p text:style-name="P5">Large</text:p>
          </table:table-cell>
        </table:table-row>
        <table:table-row table:style-name="Table25.1">
          <table:table-cell table:style-name="Table25.A1" office:value-type="string">
            <text:p text:style-name="P12">6. </text:p>
          </table:table-cell>
          <table:table-cell table:style-name="Table25.B1" office:value-type="string">
            <text:p text:style-name="P5">Very large</text:p>
          </table:table-cell>
        </table:table-row>
        <table:table-row table:style-name="Table25.1">
          <table:table-cell table:style-name="Table25.A1" office:value-type="string">
            <text:p text:style-name="P12">7. </text:p>
          </table:table-cell>
          <table:table-cell table:style-name="Table25.B1" office:value-type="string">
            <text:p text:style-name="P5">Certainly</text:p>
          </table:table-cell>
        </table:table-row>
      </table:table>
      <text:p text:style-name="P3"><draw:rect text:anchor-type="as-char" draw:z-index="35" draw:style-name="gr1" draw:text-style-name="P58" svg:width="0.0012in" svg:height="0.0213in"><text:p/></draw:rect></text:p>
      <text:p text:style-name="P7">Page 37</text:p>
      <text:h text:style-name="P17" text:outline-level="2">discount</text:h>
      <text:p text:style-name="P8">How big do you think this discount will be for you, net in euros per month?</text:p>
      <text:p text:style-name="P8"> </text:p>
      <text:p text:style-name="P3"><text:span text:style-name="T12">Answer type:</text:span><text:span text:style-name="T13"> Integer</text:span></text:p>
      <text:p text:style-name="P3"><draw:rect text:anchor-type="as-char" draw:z-index="36" draw:style-name="gr1" draw:text-style-name="P58" svg:width="0.0012in" svg:height="0.0213in"><text:p/></draw:rect></text:p>
      <text:p text:style-name="P7">Page 38</text:p>
      <text:h text:style-name="P17" text:outline-level="2">es4_ pronunciations</text:h>
      <text:p text:style-name="P57">Please indicate if you agree with the following statements. <text:line-break/>1 = <text:span text:style-name="T20">definitely not</text:span><text:line-break/>5 = <text:span text:style-name="T20">definitely</text:span> <text:line-break/>n/a = not applicable <text:line-break/><text:line-break/>Since the beginning of March (or since the start of the coronavirus)...</text:p>
      <text:p text:style-name="P8"> </text:p>
      <text:p text:style-name="P3"><text:span text:style-name="T12">Question type:</text:span><text:span text:style-name="T13"> Table</text:span></text:p>
      <text:p text:style-name="P3"><text:span text:style-name="T12">Answer type:</text:span><text:span text:style-name="T13"> Radio buttons</text:span></text:p>
      <text:p text:style-name="P3"><text:soft-page-break/><text:span text:style-name="T1">Subquestions:</text:span><text:span text:style-name="T4"><text:line-break/></text:span><text:span text:style-name="T3">es4_st1</text:span><text:span text:style-name="T4"> I give more money to my children and/or grandchildren<text:line-break/></text:span><text:span text:style-name="T3">es4_st2</text:span><text:span text:style-name="T4"> I save more<text:line-break/></text:span><text:span text:style-name="T3">es4_st3</text:span><text:span text:style-name="T4"> I spend more time on informal care<text:line-break/></text:span><text:span text:style-name="T3">es4_st4</text:span><text:span text:style-name="T4"> I spend less time on informal care<text:line-break/></text:span><text:span text:style-name="T3">es4_st5</text:span><text:span text:style-name="T4"> I have postponed a visit to the family doctor<text:line-break/></text:span><text:span text:style-name="T3">es4_st6</text:span><text:span text:style-name="T4"> I postponed an appointment at the hospital<text:line-break/></text:span><text:span text:style-name="T3">es4_st7</text:span><text:span text:style-name="T4"> I've postponed picking up medication<text:line-break/></text:span><text:span text:style-name="T3">es4_st8</text:span><text:span text:style-name="T4"> I have used less physiotherapy<text:line-break/></text:span><text:span text:style-name="T3">es4_st9</text:span><text:span text:style-name="T4"> I move less<text:line-break/></text:span><text:span text:style-name="T3">es4_st10</text:span><text:span text:style-name="T4"> I eat healthier<text:line-break/></text:span><text:span text:style-name="T3">es4_st11</text:span><text:span text:style-name="T4"> I'm lonelier</text:span></text:p>
      <text:p text:style-name="P12">Categories:</text:p>
      <table:table table:name="Table26" table:style-name="Table26">
        <table:table-column table:style-name="Table26.A"/>
        <table:table-column table:style-name="Table26.B"/>
        <table:table-row table:style-name="Table26.1">
          <table:table-cell table:style-name="Table26.A1" office:value-type="string">
            <text:p text:style-name="P12">1. </text:p>
          </table:table-cell>
          <table:table-cell table:style-name="Table26.B1" office:value-type="string">
            <text:p text:style-name="P5">1</text:p>
          </table:table-cell>
        </table:table-row>
        <table:table-row table:style-name="Table26.1">
          <table:table-cell table:style-name="Table26.A1" office:value-type="string">
            <text:p text:style-name="P12">2. </text:p>
          </table:table-cell>
          <table:table-cell table:style-name="Table26.B1" office:value-type="string">
            <text:p text:style-name="P5">2</text:p>
          </table:table-cell>
        </table:table-row>
        <table:table-row table:style-name="Table26.1">
          <table:table-cell table:style-name="Table26.A1" office:value-type="string">
            <text:p text:style-name="P12">3. </text:p>
          </table:table-cell>
          <table:table-cell table:style-name="Table26.B1" office:value-type="string">
            <text:p text:style-name="P5">3</text:p>
          </table:table-cell>
        </table:table-row>
        <table:table-row table:style-name="Table26.1">
          <table:table-cell table:style-name="Table26.A1" office:value-type="string">
            <text:p text:style-name="P12">4. </text:p>
          </table:table-cell>
          <table:table-cell table:style-name="Table26.B1" office:value-type="string">
            <text:p text:style-name="P5">4</text:p>
          </table:table-cell>
        </table:table-row>
        <table:table-row table:style-name="Table26.1">
          <table:table-cell table:style-name="Table26.A1" office:value-type="string">
            <text:p text:style-name="P12">5. </text:p>
          </table:table-cell>
          <table:table-cell table:style-name="Table26.B1" office:value-type="string">
            <text:p text:style-name="P5">5</text:p>
          </table:table-cell>
        </table:table-row>
        <table:table-row table:style-name="Table26.1">
          <table:table-cell table:style-name="Table26.A1" office:value-type="string">
            <text:p text:style-name="P12">6. </text:p>
          </table:table-cell>
          <table:table-cell table:style-name="Table26.B1" office:value-type="string">
            <text:p text:style-name="P5">NVt</text:p>
          </table:table-cell>
        </table:table-row>
      </table:table>
      <text:p text:style-name="P3"><draw:rect text:anchor-type="as-char" draw:z-index="37" draw:style-name="gr1" draw:text-style-name="P58" svg:width="0.0012in" svg:height="0.0213in"><text:p/></draw:rect></text:p>
      <text:p text:style-name="P7">Page 39</text:p>
      <text:h text:style-name="P17" text:outline-level="2">es4_goals</text:h>
      <text:p text:style-name="P3"><text:span text:style-name="T4">For what purposes have you been out in the last two weeks? <text:line-break/></text:span><text:span text:style-name="T13">Multiple answers possible.</text:span></text:p>
      <text:p text:style-name="P5"> </text:p>
      <text:p text:style-name="P3"><text:span text:style-name="T12">Answer type:</text:span><text:span text:style-name="T13"> Checkboxes</text:span></text:p>
      <text:p text:style-name="P12">Categories:</text:p>
      <table:table table:name="Table27" table:style-name="Table27">
        <table:table-column table:style-name="Table27.A"/>
        <table:table-column table:style-name="Table27.B"/>
        <table:table-row table:style-name="Table27.1">
          <table:table-cell table:style-name="Table27.A1" office:value-type="string">
            <text:p text:style-name="P12">1. </text:p>
          </table:table-cell>
          <table:table-cell table:style-name="Table27.B1" office:value-type="string">
            <text:p text:style-name="P8">I haven't been outside at all</text:p>
          </table:table-cell>
        </table:table-row>
        <table:table-row table:style-name="Table27.1">
          <table:table-cell table:style-name="Table27.A1" office:value-type="string">
            <text:p text:style-name="P12">2. </text:p>
          </table:table-cell>
          <table:table-cell table:style-name="Table27.B1" office:value-type="string">
            <text:p text:style-name="P8">I've only been outside in my own outdoor space (garden, balcony, etc.)</text:p>
          </table:table-cell>
        </table:table-row>
        <table:table-row table:style-name="Table27.1">
          <table:table-cell table:style-name="Table27.A1" office:value-type="string">
            <text:p text:style-name="P12">3. </text:p>
          </table:table-cell>
          <table:table-cell table:style-name="Table27.B1" office:value-type="string">
            <text:p text:style-name="P8">for doing necessary shopping</text:p>
          </table:table-cell>
        </table:table-row>
        <table:table-row table:style-name="Table27.1">
          <table:table-cell table:style-name="Table27.A1" office:value-type="string">
            <text:p text:style-name="P12">4. </text:p>
          </table:table-cell>
          <table:table-cell table:style-name="Table27.B1" office:value-type="string">
            <text:p text:style-name="P8">for making other purchases</text:p>
          </table:table-cell>
        </table:table-row>
        <table:table-row table:style-name="Table27.1">
          <table:table-cell table:style-name="Table27.A1" office:value-type="string">
            <text:p text:style-name="P12">5. </text:p>
          </table:table-cell>
          <table:table-cell table:style-name="Table27.B1" office:value-type="string">
            <text:p text:style-name="P8">for taking a detour</text:p>
          </table:table-cell>
        </table:table-row>
        <table:table-row table:style-name="Table27.1">
          <table:table-cell table:style-name="Table27.A1" office:value-type="string">
            <text:p text:style-name="P12">6. </text:p>
          </table:table-cell>
          <table:table-cell table:style-name="Table27.B1" office:value-type="string">
            <text:p text:style-name="P8">for social contacts (e.g. visits to friends, acquaintances, family)</text:p>
          </table:table-cell>
        </table:table-row>
        <table:table-row table:style-name="Table27.1">
          <table:table-cell table:style-name="Table27.A1" office:value-type="string">
            <text:p text:style-name="P12">7. </text:p>
          </table:table-cell>
          <table:table-cell table:style-name="Table27.B1" office:value-type="string">
            <text:p text:style-name="P8">for the provision of informal care</text:p>
          </table:table-cell>
        </table:table-row>
        <table:table-row table:style-name="Table27.1">
          <table:table-cell table:style-name="Table27.A1" office:value-type="string">
            <text:p text:style-name="P12">8. </text:p>
          </table:table-cell>
          <table:table-cell table:style-name="Table27.B1" office:value-type="string">
            <text:p text:style-name="P8">for volunteering</text:p>
          </table:table-cell>
        </table:table-row>
        <table:table-row table:style-name="Table27.1">
          <table:table-cell table:style-name="Table27.A1" office:value-type="string">
            <text:p text:style-name="P12">9. </text:p>
          </table:table-cell>
          <table:table-cell table:style-name="Table27.B1" office:value-type="string">
            <text:p text:style-name="P8">because urgent medical care was needed</text:p>
          </table:table-cell>
        </table:table-row>
        <table:table-row table:style-name="Table27.1">
          <table:table-cell table:style-name="Table27.A1" office:value-type="string">
            <text:p text:style-name="P12">10. </text:p>
          </table:table-cell>
          <table:table-cell table:style-name="Table27.B1" office:value-type="string">
            <text:p text:style-name="P5">otherwise, namely...</text:p>
          </table:table-cell>
        </table:table-row>
      </table:table>
      <text:h text:style-name="P19" text:outline-level="3">es4_goals_str</text:h>
      <text:p text:style-name="P3"><text:span text:style-name="T12">Question type:</text:span><text:span text:style-name="T13"> Inline textfield attached to code 10 of question "es4_doelen"</text:span></text:p>
      <text:p text:style-name="P3"><draw:rect text:anchor-type="as-char" draw:z-index="38" draw:style-name="gr1" draw:text-style-name="P58" svg:width="0.0012in" svg:height="0.0213in"><text:p/></draw:rect></text:p>
      <text:p text:style-name="P7">Page 40</text:p>
      <text:h text:style-name="P17" text:outline-level="2">q28</text:h>
      <text:p text:style-name="P3"><text:span text:style-name="T4">What are the chances that the coronavirus crisis will lead to a situation where you have no income or where your income is lower than what you need to cover basic needs and outstanding commitments? <text:line-break/><text:line-break/></text:span><text:span text:style-name="T1">Basic needs and commitments include basic food, energy bills, insurance, mortgages and other loans, medical expenses, etc.</text:span><text:span text:style-name="T4"><text:line-break/><text:line-break/></text:span><text:span text:style-name="T1">This is your household's total income. </text:span><text:span text:style-name="T4"><text:line-break/><text:line-break/>You can answer this question on a scale from 0 to 100, where 0 means definitely not and 100 means definitely yes.</text:span></text:p>
      <text:p text:style-name="P8"> </text:p>
      <text:p text:style-name="P3"><text:soft-page-break/><text:span text:style-name="T12">Answer type:</text:span><text:span text:style-name="T13"> Integer</text:span></text:p>
      <text:p text:style-name="P3"><draw:rect text:anchor-type="as-char" draw:z-index="39" draw:style-name="gr1" draw:text-style-name="P58" svg:width="0.0012in" svg:height="0.0213in"><text:p/></draw:rect></text:p>
      <text:p text:style-name="P7">Page 41</text:p>
      <text:h text:style-name="P17" text:outline-level="2">q29</text:h>
      <text:p text:style-name="P3"><text:span text:style-name="T4">If the crisis leads to a situation where you have no income or where the income is lower than what you need to cover basic needs and outstanding payment obligations, how do you or your household deal with this? <text:line-break/><text:line-break/></text:span><text:span text:style-name="T1">Basic needs and commitments include basic food, energy bills, insurance, mortgages and other loans, medical expenses, etc.</text:span><text:span text:style-name="T4"><text:line-break/><text:line-break/></text:span><text:span text:style-name="T1">This is your household's total income. </text:span><text:span text:style-name="T4"><text:line-break/><text:line-break/></text:span><text:span text:style-name="T1">Multiple answers possible </text:span><text:span text:style-name="T4"><text:line-break/><text:line-break/>I will / we will...</text:span></text:p>
      <text:p text:style-name="P8"> </text:p>
      <text:p text:style-name="P3"><text:span text:style-name="T1">Answer type:</text:span><text:span text:style-name="T4"> Checkboxes</text:span></text:p>
      <text:p text:style-name="P7">Categories:</text:p>
      <table:table table:name="Table28" table:style-name="Table28">
        <table:table-column table:style-name="Table28.A"/>
        <table:table-column table:style-name="Table28.B"/>
        <table:table-row table:style-name="Table28.1">
          <table:table-cell table:style-name="Table28.A1" office:value-type="string">
            <text:p text:style-name="P12">1. </text:p>
          </table:table-cell>
          <table:table-cell table:style-name="Table28.B1" office:value-type="string">
            <text:p text:style-name="P5">have to use savings</text:p>
          </table:table-cell>
        </table:table-row>
        <table:table-row table:style-name="Table28.1">
          <table:table-cell table:style-name="Table28.A1" office:value-type="string">
            <text:p text:style-name="P12">2. </text:p>
          </table:table-cell>
          <table:table-cell table:style-name="Table28.B1" office:value-type="string">
            <text:p text:style-name="P8">have to take out a loan / increase the mortgage</text:p>
          </table:table-cell>
        </table:table-row>
        <table:table-row table:style-name="Table28.1">
          <table:table-cell table:style-name="Table28.A1" office:value-type="string">
            <text:p text:style-name="P12">3. </text:p>
          </table:table-cell>
          <table:table-cell table:style-name="Table28.B1" office:value-type="string">
            <text:p text:style-name="P5">rely on family</text:p>
          </table:table-cell>
        </table:table-row>
        <table:table-row table:style-name="Table28.1">
          <table:table-cell table:style-name="Table28.A1" office:value-type="string">
            <text:p text:style-name="P12">4. </text:p>
          </table:table-cell>
          <table:table-cell table:style-name="Table28.B1" office:value-type="string">
            <text:p text:style-name="P8">apply for unemployment benefit / incapacity benefit</text:p>
          </table:table-cell>
        </table:table-row>
        <table:table-row table:style-name="Table28.1">
          <table:table-cell table:style-name="Table28.A1" office:value-type="string">
            <text:p text:style-name="P12">5. </text:p>
          </table:table-cell>
          <table:table-cell table:style-name="Table28.B1" office:value-type="string">
            <text:p text:style-name="P5">^f_q29;</text:p>
          </table:table-cell>
        </table:table-row>
        <table:table-row table:style-name="Table28.1">
          <table:table-cell table:style-name="Table28.A1" office:value-type="string">
            <text:p text:style-name="P12">6. </text:p>
          </table:table-cell>
          <table:table-cell table:style-name="Table28.B1" office:value-type="string">
            <text:p text:style-name="P8">have to rely on social assistance</text:p>
          </table:table-cell>
        </table:table-row>
        <table:table-row table:style-name="Table28.1">
          <table:table-cell table:style-name="Table28.A1" office:value-type="string">
            <text:p text:style-name="P12">999. </text:p>
          </table:table-cell>
          <table:table-cell table:style-name="Table28.B1" office:value-type="string">
            <text:p text:style-name="P5">otherwise, that is:</text:p>
          </table:table-cell>
        </table:table-row>
      </table:table>
      <text:h text:style-name="P19" text:outline-level="3">q29and</text:h>
      <text:p text:style-name="P3"><text:span text:style-name="T12">Question type:</text:span><text:span text:style-name="T13"> Inline textfield attached to code 999 of question "q29"</text:span></text:p>
      <text:p text:style-name="P3"><draw:rect text:anchor-type="as-char" draw:z-index="40" draw:style-name="gr1" draw:text-style-name="P58" svg:width="0.0012in" svg:height="0.0213in"><text:p/></draw:rect></text:p>
      <text:p text:style-name="P7">Page 42</text:p>
      <text:h text:style-name="P17" text:outline-level="2">q31header</text:h>
      <text:p text:style-name="P8">If you're thinking about the next four weeks, how worried are you?</text:p>
      <text:p text:style-name="P8"> </text:p>
      <text:p text:style-name="P3"><text:span text:style-name="T12">Question type:</text:span><text:span text:style-name="T13"> Table</text:span></text:p>
      <text:p text:style-name="P3"><text:span text:style-name="T12">Answer type:</text:span><text:span text:style-name="T13"> Radio buttons</text:span></text:p>
      <text:p text:style-name="P3"><text:span text:style-name="T1">Subquestions:</text:span><text:span text:style-name="T4"><text:line-break/></text:span><text:span text:style-name="T3">q31a</text:span><text:span text:style-name="T4"> That I'm going to be very bored<text:line-break/></text:span><text:span text:style-name="T3">q31b</text:span><text:span text:style-name="T4"> That I get infected with the coronavirus and get very sick or die<text:line-break/></text:span><text:span text:style-name="T3">q31c</text:span><text:span text:style-name="T4"> That I'm infected with the coronavirus and others infected<text:line-break/></text:span><text:span text:style-name="T3">q31d</text:span><text:span text:style-name="T4"> That loved ones become infected with the coronavirus and become very ill or die<text:line-break/></text:span><text:span text:style-name="T3">q31x</text:span><text:span text:style-name="T4"> That I can't meet loved ones outside my household in person<text:line-break/></text:span><text:span text:style-name="T3">q31e1</text:span><text:span text:style-name="T4"> ^fill_job;<text:line-break/></text:span><text:span text:style-name="T3">q31e2</text:span><text:span text:style-name="T4"> ^fill_job;<text:line-break/></text:span><text:span text:style-name="T3">q31e3</text:span><text:span text:style-name="T4"> ^fill_job;<text:line-break/></text:span><text:span text:style-name="T3">q31f</text:span><text:span text:style-name="T4"> That I'm not able to buy enough food<text:line-break/></text:span><text:span text:style-name="T3">q31g</text:span><text:span text:style-name="T4"> That I won't get proper health care</text:span></text:p>
      <text:p text:style-name="P12">Categories:</text:p>
      <table:table table:name="Table29" table:style-name="Table29">
        <table:table-column table:style-name="Table29.A"/>
        <table:table-column table:style-name="Table29.B"/>
        <table:table-row table:style-name="Table29.1">
          <table:table-cell table:style-name="Table29.A1" office:value-type="string">
            <text:p text:style-name="P12">1. </text:p>
          </table:table-cell>
          <table:table-cell table:style-name="Table29.B1" office:value-type="string">
            <text:p text:style-name="P5">Not worried at all</text:p>
          </table:table-cell>
        </table:table-row>
        <table:table-row table:style-name="Table29.1">
          <table:table-cell table:style-name="Table29.A1" office:value-type="string">
            <text:p text:style-name="P12">2. </text:p>
          </table:table-cell>
          <table:table-cell table:style-name="Table29.B1" office:value-type="string">
            <text:p text:style-name="P5"/>
          </table:table-cell>
        </table:table-row>
        <table:table-row table:style-name="Table29.1">
          <table:table-cell table:style-name="Table29.A1" office:value-type="string">
            <text:p text:style-name="P12">3. </text:p>
          </table:table-cell>
          <table:table-cell table:style-name="Table29.B1" office:value-type="string">
            <text:p text:style-name="P5"/>
          </table:table-cell>
        </table:table-row>
        <table:table-row table:style-name="Table29.1">
          <table:table-cell table:style-name="Table29.A1" office:value-type="string">
            <text:p text:style-name="P12">4. </text:p>
          </table:table-cell>
          <table:table-cell table:style-name="Table29.B1" office:value-type="string">
            <text:p text:style-name="P5"/>
          </table:table-cell>
        </table:table-row>
        <table:table-row table:style-name="Table29.1">
          <table:table-cell table:style-name="Table29.A1" office:value-type="string">
            <text:p text:style-name="P12">5. </text:p>
          </table:table-cell>
          <table:table-cell table:style-name="Table29.B1" office:value-type="string">
            <text:p text:style-name="P5">Very worried</text:p>
          </table:table-cell>
        </table:table-row>
      </table:table>
      <text:p text:style-name="P3"><draw:rect text:anchor-type="as-char" draw:z-index="41" draw:style-name="gr1" draw:text-style-name="P58" svg:width="0.0012in" svg:height="0.0213in"><text:p/></draw:rect></text:p>
      <text:p text:style-name="P7">Page 43</text:p>
      <text:h text:style-name="P17" text:outline-level="2">q33header</text:h>
      <text:p text:style-name="P8"><text:soft-page-break/>Do you think that the government is taking too few or too many measures to combat the coronavirus crisis in the following areas?</text:p>
      <text:p text:style-name="P8"> </text:p>
      <text:p text:style-name="P3"><text:span text:style-name="T12">Question type:</text:span><text:span text:style-name="T13"> Table</text:span></text:p>
      <text:p text:style-name="P3"><text:span text:style-name="T12">Answer type:</text:span><text:span text:style-name="T13"> Radio buttons</text:span></text:p>
      <text:p text:style-name="P3"><text:span text:style-name="T1">Subquestions:</text:span><text:span text:style-name="T4"><text:line-break/></text:span><text:span text:style-name="T3">q33a</text:span><text:span text:style-name="T4"> Guaranteeing medical care<text:line-break/></text:span><text:span text:style-name="T3">q33b</text:span><text:span text:style-name="T4"> Limiting social contacts, e.g. by closing public spaces and shops<text:line-break/></text:span><text:span text:style-name="T3">q33c Reducing</text:span><text:span text:style-name="T4"> economic damage<text:line-break/></text:span><text:span text:style-name="T3">q33d</text:span><text:span text:style-name="T4"> Communication with the population</text:span></text:p>
      <text:p text:style-name="P12">Categories:</text:p>
      <table:table table:name="Table30" table:style-name="Table30">
        <table:table-column table:style-name="Table30.A"/>
        <table:table-column table:style-name="Table30.B"/>
        <table:table-row table:style-name="Table30.1">
          <table:table-cell table:style-name="Table30.A1" office:value-type="string">
            <text:p text:style-name="P12">1. </text:p>
          </table:table-cell>
          <table:table-cell table:style-name="Table30.B1" office:value-type="string">
            <text:p text:style-name="P5">Too little</text:p>
          </table:table-cell>
        </table:table-row>
        <table:table-row table:style-name="Table30.1">
          <table:table-cell table:style-name="Table30.A1" office:value-type="string">
            <text:p text:style-name="P12">2. </text:p>
          </table:table-cell>
          <table:table-cell table:style-name="Table30.B1" office:value-type="string">
            <text:p text:style-name="P8">Rather too little than too much</text:p>
          </table:table-cell>
        </table:table-row>
        <table:table-row table:style-name="Table30.1">
          <table:table-cell table:style-name="Table30.A1" office:value-type="string">
            <text:p text:style-name="P12">3. </text:p>
          </table:table-cell>
          <table:table-cell table:style-name="Table30.B1" office:value-type="string">
            <text:p text:style-name="P5">Exactly sufficient</text:p>
          </table:table-cell>
        </table:table-row>
        <table:table-row table:style-name="Table30.1">
          <table:table-cell table:style-name="Table30.A1" office:value-type="string">
            <text:p text:style-name="P12">4. </text:p>
          </table:table-cell>
          <table:table-cell table:style-name="Table30.B1" office:value-type="string">
            <text:p text:style-name="P8">Rather too much than too little</text:p>
          </table:table-cell>
        </table:table-row>
        <table:table-row table:style-name="Table30.1">
          <table:table-cell table:style-name="Table30.A1" office:value-type="string">
            <text:p text:style-name="P12">5. </text:p>
          </table:table-cell>
          <table:table-cell table:style-name="Table30.B1" office:value-type="string">
            <text:p text:style-name="P5">Too much</text:p>
          </table:table-cell>
        </table:table-row>
      </table:table>
      <text:p text:style-name="P3"><draw:rect text:anchor-type="as-char" draw:z-index="42" draw:style-name="gr1" draw:text-style-name="P58" svg:width="0.0012in" svg:height="0.0213in"><text:p/></draw:rect></text:p>
      <text:p text:style-name="P7">Page 44</text:p>
      <text:h text:style-name="P17" text:outline-level="2">v0</text:h>
      <text:p text:style-name="P8">Do you have (partially) home-housed children who are in primary or secondary school?</text:p>
      <text:p text:style-name="P8"> </text:p>
      <text:p text:style-name="P3"><text:span text:style-name="T12">Answer type:</text:span><text:span text:style-name="T13"> Checkboxes</text:span></text:p>
      <text:p text:style-name="P12">Categories:</text:p>
      <table:table table:name="Table31" table:style-name="Table31">
        <table:table-column table:style-name="Table31.A"/>
        <table:table-column table:style-name="Table31.B"/>
        <table:table-row table:style-name="Table31.1">
          <table:table-cell table:style-name="Table31.A1" office:value-type="string">
            <text:p text:style-name="P12">1. </text:p>
          </table:table-cell>
          <table:table-cell table:style-name="Table31.B1" office:value-type="string">
            <text:p text:style-name="P8">Yeah, I have a kid or kids in elementary school</text:p>
          </table:table-cell>
        </table:table-row>
        <table:table-row table:style-name="Table31.1">
          <table:table-cell table:style-name="Table31.A1" office:value-type="string">
            <text:p text:style-name="P12">2. </text:p>
          </table:table-cell>
          <table:table-cell table:style-name="Table31.B1" office:value-type="string">
            <text:p text:style-name="P8">Yeah, I have a kid or kids in high school</text:p>
          </table:table-cell>
        </table:table-row>
        <table:table-row table:style-name="Table31.1">
          <table:table-cell table:style-name="Table31.A1" office:value-type="string">
            <text:p text:style-name="P12">3. </text:p>
          </table:table-cell>
          <table:table-cell table:style-name="Table31.B1" office:value-type="string">
            <text:p text:style-name="P5">No</text:p>
          </table:table-cell>
        </table:table-row>
      </table:table>
      <text:h text:style-name="P19" text:outline-level="3">v0a</text:h>
      <text:p text:style-name="P3"><text:span text:style-name="T4">How many of your children are in </text:span><text:span text:style-name="T3">primary school</text:span><text:span text:style-name="T4">?</text:span></text:p>
      <text:p text:style-name="P8"> </text:p>
      <text:p text:style-name="P3"><text:span text:style-name="T12">Question type:</text:span><text:span text:style-name="T13"> Dependent question attached to code 1 of question "v0"</text:span></text:p>
      <text:p text:style-name="P3"><text:span text:style-name="T1">Answer type:</text:span><text:span text:style-name="T4"> Integer</text:span></text:p>
      <text:h text:style-name="P17" text:outline-level="3">v0b</text:h>
      <text:p text:style-name="P3"><text:span text:style-name="T4">How many of your kids are in </text:span><text:span text:style-name="T3">high school</text:span><text:span text:style-name="T4">?</text:span></text:p>
      <text:p text:style-name="P8"> </text:p>
      <text:p text:style-name="P3"><text:span text:style-name="T12">Question type:</text:span><text:span text:style-name="T13"> Dependent question attached to code 2 of question "v0"</text:span></text:p>
      <text:p text:style-name="P3"><text:span text:style-name="T12">Answer type:</text:span><text:span text:style-name="T13"> Integer</text:span></text:p>
      <text:p text:style-name="P3"><draw:rect text:anchor-type="as-char" draw:z-index="43" draw:style-name="gr1" draw:text-style-name="P58" svg:width="0.0012in" svg:height="0.0213in"><text:p/></draw:rect></text:p>
      <text:p text:style-name="P7">Page 45</text:p>
      <text:h text:style-name="P17" text:outline-level="2">v1_bo</text:h>
      <text:p text:style-name="P3"><text:span text:style-name="T4">^f_preload;<text:line-break/><text:line-break/></text:span><text:span text:style-name="T1">We ask for the first name of your ^f_children; so that you answer the right question about the right child. This first name will not be used for anything else, nor will it be made available to the researchers. You can also choose to use a nickname for your child instead of the first name, or other information that ensures that you know which child it concerns (e.g. "daughter, 14").</text:span></text:p>
      <text:p text:style-name="P8"> </text:p>
      <text:p text:style-name="P3"><text:span text:style-name="T1">Question type:</text:span><text:span text:style-name="T4"> Grid</text:span></text:p>
      <text:p text:style-name="P3"><text:span text:style-name="T1">Subquestions:</text:span><text:span text:style-name="T4"><text:line-break/></text:span><text:span text:style-name="T3">v1_bo_kind1</text:span><text:span text:style-name="T4"> ^f_bo_kind1;<text:line-break/></text:span><text:span text:style-name="T3">v1_bo_child2</text:span><text:span text:style-name="T4"> Second child at primary school<text:line-break/></text:span><text:span text:style-name="T3">v1_bo_child3</text:span><text:span text:style-name="T4"> Third child at primary school<text:line-break/></text:span><text:soft-page-break/><text:span text:style-name="T3">v1_bo_child4</text:span><text:span text:style-name="T4"> Fourth child at primary school<text:line-break/></text:span><text:span text:style-name="T3">v1_bo_child5</text:span><text:span text:style-name="T4"> Fifth child at primary school</text:span></text:p>
      <text:p text:style-name="P3"><text:span text:style-name="T12">Columns:</text:span><text:span text:style-name="T13"><text:line-break/></text:span><text:span text:style-name="T16">bonaam</text:span></text:p>
      <text:p text:style-name="P3"><text:span text:style-name="T12">Answer type:</text:span><text:span text:style-name="T13"> </text:span><text:span text:style-name="T14">String</text:span></text:p>
      <text:p text:style-name="P13">genus</text:p>
      <text:p text:style-name="P3"><text:span text:style-name="T12">Answer type:</text:span><text:span text:style-name="T13"> Dropdown</text:span></text:p>
      <text:p text:style-name="P12">Categories:</text:p>
      <table:table table:name="Table32" table:style-name="Table32">
        <table:table-column table:style-name="Table32.A"/>
        <table:table-column table:style-name="Table32.B"/>
        <table:table-row table:style-name="Table32.1">
          <table:table-cell table:style-name="Table32.A1" office:value-type="string">
            <text:p text:style-name="P12">1. </text:p>
          </table:table-cell>
          <table:table-cell table:style-name="Table32.B1" office:value-type="string">
            <text:p text:style-name="P5">Boy</text:p>
          </table:table-cell>
        </table:table-row>
        <table:table-row table:style-name="Table32.1">
          <table:table-cell table:style-name="Table32.A1" office:value-type="string">
            <text:p text:style-name="P12">2. </text:p>
          </table:table-cell>
          <table:table-cell table:style-name="Table32.B1" office:value-type="string">
            <text:p text:style-name="P5">Girl</text:p>
          </table:table-cell>
        </table:table-row>
      </table:table>
      <text:p text:style-name="P13">boom year</text:p>
      <text:p text:style-name="P3"><text:span text:style-name="T12">Answer type:</text:span><text:span text:style-name="T13"> Dropdown</text:span></text:p>
      <text:p text:style-name="P12">Categories:</text:p>
      <table:table table:name="Table33" table:style-name="Table33">
        <table:table-column table:style-name="Table33.A"/>
        <table:table-column table:style-name="Table33.B"/>
        <table:table-row table:style-name="Table33.1">
          <table:table-cell table:style-name="Table33.A1" office:value-type="string">
            <text:p text:style-name="P12">1. </text:p>
          </table:table-cell>
          <table:table-cell table:style-name="Table33.B1" office:value-type="string">
            <text:p text:style-name="P5">2005</text:p>
          </table:table-cell>
        </table:table-row>
        <table:table-row table:style-name="Table33.1">
          <table:table-cell table:style-name="Table33.A1" office:value-type="string">
            <text:p text:style-name="P12">2. </text:p>
          </table:table-cell>
          <table:table-cell table:style-name="Table33.B1" office:value-type="string">
            <text:p text:style-name="P5">2006</text:p>
          </table:table-cell>
        </table:table-row>
        <table:table-row table:style-name="Table33.1">
          <table:table-cell table:style-name="Table33.A1" office:value-type="string">
            <text:p text:style-name="P12">3. </text:p>
          </table:table-cell>
          <table:table-cell table:style-name="Table33.B1" office:value-type="string">
            <text:p text:style-name="P5">2007</text:p>
          </table:table-cell>
        </table:table-row>
        <table:table-row table:style-name="Table33.1">
          <table:table-cell table:style-name="Table33.A1" office:value-type="string">
            <text:p text:style-name="P12">4. </text:p>
          </table:table-cell>
          <table:table-cell table:style-name="Table33.B1" office:value-type="string">
            <text:p text:style-name="P5">2008</text:p>
          </table:table-cell>
        </table:table-row>
        <table:table-row table:style-name="Table33.1">
          <table:table-cell table:style-name="Table33.A1" office:value-type="string">
            <text:p text:style-name="P12">5. </text:p>
          </table:table-cell>
          <table:table-cell table:style-name="Table33.B1" office:value-type="string">
            <text:p text:style-name="P5">2009</text:p>
          </table:table-cell>
        </table:table-row>
        <table:table-row table:style-name="Table33.1">
          <table:table-cell table:style-name="Table33.A1" office:value-type="string">
            <text:p text:style-name="P12">6. </text:p>
          </table:table-cell>
          <table:table-cell table:style-name="Table33.B1" office:value-type="string">
            <text:p text:style-name="P5">2010</text:p>
          </table:table-cell>
        </table:table-row>
        <table:table-row table:style-name="Table33.1">
          <table:table-cell table:style-name="Table33.A1" office:value-type="string">
            <text:p text:style-name="P12">7. </text:p>
          </table:table-cell>
          <table:table-cell table:style-name="Table33.B1" office:value-type="string">
            <text:p text:style-name="P5">2011</text:p>
          </table:table-cell>
        </table:table-row>
        <table:table-row table:style-name="Table33.1">
          <table:table-cell table:style-name="Table33.A1" office:value-type="string">
            <text:p text:style-name="P12">8. </text:p>
          </table:table-cell>
          <table:table-cell table:style-name="Table33.B1" office:value-type="string">
            <text:p text:style-name="P5">2012</text:p>
          </table:table-cell>
        </table:table-row>
        <table:table-row table:style-name="Table33.1">
          <table:table-cell table:style-name="Table33.A1" office:value-type="string">
            <text:p text:style-name="P12">9. </text:p>
          </table:table-cell>
          <table:table-cell table:style-name="Table33.B1" office:value-type="string">
            <text:p text:style-name="P5">2013</text:p>
          </table:table-cell>
        </table:table-row>
        <table:table-row table:style-name="Table33.1">
          <table:table-cell table:style-name="Table33.A1" office:value-type="string">
            <text:p text:style-name="P12">10. </text:p>
          </table:table-cell>
          <table:table-cell table:style-name="Table33.B1" office:value-type="string">
            <text:p text:style-name="P5">2014</text:p>
          </table:table-cell>
        </table:table-row>
        <table:table-row table:style-name="Table33.1">
          <table:table-cell table:style-name="Table33.A1" office:value-type="string">
            <text:p text:style-name="P12">11. </text:p>
          </table:table-cell>
          <table:table-cell table:style-name="Table33.B1" office:value-type="string">
            <text:p text:style-name="P5">2015</text:p>
          </table:table-cell>
        </table:table-row>
        <table:table-row table:style-name="Table33.1">
          <table:table-cell table:style-name="Table33.A1" office:value-type="string">
            <text:p text:style-name="P12">12. </text:p>
          </table:table-cell>
          <table:table-cell table:style-name="Table33.B1" office:value-type="string">
            <text:p text:style-name="P5">2016</text:p>
          </table:table-cell>
        </table:table-row>
        <table:table-row table:style-name="Table33.1">
          <table:table-cell table:style-name="Table33.A1" office:value-type="string">
            <text:p text:style-name="P12">13. </text:p>
          </table:table-cell>
          <table:table-cell table:style-name="Table33.B1" office:value-type="string">
            <text:p text:style-name="P5">2017</text:p>
          </table:table-cell>
        </table:table-row>
      </table:table>
      <text:h text:style-name="P19" text:outline-level="2">v1_vo</text:h>
      <text:p text:style-name="P3"><text:span text:style-name="T12">Question type:</text:span><text:span text:style-name="T13"> Grid</text:span></text:p>
      <text:p text:style-name="P3"><text:span text:style-name="T1">Subquestions:</text:span><text:span text:style-name="T4"><text:line-break/></text:span><text:span text:style-name="T3">v1_vo_kind1</text:span><text:span text:style-name="T4"> ^f_vo_kind1;<text:line-break/></text:span><text:span text:style-name="T3">v1_vo_child2</text:span><text:span text:style-name="T4"> Second child in high school<text:line-break/></text:span><text:span text:style-name="T3">v1_vo_child3</text:span><text:span text:style-name="T4"> Third child in high school<text:line-break/></text:span><text:span text:style-name="T3">v1_vo_child4</text:span><text:span text:style-name="T4"> Fourth child in high school<text:line-break/></text:span><text:span text:style-name="T3">v1_vo_child5</text:span><text:span text:style-name="T4"> Fifth child in high school</text:span></text:p>
      <text:p text:style-name="P3"><text:span text:style-name="T1">Columns:</text:span><text:span text:style-name="T4"><text:line-break/></text:span><text:span text:style-name="T3">vonaam</text:span></text:p>
      <text:p text:style-name="P3"><text:span text:style-name="T1">Answer type:</text:span><text:span text:style-name="T4"> </text:span><text:span text:style-name="T8">String</text:span></text:p>
      <text:p text:style-name="P11">lineage</text:p>
      <text:p text:style-name="P3"><text:span text:style-name="T12">Answer type:</text:span><text:span text:style-name="T13"> Dropdown</text:span></text:p>
      <text:p text:style-name="P12">Categories:</text:p>
      <table:table table:name="Table34" table:style-name="Table34">
        <table:table-column table:style-name="Table34.A"/>
        <table:table-column table:style-name="Table34.B"/>
        <table:table-row table:style-name="Table34.1">
          <table:table-cell table:style-name="Table34.A1" office:value-type="string">
            <text:p text:style-name="P12">1. </text:p>
          </table:table-cell>
          <table:table-cell table:style-name="Table34.B1" office:value-type="string">
            <text:p text:style-name="P5">Boy</text:p>
          </table:table-cell>
        </table:table-row>
        <table:table-row table:style-name="Table34.1">
          <table:table-cell table:style-name="Table34.A1" office:value-type="string">
            <text:p text:style-name="P12">2. </text:p>
          </table:table-cell>
          <table:table-cell table:style-name="Table34.B1" office:value-type="string">
            <text:p text:style-name="P5">Girl</text:p>
          </table:table-cell>
        </table:table-row>
      </table:table>
      <text:p text:style-name="P13">Vogebjaar</text:p>
      <text:p text:style-name="P3"><text:span text:style-name="T12">Answer type:</text:span><text:span text:style-name="T13"> Dropdown</text:span></text:p>
      <text:p text:style-name="P12">Categories:</text:p>
      <table:table table:name="Table35" table:style-name="Table35">
        <table:table-column table:style-name="Table35.A"/>
        <table:table-column table:style-name="Table35.B"/>
        <table:table-row table:style-name="Table35.1">
          <table:table-cell table:style-name="Table35.A1" office:value-type="string">
            <text:p text:style-name="P12">1. </text:p>
          </table:table-cell>
          <table:table-cell table:style-name="Table35.B1" office:value-type="string">
            <text:p text:style-name="P5">1997</text:p>
          </table:table-cell>
        </table:table-row>
        <table:table-row table:style-name="Table35.1">
          <table:table-cell table:style-name="Table35.A1" office:value-type="string">
            <text:p text:style-name="P12">2. </text:p>
          </table:table-cell>
          <table:table-cell table:style-name="Table35.B1" office:value-type="string">
            <text:p text:style-name="P5">1998</text:p>
          </table:table-cell>
        </table:table-row>
        <table:table-row table:style-name="Table35.1">
          <table:table-cell table:style-name="Table35.A1" office:value-type="string">
            <text:p text:style-name="P12">3. </text:p>
          </table:table-cell>
          <table:table-cell table:style-name="Table35.B1" office:value-type="string">
            <text:p text:style-name="P5">1999</text:p>
          </table:table-cell>
        </table:table-row>
        <table:table-row table:style-name="Table35.1">
          <table:table-cell table:style-name="Table35.A1" office:value-type="string">
            <text:p text:style-name="P12">4. </text:p>
          </table:table-cell>
          <table:table-cell table:style-name="Table35.B1" office:value-type="string">
            <text:p text:style-name="P5">2000</text:p>
          </table:table-cell>
        </table:table-row>
        <table:table-row table:style-name="Table35.1">
          <table:table-cell table:style-name="Table35.A1" office:value-type="string">
            <text:p text:style-name="P12">5. </text:p>
          </table:table-cell>
          <table:table-cell table:style-name="Table35.B1" office:value-type="string">
            <text:p text:style-name="P5">2001</text:p>
          </table:table-cell>
        </table:table-row>
        <table:table-row table:style-name="Table35.1">
          <table:table-cell table:style-name="Table35.A1" office:value-type="string">
            <text:p text:style-name="P12">6. </text:p>
          </table:table-cell>
          <table:table-cell table:style-name="Table35.B1" office:value-type="string">
            <text:p text:style-name="P5">2002</text:p>
          </table:table-cell>
        </table:table-row>
        <table:table-row table:style-name="Table35.1">
          <table:table-cell table:style-name="Table35.A1" office:value-type="string">
            <text:p text:style-name="P12">7. </text:p>
          </table:table-cell>
          <table:table-cell table:style-name="Table35.B1" office:value-type="string">
            <text:p text:style-name="P5">2003</text:p>
          </table:table-cell>
        </table:table-row>
        <table:table-row table:style-name="Table35.1">
          <table:table-cell table:style-name="Table35.A1" office:value-type="string">
            <text:p text:style-name="P12">8. </text:p>
          </table:table-cell>
          <table:table-cell table:style-name="Table35.B1" office:value-type="string">
            <text:p text:style-name="P5">2004</text:p>
          </table:table-cell>
        </table:table-row>
        <table:table-row table:style-name="Table35.1">
          <table:table-cell table:style-name="Table35.A1" office:value-type="string">
            <text:p text:style-name="P12">9. </text:p>
          </table:table-cell>
          <table:table-cell table:style-name="Table35.B1" office:value-type="string">
            <text:p text:style-name="P5">2005</text:p>
          </table:table-cell>
        </table:table-row>
        <table:table-row table:style-name="Table35.1">
          <table:table-cell table:style-name="Table35.A1" office:value-type="string">
            <text:p text:style-name="P12">10. </text:p>
          </table:table-cell>
          <table:table-cell table:style-name="Table35.B1" office:value-type="string">
            <text:p text:style-name="P5">2006</text:p>
          </table:table-cell>
        </table:table-row>
        <table:table-row table:style-name="Table35.1">
          <table:table-cell table:style-name="Table35.A1" office:value-type="string">
            <text:p text:style-name="P12">11. </text:p>
          </table:table-cell>
          <table:table-cell table:style-name="Table35.B1" office:value-type="string">
            <text:p text:style-name="P5">2007</text:p>
          </table:table-cell>
        </table:table-row>
        <text:soft-page-break/>
        <table:table-row table:style-name="Table35.1">
          <table:table-cell table:style-name="Table35.A1" office:value-type="string">
            <text:p text:style-name="P12">12. </text:p>
          </table:table-cell>
          <table:table-cell table:style-name="Table35.B1" office:value-type="string">
            <text:p text:style-name="P5">2008</text:p>
          </table:table-cell>
        </table:table-row>
        <table:table-row table:style-name="Table35.1">
          <table:table-cell table:style-name="Table35.A1" office:value-type="string">
            <text:p text:style-name="P12">13. </text:p>
          </table:table-cell>
          <table:table-cell table:style-name="Table35.B1" office:value-type="string">
            <text:p text:style-name="P5">2009</text:p>
          </table:table-cell>
        </table:table-row>
        <table:table-row table:style-name="Table35.1">
          <table:table-cell table:style-name="Table35.A1" office:value-type="string">
            <text:p text:style-name="P12">14. </text:p>
          </table:table-cell>
          <table:table-cell table:style-name="Table35.B1" office:value-type="string">
            <text:p text:style-name="P5">2010</text:p>
          </table:table-cell>
        </table:table-row>
        <table:table-row table:style-name="Table35.1">
          <table:table-cell table:style-name="Table35.A1" office:value-type="string">
            <text:p text:style-name="P12">15. </text:p>
          </table:table-cell>
          <table:table-cell table:style-name="Table35.B1" office:value-type="string">
            <text:p text:style-name="P5">2011</text:p>
          </table:table-cell>
        </table:table-row>
      </table:table>
      <text:p text:style-name="P13">von level</text:p>
      <text:p text:style-name="P3"><text:span text:style-name="T12">Answer type:</text:span><text:span text:style-name="T13"> Dropdown</text:span></text:p>
      <text:p text:style-name="P12">Categories:</text:p>
      <table:table table:name="Table36" table:style-name="Table36">
        <table:table-column table:style-name="Table36.A"/>
        <table:table-column table:style-name="Table36.B"/>
        <table:table-row table:style-name="Table36.1">
          <table:table-cell table:style-name="Table36.A1" office:value-type="string">
            <text:p text:style-name="P12">1. </text:p>
          </table:table-cell>
          <table:table-cell table:style-name="Table36.B1" office:value-type="string">
            <text:p text:style-name="P5">practical education</text:p>
          </table:table-cell>
        </table:table-row>
        <table:table-row table:style-name="Table36.1">
          <table:table-cell table:style-name="Table36.A1" office:value-type="string">
            <text:p text:style-name="P12">2. </text:p>
          </table:table-cell>
          <table:table-cell table:style-name="Table36.B1" office:value-type="string">
            <text:p text:style-name="P5">vmbo base</text:p>
          </table:table-cell>
        </table:table-row>
        <table:table-row table:style-name="Table36.1">
          <table:table-cell table:style-name="Table36.A1" office:value-type="string">
            <text:p text:style-name="P12">3. </text:p>
          </table:table-cell>
          <table:table-cell table:style-name="Table36.B1" office:value-type="string">
            <text:p text:style-name="P5">VMBO framework</text:p>
          </table:table-cell>
        </table:table-row>
        <table:table-row table:style-name="Table36.1">
          <table:table-cell table:style-name="Table36.A1" office:value-type="string">
            <text:p text:style-name="P12">4. </text:p>
          </table:table-cell>
          <table:table-cell table:style-name="Table36.B1" office:value-type="string">
            <text:p text:style-name="P5">VMBO-t</text:p>
          </table:table-cell>
        </table:table-row>
        <table:table-row table:style-name="Table36.1">
          <table:table-cell table:style-name="Table36.A1" office:value-type="string">
            <text:p text:style-name="P12">5. </text:p>
          </table:table-cell>
          <table:table-cell table:style-name="Table36.B1" office:value-type="string">
            <text:p text:style-name="P5">vmbo/havo</text:p>
          </table:table-cell>
        </table:table-row>
        <table:table-row table:style-name="Table36.1">
          <table:table-cell table:style-name="Table36.A1" office:value-type="string">
            <text:p text:style-name="P12">6. </text:p>
          </table:table-cell>
          <table:table-cell table:style-name="Table36.B1" office:value-type="string">
            <text:p text:style-name="P5">havo</text:p>
          </table:table-cell>
        </table:table-row>
        <table:table-row table:style-name="Table36.1">
          <table:table-cell table:style-name="Table36.A1" office:value-type="string">
            <text:p text:style-name="P12">7. </text:p>
          </table:table-cell>
          <table:table-cell table:style-name="Table36.B1" office:value-type="string">
            <text:p text:style-name="P5">havo/vwo</text:p>
          </table:table-cell>
        </table:table-row>
        <table:table-row table:style-name="Table36.1">
          <table:table-cell table:style-name="Table36.A1" office:value-type="string">
            <text:p text:style-name="P12">8. </text:p>
          </table:table-cell>
          <table:table-cell table:style-name="Table36.B1" office:value-type="string">
            <text:p text:style-name="P5">vwo</text:p>
          </table:table-cell>
        </table:table-row>
      </table:table>
      <text:p text:style-name="P13">voklas</text:p>
      <text:p text:style-name="P3"><text:span text:style-name="T12">Answer type:</text:span><text:span text:style-name="T13"> Dropdown</text:span></text:p>
      <text:p text:style-name="P12">Categories:</text:p>
      <table:table table:name="Table37" table:style-name="Table37">
        <table:table-column table:style-name="Table37.A"/>
        <table:table-column table:style-name="Table37.B"/>
        <table:table-row table:style-name="Table37.1">
          <table:table-cell table:style-name="Table37.A1" office:value-type="string">
            <text:p text:style-name="P12">1. </text:p>
          </table:table-cell>
          <table:table-cell table:style-name="Table37.B1" office:value-type="string">
            <text:p text:style-name="P5">first class</text:p>
          </table:table-cell>
        </table:table-row>
        <table:table-row table:style-name="Table37.1">
          <table:table-cell table:style-name="Table37.A1" office:value-type="string">
            <text:p text:style-name="P12">2. </text:p>
          </table:table-cell>
          <table:table-cell table:style-name="Table37.B1" office:value-type="string">
            <text:p text:style-name="P5">2nd class</text:p>
          </table:table-cell>
        </table:table-row>
        <table:table-row table:style-name="Table37.1">
          <table:table-cell table:style-name="Table37.A1" office:value-type="string">
            <text:p text:style-name="P12">3. </text:p>
          </table:table-cell>
          <table:table-cell table:style-name="Table37.B1" office:value-type="string">
            <text:p text:style-name="P5">3rd class</text:p>
          </table:table-cell>
        </table:table-row>
        <table:table-row table:style-name="Table37.1">
          <table:table-cell table:style-name="Table37.A1" office:value-type="string">
            <text:p text:style-name="P12">4. </text:p>
          </table:table-cell>
          <table:table-cell table:style-name="Table37.B1" office:value-type="string">
            <text:p text:style-name="P5">4th grade</text:p>
          </table:table-cell>
        </table:table-row>
        <table:table-row table:style-name="Table37.1">
          <table:table-cell table:style-name="Table37.A1" office:value-type="string">
            <text:p text:style-name="P12">5. </text:p>
          </table:table-cell>
          <table:table-cell table:style-name="Table37.B1" office:value-type="string">
            <text:p text:style-name="P5">5th grade</text:p>
          </table:table-cell>
        </table:table-row>
        <table:table-row table:style-name="Table37.1">
          <table:table-cell table:style-name="Table37.A1" office:value-type="string">
            <text:p text:style-name="P12">6. </text:p>
          </table:table-cell>
          <table:table-cell table:style-name="Table37.B1" office:value-type="string">
            <text:p text:style-name="P5">6th grade</text:p>
          </table:table-cell>
        </table:table-row>
      </table:table>
      <text:p text:style-name="P3"><draw:rect text:anchor-type="as-char" draw:z-index="44" draw:style-name="gr1" draw:text-style-name="P58" svg:width="0.0012in" svg:height="0.0213in"><text:p/></draw:rect></text:p>
      <text:p text:style-name="P7">Page 46</text:p>
      <text:h text:style-name="P17" text:outline-level="2">v2_bokind1</text:h>
      <text:p text:style-name="P3"><text:span text:style-name="T4">What was ^v1_bo_kind1</text:span><text:span text:style-name="T3">.bonaam</text:span><text:span text:style-name="T4"> doing</text:span><text:span text:style-name="T3">;</text:span><text:span text:style-name="T4"> in a normal week when the school was closed because of the coronavirus, and what was that like in a normal week before the school was closed on March 16th?<text:line-break/><text:line-break/>How many hours did ^f_hijzij_bo_kind1 spend on the following activities? </text:span></text:p>
      <text:list xml:id="list3059944121" text:style-name="WWNum1">
        <text:list-item>
          <text:p text:style-name="P21"><text:span text:style-name="T4">If ^f_hijzij_bo_kind1; has </text:span><text:span text:style-name="T1">not</text:span><text:span text:style-name="T4"> spent any time on a particular activity, enter a </text:span><text:span text:style-name="T3">0</text:span><text:span text:style-name="T4"> under 'hours'.</text:span></text:p>
        </text:list-item>
        <text:list-item>
          <text:p text:style-name="P31">Please note: you can only fill in whole hours.</text:p>
        </text:list-item>
      </text:list>
      <text:p text:style-name="P8">A week consists of 168 hours. Would you like to divide the full 168 hours between the activities. At the bottom of the table you can see how many hours there are still to be divided. You can put the hours you cannot divide in the other categories under the category "other activities".</text:p>
      <text:p text:style-name="P8"> </text:p>
      <text:p text:style-name="P3"><text:span text:style-name="T1">Question type:</text:span><text:span text:style-name="T4"> Grid</text:span></text:p>
      <text:p text:style-name="P3"><text:span text:style-name="T1">Subquestions:</text:span><text:span text:style-name="T4"><text:line-break/></text:span><text:span text:style-name="T3">v2a_bokind1</text:span><text:span text:style-name="T4"> At school / after-school care<text:line-break/></text:span><text:span text:style-name="T3">v2b_bokind1</text:span><text:span text:style-name="T4"> Watching television, gaming, smartphone, laptop, computer, etc. (digital activities)<text:line-break/></text:span><text:span text:style-name="T3">v2c_bokind1</text:span><text:span text:style-name="T4"> Engaged in learning activities, such as doing school and homework, but not at school<text:line-break/></text:span><text:span text:style-name="T3">v2d_bokind1 Engaged in</text:span><text:span text:style-name="T4"> learning activities, such as school and homework, accompanied by an adult (not at school)<text:line-break/></text:span><text:span text:style-name="T3">v2e_bokind1</text:span><text:span text:style-name="T4"> Reading books yourself (not at school)<text:line-break/></text:span><text:soft-page-break/><text:span text:style-name="T3">v2f_bokind1</text:span><text:span text:style-name="T4"> To be read aloud by an adult (not at school)<text:line-break/></text:span><text:span text:style-name="T3">v2g_bokind1</text:span><text:span text:style-name="T4"> Free play/other indoor and outdoor activities (not at school)<text:line-break/></text:span><text:span text:style-name="T3">v2h_bokind1</text:span><text:span text:style-name="T4"> Free play/other indoor and outdoor activities supervised by an adult (not at school)<text:line-break/></text:span><text:span text:style-name="T3">v2i_bokind1</text:span><text:span text:style-name="T4"> Domestic chores/ taking care of younger siblings<text:line-break/></text:span><text:span text:style-name="T3">v2j_bokind1</text:span><text:span text:style-name="T4"> Sleep and rest (e.g. also lazing, thinking, being sick, etc.)<text:line-break/></text:span><text:span text:style-name="T3">v2k_bokind1</text:span><text:span text:style-name="T4"> Other activities (e.g. eating, showering, chatting)<text:line-break/></text:span><text:span text:style-name="T3">v2l_bokind1 Still to be distributed</text:span></text:p>
      <text:p text:style-name="P3"><text:span text:style-name="T12">Columns:</text:span><text:span text:style-name="T13"><text:line-break/></text:span><text:span text:style-name="T16">v2_col1_bokind1</text:span></text:p>
      <text:p text:style-name="P3"><text:span text:style-name="T12">Answer type:</text:span><text:span text:style-name="T13"> Integer</text:span></text:p>
      <text:p text:style-name="P13">v2_col2_bokind1</text:p>
      <text:p text:style-name="P3"><text:span text:style-name="T12">Answer type:</text:span><text:span text:style-name="T13"> Integer</text:span></text:p>
      <text:h text:style-name="P19" text:outline-level="2">v2_js_bokind1</text:h>
      <text:p text:style-name="P5"> </text:p>
      <text:p text:style-name="P3"><text:span text:style-name="T12">Answer type:</text:span><text:span text:style-name="T13"> None</text:span></text:p>
      <text:p text:style-name="P3"><draw:rect text:anchor-type="as-char" draw:z-index="45" draw:style-name="gr1" draw:text-style-name="P58" svg:width="0.0012in" svg:height="0.0213in"><text:p/></draw:rect></text:p>
      <text:p text:style-name="P7">Page 47</text:p>
      <text:h text:style-name="P17" text:outline-level="2">v3_bokind1</text:h>
      <text:p text:style-name="P3"><text:span text:style-name="T4">How much did you spend on the following things for ^v1_bo_kind1</text:span><text:span text:style-name="T3">.bonaam;</text:span><text:span text:style-name="T4"> in April (when the school was closed) and in February (before the school closed)?<text:line-break/><text:line-break/></text:span><text:span text:style-name="T1">Please fill in an amount in whole euros. If you can't remember exactly, please give your best estimate.</text:span></text:p>
      <text:p text:style-name="P8"> </text:p>
      <text:p text:style-name="P3"><text:span text:style-name="T1">Question type:</text:span><text:span text:style-name="T4"> Grid</text:span></text:p>
      <text:p text:style-name="P3"><text:span text:style-name="T1">Subquestions:</text:span><text:span text:style-name="T4"><text:line-break/></text:span><text:span text:style-name="T3">v3a_bokind1</text:span><text:span text:style-name="T4"> Books (also e-books and audiobooks, but no schoolbooks)<text:line-break/></text:span><text:span text:style-name="T3">v3b_bokind1</text:span><text:span text:style-name="T4"> Toys with an educational character<text:line-break/></text:span><text:span text:style-name="T3">v3c_bokind1</text:span><text:span text:style-name="T4"> Tutoring (also online)</text:span></text:p>
      <text:p text:style-name="P3"><text:span text:style-name="T12">Columns:</text:span><text:span text:style-name="T13"><text:line-break/></text:span><text:span text:style-name="T16">v3_col1_bokind1</text:span></text:p>
      <text:p text:style-name="P3"><text:span text:style-name="T12">Answer type:</text:span><text:span text:style-name="T13"> Integer</text:span></text:p>
      <text:p text:style-name="P13">v3_col2_bokind1</text:p>
      <text:p text:style-name="P3"><text:span text:style-name="T12">Answer type:</text:span><text:span text:style-name="T13"> Integer</text:span></text:p>
      <text:p text:style-name="P3"><draw:rect text:anchor-type="as-char" draw:z-index="46" draw:style-name="gr1" draw:text-style-name="P58" svg:width="0.0012in" svg:height="0.0213in"><text:p/></draw:rect></text:p>
      <text:p text:style-name="P7">Page 48</text:p>
      <text:h text:style-name="P17" text:outline-level="2">v4_bokind1</text:h>
      <text:p text:style-name="P3"><text:span text:style-name="T4">We would now like to know how important you think it is for parents to spend time and money to ensure children's long-term success.<text:line-break/><text:line-break/>Please look carefully at the following statements and indicate for ^v1_bo_kind1</text:span><text:span text:style-name="T3">.bonaam</text:span><text:span text:style-name="T4"> whether you agree with them. Do not consider the situation that the schools have/have been closed due to the coronavirus.</text:span></text:p>
      <text:p text:style-name="P8"> </text:p>
      <text:p text:style-name="P3"><text:span text:style-name="T12">Question type:</text:span><text:span text:style-name="T13"> Table</text:span></text:p>
      <text:p text:style-name="P3"><text:span text:style-name="T12">Answer type:</text:span><text:span text:style-name="T13"> Radio buttons</text:span></text:p>
      <text:p text:style-name="P3"><text:span text:style-name="T1">Subquestions:</text:span><text:span text:style-name="T4"><text:line-break/></text:span><text:span text:style-name="T3">v4a_bokind1</text:span><text:span text:style-name="T4"> If I spend more time supporting ^v1_bo_kind1.bonaam; in schoolwork, then the chances of ^f_hijzij_bo_kind1; going to university are higher.<text:line-break/></text:span><text:span text:style-name="T3">v4b_bokind1</text:span><text:span text:style-name="T4"> If I spend more money on educational materials (e.g. books, educational games, tutoring etc.) for ^v1_bo_kind1.bonaam; then the chances of ^f_hijzij_bo_kind1; going to university are higher.<text:line-break/></text:span><text:span text:style-name="T3">v4c_bokind1</text:span><text:span text:style-name="T4"> If I spend more time supporting ^v1_bo_kind1.bonaam; in schoolwork, then the chance that ^f_hijzij_bo_kind1; on ^f_his_bo_kind1; 30th will earn a salary above average is greater.<text:line-break/></text:span><text:span text:style-name="T3">v4d_bokind1</text:span><text:span text:style-name="T4"> If I spend more money on educational materials (e.g. books, educational games, </text:span><text:soft-page-break/><text:span text:style-name="T4">tutoring etc.) for ^v1_bo_kind1.bonaam; then the chances that ^f_hijzij_bo_kind1; on ^f_zijnhaar_bo_kind1; 30th will earn a salary above modal are higher.</text:span></text:p>
      <text:p text:style-name="P12">Categories:</text:p>
      <table:table table:name="Table38" table:style-name="Table38">
        <table:table-column table:style-name="Table38.A"/>
        <table:table-column table:style-name="Table38.B"/>
        <table:table-row table:style-name="Table38.1">
          <table:table-cell table:style-name="Table38.A1" office:value-type="string">
            <text:p text:style-name="P12">1. </text:p>
          </table:table-cell>
          <table:table-cell table:style-name="Table38.B1" office:value-type="string">
            <text:p text:style-name="P5">Totally disagree</text:p>
          </table:table-cell>
        </table:table-row>
        <table:table-row table:style-name="Table38.1">
          <table:table-cell table:style-name="Table38.A1" office:value-type="string">
            <text:p text:style-name="P12">2. </text:p>
          </table:table-cell>
          <table:table-cell table:style-name="Table38.B1" office:value-type="string">
            <text:p text:style-name="P5">Disagree</text:p>
          </table:table-cell>
        </table:table-row>
        <table:table-row table:style-name="Table38.1">
          <table:table-cell table:style-name="Table38.A1" office:value-type="string">
            <text:p text:style-name="P12">3. </text:p>
          </table:table-cell>
          <table:table-cell table:style-name="Table38.B1" office:value-type="string">
            <text:p text:style-name="P42">Neither Agree nor Disagree</text:p>
          </table:table-cell>
        </table:table-row>
        <table:table-row table:style-name="Table38.1">
          <table:table-cell table:style-name="Table38.A1" office:value-type="string">
            <text:p text:style-name="P12">4. </text:p>
          </table:table-cell>
          <table:table-cell table:style-name="Table38.B1" office:value-type="string">
            <text:p text:style-name="P41">Agree</text:p>
          </table:table-cell>
        </table:table-row>
        <table:table-row table:style-name="Table38.1">
          <table:table-cell table:style-name="Table38.A1" office:value-type="string">
            <text:p text:style-name="P12">5. </text:p>
          </table:table-cell>
          <table:table-cell table:style-name="Table38.B1" office:value-type="string">
            <text:p text:style-name="P5">I totally agree</text:p>
          </table:table-cell>
        </table:table-row>
      </table:table>
      <text:p text:style-name="P3"><draw:rect text:anchor-type="as-char" draw:z-index="47" draw:style-name="gr1" draw:text-style-name="P58" svg:width="0.0012in" svg:height="0.0213in"><text:p/></draw:rect></text:p>
      <text:p text:style-name="P7">Page 49</text:p>
      <text:h text:style-name="P17" text:outline-level="2">v5_bokind1</text:h>
      <text:p text:style-name="P3"><text:span text:style-name="T4">Finally, a few more questions. We would like to know what, according to you, is the impact of closing the school (on March 16) on ^v1_bo_kind1</text:span><text:span text:style-name="T3">.bonaam;</text:span><text:span text:style-name="T4"> when it comes to:</text:span></text:p>
      <text:p text:style-name="P8"> </text:p>
      <text:p text:style-name="P3"><text:span text:style-name="T12">Question type:</text:span><text:span text:style-name="T13"> Table</text:span></text:p>
      <text:p text:style-name="P3"><text:span text:style-name="T12">Answer type:</text:span><text:span text:style-name="T13"> Radio buttons</text:span></text:p>
      <text:p text:style-name="P3"><text:span text:style-name="T1">Subquestions:</text:span><text:span text:style-name="T4"><text:line-break/></text:span><text:span text:style-name="T3">v5a_bokind1</text:span><text:span text:style-name="T4"> ^f_his hair_bo_child1; mental health this year<text:line-break/></text:span><text:span text:style-name="T3">v5b_bokind1</text:span><text:span text:style-name="T4"> friendships of ^v1_bo_kind1.bonaam; this year<text:line-break/></text:span><text:span text:style-name="T3">v5c_bokind1</text:span><text:span text:style-name="T4"> school grades for the subject Dutch in the coming school year in relation to other pupils in the classroom<text:line-break/></text:span><text:span text:style-name="T3">v5d_bokind1</text:span><text:span text:style-name="T4"> school grades for the subject of arithmetic in the coming year relative to other pupils in the classroom<text:line-break/></text:span><text:span text:style-name="T3">v5e_bokind1</text:span><text:span text:style-name="T4"> ^f_his_bo_child1; chance to go to university<text:line-break/></text:span><text:span text:style-name="T3">v5f_bokind1</text:span><text:span text:style-name="T4"> ^f_his_bo_child1; long-term career</text:span></text:p>
      <text:p text:style-name="P12">Categories:</text:p>
      <table:table table:name="Table39" table:style-name="Table39">
        <table:table-column table:style-name="Table39.A"/>
        <table:table-column table:style-name="Table39.B"/>
        <table:table-row table:style-name="Table39.1">
          <table:table-cell table:style-name="Table39.A1" office:value-type="string">
            <text:p text:style-name="P12">1. </text:p>
          </table:table-cell>
          <table:table-cell table:style-name="Table39.B1" office:value-type="string">
            <text:p text:style-name="P5">Very negative influence</text:p>
          </table:table-cell>
        </table:table-row>
        <table:table-row table:style-name="Table39.1">
          <table:table-cell table:style-name="Table39.A1" office:value-type="string">
            <text:p text:style-name="P12">2. </text:p>
          </table:table-cell>
          <table:table-cell table:style-name="Table39.B1" office:value-type="string">
            <text:p text:style-name="P5">Negative influence</text:p>
          </table:table-cell>
        </table:table-row>
        <table:table-row table:style-name="Table39.1">
          <table:table-cell table:style-name="Table39.A1" office:value-type="string">
            <text:p text:style-name="P12">3. </text:p>
          </table:table-cell>
          <table:table-cell table:style-name="Table39.B1" office:value-type="string">
            <text:p text:style-name="P5">No influence</text:p>
          </table:table-cell>
        </table:table-row>
        <table:table-row table:style-name="Table39.1">
          <table:table-cell table:style-name="Table39.A1" office:value-type="string">
            <text:p text:style-name="P12">4. </text:p>
          </table:table-cell>
          <table:table-cell table:style-name="Table39.B1" office:value-type="string">
            <text:p text:style-name="P5">Positive influence</text:p>
          </table:table-cell>
        </table:table-row>
        <table:table-row table:style-name="Table39.1">
          <table:table-cell table:style-name="Table39.A1" office:value-type="string">
            <text:p text:style-name="P12">5. </text:p>
          </table:table-cell>
          <table:table-cell table:style-name="Table39.B1" office:value-type="string">
            <text:p text:style-name="P5">Very positive influence</text:p>
          </table:table-cell>
        </table:table-row>
        <table:table-row table:style-name="Table39.1">
          <table:table-cell table:style-name="Table39.A1" office:value-type="string">
            <text:p text:style-name="P12">6. </text:p>
          </table:table-cell>
          <table:table-cell table:style-name="Table39.B1" office:value-type="string">
            <text:p text:style-name="P5">Not applicable</text:p>
          </table:table-cell>
        </table:table-row>
      </table:table>
      <text:p text:style-name="P3"><draw:rect text:anchor-type="as-char" draw:z-index="48" draw:style-name="gr1" draw:text-style-name="P58" svg:width="0.0012in" svg:height="0.0213in"><text:p/></draw:rect></text:p>
      <text:p text:style-name="P7">Page 50</text:p>
      <text:h text:style-name="P17" text:outline-level="2">v6_bokind1</text:h>
      <text:p text:style-name="P3"><text:span text:style-name="T4">How do school and teachers on the one hand and children and parents on the other interact and how is the communication with the school of ^v1_bo_kind1</text:span><text:span text:style-name="T3">.bonaam;</text:span><text:span text:style-name="T4"> during the period that the school is/was closed? Think also about the exchange of teaching materials.<text:line-break/><text:line-break/></text:span><text:span text:style-name="T1">Multiple answers possible</text:span></text:p>
      <text:p text:style-name="P8"> </text:p>
      <text:p text:style-name="P3"><text:span text:style-name="T12">Answer type:</text:span><text:span text:style-name="T13"> Checkboxes</text:span></text:p>
      <text:p text:style-name="P12">Categories:</text:p>
      <table:table table:name="Table40" table:style-name="Table40">
        <table:table-column table:style-name="Table40.A"/>
        <table:table-column table:style-name="Table40.B"/>
        <table:table-row table:style-name="Table40.1">
          <table:table-cell table:style-name="Table40.A1" office:value-type="string">
            <text:p text:style-name="P12">1. </text:p>
          </table:table-cell>
          <table:table-cell table:style-name="Table40.B1" office:value-type="string">
            <text:p text:style-name="P8">Teacher(s) and pupil/parents communicated and exchanged teaching material by e-mail</text:p>
          </table:table-cell>
        </table:table-row>
        <table:table-row table:style-name="Table40.1">
          <table:table-cell table:style-name="Table40.A1" office:value-type="string">
            <text:p text:style-name="P12">2. </text:p>
          </table:table-cell>
          <table:table-cell table:style-name="Table40.B1" office:value-type="string">
            <text:p text:style-name="P8">Teacher(s) and pupil/parents communicated by telephone</text:p>
          </table:table-cell>
        </table:table-row>
        <table:table-row table:style-name="Table40.1">
          <table:table-cell table:style-name="Table40.A1" office:value-type="string">
            <text:p text:style-name="P12">3. </text:p>
          </table:table-cell>
          <table:table-cell table:style-name="Table40.B1" office:value-type="string">
            <text:p text:style-name="P8">Teacher(s) and pupil/parents communicated and exchanged teaching material by post</text:p>
          </table:table-cell>
        </table:table-row>
        <table:table-row table:style-name="Table40.1">
          <table:table-cell table:style-name="Table40.A1" office:value-type="string">
            <text:p text:style-name="P12">4. </text:p>
          </table:table-cell>
          <table:table-cell table:style-name="Table40.B1" office:value-type="string">
            <text:p text:style-name="P3"><text:span text:style-name="T4">Teacher(s) and pupil/parents communicated and exchanged teaching material via Social media or Messenger (e.g. </text:span><text:span text:style-name="T13">Whatsapp).</text:span></text:p>
          </table:table-cell>
        </table:table-row>
        <table:table-row table:style-name="Table40.1">
          <table:table-cell table:style-name="Table40.A1" office:value-type="string">
            <text:p text:style-name="P12">5. </text:p>
          </table:table-cell>
          <table:table-cell table:style-name="Table40.B1" office:value-type="string">
            <text:p text:style-name="P8">Teacher(s) and pupil/parents communicated and exchanged learning materials via a 'digital learning' platform (forum, special software) on the school's website.</text:p>
          </table:table-cell>
        </table:table-row>
        <table:table-row table:style-name="Table40.1">
          <table:table-cell table:style-name="Table40.A1" office:value-type="string">
            <text:p text:style-name="P12">6. </text:p>
          </table:table-cell>
          <table:table-cell table:style-name="Table40.B1" office:value-type="string">
            <text:p text:style-name="P8">Teaching materials had to be picked up at school</text:p>
          </table:table-cell>
        </table:table-row>
        <table:table-row table:style-name="Table40.1">
          <table:table-cell table:style-name="Table40.A1" office:value-type="string">
            <text:p text:style-name="P12">7. </text:p>
          </table:table-cell>
          <table:table-cell table:style-name="Table40.B1" office:value-type="string">
            <text:p text:style-name="P8">There was no communication between teacher(s) and pupil/parents</text:p>
          </table:table-cell>
        </table:table-row>
        <table:table-row table:style-name="Table40.1">
          <table:table-cell table:style-name="Table40.A1" office:value-type="string">
            <text:p text:style-name="P12">8. </text:p>
          </table:table-cell>
          <table:table-cell table:style-name="Table40.B1" office:value-type="string">
            <text:p text:style-name="P8">Another way of communication/exchange, namely:</text:p>
          </table:table-cell>
        </table:table-row>
      </table:table>
      <text:h text:style-name="P19" text:outline-level="3"><text:soft-page-break/>v6_and_bokind1</text:h>
      <text:p text:style-name="P3"><text:span text:style-name="T12">Question type:</text:span><text:span text:style-name="T13"> Inline textfield attached to code 8 of question "v6_bokind1"</text:span></text:p>
      <text:p text:style-name="P3"><draw:rect text:anchor-type="as-char" draw:z-index="49" draw:style-name="gr1" draw:text-style-name="P58" svg:width="0.0012in" svg:height="0.0213in"><text:p/></draw:rect></text:p>
      <text:p text:style-name="P7">Page 51</text:p>
      <text:h text:style-name="P17" text:outline-level="2">v2_bokind2</text:h>
      <text:p text:style-name="P3"><text:span text:style-name="T4">What was ^v1_bo_kind2</text:span><text:span text:style-name="T3">.bonaam</text:span><text:span text:style-name="T4"> doing</text:span><text:span text:style-name="T3">;</text:span><text:span text:style-name="T4"> in a normal week when the school was closed because of the coronavirus, and what was that like in a normal week before the school was closed on March 16th?<text:line-break/><text:line-break/>How many hours did ^f_hijzij_bo_kind2 spend on the following activities? </text:span></text:p>
      <text:list xml:id="list3542688445" text:style-name="WWNum2">
        <text:list-item>
          <text:p text:style-name="P22"><text:span text:style-name="T4">If ^f_hijzij_bo_kind2; has </text:span><text:span text:style-name="T1">not</text:span><text:span text:style-name="T4"> spent any time on a certain activity, enter a </text:span><text:span text:style-name="T3">0</text:span><text:span text:style-name="T4"> under 'hours'.</text:span></text:p>
        </text:list-item>
        <text:list-item>
          <text:p text:style-name="P32">Please note: you can only fill in whole hours.</text:p>
        </text:list-item>
      </text:list>
      <text:p text:style-name="P8">A week consists of 168 hours. Would you like to divide the full 168 hours between the activities. At the bottom of the table you can see how many hours there are still to be divided. You can put the hours you cannot divide in the other categories under the category "other activities".</text:p>
      <text:p text:style-name="P8"> </text:p>
      <text:p text:style-name="P3"><text:span text:style-name="T1">Question type:</text:span><text:span text:style-name="T4"> Grid</text:span></text:p>
      <text:p text:style-name="P3"><text:span text:style-name="T1">Subquestions:</text:span><text:span text:style-name="T4"><text:line-break/></text:span><text:span text:style-name="T3">v2a_bokind2</text:span><text:span text:style-name="T4"> At school / after-school care<text:line-break/></text:span><text:span text:style-name="T3">v2b_bokind2</text:span><text:span text:style-name="T4"> Watching television, gaming, smartphone, laptop, computer etc. (digital activities)<text:line-break/></text:span><text:span text:style-name="T3">v2c_bokind2</text:span><text:span text:style-name="T4"> Engaged in learning activities, such as doing school and homework, but not at school<text:line-break/></text:span><text:span text:style-name="T3">v2d_bokind2 Engaged in</text:span><text:span text:style-name="T4"> learning activities, such as school and homework, accompanied by an adult (not at school)<text:line-break/></text:span><text:span text:style-name="T3">v2e_bokind2</text:span><text:span text:style-name="T4"> Reading books yourself (not at school)<text:line-break/></text:span><text:span text:style-name="T3">v2f_bokind2</text:span><text:span text:style-name="T4"> To be read aloud by an adult (not at school)<text:line-break/></text:span><text:span text:style-name="T3">v2g_bokind2</text:span><text:span text:style-name="T4"> Free play/other indoor and outdoor activities (not at school)<text:line-break/></text:span><text:span text:style-name="T3">v2h_bokind2</text:span><text:span text:style-name="T4"> Free play/other indoor and outdoor activities supervised by an adult (not at school)<text:line-break/></text:span><text:span text:style-name="T3">v2i_bokind2</text:span><text:span text:style-name="T4"> Domestic chores/ taking care of younger siblings<text:line-break/></text:span><text:span text:style-name="T3">v2j_bokind2</text:span><text:span text:style-name="T4"> Sleep and rest (e.g. also lazing, thinking, being sick, etc.)<text:line-break/></text:span><text:span text:style-name="T3">v2k_bokind2</text:span><text:span text:style-name="T4"> Other activities (e.g. eating, showering, chatting)<text:line-break/></text:span><text:span text:style-name="T3">v2l_bokind2 Still to be distributed</text:span></text:p>
      <text:p text:style-name="P3"><text:span text:style-name="T12">Columns:</text:span><text:span text:style-name="T13"><text:line-break/></text:span><text:span text:style-name="T16">v2_col1_bokind2</text:span></text:p>
      <text:p text:style-name="P3"><text:span text:style-name="T12">Answer type:</text:span><text:span text:style-name="T13"> Integer</text:span></text:p>
      <text:p text:style-name="P13">v2_col2_bokind2</text:p>
      <text:p text:style-name="P3"><text:span text:style-name="T12">Answer type:</text:span><text:span text:style-name="T13"> Integer</text:span></text:p>
      <text:h text:style-name="P19" text:outline-level="2">v2_js_bokind2</text:h>
      <text:p text:style-name="P5"> </text:p>
      <text:p text:style-name="P3"><text:span text:style-name="T12">Answer type:</text:span><text:span text:style-name="T13"> None</text:span></text:p>
      <text:p text:style-name="P3"><draw:rect text:anchor-type="as-char" draw:z-index="50" draw:style-name="gr1" draw:text-style-name="P58" svg:width="0.0012in" svg:height="0.0213in"><text:p/></draw:rect></text:p>
      <text:p text:style-name="P7">Page 52</text:p>
      <text:h text:style-name="P17" text:outline-level="2">v3_bokind2</text:h>
      <text:p text:style-name="P3"><text:span text:style-name="T4">How much did you spend on the following things for ^v1_bo_kind2</text:span><text:span text:style-name="T3">.bonaam;</text:span><text:span text:style-name="T4"> in April (when the school was closed) and in February (before the school closed)?<text:line-break/><text:line-break/></text:span><text:span text:style-name="T1">Fill in an amount in whole euros. If you can't remember exactly, please give a best estimate.</text:span></text:p>
      <text:p text:style-name="P8"> </text:p>
      <text:p text:style-name="P3"><text:span text:style-name="T1">Question type:</text:span><text:span text:style-name="T4"> Grid</text:span></text:p>
      <text:p text:style-name="P3"><text:soft-page-break/><text:span text:style-name="T1">Subquestions:</text:span><text:span text:style-name="T4"><text:line-break/></text:span><text:span text:style-name="T3">v3a_bokind2</text:span><text:span text:style-name="T4"> Books (also e-books and audiobooks, but not school books)<text:line-break/></text:span><text:span text:style-name="T3">v3b_bokind2</text:span><text:span text:style-name="T4"> Toys with an educational character<text:line-break/></text:span><text:span text:style-name="T3">v3c_bokind2</text:span><text:span text:style-name="T4"> Tutoring (also online)</text:span></text:p>
      <text:p text:style-name="P3"><text:span text:style-name="T12">Columns:</text:span><text:span text:style-name="T13"><text:line-break/></text:span><text:span text:style-name="T16">v3_col1_bokind2</text:span></text:p>
      <text:p text:style-name="P3"><text:span text:style-name="T12">Answer type:</text:span><text:span text:style-name="T13"> Integer</text:span></text:p>
      <text:p text:style-name="P13">v3_col2_bokind2</text:p>
      <text:p text:style-name="P3"><text:span text:style-name="T12">Answer type:</text:span><text:span text:style-name="T13"> Integer</text:span></text:p>
      <text:p text:style-name="P3"><draw:rect text:anchor-type="as-char" draw:z-index="51" draw:style-name="gr1" draw:text-style-name="P58" svg:width="0.0012in" svg:height="0.0213in"><text:p/></draw:rect></text:p>
      <text:p text:style-name="P7">Page 53</text:p>
      <text:h text:style-name="P17" text:outline-level="2">v4_bokind2</text:h>
      <text:p text:style-name="P3"><text:span text:style-name="T4">We would now like to know how important you think it is for parents to spend time and money to ensure that children succeed in the longer term.<text:line-break/><text:line-break/>Take a good look at the following statements and indicate for ^v1_bo_kind2</text:span><text:span text:style-name="T3">.bonaam</text:span><text:span text:style-name="T4"> whether you agree with them. Do not consider the situation that the schools have/have been closed due to the coronavirus.</text:span></text:p>
      <text:p text:style-name="P8"> </text:p>
      <text:p text:style-name="P3"><text:span text:style-name="T12">Question type:</text:span><text:span text:style-name="T13"> Table</text:span></text:p>
      <text:p text:style-name="P3"><text:span text:style-name="T12">Answer type:</text:span><text:span text:style-name="T13"> Radio buttons</text:span></text:p>
      <text:p text:style-name="P3"><text:span text:style-name="T1">Subquestions:</text:span><text:span text:style-name="T4"><text:line-break/></text:span><text:span text:style-name="T3">v4a_bokind2</text:span><text:span text:style-name="T4"> If I spend more time supporting ^v1_bo_kind2.bonaam; in schoolwork, then the chances of ^f_hijzij_bo_kind2; going to university are higher.<text:line-break/></text:span><text:span text:style-name="T3">v4b_bokind2</text:span><text:span text:style-name="T4"> If I spend more money on educational materials (e.g. books, educational games, tutoring etc.) for ^v1_bo_kind2.bonaam; then the chances of ^f_hijzij_bo_kind2; going to university are higher.<text:line-break/></text:span><text:span text:style-name="T3">v4c_bokind2</text:span><text:span text:style-name="T4"> If I spend more time supporting ^v1_bo_kind2.bonaam; in schoolwork, the chance that ^f_his_bo_kind2; on ^f_his_bo_kind2; 30th will earn a salary that is above average is greater.<text:line-break/></text:span><text:span text:style-name="T3">v4d_bokind2</text:span><text:span text:style-name="T4"> If I spend more money on educational materials (e.g. books, educational games, tutoring etc.) for ^v1_bo_kind2.bonaam; then the chances that ^f_hijzij_bo_kind2; on ^f_hijzij_bo_kind2; 30th will earn a salary above average are higher.</text:span></text:p>
      <text:p text:style-name="P12">Categories:</text:p>
      <table:table table:name="Table41" table:style-name="Table41">
        <table:table-column table:style-name="Table41.A"/>
        <table:table-column table:style-name="Table41.B"/>
        <table:table-row table:style-name="Table41.1">
          <table:table-cell table:style-name="Table41.A1" office:value-type="string">
            <text:p text:style-name="P12">1. </text:p>
          </table:table-cell>
          <table:table-cell table:style-name="Table41.B1" office:value-type="string">
            <text:p text:style-name="P5">Totally disagree</text:p>
          </table:table-cell>
        </table:table-row>
        <table:table-row table:style-name="Table41.1">
          <table:table-cell table:style-name="Table41.A1" office:value-type="string">
            <text:p text:style-name="P12">2. </text:p>
          </table:table-cell>
          <table:table-cell table:style-name="Table41.B1" office:value-type="string">
            <text:p text:style-name="P5">Disagree</text:p>
          </table:table-cell>
        </table:table-row>
        <table:table-row table:style-name="Table41.1">
          <table:table-cell table:style-name="Table41.A1" office:value-type="string">
            <text:p text:style-name="P12">3. </text:p>
          </table:table-cell>
          <table:table-cell table:style-name="Table41.B1" office:value-type="string">
            <text:p text:style-name="P44">Neither agree nor disagree</text:p>
          </table:table-cell>
        </table:table-row>
        <table:table-row table:style-name="Table41.1">
          <table:table-cell table:style-name="Table41.A1" office:value-type="string">
            <text:p text:style-name="P12">4. </text:p>
          </table:table-cell>
          <table:table-cell table:style-name="Table41.B1" office:value-type="string">
            <text:p text:style-name="P43">Agree</text:p>
          </table:table-cell>
        </table:table-row>
        <table:table-row table:style-name="Table41.1">
          <table:table-cell table:style-name="Table41.A1" office:value-type="string">
            <text:p text:style-name="P12">5. </text:p>
          </table:table-cell>
          <table:table-cell table:style-name="Table41.B1" office:value-type="string">
            <text:p text:style-name="P5">I totally agree</text:p>
          </table:table-cell>
        </table:table-row>
      </table:table>
      <text:p text:style-name="P3"><draw:rect text:anchor-type="as-char" draw:z-index="52" draw:style-name="gr1" draw:text-style-name="P58" svg:width="0.0012in" svg:height="0.0213in"><text:p/></draw:rect></text:p>
      <text:p text:style-name="P7">Page 54</text:p>
      <text:h text:style-name="P17" text:outline-level="2">v5_bokind2</text:h>
      <text:p text:style-name="P3"><text:span text:style-name="T4">Finally, a few more questions. We would like to know what, according to you, is the impact of closing the school (on March 16) on ^v1_bo_kind2</text:span><text:span text:style-name="T3">.bonaam;</text:span><text:span text:style-name="T4"> when it comes to:</text:span></text:p>
      <text:p text:style-name="P8"> </text:p>
      <text:p text:style-name="P3"><text:span text:style-name="T12">Question type:</text:span><text:span text:style-name="T13"> Table</text:span></text:p>
      <text:p text:style-name="P3"><text:span text:style-name="T12">Answer type:</text:span><text:span text:style-name="T13"> Radio buttons</text:span></text:p>
      <text:p text:style-name="P3"><text:span text:style-name="T1">Subquestions:</text:span><text:span text:style-name="T4"><text:line-break/></text:span><text:span text:style-name="T3">v5a_bokind2</text:span><text:span text:style-name="T4"> ^f_his hair_bo_child2; mental health this year<text:line-break/></text:span><text:span text:style-name="T3">v5b_bokind2</text:span><text:span text:style-name="T4"> friendships of ^v1_bo_kind2.bonaam; this year<text:line-break/></text:span><text:span text:style-name="T3">v5c_bokind2</text:span><text:span text:style-name="T4"> school grades for the subject Dutch in the coming school year in relation to other pupils in the classroom<text:line-break/></text:span><text:span text:style-name="T3">v5d_bokind2</text:span><text:span text:style-name="T4"> school grades for the subject of arithmetic in the coming year relative to other pupils in the classroom<text:line-break/></text:span><text:span text:style-name="T3">v5e_bokind2</text:span><text:span text:style-name="T4"> ^f_his_bo_child2; chance to go to university<text:line-break/></text:span><text:span text:style-name="T3">v5f_bokind2</text:span><text:span text:style-name="T4"> ^f_his_bo_child2; long-term career</text:span></text:p>
      <text:p text:style-name="P12">Categories:</text:p>
      <table:table table:name="Table42" table:style-name="Table42">
        <table:table-column table:style-name="Table42.A"/>
        <table:table-column table:style-name="Table42.B"/>
        <text:soft-page-break/>
        <table:table-row table:style-name="Table42.1">
          <table:table-cell table:style-name="Table42.A1" office:value-type="string">
            <text:p text:style-name="P12">1. </text:p>
          </table:table-cell>
          <table:table-cell table:style-name="Table42.B1" office:value-type="string">
            <text:p text:style-name="P5">Very negative influence</text:p>
          </table:table-cell>
        </table:table-row>
        <table:table-row table:style-name="Table42.1">
          <table:table-cell table:style-name="Table42.A1" office:value-type="string">
            <text:p text:style-name="P12">2. </text:p>
          </table:table-cell>
          <table:table-cell table:style-name="Table42.B1" office:value-type="string">
            <text:p text:style-name="P5">Negative influence</text:p>
          </table:table-cell>
        </table:table-row>
        <table:table-row table:style-name="Table42.1">
          <table:table-cell table:style-name="Table42.A1" office:value-type="string">
            <text:p text:style-name="P12">3. </text:p>
          </table:table-cell>
          <table:table-cell table:style-name="Table42.B1" office:value-type="string">
            <text:p text:style-name="P5">No influence</text:p>
          </table:table-cell>
        </table:table-row>
        <table:table-row table:style-name="Table42.1">
          <table:table-cell table:style-name="Table42.A1" office:value-type="string">
            <text:p text:style-name="P12">4. </text:p>
          </table:table-cell>
          <table:table-cell table:style-name="Table42.B1" office:value-type="string">
            <text:p text:style-name="P5">Positive influence</text:p>
          </table:table-cell>
        </table:table-row>
        <table:table-row table:style-name="Table42.1">
          <table:table-cell table:style-name="Table42.A1" office:value-type="string">
            <text:p text:style-name="P12">5. </text:p>
          </table:table-cell>
          <table:table-cell table:style-name="Table42.B1" office:value-type="string">
            <text:p text:style-name="P5">Very positive influence</text:p>
          </table:table-cell>
        </table:table-row>
        <table:table-row table:style-name="Table42.1">
          <table:table-cell table:style-name="Table42.A1" office:value-type="string">
            <text:p text:style-name="P12">6. </text:p>
          </table:table-cell>
          <table:table-cell table:style-name="Table42.B1" office:value-type="string">
            <text:p text:style-name="P5">Not applicable</text:p>
          </table:table-cell>
        </table:table-row>
      </table:table>
      <text:p text:style-name="P3"><draw:rect text:anchor-type="as-char" draw:z-index="53" draw:style-name="gr1" draw:text-style-name="P58" svg:width="0.0012in" svg:height="0.0213in"><text:p/></draw:rect></text:p>
      <text:p text:style-name="P7">Page 55</text:p>
      <text:h text:style-name="P17" text:outline-level="2">v6_bokind2</text:h>
      <text:p text:style-name="P3"><text:span text:style-name="T4">How do school and teachers on the one hand and children and parents on the other interact and how is the communication with the school of ^v1_bo_kind2</text:span><text:span text:style-name="T3">.bonaam;</text:span><text:span text:style-name="T4"> during the period that the school is/was closed? Think also about the exchange of teaching materials.<text:line-break/><text:line-break/></text:span><text:span text:style-name="T1">Multiple answers possible</text:span></text:p>
      <text:p text:style-name="P8"> </text:p>
      <text:p text:style-name="P3"><text:span text:style-name="T12">Answer type:</text:span><text:span text:style-name="T13"> Checkboxes</text:span></text:p>
      <text:p text:style-name="P12">Categories:</text:p>
      <table:table table:name="Table43" table:style-name="Table43">
        <table:table-column table:style-name="Table43.A"/>
        <table:table-column table:style-name="Table43.B"/>
        <table:table-row table:style-name="Table43.1">
          <table:table-cell table:style-name="Table43.A1" office:value-type="string">
            <text:p text:style-name="P12">1. </text:p>
          </table:table-cell>
          <table:table-cell table:style-name="Table43.B1" office:value-type="string">
            <text:p text:style-name="P8">Teacher(s) and pupil/parents communicated and exchanged teaching material by e-mail</text:p>
          </table:table-cell>
        </table:table-row>
        <table:table-row table:style-name="Table43.1">
          <table:table-cell table:style-name="Table43.A1" office:value-type="string">
            <text:p text:style-name="P12">2. </text:p>
          </table:table-cell>
          <table:table-cell table:style-name="Table43.B1" office:value-type="string">
            <text:p text:style-name="P8">Teacher(s) and pupil/parents communicated by telephone</text:p>
          </table:table-cell>
        </table:table-row>
        <table:table-row table:style-name="Table43.1">
          <table:table-cell table:style-name="Table43.A1" office:value-type="string">
            <text:p text:style-name="P12">3. </text:p>
          </table:table-cell>
          <table:table-cell table:style-name="Table43.B1" office:value-type="string">
            <text:p text:style-name="P8">Teacher(s) and pupil/parents communicated and exchanged teaching material by post</text:p>
          </table:table-cell>
        </table:table-row>
        <table:table-row table:style-name="Table43.1">
          <table:table-cell table:style-name="Table43.A1" office:value-type="string">
            <text:p text:style-name="P12">4. </text:p>
          </table:table-cell>
          <table:table-cell table:style-name="Table43.B1" office:value-type="string">
            <text:p text:style-name="P3"><text:span text:style-name="T4">Teacher(s) and pupil/parents communicated and exchanged teaching material via Social media or Messenger (e.g. </text:span><text:span text:style-name="T13">Whatsapp).</text:span></text:p>
          </table:table-cell>
        </table:table-row>
        <table:table-row table:style-name="Table43.1">
          <table:table-cell table:style-name="Table43.A1" office:value-type="string">
            <text:p text:style-name="P12">5. </text:p>
          </table:table-cell>
          <table:table-cell table:style-name="Table43.B1" office:value-type="string">
            <text:p text:style-name="P8">Teacher(s) and pupil/parents communicated and exchanged learning materials via a 'digital learning' platform (forum, special software) on the school's website.</text:p>
          </table:table-cell>
        </table:table-row>
        <table:table-row table:style-name="Table43.1">
          <table:table-cell table:style-name="Table43.A1" office:value-type="string">
            <text:p text:style-name="P12">6. </text:p>
          </table:table-cell>
          <table:table-cell table:style-name="Table43.B1" office:value-type="string">
            <text:p text:style-name="P8">Teaching materials had to be picked up at school</text:p>
          </table:table-cell>
        </table:table-row>
        <table:table-row table:style-name="Table43.1">
          <table:table-cell table:style-name="Table43.A1" office:value-type="string">
            <text:p text:style-name="P12">7. </text:p>
          </table:table-cell>
          <table:table-cell table:style-name="Table43.B1" office:value-type="string">
            <text:p text:style-name="P8">There was no communication between teacher(s) and pupil/parents</text:p>
          </table:table-cell>
        </table:table-row>
        <table:table-row table:style-name="Table43.1">
          <table:table-cell table:style-name="Table43.A1" office:value-type="string">
            <text:p text:style-name="P12">8. </text:p>
          </table:table-cell>
          <table:table-cell table:style-name="Table43.B1" office:value-type="string">
            <text:p text:style-name="P8">Another way of communication/exchange, namely:</text:p>
          </table:table-cell>
        </table:table-row>
      </table:table>
      <text:h text:style-name="P19" text:outline-level="3">v6_and_bokind2</text:h>
      <text:p text:style-name="P3"><text:span text:style-name="T12">Question type:</text:span><text:span text:style-name="T13"> Inline textfield attached to code 8 of question "v6_bokind2"</text:span></text:p>
      <text:p text:style-name="P3"><draw:rect text:anchor-type="as-char" draw:z-index="54" draw:style-name="gr1" draw:text-style-name="P58" svg:width="0.0012in" svg:height="0.0213in"><text:p/></draw:rect></text:p>
      <text:p text:style-name="P7">Page 56</text:p>
      <text:h text:style-name="P17" text:outline-level="2">v2_bokind3</text:h>
      <text:p text:style-name="P3"><text:span text:style-name="T4">What was ^v1_bo_kind3</text:span><text:span text:style-name="T3">.bonaam</text:span><text:span text:style-name="T4"> doing</text:span><text:span text:style-name="T3">;</text:span><text:span text:style-name="T4"> in a normal week when the school was closed because of the coronavirus, and what was that like in a normal week before the school was closed on 16 March?<text:line-break/><text:line-break/>How many hours did ^f_hijzij_bo_kind3; spend on the following activities? </text:span></text:p>
      <text:list xml:id="list883887971" text:style-name="WWNum3">
        <text:list-item>
          <text:p text:style-name="P23"><text:span text:style-name="T4">If ^f_hijzij_bo_kind3; has </text:span><text:span text:style-name="T1">not</text:span><text:span text:style-name="T4"> spent any time on a certain activity, enter a </text:span><text:span text:style-name="T3">0</text:span><text:span text:style-name="T4"> under 'hours'.</text:span></text:p>
        </text:list-item>
        <text:list-item>
          <text:p text:style-name="P33">Please note: you can only fill in whole hours.</text:p>
        </text:list-item>
      </text:list>
      <text:p text:style-name="P8">A week consists of 168 hours. Would you like to divide the full 168 hours between the activities. At the bottom of the table you can see how many hours there are still to be divided. You can put the hours you cannot divide in the other categories under the category "other activities".</text:p>
      <text:p text:style-name="P8"> </text:p>
      <text:p text:style-name="P3"><text:span text:style-name="T1">Question type:</text:span><text:span text:style-name="T4"> Grid</text:span></text:p>
      <text:p text:style-name="P3"><text:span text:style-name="T1">Subquestions:</text:span><text:span text:style-name="T4"><text:line-break/></text:span><text:span text:style-name="T3">v2a_bokind3</text:span><text:span text:style-name="T4"> At school / after-school care<text:line-break/></text:span><text:span text:style-name="T3">v2b_bokind3</text:span><text:span text:style-name="T4"> Watching television, gaming, smartphone, laptop, computer, etc. (digital activities)<text:line-break/></text:span><text:span text:style-name="T3">v2c_bokind3</text:span><text:span text:style-name="T4"> Engaged in learning activities, such as doing school and homework, but not at school<text:line-break/></text:span><text:soft-page-break/><text:span text:style-name="T3">v2d_bokind3 Engaged in</text:span><text:span text:style-name="T4"> learning activities, such as school and homework, accompanied by an adult (not at school)<text:line-break/></text:span><text:span text:style-name="T3">v2e_bokind3</text:span><text:span text:style-name="T4"> Reading books yourself (not at school)<text:line-break/></text:span><text:span text:style-name="T3">v2f_bokind3</text:span><text:span text:style-name="T4"> To be read aloud by an adult (not at school)<text:line-break/></text:span><text:span text:style-name="T3">v2g_bokind3</text:span><text:span text:style-name="T4"> Free play/other indoor and outdoor activities (not at school)<text:line-break/></text:span><text:span text:style-name="T3">v2h_bokind3</text:span><text:span text:style-name="T4"> Free play/other indoor and outdoor activities supervised by an adult (not at school)<text:line-break/></text:span><text:span text:style-name="T3">v2i_bokind3</text:span><text:span text:style-name="T4"> Domestic chores/ taking care of younger siblings<text:line-break/></text:span><text:span text:style-name="T3">v2j_bokind3</text:span><text:span text:style-name="T4"> Sleep and rest (e.g. also lazing, thinking, being sick, etc.)<text:line-break/></text:span><text:span text:style-name="T3">v2k_bokind3</text:span><text:span text:style-name="T4"> Other activities (e.g. eating, showering, chatting)<text:line-break/></text:span><text:span text:style-name="T3">v2l_bokind3 Still to be distributed</text:span></text:p>
      <text:p text:style-name="P3"><text:span text:style-name="T12">Columns:</text:span><text:span text:style-name="T13"><text:line-break/></text:span><text:span text:style-name="T16">v2_col1_bokind3</text:span></text:p>
      <text:p text:style-name="P3"><text:span text:style-name="T12">Answer type:</text:span><text:span text:style-name="T13"> Integer</text:span></text:p>
      <text:p text:style-name="P13">v2_col2_bokind3</text:p>
      <text:p text:style-name="P3"><text:span text:style-name="T12">Answer type:</text:span><text:span text:style-name="T13"> Integer</text:span></text:p>
      <text:h text:style-name="P19" text:outline-level="2">v2_js_bokind3</text:h>
      <text:p text:style-name="P5"> </text:p>
      <text:p text:style-name="P3"><text:span text:style-name="T12">Answer type:</text:span><text:span text:style-name="T13"> None</text:span></text:p>
      <text:p text:style-name="P3"><draw:rect text:anchor-type="as-char" draw:z-index="55" draw:style-name="gr1" draw:text-style-name="P58" svg:width="0.0012in" svg:height="0.0213in"><text:p/></draw:rect></text:p>
      <text:p text:style-name="P7">Page 57</text:p>
      <text:h text:style-name="P17" text:outline-level="2">v3_bokind3</text:h>
      <text:p text:style-name="P3"><text:span text:style-name="T4">How much did you spend on the following things for ^v1_bo_kind3</text:span><text:span text:style-name="T3">.bonaam;</text:span><text:span text:style-name="T4"> in April (when the school was closed) and in February (before the school closed)?<text:line-break/><text:line-break/></text:span><text:span text:style-name="T1">Please fill in an amount in whole euros. If you can't remember exactly, please give your best estimate.</text:span></text:p>
      <text:p text:style-name="P8"> </text:p>
      <text:p text:style-name="P3"><text:span text:style-name="T1">Question type:</text:span><text:span text:style-name="T4"> Grid</text:span></text:p>
      <text:p text:style-name="P3"><text:span text:style-name="T1">Subquestions:</text:span><text:span text:style-name="T4"><text:line-break/></text:span><text:span text:style-name="T3">v3a_bokind3</text:span><text:span text:style-name="T4"> Books (also e-books and audiobooks, but not school books)<text:line-break/></text:span><text:span text:style-name="T3">v3b_bokind3</text:span><text:span text:style-name="T4"> Toys with an educational character<text:line-break/></text:span><text:span text:style-name="T3">v3c_bokind3</text:span><text:span text:style-name="T4"> Tutoring (also online)</text:span></text:p>
      <text:p text:style-name="P3"><text:span text:style-name="T12">Columns:</text:span><text:span text:style-name="T13"><text:line-break/></text:span><text:span text:style-name="T16">v3_col1_bokind3</text:span></text:p>
      <text:p text:style-name="P3"><text:span text:style-name="T12">Answer type:</text:span><text:span text:style-name="T13"> Integer</text:span></text:p>
      <text:p text:style-name="P13">v3_col2_bokind3</text:p>
      <text:p text:style-name="P3"><text:span text:style-name="T12">Answer type:</text:span><text:span text:style-name="T13"> Integer</text:span></text:p>
      <text:p text:style-name="P3"><draw:rect text:anchor-type="as-char" draw:z-index="56" draw:style-name="gr1" draw:text-style-name="P58" svg:width="0.0012in" svg:height="0.0213in"><text:p/></draw:rect></text:p>
      <text:p text:style-name="P7">Page 58</text:p>
      <text:h text:style-name="P17" text:outline-level="2">v4_bokind3</text:h>
      <text:p text:style-name="P3"><text:span text:style-name="T4">We would now like to know how important you think it is for parents to spend time and money to ensure children's long-term success.<text:line-break/><text:line-break/>Please look carefully at the following statements and indicate for ^v1_bo_kind3</text:span><text:span text:style-name="T3">.bonaam</text:span><text:span text:style-name="T4"> whether you agree with them. Do not consider the situation that the schools have/have been closed due to the coronavirus.</text:span></text:p>
      <text:p text:style-name="P8"> </text:p>
      <text:p text:style-name="P3"><text:span text:style-name="T12">Question type:</text:span><text:span text:style-name="T13"> Table</text:span></text:p>
      <text:p text:style-name="P3"><text:span text:style-name="T12">Answer type:</text:span><text:span text:style-name="T13"> Radio buttons</text:span></text:p>
      <text:p text:style-name="P3"><text:span text:style-name="T1">Subquestions:</text:span><text:span text:style-name="T4"><text:line-break/></text:span><text:span text:style-name="T3">v4a_bokind3</text:span><text:span text:style-name="T4"> If I spend more time supporting ^v1_bo_kind3.bonaam; at schoolwork, then the chances of ^f_hijzij_bo_kind3; going to university are higher.<text:line-break/></text:span><text:span text:style-name="T3">v4b_bokind3</text:span><text:span text:style-name="T4"> If I spend more money on educational materials (e.g. books, educational games, tutoring etc.) for ^v1_bo_kind3.bonaam; then the chances of ^f_hijzij_bo_kind3; going to university are higher.<text:line-break/></text:span><text:span text:style-name="T3">v4c_bokind3</text:span><text:span text:style-name="T4"> If I spend more time supporting ^v1_bo_kind3.bonaam; in schoolwork, then the </text:span><text:soft-page-break/><text:span text:style-name="T4">chance that ^f_hijzij_bo_kind3; on ^f_his_bo_kind3; 30th will earn a salary above average is greater.<text:line-break/></text:span><text:span text:style-name="T3">v4d_bokind3</text:span><text:span text:style-name="T4"> If I spend more money on educational materials (e.g. books, educational games, tutoring etc.) for ^v1_bo_kind3.bonaam; then the chances that ^f_hijzij_bo_kind3; on ^f_hijzij_bo_kind3; 30th will earn a salary above average are higher.</text:span></text:p>
      <text:p text:style-name="P12">Categories:</text:p>
      <table:table table:name="Table44" table:style-name="Table44">
        <table:table-column table:style-name="Table44.A"/>
        <table:table-column table:style-name="Table44.B"/>
        <table:table-row table:style-name="Table44.1">
          <table:table-cell table:style-name="Table44.A1" office:value-type="string">
            <text:p text:style-name="P12">1. </text:p>
          </table:table-cell>
          <table:table-cell table:style-name="Table44.B1" office:value-type="string">
            <text:p text:style-name="P5">Totally disagree</text:p>
          </table:table-cell>
        </table:table-row>
        <table:table-row table:style-name="Table44.1">
          <table:table-cell table:style-name="Table44.A1" office:value-type="string">
            <text:p text:style-name="P12">2. </text:p>
          </table:table-cell>
          <table:table-cell table:style-name="Table44.B1" office:value-type="string">
            <text:p text:style-name="P5">Disagree</text:p>
          </table:table-cell>
        </table:table-row>
        <table:table-row table:style-name="Table44.1">
          <table:table-cell table:style-name="Table44.A1" office:value-type="string">
            <text:p text:style-name="P12">3. </text:p>
          </table:table-cell>
          <table:table-cell table:style-name="Table44.B1" office:value-type="string">
            <text:p text:style-name="P45">Neither agree nor disagree</text:p>
          </table:table-cell>
        </table:table-row>
        <table:table-row table:style-name="Table44.1">
          <table:table-cell table:style-name="Table44.A1" office:value-type="string">
            <text:p text:style-name="P12">4. </text:p>
          </table:table-cell>
          <table:table-cell table:style-name="Table44.B1" office:value-type="string">
            <text:p text:style-name="P45">Agree</text:p>
          </table:table-cell>
        </table:table-row>
        <table:table-row table:style-name="Table44.1">
          <table:table-cell table:style-name="Table44.A1" office:value-type="string">
            <text:p text:style-name="P12">5. </text:p>
          </table:table-cell>
          <table:table-cell table:style-name="Table44.B1" office:value-type="string">
            <text:p text:style-name="P5">I totally agree</text:p>
          </table:table-cell>
        </table:table-row>
      </table:table>
      <text:p text:style-name="P3"><draw:rect text:anchor-type="as-char" draw:z-index="57" draw:style-name="gr1" draw:text-style-name="P58" svg:width="0.0012in" svg:height="0.0213in"><text:p/></draw:rect></text:p>
      <text:p text:style-name="P7">Page 59</text:p>
      <text:h text:style-name="P17" text:outline-level="2">v5_bokind3</text:h>
      <text:p text:style-name="P3"><text:span text:style-name="T4">Finally, a few more questions. We would like to know what, according to you, is the impact of closing the school (on March 16) on ^v1_bo_kind3</text:span><text:span text:style-name="T3">.bonaam;</text:span><text:span text:style-name="T4"> when it comes to:</text:span></text:p>
      <text:p text:style-name="P8"> </text:p>
      <text:p text:style-name="P3"><text:span text:style-name="T12">Question type:</text:span><text:span text:style-name="T13"> Table</text:span></text:p>
      <text:p text:style-name="P3"><text:span text:style-name="T12">Answer type:</text:span><text:span text:style-name="T13"> Radio buttons</text:span></text:p>
      <text:p text:style-name="P3"><text:span text:style-name="T1">Subquestions:</text:span><text:span text:style-name="T4"><text:line-break/></text:span><text:span text:style-name="T3">v5a_bokind3</text:span><text:span text:style-name="T4"> ^f_his hair_bo_child3; mental health this year<text:line-break/></text:span><text:span text:style-name="T3">v5b_bokind3</text:span><text:span text:style-name="T4"> friendships of ^v1_bo_kind3.bonaam; this year<text:line-break/></text:span><text:span text:style-name="T3">v5c_bokind3</text:span><text:span text:style-name="T4"> school grades for the subject Dutch in the coming school year in relation to other pupils in the classroom<text:line-break/></text:span><text:span text:style-name="T3">v5d_bokind3</text:span><text:span text:style-name="T4"> school grades for the subject of arithmetic in the coming year in relation to other pupils in the classroom<text:line-break/></text:span><text:span text:style-name="T3">v5e_bokind3</text:span><text:span text:style-name="T4"> ^f_his_bo_child3; chance to go to university<text:line-break/></text:span><text:span text:style-name="T3">v5f_bokind3</text:span><text:span text:style-name="T4"> ^f_his_bo_child3; long-term career</text:span></text:p>
      <text:p text:style-name="P12">Categories:</text:p>
      <table:table table:name="Table45" table:style-name="Table45">
        <table:table-column table:style-name="Table45.A"/>
        <table:table-column table:style-name="Table45.B"/>
        <table:table-row table:style-name="Table45.1">
          <table:table-cell table:style-name="Table45.A1" office:value-type="string">
            <text:p text:style-name="P12">1. </text:p>
          </table:table-cell>
          <table:table-cell table:style-name="Table45.B1" office:value-type="string">
            <text:p text:style-name="P5">Very negative influence</text:p>
          </table:table-cell>
        </table:table-row>
        <table:table-row table:style-name="Table45.1">
          <table:table-cell table:style-name="Table45.A1" office:value-type="string">
            <text:p text:style-name="P12">2. </text:p>
          </table:table-cell>
          <table:table-cell table:style-name="Table45.B1" office:value-type="string">
            <text:p text:style-name="P5">Negative influence</text:p>
          </table:table-cell>
        </table:table-row>
        <table:table-row table:style-name="Table45.1">
          <table:table-cell table:style-name="Table45.A1" office:value-type="string">
            <text:p text:style-name="P12">3. </text:p>
          </table:table-cell>
          <table:table-cell table:style-name="Table45.B1" office:value-type="string">
            <text:p text:style-name="P5">No influence</text:p>
          </table:table-cell>
        </table:table-row>
        <table:table-row table:style-name="Table45.1">
          <table:table-cell table:style-name="Table45.A1" office:value-type="string">
            <text:p text:style-name="P12">4. </text:p>
          </table:table-cell>
          <table:table-cell table:style-name="Table45.B1" office:value-type="string">
            <text:p text:style-name="P5">Positive influence</text:p>
          </table:table-cell>
        </table:table-row>
        <table:table-row table:style-name="Table45.1">
          <table:table-cell table:style-name="Table45.A1" office:value-type="string">
            <text:p text:style-name="P12">5. </text:p>
          </table:table-cell>
          <table:table-cell table:style-name="Table45.B1" office:value-type="string">
            <text:p text:style-name="P5">Very positive influence</text:p>
          </table:table-cell>
        </table:table-row>
        <table:table-row table:style-name="Table45.1">
          <table:table-cell table:style-name="Table45.A1" office:value-type="string">
            <text:p text:style-name="P12">6. </text:p>
          </table:table-cell>
          <table:table-cell table:style-name="Table45.B1" office:value-type="string">
            <text:p text:style-name="P5">Not applicable</text:p>
          </table:table-cell>
        </table:table-row>
      </table:table>
      <text:p text:style-name="P3"><draw:rect text:anchor-type="as-char" draw:z-index="58" draw:style-name="gr1" draw:text-style-name="P58" svg:width="0.0012in" svg:height="0.0213in"><text:p/></draw:rect></text:p>
      <text:p text:style-name="P7">Page 60</text:p>
      <text:h text:style-name="P17" text:outline-level="2">v6_bokind3</text:h>
      <text:p text:style-name="P3"><text:span text:style-name="T4">How do school and teachers on the one hand and children and parents on the other interact and how is the communication with the school of ^v1_bo_kind3</text:span><text:span text:style-name="T3">.bonaam;</text:span><text:span text:style-name="T4"> during the period that the school is/was closed? Think also about the exchange of teaching materials.<text:line-break/><text:line-break/></text:span><text:span text:style-name="T1">Multiple answers possible</text:span></text:p>
      <text:p text:style-name="P8"> </text:p>
      <text:p text:style-name="P3"><text:span text:style-name="T12">Answer type:</text:span><text:span text:style-name="T13"> Checkboxes</text:span></text:p>
      <text:p text:style-name="P12">Categories:</text:p>
      <table:table table:name="Table46" table:style-name="Table46">
        <table:table-column table:style-name="Table46.A"/>
        <table:table-column table:style-name="Table46.B"/>
        <table:table-row table:style-name="Table46.1">
          <table:table-cell table:style-name="Table46.A1" office:value-type="string">
            <text:p text:style-name="P12">1. </text:p>
          </table:table-cell>
          <table:table-cell table:style-name="Table46.B1" office:value-type="string">
            <text:p text:style-name="P8">Teacher(s) and pupil/parents communicated and exchanged teaching material by e-mail</text:p>
          </table:table-cell>
        </table:table-row>
        <table:table-row table:style-name="Table46.1">
          <table:table-cell table:style-name="Table46.A1" office:value-type="string">
            <text:p text:style-name="P12">2. </text:p>
          </table:table-cell>
          <table:table-cell table:style-name="Table46.B1" office:value-type="string">
            <text:p text:style-name="P8">Teacher(s) and pupil/parents communicated by telephone</text:p>
          </table:table-cell>
        </table:table-row>
        <table:table-row table:style-name="Table46.1">
          <table:table-cell table:style-name="Table46.A1" office:value-type="string">
            <text:p text:style-name="P12">3. </text:p>
          </table:table-cell>
          <table:table-cell table:style-name="Table46.B1" office:value-type="string">
            <text:p text:style-name="P8">Teacher(s) and pupil/parents communicated and exchanged teaching material by post</text:p>
          </table:table-cell>
        </table:table-row>
        <table:table-row table:style-name="Table46.1">
          <table:table-cell table:style-name="Table46.A1" office:value-type="string">
            <text:p text:style-name="P12">4. </text:p>
          </table:table-cell>
          <table:table-cell table:style-name="Table46.B1" office:value-type="string">
            <text:p text:style-name="P3"><text:span text:style-name="T4">Teacher(s) and pupil/parents communicated and exchanged teaching material via Social media or Messenger (e.g. </text:span><text:span text:style-name="T13">Whatsapp).</text:span></text:p>
          </table:table-cell>
        </table:table-row>
        <table:table-row table:style-name="Table46.1">
          <table:table-cell table:style-name="Table46.A1" office:value-type="string">
            <text:p text:style-name="P12">5. </text:p>
          </table:table-cell>
          <table:table-cell table:style-name="Table46.B1" office:value-type="string">
            <text:p text:style-name="P8">Teacher(s) and pupil/parents communicated and exchanged learning materials via a 'digital learning' platform (forum, special software) on the school's website.</text:p>
          </table:table-cell>
        </table:table-row>
        <table:table-row table:style-name="Table46.1">
          <table:table-cell table:style-name="Table46.A1" office:value-type="string">
            <text:p text:style-name="P12">6. </text:p>
          </table:table-cell>
          <table:table-cell table:style-name="Table46.B1" office:value-type="string">
            <text:p text:style-name="P8">Teaching materials had to be picked up at school</text:p>
          </table:table-cell>
        </table:table-row>
        <table:table-row table:style-name="Table46.1">
          <table:table-cell table:style-name="Table46.A1" office:value-type="string">
            <text:p text:style-name="P12">7. </text:p>
          </table:table-cell>
          <table:table-cell table:style-name="Table46.B1" office:value-type="string">
            <text:p text:style-name="P8">There was no communication between teacher(s) and pupil/parents</text:p>
          </table:table-cell>
        </table:table-row>
        <text:soft-page-break/>
        <table:table-row table:style-name="Table46.1">
          <table:table-cell table:style-name="Table46.A1" office:value-type="string">
            <text:p text:style-name="P12">8. </text:p>
          </table:table-cell>
          <table:table-cell table:style-name="Table46.B1" office:value-type="string">
            <text:p text:style-name="P8">Another way of communication/exchange, namely:</text:p>
          </table:table-cell>
        </table:table-row>
      </table:table>
      <text:h text:style-name="P19" text:outline-level="3">v6_and_bokind3</text:h>
      <text:p text:style-name="P3"><text:span text:style-name="T12">Question type:</text:span><text:span text:style-name="T13"> Inline textfield attached to code 8 of question "v6_bokind3"</text:span></text:p>
      <text:p text:style-name="P3"><draw:rect text:anchor-type="as-char" draw:z-index="59" draw:style-name="gr1" draw:text-style-name="P58" svg:width="0.0012in" svg:height="0.0213in"><text:p/></draw:rect></text:p>
      <text:p text:style-name="P7">Page 61</text:p>
      <text:h text:style-name="P17" text:outline-level="2">v2_bokind4</text:h>
      <text:p text:style-name="P3"><text:span text:style-name="T4">What was ^v1_bo_kind4</text:span><text:span text:style-name="T3">.bonaam</text:span><text:span text:style-name="T4"> doing</text:span><text:span text:style-name="T3">;</text:span><text:span text:style-name="T4"> in a normal week when the school was closed because of the coronavirus, and what was that like in a normal week before the school was closed on 16 March?<text:line-break/><text:line-break/>How many hours did ^f_hijzij_bo_kind4; spend on the following activities? </text:span></text:p>
      <text:list xml:id="list2722567955" text:style-name="WWNum4">
        <text:list-item>
          <text:p text:style-name="P24"><text:span text:style-name="T4">If ^f_hijzij_bo_kind4; has </text:span><text:span text:style-name="T1">not</text:span><text:span text:style-name="T4"> spent any time on a certain activity, enter a </text:span><text:span text:style-name="T3">0</text:span><text:span text:style-name="T4"> under 'hours'.</text:span></text:p>
        </text:list-item>
        <text:list-item>
          <text:p text:style-name="P34">Please note: you can only fill in whole hours.</text:p>
        </text:list-item>
      </text:list>
      <text:p text:style-name="P8">A week consists of 168 hours. Would you like to divide the full 168 hours between the activities. At the bottom of the table you can see how many hours there are still to be divided. You can put the hours you cannot divide in the other categories under the category "other activities".</text:p>
      <text:p text:style-name="P8"> </text:p>
      <text:p text:style-name="P3"><text:span text:style-name="T1">Question type:</text:span><text:span text:style-name="T4"> Grid</text:span></text:p>
      <text:p text:style-name="P3"><text:span text:style-name="T1">Subquestions:</text:span><text:span text:style-name="T4"><text:line-break/></text:span><text:span text:style-name="T3">v2a_bokind4</text:span><text:span text:style-name="T4"> At school / after-school care<text:line-break/></text:span><text:span text:style-name="T3">v2b_bokind4</text:span><text:span text:style-name="T4"> Watching television, gaming, smartphone, laptop, computer, etc. (digital activities)<text:line-break/></text:span><text:span text:style-name="T3">v2c_bokind4</text:span><text:span text:style-name="T4"> Engaged in learning activities, such as doing school and homework, but not at school<text:line-break/></text:span><text:span text:style-name="T3">v2d_bokind4 Engaged in</text:span><text:span text:style-name="T4"> learning activities, such as school and homework, accompanied by an adult (not at school)<text:line-break/></text:span><text:span text:style-name="T3">v2e_bokind4</text:span><text:span text:style-name="T4"> Reading books yourself (not at school)<text:line-break/></text:span><text:span text:style-name="T3">v2f_bokind4</text:span><text:span text:style-name="T4"> To be read aloud by an adult (not at school)<text:line-break/></text:span><text:span text:style-name="T3">v2g_bokind4</text:span><text:span text:style-name="T4"> Free play/other indoor and outdoor activities (not at school)<text:line-break/></text:span><text:span text:style-name="T3">v2h_bokind4</text:span><text:span text:style-name="T4"> Free play/other indoor and outdoor activities supervised by an adult (not at school)<text:line-break/></text:span><text:span text:style-name="T3">v2i_bokind4</text:span><text:span text:style-name="T4"> Household chores/ care for younger siblings<text:line-break/></text:span><text:span text:style-name="T3">v2j_bokind4</text:span><text:span text:style-name="T4"> Sleep and rest (e.g. also lazing, thinking, being sick, etc.)<text:line-break/></text:span><text:span text:style-name="T3">v2k_bokind4</text:span><text:span text:style-name="T4"> Other activities (e.g. eating, showering, chatting)<text:line-break/></text:span><text:span text:style-name="T3">v2l_bokind4 Still to be distributed</text:span></text:p>
      <text:p text:style-name="P3"><text:span text:style-name="T12">Columns:</text:span><text:span text:style-name="T13"><text:line-break/></text:span><text:span text:style-name="T16">v2_col1_bokind4</text:span></text:p>
      <text:p text:style-name="P3"><text:span text:style-name="T12">Answer type:</text:span><text:span text:style-name="T13"> Integer</text:span></text:p>
      <text:p text:style-name="P13">v2_col2_bokind4</text:p>
      <text:p text:style-name="P3"><text:span text:style-name="T12">Answer type:</text:span><text:span text:style-name="T13"> Integer</text:span></text:p>
      <text:h text:style-name="P19" text:outline-level="2">v2_js_bokind4</text:h>
      <text:p text:style-name="P5"> </text:p>
      <text:p text:style-name="P3"><text:span text:style-name="T12">Answer type:</text:span><text:span text:style-name="T13"> None</text:span></text:p>
      <text:p text:style-name="P3"><draw:rect text:anchor-type="as-char" draw:z-index="60" draw:style-name="gr1" draw:text-style-name="P58" svg:width="0.0012in" svg:height="0.0213in"><text:p/></draw:rect></text:p>
      <text:p text:style-name="P7">Page 62</text:p>
      <text:h text:style-name="P17" text:outline-level="2">v3_bokind4</text:h>
      <text:p text:style-name="P3"><text:span text:style-name="T4">How much did you spend on the following things for ^v1_bo_kind4</text:span><text:span text:style-name="T3">.bonaam;</text:span><text:span text:style-name="T4"> in April (when the school was closed) and in February (before the school closed)?<text:line-break/><text:line-break/></text:span><text:span text:style-name="T1">Please fill in an amount in whole euros. If you can't remember exactly, please give your best estimate.</text:span></text:p>
      <text:p text:style-name="P8"><text:soft-page-break/> </text:p>
      <text:p text:style-name="P3"><text:span text:style-name="T1">Question type:</text:span><text:span text:style-name="T4"> Grid</text:span></text:p>
      <text:p text:style-name="P3"><text:span text:style-name="T1">Subquestions:</text:span><text:span text:style-name="T4"><text:line-break/></text:span><text:span text:style-name="T3">v3a_bokind4</text:span><text:span text:style-name="T4"> Books (also e-books and audiobooks, but not schoolbooks)<text:line-break/></text:span><text:span text:style-name="T3">v3b_bokind4</text:span><text:span text:style-name="T4"> Toys with an educational character<text:line-break/></text:span><text:span text:style-name="T3">v3c_bokind4</text:span><text:span text:style-name="T4"> Tutoring (also online)</text:span></text:p>
      <text:p text:style-name="P3"><text:span text:style-name="T12">Columns:</text:span><text:span text:style-name="T13"><text:line-break/></text:span><text:span text:style-name="T16">v3_col1_bokind4</text:span></text:p>
      <text:p text:style-name="P3"><text:span text:style-name="T12">Answer type:</text:span><text:span text:style-name="T13"> Integer</text:span></text:p>
      <text:p text:style-name="P13">v3_col2_bokind4</text:p>
      <text:p text:style-name="P3"><text:span text:style-name="T12">Answer type:</text:span><text:span text:style-name="T13"> Integer</text:span></text:p>
      <text:p text:style-name="P3"><draw:rect text:anchor-type="as-char" draw:z-index="61" draw:style-name="gr1" draw:text-style-name="P58" svg:width="0.0012in" svg:height="0.0213in"><text:p/></draw:rect></text:p>
      <text:p text:style-name="P7">Page 63</text:p>
      <text:h text:style-name="P17" text:outline-level="2">v4_bokind4</text:h>
      <text:p text:style-name="P3"><text:span text:style-name="T4">Now we would like to know how important you think it is for parents to spend time and money to ensure children's long-term success.<text:line-break/><text:line-break/>Take a good look at the following statements and indicate for ^v1_bo_kind4</text:span><text:span text:style-name="T3">.bonaam</text:span><text:span text:style-name="T4"> whether you agree with them. Do not consider the situation that the schools have/have been closed due to the coronavirus.</text:span></text:p>
      <text:p text:style-name="P8"> </text:p>
      <text:p text:style-name="P3"><text:span text:style-name="T12">Question type:</text:span><text:span text:style-name="T13"> Table</text:span></text:p>
      <text:p text:style-name="P3"><text:span text:style-name="T12">Answer type:</text:span><text:span text:style-name="T13"> Radio buttons</text:span></text:p>
      <text:p text:style-name="P3"><text:span text:style-name="T1">Subquestions:</text:span><text:span text:style-name="T4"><text:line-break/></text:span><text:span text:style-name="T3">v4a_bokind4</text:span><text:span text:style-name="T4"> If I spend more time supporting ^v1_bo_kind4.bonaam; in schoolwork, then the chances of ^f_hijzij_bo_kind4; going to university are higher.<text:line-break/></text:span><text:span text:style-name="T3">v4b_bokind4</text:span><text:span text:style-name="T4"> If I spend more money on educational materials (e.g. books, educational games, tutoring etc.) for ^v1_bo_kind4.bonaam; then the chances of ^f_hijzij_bo_kind4; going to university are higher.<text:line-break/></text:span><text:span text:style-name="T3">v4c_bokind4</text:span><text:span text:style-name="T4"> If I spend more time supporting ^v1_bo_kind4.bonaam; in schoolwork, then the chance that ^f_hijzij_bo_kind4; on ^f_his_bo_kind4; 30th will earn a salary above average is greater.<text:line-break/></text:span><text:span text:style-name="T3">v4d_bokind4</text:span><text:span text:style-name="T4"> If I spend more money on educational materials (e.g. books, educational games, tutoring etc.) for ^v1_bo_kind4.bonaam; then the chances that ^f_hijzij_bo_kind4; on ^f_his_bo_kind4; 30th will earn a salary that is above average are higher.</text:span></text:p>
      <text:p text:style-name="P12">Categories:</text:p>
      <table:table table:name="Table47" table:style-name="Table47">
        <table:table-column table:style-name="Table47.A"/>
        <table:table-column table:style-name="Table47.B"/>
        <table:table-row table:style-name="Table47.1">
          <table:table-cell table:style-name="Table47.A1" office:value-type="string">
            <text:p text:style-name="P12">1. </text:p>
          </table:table-cell>
          <table:table-cell table:style-name="Table47.B1" office:value-type="string">
            <text:p text:style-name="P5">Totally disagree</text:p>
          </table:table-cell>
        </table:table-row>
        <table:table-row table:style-name="Table47.1">
          <table:table-cell table:style-name="Table47.A1" office:value-type="string">
            <text:p text:style-name="P12">2. </text:p>
          </table:table-cell>
          <table:table-cell table:style-name="Table47.B1" office:value-type="string">
            <text:p text:style-name="P5">Disagree</text:p>
          </table:table-cell>
        </table:table-row>
        <table:table-row table:style-name="Table47.1">
          <table:table-cell table:style-name="Table47.A1" office:value-type="string">
            <text:p text:style-name="P12">3. </text:p>
          </table:table-cell>
          <table:table-cell table:style-name="Table47.B1" office:value-type="string">
            <text:p text:style-name="P46">Neither agree nor disagree</text:p>
          </table:table-cell>
        </table:table-row>
        <table:table-row table:style-name="Table47.1">
          <table:table-cell table:style-name="Table47.A1" office:value-type="string">
            <text:p text:style-name="P12">4. </text:p>
          </table:table-cell>
          <table:table-cell table:style-name="Table47.B1" office:value-type="string">
            <text:p text:style-name="P46">Agree</text:p>
          </table:table-cell>
        </table:table-row>
        <table:table-row table:style-name="Table47.1">
          <table:table-cell table:style-name="Table47.A1" office:value-type="string">
            <text:p text:style-name="P12">5. </text:p>
          </table:table-cell>
          <table:table-cell table:style-name="Table47.B1" office:value-type="string">
            <text:p text:style-name="P5">I totally agree</text:p>
          </table:table-cell>
        </table:table-row>
      </table:table>
      <text:p text:style-name="P3"><draw:rect text:anchor-type="as-char" draw:z-index="62" draw:style-name="gr1" draw:text-style-name="P58" svg:width="0.0012in" svg:height="0.0213in"><text:p/></draw:rect></text:p>
      <text:p text:style-name="P7">Page 64</text:p>
      <text:h text:style-name="P17" text:outline-level="2">v5_bokind4</text:h>
      <text:p text:style-name="P3"><text:span text:style-name="T4">Finally, a few more questions. We would like to know what, according to you, is the impact of closing the school (on March 16) on ^v1_bo_kind4</text:span><text:span text:style-name="T3">.bonaam;</text:span><text:span text:style-name="T4"> when it comes to:</text:span></text:p>
      <text:p text:style-name="P8"> </text:p>
      <text:p text:style-name="P3"><text:span text:style-name="T12">Question type:</text:span><text:span text:style-name="T13"> Table</text:span></text:p>
      <text:p text:style-name="P3"><text:span text:style-name="T12">Answer type:</text:span><text:span text:style-name="T13"> Radio buttons</text:span></text:p>
      <text:p text:style-name="P3"><text:span text:style-name="T1">Subquestions:</text:span><text:span text:style-name="T4"><text:line-break/></text:span><text:span text:style-name="T3">v5a_bokind4</text:span><text:span text:style-name="T4"> ^f_his hair_bo_child4; mental health this year<text:line-break/></text:span><text:span text:style-name="T3">v5b_bokind4</text:span><text:span text:style-name="T4"> friendships of ^v1_bo_kind4.bonaam; this year<text:line-break/></text:span><text:span text:style-name="T3">v5c_bokind4</text:span><text:span text:style-name="T4"> school grades for the subject Dutch in the coming school year in relation to other pupils in the classroom<text:line-break/></text:span><text:span text:style-name="T3">v5d_bokind4</text:span><text:span text:style-name="T4"> school grades for the subject of arithmetic in the coming year relative to other pupils in the classroom<text:line-break/></text:span><text:soft-page-break/><text:span text:style-name="T3">v5e_bokind4</text:span><text:span text:style-name="T4"> ^f_his_bo_child4; chance to go to university<text:line-break/></text:span><text:span text:style-name="T3">v5f_bokind4</text:span><text:span text:style-name="T4"> ^f_his_bo_child4; long-term career</text:span></text:p>
      <text:p text:style-name="P12">Categories:</text:p>
      <table:table table:name="Table48" table:style-name="Table48">
        <table:table-column table:style-name="Table48.A"/>
        <table:table-column table:style-name="Table48.B"/>
        <table:table-row table:style-name="Table48.1">
          <table:table-cell table:style-name="Table48.A1" office:value-type="string">
            <text:p text:style-name="P12">1. </text:p>
          </table:table-cell>
          <table:table-cell table:style-name="Table48.B1" office:value-type="string">
            <text:p text:style-name="P5">Very negative influence</text:p>
          </table:table-cell>
        </table:table-row>
        <table:table-row table:style-name="Table48.1">
          <table:table-cell table:style-name="Table48.A1" office:value-type="string">
            <text:p text:style-name="P12">2. </text:p>
          </table:table-cell>
          <table:table-cell table:style-name="Table48.B1" office:value-type="string">
            <text:p text:style-name="P5">Negative influence</text:p>
          </table:table-cell>
        </table:table-row>
        <table:table-row table:style-name="Table48.1">
          <table:table-cell table:style-name="Table48.A1" office:value-type="string">
            <text:p text:style-name="P12">3. </text:p>
          </table:table-cell>
          <table:table-cell table:style-name="Table48.B1" office:value-type="string">
            <text:p text:style-name="P5">No influence</text:p>
          </table:table-cell>
        </table:table-row>
        <table:table-row table:style-name="Table48.1">
          <table:table-cell table:style-name="Table48.A1" office:value-type="string">
            <text:p text:style-name="P12">4. </text:p>
          </table:table-cell>
          <table:table-cell table:style-name="Table48.B1" office:value-type="string">
            <text:p text:style-name="P5">Positive influence</text:p>
          </table:table-cell>
        </table:table-row>
        <table:table-row table:style-name="Table48.1">
          <table:table-cell table:style-name="Table48.A1" office:value-type="string">
            <text:p text:style-name="P12">5. </text:p>
          </table:table-cell>
          <table:table-cell table:style-name="Table48.B1" office:value-type="string">
            <text:p text:style-name="P5">Very positive influence</text:p>
          </table:table-cell>
        </table:table-row>
        <table:table-row table:style-name="Table48.1">
          <table:table-cell table:style-name="Table48.A1" office:value-type="string">
            <text:p text:style-name="P12">6. </text:p>
          </table:table-cell>
          <table:table-cell table:style-name="Table48.B1" office:value-type="string">
            <text:p text:style-name="P5">Not applicable</text:p>
          </table:table-cell>
        </table:table-row>
      </table:table>
      <text:p text:style-name="P3"><draw:rect text:anchor-type="as-char" draw:z-index="63" draw:style-name="gr1" draw:text-style-name="P58" svg:width="0.0012in" svg:height="0.0213in"><text:p/></draw:rect></text:p>
      <text:p text:style-name="P7">Page 65</text:p>
      <text:h text:style-name="P17" text:outline-level="2">v6_bokind4</text:h>
      <text:p text:style-name="P3"><text:span text:style-name="T4">How do school and teachers on the one hand and children and parents on the other interact and how is the communication with the school of ^v1_bo_kind4</text:span><text:span text:style-name="T3">.bonaam;</text:span><text:span text:style-name="T4"> during the period that the school is/was closed? Think also about the exchange of teaching materials.<text:line-break/><text:line-break/></text:span><text:span text:style-name="T1">Multiple answers possible</text:span></text:p>
      <text:p text:style-name="P8"> </text:p>
      <text:p text:style-name="P3"><text:span text:style-name="T12">Answer type:</text:span><text:span text:style-name="T13"> Checkboxes</text:span></text:p>
      <text:p text:style-name="P12">Categories:</text:p>
      <table:table table:name="Table49" table:style-name="Table49">
        <table:table-column table:style-name="Table49.A"/>
        <table:table-column table:style-name="Table49.B"/>
        <table:table-row table:style-name="Table49.1">
          <table:table-cell table:style-name="Table49.A1" office:value-type="string">
            <text:p text:style-name="P12">1. </text:p>
          </table:table-cell>
          <table:table-cell table:style-name="Table49.B1" office:value-type="string">
            <text:p text:style-name="P8">Teacher(s) and pupil/parents communicated and exchanged teaching material by e-mail</text:p>
          </table:table-cell>
        </table:table-row>
        <table:table-row table:style-name="Table49.1">
          <table:table-cell table:style-name="Table49.A1" office:value-type="string">
            <text:p text:style-name="P12">2. </text:p>
          </table:table-cell>
          <table:table-cell table:style-name="Table49.B1" office:value-type="string">
            <text:p text:style-name="P8">Teacher(s) and pupil/parents communicated by telephone</text:p>
          </table:table-cell>
        </table:table-row>
        <table:table-row table:style-name="Table49.1">
          <table:table-cell table:style-name="Table49.A1" office:value-type="string">
            <text:p text:style-name="P12">3. </text:p>
          </table:table-cell>
          <table:table-cell table:style-name="Table49.B1" office:value-type="string">
            <text:p text:style-name="P8">Teacher(s) and pupil/parents communicated and exchanged teaching material by post</text:p>
          </table:table-cell>
        </table:table-row>
        <table:table-row table:style-name="Table49.1">
          <table:table-cell table:style-name="Table49.A1" office:value-type="string">
            <text:p text:style-name="P12">4. </text:p>
          </table:table-cell>
          <table:table-cell table:style-name="Table49.B1" office:value-type="string">
            <text:p text:style-name="P3"><text:span text:style-name="T4">Teacher(s) and pupil/parents communicated and exchanged teaching material via Social media or Messenger (e.g. </text:span><text:span text:style-name="T13">Whatsapp).</text:span></text:p>
          </table:table-cell>
        </table:table-row>
        <table:table-row table:style-name="Table49.1">
          <table:table-cell table:style-name="Table49.A1" office:value-type="string">
            <text:p text:style-name="P12">5. </text:p>
          </table:table-cell>
          <table:table-cell table:style-name="Table49.B1" office:value-type="string">
            <text:p text:style-name="P8">Teacher(s) and pupil/parents communicated and exchanged learning materials via a 'digital learning' platform (forum, special software) on the school's website.</text:p>
          </table:table-cell>
        </table:table-row>
        <table:table-row table:style-name="Table49.1">
          <table:table-cell table:style-name="Table49.A1" office:value-type="string">
            <text:p text:style-name="P12">6. </text:p>
          </table:table-cell>
          <table:table-cell table:style-name="Table49.B1" office:value-type="string">
            <text:p text:style-name="P8">Teaching materials had to be picked up at school</text:p>
          </table:table-cell>
        </table:table-row>
        <table:table-row table:style-name="Table49.1">
          <table:table-cell table:style-name="Table49.A1" office:value-type="string">
            <text:p text:style-name="P12">7. </text:p>
          </table:table-cell>
          <table:table-cell table:style-name="Table49.B1" office:value-type="string">
            <text:p text:style-name="P8">There was no communication between teacher(s) and pupil/parents</text:p>
          </table:table-cell>
        </table:table-row>
        <table:table-row table:style-name="Table49.1">
          <table:table-cell table:style-name="Table49.A1" office:value-type="string">
            <text:p text:style-name="P12">8. </text:p>
          </table:table-cell>
          <table:table-cell table:style-name="Table49.B1" office:value-type="string">
            <text:p text:style-name="P8">Another way of communication/exchange, namely:</text:p>
          </table:table-cell>
        </table:table-row>
      </table:table>
      <text:h text:style-name="P19" text:outline-level="3">v6_and_bokind4</text:h>
      <text:p text:style-name="P3"><text:span text:style-name="T12">Question type:</text:span><text:span text:style-name="T13"> Inline textfield attached to code 8 of question "v6_bokind4"</text:span></text:p>
      <text:p text:style-name="P3"><draw:rect text:anchor-type="as-char" draw:z-index="64" draw:style-name="gr1" draw:text-style-name="P58" svg:width="0.0012in" svg:height="0.0213in"><text:p/></draw:rect></text:p>
      <text:p text:style-name="P7">Page 66</text:p>
      <text:h text:style-name="P17" text:outline-level="2">v2_bokind5</text:h>
      <text:p text:style-name="P3"><text:span text:style-name="T4">What was ^v1_bo_kind5</text:span><text:span text:style-name="T3">.bonaam</text:span><text:span text:style-name="T4"> doing</text:span><text:span text:style-name="T3">;</text:span><text:span text:style-name="T4"> in a normal week when the school was closed because of the coronavirus, and what was that like in a normal week before the school was closed on 16 March?<text:line-break/><text:line-break/>How many hours did ^f_hijzij_bo_kind5; spend on the following activities? </text:span></text:p>
      <text:list xml:id="list1324142976" text:style-name="WWNum5">
        <text:list-item>
          <text:p text:style-name="P25"><text:span text:style-name="T4">If ^f_hijzij_bo_kind5; has </text:span><text:span text:style-name="T1">not</text:span><text:span text:style-name="T4"> spent any time on a particular activity, enter a </text:span><text:span text:style-name="T3">0</text:span><text:span text:style-name="T4"> under 'hours'.</text:span></text:p>
        </text:list-item>
        <text:list-item>
          <text:p text:style-name="P35">Please note: you can only fill in whole hours.</text:p>
        </text:list-item>
      </text:list>
      <text:p text:style-name="P8">A week consists of 168 hours. Would you like to divide the full 168 hours between the activities. At the bottom of the table you can see how many hours there are still to be divided. You can put the hours you cannot divide in the other categories under the category "other activities".</text:p>
      <text:p text:style-name="P8"> </text:p>
      <text:p text:style-name="P3"><text:span text:style-name="T1">Question type:</text:span><text:span text:style-name="T4"> Grid</text:span></text:p>
      <text:p text:style-name="P3"><text:span text:style-name="T1">Subquestions:</text:span><text:span text:style-name="T4"><text:line-break/></text:span><text:span text:style-name="T3">v2a_bokind5</text:span><text:span text:style-name="T4"> At school / after-school care<text:line-break/></text:span><text:span text:style-name="T3">v2b_bokind5</text:span><text:span text:style-name="T4"> Watching television, gaming, smartphone, laptop, computer, etc. (digital </text:span><text:soft-page-break/><text:span text:style-name="T4">activities)<text:line-break/></text:span><text:span text:style-name="T3">v2c_bokind5</text:span><text:span text:style-name="T4"> Engaged in learning activities, such as doing school and homework, but not at school<text:line-break/></text:span><text:span text:style-name="T3">v2d_bokind5 Engaged in</text:span><text:span text:style-name="T4"> learning activities, such as school and homework, accompanied by an adult (not at school)<text:line-break/></text:span><text:span text:style-name="T3">v2e_bokind5</text:span><text:span text:style-name="T4"> Reading books yourself (not at school)<text:line-break/></text:span><text:span text:style-name="T3">v2f_bokind5</text:span><text:span text:style-name="T4"> To be read aloud by an adult (not at school)<text:line-break/></text:span><text:span text:style-name="T3">v2g_bokind5</text:span><text:span text:style-name="T4"> Free play/other indoor and outdoor activities (not at school)<text:line-break/></text:span><text:span text:style-name="T3">v2h_bokind5</text:span><text:span text:style-name="T4"> Free play/other indoor and outdoor activities supervised by an adult (not at school)<text:line-break/></text:span><text:span text:style-name="T3">v2i_bokind5</text:span><text:span text:style-name="T4"> Domestic chores/ taking care of younger siblings<text:line-break/></text:span><text:span text:style-name="T3">v2j_bokind5</text:span><text:span text:style-name="T4"> Sleep and rest (e.g. also lazing, thinking, being sick, etc.)<text:line-break/></text:span><text:span text:style-name="T3">v2k_bokind5</text:span><text:span text:style-name="T4"> Other activities (e.g. eating, showering, chatting)<text:line-break/></text:span><text:span text:style-name="T3">v2l_bokind5 Still to be distributed</text:span></text:p>
      <text:p text:style-name="P3"><text:span text:style-name="T12">Columns:</text:span><text:span text:style-name="T13"><text:line-break/></text:span><text:span text:style-name="T16">v2_col1_bokind5</text:span></text:p>
      <text:p text:style-name="P3"><text:span text:style-name="T12">Answer type:</text:span><text:span text:style-name="T13"> Integer</text:span></text:p>
      <text:p text:style-name="P13">v2_col2_bokind5</text:p>
      <text:p text:style-name="P3"><text:span text:style-name="T12">Answer type:</text:span><text:span text:style-name="T13"> Integer</text:span></text:p>
      <text:h text:style-name="P19" text:outline-level="2">v2_js_bokind5</text:h>
      <text:p text:style-name="P5"> </text:p>
      <text:p text:style-name="P3"><text:span text:style-name="T12">Answer type:</text:span><text:span text:style-name="T13"> None</text:span></text:p>
      <text:p text:style-name="P3"><draw:rect text:anchor-type="as-char" draw:z-index="65" draw:style-name="gr1" draw:text-style-name="P58" svg:width="0.0012in" svg:height="0.0213in"><text:p/></draw:rect></text:p>
      <text:p text:style-name="P7">Page 67</text:p>
      <text:h text:style-name="P17" text:outline-level="2">v3_bokind5</text:h>
      <text:p text:style-name="P3"><text:span text:style-name="T4">How much did you spend on the following things for ^v1_bo_kind5</text:span><text:span text:style-name="T3">.bonaam;</text:span><text:span text:style-name="T4"> in April (when the school was closed) and in February (before the school closed)?<text:line-break/><text:line-break/></text:span><text:span text:style-name="T1">Fill in an amount in whole euros. If you can't remember exactly, please give a best estimate.</text:span></text:p>
      <text:p text:style-name="P8"> </text:p>
      <text:p text:style-name="P3"><text:span text:style-name="T1">Question type:</text:span><text:span text:style-name="T4"> Grid</text:span></text:p>
      <text:p text:style-name="P3"><text:span text:style-name="T1">Subquestions:</text:span><text:span text:style-name="T4"><text:line-break/></text:span><text:span text:style-name="T3">v3a_bokind5</text:span><text:span text:style-name="T4"> Books (also e-books and audiobooks, but no schoolbooks)<text:line-break/></text:span><text:span text:style-name="T3">v3b_bokind5</text:span><text:span text:style-name="T4"> Toys with an educational character<text:line-break/></text:span><text:span text:style-name="T3">v3c_bokind5</text:span><text:span text:style-name="T4"> Tutoring (also online)</text:span></text:p>
      <text:p text:style-name="P3"><text:span text:style-name="T12">Columns:</text:span><text:span text:style-name="T13"><text:line-break/></text:span><text:span text:style-name="T16">v3_col1_bokind5</text:span></text:p>
      <text:p text:style-name="P3"><text:span text:style-name="T12">Answer type:</text:span><text:span text:style-name="T13"> Integer</text:span></text:p>
      <text:p text:style-name="P13">v3_col2_bokind5</text:p>
      <text:p text:style-name="P3"><text:span text:style-name="T12">Answer type:</text:span><text:span text:style-name="T13"> Integer</text:span></text:p>
      <text:p text:style-name="P3"><draw:rect text:anchor-type="as-char" draw:z-index="66" draw:style-name="gr1" draw:text-style-name="P58" svg:width="0.0012in" svg:height="0.0213in"><text:p/></draw:rect></text:p>
      <text:p text:style-name="P7">Page 68</text:p>
      <text:h text:style-name="P17" text:outline-level="2">v4_bokind5</text:h>
      <text:p text:style-name="P3"><text:span text:style-name="T4">Now we would like to know how important you think it is for parents to spend time and money to ensure children's long-term success.<text:line-break/><text:line-break/>Take a good look at the following statements and indicate for ^v1_bo_kind5</text:span><text:span text:style-name="T3">.bonaam</text:span><text:span text:style-name="T4"> whether you agree with them. Do not consider the situation that the schools have/have been closed due to the coronavirus.</text:span></text:p>
      <text:p text:style-name="P8"> </text:p>
      <text:p text:style-name="P3"><text:span text:style-name="T12">Question type:</text:span><text:span text:style-name="T13"> Table</text:span></text:p>
      <text:p text:style-name="P3"><text:span text:style-name="T12">Answer type:</text:span><text:span text:style-name="T13"> Radio buttons</text:span></text:p>
      <text:p text:style-name="P3"><text:span text:style-name="T1">Subquestions:</text:span><text:span text:style-name="T4"><text:line-break/></text:span><text:span text:style-name="T3">v4a_bokind5</text:span><text:span text:style-name="T4"> If I spend more time supporting ^v1_bo_kind5.bonaam; in schoolwork, then the chances of ^f_hijzij_bo_kind5; going to university are higher.<text:line-break/></text:span><text:span text:style-name="T3">v4b_bokind5</text:span><text:span text:style-name="T4"> If I spend more money on educational materials (e.g. books, educational games, tutoring etc.) for ^v1_bo_kind5.bonaam; then the chances of ^f_hijzij_bo_kind5; going to </text:span><text:soft-page-break/><text:span text:style-name="T4">university are higher.<text:line-break/></text:span><text:span text:style-name="T3">v4c_bokind5</text:span><text:span text:style-name="T4"> If I spend more time supporting ^v1_bo_kind5.bonaam; at schoolwork, then the chances that ^f_hijzij_bo_kind5; at ^f_hijzij_bo_kind5; 30th will earn a salary above average are higher.<text:line-break/></text:span><text:span text:style-name="T3">v4d_bokind5</text:span><text:span text:style-name="T4"> If I spend more money on educational materials (e.g. books, educational games, tutoring etc.) for ^v1_bo_kind5.bonaam; then the chance that ^f_his_bo_kind5; on ^f_his_bo_kind5; 30th will earn a salary above average is higher.</text:span></text:p>
      <text:p text:style-name="P12">Categories:</text:p>
      <table:table table:name="Table50" table:style-name="Table50">
        <table:table-column table:style-name="Table50.A"/>
        <table:table-column table:style-name="Table50.B"/>
        <table:table-row table:style-name="Table50.1">
          <table:table-cell table:style-name="Table50.A1" office:value-type="string">
            <text:p text:style-name="P12">1. </text:p>
          </table:table-cell>
          <table:table-cell table:style-name="Table50.B1" office:value-type="string">
            <text:p text:style-name="P5">Totally disagree</text:p>
          </table:table-cell>
        </table:table-row>
        <table:table-row table:style-name="Table50.1">
          <table:table-cell table:style-name="Table50.A1" office:value-type="string">
            <text:p text:style-name="P12">2. </text:p>
          </table:table-cell>
          <table:table-cell table:style-name="Table50.B1" office:value-type="string">
            <text:p text:style-name="P5">Disagree</text:p>
          </table:table-cell>
        </table:table-row>
        <table:table-row table:style-name="Table50.1">
          <table:table-cell table:style-name="Table50.A1" office:value-type="string">
            <text:p text:style-name="P12">3. </text:p>
          </table:table-cell>
          <table:table-cell table:style-name="Table50.B1" office:value-type="string">
            <text:p text:style-name="P47">Neither agree nor disagree</text:p>
          </table:table-cell>
        </table:table-row>
        <table:table-row table:style-name="Table50.1">
          <table:table-cell table:style-name="Table50.A1" office:value-type="string">
            <text:p text:style-name="P12">4. </text:p>
          </table:table-cell>
          <table:table-cell table:style-name="Table50.B1" office:value-type="string">
            <text:p text:style-name="P47">Agree</text:p>
          </table:table-cell>
        </table:table-row>
        <table:table-row table:style-name="Table50.1">
          <table:table-cell table:style-name="Table50.A1" office:value-type="string">
            <text:p text:style-name="P12">5. </text:p>
          </table:table-cell>
          <table:table-cell table:style-name="Table50.B1" office:value-type="string">
            <text:p text:style-name="P5">I totally agree</text:p>
          </table:table-cell>
        </table:table-row>
      </table:table>
      <text:p text:style-name="P3"><draw:rect text:anchor-type="as-char" draw:z-index="67" draw:style-name="gr1" draw:text-style-name="P58" svg:width="0.0012in" svg:height="0.0213in"><text:p/></draw:rect></text:p>
      <text:p text:style-name="P7">Page 69</text:p>
      <text:h text:style-name="P17" text:outline-level="2">v5_bokind5</text:h>
      <text:p text:style-name="P3"><text:span text:style-name="T4">Finally, a few more questions. We would like to know what, according to you, is the impact of closing the school (on March 16) on ^v1_bo_kind5</text:span><text:span text:style-name="T3">.bonaam;</text:span><text:span text:style-name="T4"> when it comes to:</text:span></text:p>
      <text:p text:style-name="P8"> </text:p>
      <text:p text:style-name="P3"><text:span text:style-name="T12">Question type:</text:span><text:span text:style-name="T13"> Table</text:span></text:p>
      <text:p text:style-name="P3"><text:span text:style-name="T12">Answer type:</text:span><text:span text:style-name="T13"> Radio buttons</text:span></text:p>
      <text:p text:style-name="P3"><text:span text:style-name="T1">Subquestions:</text:span><text:span text:style-name="T4"><text:line-break/></text:span><text:span text:style-name="T3">v5a_bokind5</text:span><text:span text:style-name="T4"> ^f_his hair_bo_child5; mental health this year<text:line-break/></text:span><text:span text:style-name="T3">v5b_bokind5</text:span><text:span text:style-name="T4"> friendships of ^v1_bo_kind5.bonaam; this year<text:line-break/></text:span><text:span text:style-name="T3">v5c_bokind5</text:span><text:span text:style-name="T4"> school grades for the subject Dutch in the coming school year in relation to other pupils in the classroom<text:line-break/></text:span><text:span text:style-name="T3">v5d_bokind5</text:span><text:span text:style-name="T4"> school grades for the subject of arithmetic in the coming year relative to other pupils in the classroom<text:line-break/></text:span><text:span text:style-name="T3">v5e_bokind5</text:span><text:span text:style-name="T4"> ^f_his_bo_child5; chance to go to university<text:line-break/></text:span><text:span text:style-name="T3">v5f_bokind5</text:span><text:span text:style-name="T4"> ^f_his_bo_child5; long-term career</text:span></text:p>
      <text:p text:style-name="P12">Categories:</text:p>
      <table:table table:name="Table51" table:style-name="Table51">
        <table:table-column table:style-name="Table51.A"/>
        <table:table-column table:style-name="Table51.B"/>
        <table:table-row table:style-name="Table51.1">
          <table:table-cell table:style-name="Table51.A1" office:value-type="string">
            <text:p text:style-name="P12">1. </text:p>
          </table:table-cell>
          <table:table-cell table:style-name="Table51.B1" office:value-type="string">
            <text:p text:style-name="P5">Very negative influence</text:p>
          </table:table-cell>
        </table:table-row>
        <table:table-row table:style-name="Table51.1">
          <table:table-cell table:style-name="Table51.A1" office:value-type="string">
            <text:p text:style-name="P12">2. </text:p>
          </table:table-cell>
          <table:table-cell table:style-name="Table51.B1" office:value-type="string">
            <text:p text:style-name="P5">Negative influence</text:p>
          </table:table-cell>
        </table:table-row>
        <table:table-row table:style-name="Table51.1">
          <table:table-cell table:style-name="Table51.A1" office:value-type="string">
            <text:p text:style-name="P12">3. </text:p>
          </table:table-cell>
          <table:table-cell table:style-name="Table51.B1" office:value-type="string">
            <text:p text:style-name="P5">No influence</text:p>
          </table:table-cell>
        </table:table-row>
        <table:table-row table:style-name="Table51.1">
          <table:table-cell table:style-name="Table51.A1" office:value-type="string">
            <text:p text:style-name="P12">4. </text:p>
          </table:table-cell>
          <table:table-cell table:style-name="Table51.B1" office:value-type="string">
            <text:p text:style-name="P5">Positive influence</text:p>
          </table:table-cell>
        </table:table-row>
        <table:table-row table:style-name="Table51.1">
          <table:table-cell table:style-name="Table51.A1" office:value-type="string">
            <text:p text:style-name="P12">5. </text:p>
          </table:table-cell>
          <table:table-cell table:style-name="Table51.B1" office:value-type="string">
            <text:p text:style-name="P5">Very positive influence</text:p>
          </table:table-cell>
        </table:table-row>
        <table:table-row table:style-name="Table51.1">
          <table:table-cell table:style-name="Table51.A1" office:value-type="string">
            <text:p text:style-name="P12">6. </text:p>
          </table:table-cell>
          <table:table-cell table:style-name="Table51.B1" office:value-type="string">
            <text:p text:style-name="P5">Not applicable</text:p>
          </table:table-cell>
        </table:table-row>
      </table:table>
      <text:p text:style-name="P3"><draw:rect text:anchor-type="as-char" draw:z-index="68" draw:style-name="gr1" draw:text-style-name="P58" svg:width="0.0012in" svg:height="0.0213in"><text:p/></draw:rect></text:p>
      <text:p text:style-name="P7">Page 70</text:p>
      <text:h text:style-name="P17" text:outline-level="2">v6_bokind5</text:h>
      <text:p text:style-name="P3"><text:span text:style-name="T4">How do school and teachers on the one hand and children and parents on the other interact and how is the communication with the school of ^v1_bo_kind5</text:span><text:span text:style-name="T3">.bonaam;</text:span><text:span text:style-name="T4"> during the period that the school is/was closed? Think also about the exchange of teaching materials.<text:line-break/><text:line-break/></text:span><text:span text:style-name="T1">Multiple answers possible</text:span></text:p>
      <text:p text:style-name="P8"> </text:p>
      <text:p text:style-name="P3"><text:span text:style-name="T12">Answer type:</text:span><text:span text:style-name="T13"> Checkboxes</text:span></text:p>
      <text:p text:style-name="P12">Categories:</text:p>
      <table:table table:name="Table52" table:style-name="Table52">
        <table:table-column table:style-name="Table52.A"/>
        <table:table-column table:style-name="Table52.B"/>
        <table:table-row table:style-name="Table52.1">
          <table:table-cell table:style-name="Table52.A1" office:value-type="string">
            <text:p text:style-name="P12">1. </text:p>
          </table:table-cell>
          <table:table-cell table:style-name="Table52.B1" office:value-type="string">
            <text:p text:style-name="P8">Teacher(s) and pupil/parents communicated and exchanged teaching material by e-mail</text:p>
          </table:table-cell>
        </table:table-row>
        <table:table-row table:style-name="Table52.1">
          <table:table-cell table:style-name="Table52.A1" office:value-type="string">
            <text:p text:style-name="P12">2. </text:p>
          </table:table-cell>
          <table:table-cell table:style-name="Table52.B1" office:value-type="string">
            <text:p text:style-name="P8">Teacher(s) and pupil/parents communicated by telephone</text:p>
          </table:table-cell>
        </table:table-row>
        <table:table-row table:style-name="Table52.1">
          <table:table-cell table:style-name="Table52.A1" office:value-type="string">
            <text:p text:style-name="P12">3. </text:p>
          </table:table-cell>
          <table:table-cell table:style-name="Table52.B1" office:value-type="string">
            <text:p text:style-name="P8">Teacher(s) and pupil/parents communicated and exchanged teaching material by post</text:p>
          </table:table-cell>
        </table:table-row>
        <table:table-row table:style-name="Table52.1">
          <table:table-cell table:style-name="Table52.A1" office:value-type="string">
            <text:p text:style-name="P12">4. </text:p>
          </table:table-cell>
          <table:table-cell table:style-name="Table52.B1" office:value-type="string">
            <text:p text:style-name="P3"><text:span text:style-name="T4">Teacher(s) and pupil/parents communicated and exchanged teaching material via Social media or Messenger (e.g. </text:span><text:span text:style-name="T13">Whatsapp).</text:span></text:p>
          </table:table-cell>
        </table:table-row>
        <table:table-row table:style-name="Table52.1">
          <table:table-cell table:style-name="Table52.A1" office:value-type="string">
            <text:p text:style-name="P12">5. </text:p>
          </table:table-cell>
          <table:table-cell table:style-name="Table52.B1" office:value-type="string">
            <text:p text:style-name="P8">Teacher(s) and pupil/parents communicated and exchanged learning materials via a 'digital learning' platform (forum, special software) on the school's website.</text:p>
          </table:table-cell>
        </table:table-row>
        <text:soft-page-break/>
        <table:table-row table:style-name="Table52.1">
          <table:table-cell table:style-name="Table52.A1" office:value-type="string">
            <text:p text:style-name="P12">6. </text:p>
          </table:table-cell>
          <table:table-cell table:style-name="Table52.B1" office:value-type="string">
            <text:p text:style-name="P8">Teaching materials had to be picked up at school</text:p>
          </table:table-cell>
        </table:table-row>
        <table:table-row table:style-name="Table52.1">
          <table:table-cell table:style-name="Table52.A1" office:value-type="string">
            <text:p text:style-name="P12">7. </text:p>
          </table:table-cell>
          <table:table-cell table:style-name="Table52.B1" office:value-type="string">
            <text:p text:style-name="P8">There was no communication between teacher(s) and pupil/parents</text:p>
          </table:table-cell>
        </table:table-row>
        <table:table-row table:style-name="Table52.1">
          <table:table-cell table:style-name="Table52.A1" office:value-type="string">
            <text:p text:style-name="P12">8. </text:p>
          </table:table-cell>
          <table:table-cell table:style-name="Table52.B1" office:value-type="string">
            <text:p text:style-name="P8">Another way of communication/exchange, namely:</text:p>
          </table:table-cell>
        </table:table-row>
      </table:table>
      <text:h text:style-name="P19" text:outline-level="3">v6_and_bokind5</text:h>
      <text:p text:style-name="P3"><text:span text:style-name="T12">Question type:</text:span><text:span text:style-name="T13"> Inline textfield attached to code 8 of question "v6_bokind5"</text:span></text:p>
      <text:p text:style-name="P3"><draw:rect text:anchor-type="as-char" draw:z-index="69" draw:style-name="gr1" draw:text-style-name="P58" svg:width="0.0012in" svg:height="0.0213in"><text:p/></draw:rect></text:p>
      <text:p text:style-name="P7">Page 71</text:p>
      <text:h text:style-name="P17" text:outline-level="2">v2_vokind1</text:h>
      <text:p text:style-name="P3"><text:span text:style-name="T4">What was ^v1_vo_kind1</text:span><text:span text:style-name="T3">.vonaam</text:span><text:span text:style-name="T4"> doing</text:span><text:span text:style-name="T3">;</text:span><text:span text:style-name="T4"> in a normal week when the school was closed because of the coronavirus, and what was that like in a normal week before the school was closed on 16 March?<text:line-break/><text:line-break/>How many hours did ^f_hijzij_vo_kind1; spend on the following activities? </text:span></text:p>
      <text:list xml:id="list3797817972" text:style-name="WWNum6">
        <text:list-item>
          <text:p text:style-name="P26"><text:span text:style-name="T4">If ^f_hijzij_vo_kind1; has </text:span><text:span text:style-name="T1">not</text:span><text:span text:style-name="T4"> spent any time on a particular activity, enter a </text:span><text:span text:style-name="T3">0</text:span><text:span text:style-name="T4"> under 'hours'.</text:span></text:p>
        </text:list-item>
        <text:list-item>
          <text:p text:style-name="P36">Please note: you can only fill in whole hours.</text:p>
        </text:list-item>
      </text:list>
      <text:p text:style-name="P8">A week consists of 168 hours. Would you like to divide the full 168 hours between the activities. At the bottom of the table you can see how many hours there are still to be divided. You can put the hours you cannot divide in the other categories under the category "other activities".</text:p>
      <text:p text:style-name="P8"> </text:p>
      <text:p text:style-name="P3"><text:span text:style-name="T1">Question type:</text:span><text:span text:style-name="T4"> Grid</text:span></text:p>
      <text:p text:style-name="P3"><text:span text:style-name="T1">Subquestions:</text:span><text:span text:style-name="T4"><text:line-break/></text:span><text:span text:style-name="T3">v2a_vokind1</text:span><text:span text:style-name="T4"> At school / after-school care<text:line-break/></text:span><text:span text:style-name="T3">v2b_vokind1</text:span><text:span text:style-name="T4"> Watching television, gaming, smartphone, laptop, computer, etc. (digital activities)<text:line-break/></text:span><text:span text:style-name="T3">v2c_vokind1</text:span><text:span text:style-name="T4"> Engaged in learning activities, such as doing school and homework, but not at school<text:line-break/></text:span><text:span text:style-name="T3">v2d_vokind1 Engaged in</text:span><text:span text:style-name="T4"> learning activities, such as school and homework, accompanied by an adult (not at school)<text:line-break/></text:span><text:span text:style-name="T3">v2e_vokind1</text:span><text:span text:style-name="T4"> Reading books yourself (not at school)<text:line-break/></text:span><text:span text:style-name="T3">v2f_vokind1</text:span><text:span text:style-name="T4"> To be read aloud by an adult (not at school)<text:line-break/></text:span><text:span text:style-name="T3">v2g_vokind1</text:span><text:span text:style-name="T4"> Free play/other indoor and outdoor activities (not at school)<text:line-break/></text:span><text:span text:style-name="T3">v2h_vokind1</text:span><text:span text:style-name="T4"> Free play/other indoor and outdoor activities supervised by an adult (not at school)<text:line-break/></text:span><text:span text:style-name="T3">v2i_vokind1</text:span><text:span text:style-name="T4"> Domestic chores/ taking care of younger siblings<text:line-break/></text:span><text:span text:style-name="T3">v2j_vokind1</text:span><text:span text:style-name="T4"> Sleep and rest (e.g. also lazing, thinking, being sick, etc.)<text:line-break/></text:span><text:span text:style-name="T3">v2k_vokind1</text:span><text:span text:style-name="T4"> Other activities (e.g. eating, showering, chatting)<text:line-break/></text:span><text:span text:style-name="T3">v2l_vokind1 Still to be distributed</text:span></text:p>
      <text:p text:style-name="P3"><text:span text:style-name="T12">Columns:</text:span><text:span text:style-name="T13"><text:line-break/></text:span><text:span text:style-name="T16">v2_col1_vokind1</text:span></text:p>
      <text:p text:style-name="P3"><text:span text:style-name="T12">Answer type:</text:span><text:span text:style-name="T13"> Integer</text:span></text:p>
      <text:p text:style-name="P13">v2_col2_vokind1</text:p>
      <text:p text:style-name="P3"><text:span text:style-name="T12">Answer type:</text:span><text:span text:style-name="T13"> Integer</text:span></text:p>
      <text:h text:style-name="P19" text:outline-level="2">v2_js_vokind1</text:h>
      <text:p text:style-name="P5"> </text:p>
      <text:p text:style-name="P3"><text:span text:style-name="T12">Answer type:</text:span><text:span text:style-name="T13"> None</text:span></text:p>
      <text:p text:style-name="P3"><draw:rect text:anchor-type="as-char" draw:z-index="70" draw:style-name="gr1" draw:text-style-name="P58" svg:width="0.0012in" svg:height="0.0213in"><text:p/></draw:rect></text:p>
      <text:p text:style-name="P7">Page 72</text:p>
      <text:h text:style-name="P17" text:outline-level="2">v3_vokind1</text:h>
      <text:p text:style-name="P3"><text:span text:style-name="T4">How much did you spend on the following things for ^v1_vo_kind1</text:span><text:span text:style-name="T3">.vonaam;</text:span><text:span text:style-name="T4"> in April (when the school was closed) and in February (before the school closed)?<text:line-break/></text:span><text:soft-page-break/><text:span text:style-name="T4"><text:line-break/></text:span><text:span text:style-name="T1">Please fill in an amount in whole euros. If you don't remember exactly, please give your best estimate.</text:span></text:p>
      <text:p text:style-name="P8"> </text:p>
      <text:p text:style-name="P3"><text:span text:style-name="T1">Question type:</text:span><text:span text:style-name="T4"> Grid</text:span></text:p>
      <text:p text:style-name="P3"><text:span text:style-name="T1">Subquestions:</text:span><text:span text:style-name="T4"><text:line-break/></text:span><text:span text:style-name="T3">v3a_vokind1</text:span><text:span text:style-name="T4"> Books (also e-books and audiobooks, but not schoolbooks)<text:line-break/></text:span><text:span text:style-name="T3">v3b_vokind1</text:span><text:span text:style-name="T4"> Toys with an educational character<text:line-break/></text:span><text:span text:style-name="T3">v3c_vokind1</text:span><text:span text:style-name="T4"> Tutoring (also online)</text:span></text:p>
      <text:p text:style-name="P3"><text:span text:style-name="T12">Columns:</text:span><text:span text:style-name="T13"><text:line-break/></text:span><text:span text:style-name="T16">v3_col1_vokind1</text:span></text:p>
      <text:p text:style-name="P3"><text:span text:style-name="T12">Answer type:</text:span><text:span text:style-name="T13"> Integer</text:span></text:p>
      <text:p text:style-name="P13">v3_col2_vokind1</text:p>
      <text:p text:style-name="P3"><text:span text:style-name="T12">Answer type:</text:span><text:span text:style-name="T13"> Integer</text:span></text:p>
      <text:p text:style-name="P3"><draw:rect text:anchor-type="as-char" draw:z-index="71" draw:style-name="gr1" draw:text-style-name="P58" svg:width="0.0012in" svg:height="0.0213in"><text:p/></draw:rect></text:p>
      <text:p text:style-name="P7">Page 73</text:p>
      <text:h text:style-name="P17" text:outline-level="2">v4_vokind1</text:h>
      <text:p text:style-name="P3"><text:span text:style-name="T4">Now we would like to know how important you think it is for parents to spend time and money to ensure children's long-term success.<text:line-break/><text:line-break/>Look carefully at the following statements and indicate for ^v1_vo_kind1</text:span><text:span text:style-name="T3">.vonaam;</text:span><text:span text:style-name="T4"> whether you agree with them. Do not consider the situation that the schools have/have been closed because of the coronavirus.</text:span></text:p>
      <text:p text:style-name="P8"> </text:p>
      <text:p text:style-name="P3"><text:span text:style-name="T12">Question type:</text:span><text:span text:style-name="T13"> Table</text:span></text:p>
      <text:p text:style-name="P3"><text:span text:style-name="T12">Answer type:</text:span><text:span text:style-name="T13"> Radio buttons</text:span></text:p>
      <text:p text:style-name="P3"><text:span text:style-name="T1">Subquestions:</text:span><text:span text:style-name="T4"><text:line-break/></text:span><text:span text:style-name="T3">v4a_vokind1</text:span><text:span text:style-name="T4"> If I spend more time supporting ^v1_vo_kind1.vonaam; in schoolwork, then the chances of ^f_hijzij_vo_kind1; going to university are greater.<text:line-break/></text:span><text:span text:style-name="T3">v4b_vokind1</text:span><text:span text:style-name="T4"> If I spend more money on educational materials (e.g. books, educational games, tutoring etc.) for ^v1_vo_kind1.vonaam; then the chances of ^f_hijzij_vo_kind1; going to university are higher.<text:line-break/></text:span><text:span text:style-name="T3">v4c_vokind1</text:span><text:span text:style-name="T4"> If I spend more time supporting ^v1_vo_kind1.vonaam; in schoolwork, then the chances that ^f_hijzij_vo_kind1; on ^f_zijnhaar_vo_kind1; 30th will earn a salary above modal are greater.<text:line-break/></text:span><text:span text:style-name="T3">v4d_vokind1</text:span><text:span text:style-name="T4"> If I spend more money on educational materials (e.g. books, educational games, tutoring etc.) for ^v1_vo_kind1.vonaam; then the chance that ^f_his_vo_kind1; on ^f_his_vo_kind1; 30th will earn a salary above average is higher.</text:span></text:p>
      <text:p text:style-name="P12">Categories:</text:p>
      <table:table table:name="Table53" table:style-name="Table53">
        <table:table-column table:style-name="Table53.A"/>
        <table:table-column table:style-name="Table53.B"/>
        <table:table-row table:style-name="Table53.1">
          <table:table-cell table:style-name="Table53.A1" office:value-type="string">
            <text:p text:style-name="P12">1. </text:p>
          </table:table-cell>
          <table:table-cell table:style-name="Table53.B1" office:value-type="string">
            <text:p text:style-name="P5">Totally disagree</text:p>
          </table:table-cell>
        </table:table-row>
        <table:table-row table:style-name="Table53.1">
          <table:table-cell table:style-name="Table53.A1" office:value-type="string">
            <text:p text:style-name="P12">2. </text:p>
          </table:table-cell>
          <table:table-cell table:style-name="Table53.B1" office:value-type="string">
            <text:p text:style-name="P5">Disagree</text:p>
          </table:table-cell>
        </table:table-row>
        <table:table-row table:style-name="Table53.1">
          <table:table-cell table:style-name="Table53.A1" office:value-type="string">
            <text:p text:style-name="P12">3. </text:p>
          </table:table-cell>
          <table:table-cell table:style-name="Table53.B1" office:value-type="string">
            <text:p text:style-name="P48">Neither agree nor disagree</text:p>
          </table:table-cell>
        </table:table-row>
        <table:table-row table:style-name="Table53.1">
          <table:table-cell table:style-name="Table53.A1" office:value-type="string">
            <text:p text:style-name="P12">4. </text:p>
          </table:table-cell>
          <table:table-cell table:style-name="Table53.B1" office:value-type="string">
            <text:p text:style-name="P52">Agree</text:p>
          </table:table-cell>
        </table:table-row>
        <table:table-row table:style-name="Table53.1">
          <table:table-cell table:style-name="Table53.A1" office:value-type="string">
            <text:p text:style-name="P12">5. </text:p>
          </table:table-cell>
          <table:table-cell table:style-name="Table53.B1" office:value-type="string">
            <text:p text:style-name="P5">I totally agree</text:p>
          </table:table-cell>
        </table:table-row>
      </table:table>
      <text:p text:style-name="P3"><draw:rect text:anchor-type="as-char" draw:z-index="72" draw:style-name="gr1" draw:text-style-name="P58" svg:width="0.0012in" svg:height="0.0213in"><text:p/></draw:rect></text:p>
      <text:p text:style-name="P7">Page 74</text:p>
      <text:h text:style-name="P17" text:outline-level="2">v5_vokind1</text:h>
      <text:p text:style-name="P3"><text:span text:style-name="T4">Finally, a few more questions. We would like to know what, according to you, is the influence of closing the school (on March 16) on ^v1_vo_kind1</text:span><text:span text:style-name="T3">.vonaam;</text:span><text:span text:style-name="T4"> when it comes to:</text:span></text:p>
      <text:p text:style-name="P8"> </text:p>
      <text:p text:style-name="P3"><text:span text:style-name="T12">Question type:</text:span><text:span text:style-name="T13"> Table</text:span></text:p>
      <text:p text:style-name="P3"><text:span text:style-name="T12">Answer type:</text:span><text:span text:style-name="T13"> Radio buttons</text:span></text:p>
      <text:p text:style-name="P3"><text:span text:style-name="T1">Subquestions:</text:span><text:span text:style-name="T4"><text:line-break/></text:span><text:span text:style-name="T3">v5a_vokind1</text:span><text:span text:style-name="T4"> ^f_his hair_vo_child1; mental health this year<text:line-break/></text:span><text:span text:style-name="T3">v5b_vokind1</text:span><text:span text:style-name="T4"> friendships of ^v1_vo_kind1.vonaam; this year<text:line-break/></text:span><text:span text:style-name="T3">v5c_vokind1</text:span><text:span text:style-name="T4"> school grades for the subject Dutch in the coming school year in relation to other pupils in the classroom<text:line-break/></text:span><text:soft-page-break/><text:span text:style-name="T3">v5d_vokind1</text:span><text:span text:style-name="T4"> school grades for mathematics in the coming year relative to other pupils in the classroom<text:line-break/></text:span><text:span text:style-name="T3">v5e_vokind1</text:span><text:span text:style-name="T4"> ^f_his/her_vo_child1; chance to go to university<text:line-break/></text:span><text:span text:style-name="T3">v5f_vokind1</text:span><text:span text:style-name="T4"> ^f_his/her_vo_child1; long-term career</text:span></text:p>
      <text:p text:style-name="P12">Categories:</text:p>
      <table:table table:name="Table54" table:style-name="Table54">
        <table:table-column table:style-name="Table54.A"/>
        <table:table-column table:style-name="Table54.B"/>
        <table:table-row table:style-name="Table54.1">
          <table:table-cell table:style-name="Table54.A1" office:value-type="string">
            <text:p text:style-name="P12">1. </text:p>
          </table:table-cell>
          <table:table-cell table:style-name="Table54.B1" office:value-type="string">
            <text:p text:style-name="P5">Very negative influence</text:p>
          </table:table-cell>
        </table:table-row>
        <table:table-row table:style-name="Table54.1">
          <table:table-cell table:style-name="Table54.A1" office:value-type="string">
            <text:p text:style-name="P12">2. </text:p>
          </table:table-cell>
          <table:table-cell table:style-name="Table54.B1" office:value-type="string">
            <text:p text:style-name="P5">Negative influence</text:p>
          </table:table-cell>
        </table:table-row>
        <table:table-row table:style-name="Table54.1">
          <table:table-cell table:style-name="Table54.A1" office:value-type="string">
            <text:p text:style-name="P12">3. </text:p>
          </table:table-cell>
          <table:table-cell table:style-name="Table54.B1" office:value-type="string">
            <text:p text:style-name="P5">No influence</text:p>
          </table:table-cell>
        </table:table-row>
        <table:table-row table:style-name="Table54.1">
          <table:table-cell table:style-name="Table54.A1" office:value-type="string">
            <text:p text:style-name="P12">4. </text:p>
          </table:table-cell>
          <table:table-cell table:style-name="Table54.B1" office:value-type="string">
            <text:p text:style-name="P5">Positive influence</text:p>
          </table:table-cell>
        </table:table-row>
        <table:table-row table:style-name="Table54.1">
          <table:table-cell table:style-name="Table54.A1" office:value-type="string">
            <text:p text:style-name="P12">5. </text:p>
          </table:table-cell>
          <table:table-cell table:style-name="Table54.B1" office:value-type="string">
            <text:p text:style-name="P5">Very positive influence</text:p>
          </table:table-cell>
        </table:table-row>
        <table:table-row table:style-name="Table54.1">
          <table:table-cell table:style-name="Table54.A1" office:value-type="string">
            <text:p text:style-name="P12">6. </text:p>
          </table:table-cell>
          <table:table-cell table:style-name="Table54.B1" office:value-type="string">
            <text:p text:style-name="P5">Not applicable</text:p>
          </table:table-cell>
        </table:table-row>
      </table:table>
      <text:p text:style-name="P3"><draw:rect text:anchor-type="as-char" draw:z-index="73" draw:style-name="gr1" draw:text-style-name="P58" svg:width="0.0012in" svg:height="0.0213in"><text:p/></draw:rect></text:p>
      <text:p text:style-name="P7">Page 75</text:p>
      <text:h text:style-name="P17" text:outline-level="2">v6_vokind1</text:h>
      <text:p text:style-name="P3"><text:span text:style-name="T4">How do school and teachers on the one hand and children and parents on the other interact and how is the communication with the school of ^v1_vo_kind1</text:span><text:span text:style-name="T3">.vonaam;</text:span><text:span text:style-name="T4"> during the period that the school is/was closed? Think also of the exchange of teaching materials.<text:line-break/><text:line-break/></text:span><text:span text:style-name="T1">Multiple answers possible</text:span></text:p>
      <text:p text:style-name="P8"> </text:p>
      <text:p text:style-name="P3"><text:span text:style-name="T12">Answer type:</text:span><text:span text:style-name="T13"> Checkboxes</text:span></text:p>
      <text:p text:style-name="P12">Categories:</text:p>
      <table:table table:name="Table55" table:style-name="Table55">
        <table:table-column table:style-name="Table55.A"/>
        <table:table-column table:style-name="Table55.B"/>
        <table:table-row table:style-name="Table55.1">
          <table:table-cell table:style-name="Table55.A1" office:value-type="string">
            <text:p text:style-name="P12">1. </text:p>
          </table:table-cell>
          <table:table-cell table:style-name="Table55.B1" office:value-type="string">
            <text:p text:style-name="P8">Teacher(s) and pupil/parents communicated and exchanged teaching material by e-mail</text:p>
          </table:table-cell>
        </table:table-row>
        <table:table-row table:style-name="Table55.1">
          <table:table-cell table:style-name="Table55.A1" office:value-type="string">
            <text:p text:style-name="P12">2. </text:p>
          </table:table-cell>
          <table:table-cell table:style-name="Table55.B1" office:value-type="string">
            <text:p text:style-name="P8">Teacher(s) and pupil/parents communicated by telephone</text:p>
          </table:table-cell>
        </table:table-row>
        <table:table-row table:style-name="Table55.1">
          <table:table-cell table:style-name="Table55.A1" office:value-type="string">
            <text:p text:style-name="P12">3. </text:p>
          </table:table-cell>
          <table:table-cell table:style-name="Table55.B1" office:value-type="string">
            <text:p text:style-name="P8">Teacher(s) and pupil/parents communicated and exchanged teaching material by post</text:p>
          </table:table-cell>
        </table:table-row>
        <table:table-row table:style-name="Table55.1">
          <table:table-cell table:style-name="Table55.A1" office:value-type="string">
            <text:p text:style-name="P12">4. </text:p>
          </table:table-cell>
          <table:table-cell table:style-name="Table55.B1" office:value-type="string">
            <text:p text:style-name="P3"><text:span text:style-name="T4">Teacher(s) and pupil/parents communicated and exchanged teaching material via Social media or Messenger (e.g. </text:span><text:span text:style-name="T13">Whatsapp).</text:span></text:p>
          </table:table-cell>
        </table:table-row>
        <table:table-row table:style-name="Table55.1">
          <table:table-cell table:style-name="Table55.A1" office:value-type="string">
            <text:p text:style-name="P12">5. </text:p>
          </table:table-cell>
          <table:table-cell table:style-name="Table55.B1" office:value-type="string">
            <text:p text:style-name="P8">Teacher(s) and pupil/parents communicated and exchanged learning materials via a 'digital learning' platform (forum, special software) on the school's website.</text:p>
          </table:table-cell>
        </table:table-row>
        <table:table-row table:style-name="Table55.1">
          <table:table-cell table:style-name="Table55.A1" office:value-type="string">
            <text:p text:style-name="P12">6. </text:p>
          </table:table-cell>
          <table:table-cell table:style-name="Table55.B1" office:value-type="string">
            <text:p text:style-name="P8">Teaching materials had to be picked up at school</text:p>
          </table:table-cell>
        </table:table-row>
        <table:table-row table:style-name="Table55.1">
          <table:table-cell table:style-name="Table55.A1" office:value-type="string">
            <text:p text:style-name="P12">7. </text:p>
          </table:table-cell>
          <table:table-cell table:style-name="Table55.B1" office:value-type="string">
            <text:p text:style-name="P8">There was no communication between teacher(s) and pupil/parents</text:p>
          </table:table-cell>
        </table:table-row>
        <table:table-row table:style-name="Table55.1">
          <table:table-cell table:style-name="Table55.A1" office:value-type="string">
            <text:p text:style-name="P12">8. </text:p>
          </table:table-cell>
          <table:table-cell table:style-name="Table55.B1" office:value-type="string">
            <text:p text:style-name="P8">Another way of communication/exchange, namely:</text:p>
          </table:table-cell>
        </table:table-row>
      </table:table>
      <text:h text:style-name="P19" text:outline-level="3">v6_and_vokind1</text:h>
      <text:p text:style-name="P3"><text:span text:style-name="T12">Question type:</text:span><text:span text:style-name="T13"> Inline textfield attached to code 8 of question "v6_vokind1"</text:span></text:p>
      <text:p text:style-name="P3"><draw:rect text:anchor-type="as-char" draw:z-index="74" draw:style-name="gr1" draw:text-style-name="P58" svg:width="0.0012in" svg:height="0.0213in"><text:p/></draw:rect></text:p>
      <text:p text:style-name="P7">Page 76</text:p>
      <text:h text:style-name="P17" text:outline-level="2">v2_vokind2</text:h>
      <text:p text:style-name="P3"><text:span text:style-name="T4">What was ^v1_vo_kind2</text:span><text:span text:style-name="T3">.vonaam</text:span><text:span text:style-name="T4"> doing</text:span><text:span text:style-name="T3">;</text:span><text:span text:style-name="T4"> in a normal week when the school was closed because of the coronavirus, and what was that like in a normal week before the school was closed on 16 March?<text:line-break/><text:line-break/>How many hours did ^f_hijzij_vo_kind2; spend on the following activities? </text:span></text:p>
      <text:list xml:id="list664576846" text:style-name="WWNum7">
        <text:list-item>
          <text:p text:style-name="P27"><text:span text:style-name="T4">If ^f_hijzij_vo_kind2; has </text:span><text:span text:style-name="T1">not</text:span><text:span text:style-name="T4"> spent any time on a certain activity, enter a </text:span><text:span text:style-name="T3">0</text:span><text:span text:style-name="T4"> under 'hours'.</text:span></text:p>
        </text:list-item>
        <text:list-item>
          <text:p text:style-name="P37">Please note: you can only fill in whole hours.</text:p>
        </text:list-item>
      </text:list>
      <text:p text:style-name="P8">A week consists of 168 hours. Would you like to divide the full 168 hours between the activities. At the bottom of the table you can see how many hours there are still to be divided. You can put the hours you cannot divide in the other categories under the category "other activities".</text:p>
      <text:p text:style-name="P8"> </text:p>
      <text:p text:style-name="P3"><text:span text:style-name="T1">Question type:</text:span><text:span text:style-name="T4"> Grid</text:span></text:p>
      <text:p text:style-name="P3"><text:soft-page-break/><text:span text:style-name="T1">Subquestions:</text:span><text:span text:style-name="T4"><text:line-break/></text:span><text:span text:style-name="T3">v2a_vokind2</text:span><text:span text:style-name="T4"> At school / after-school care<text:line-break/></text:span><text:span text:style-name="T3">v2b_vokind2</text:span><text:span text:style-name="T4"> Watching television, gaming, smartphone, laptop, computer etc. (digital activities)<text:line-break/></text:span><text:span text:style-name="T3">v2c_vokind2</text:span><text:span text:style-name="T4"> Engaged in learning activities, such as doing school and homework, but not at school<text:line-break/></text:span><text:span text:style-name="T3">v2d_vokind2 Engaged in</text:span><text:span text:style-name="T4"> learning activities, such as school and homework, accompanied by an adult (not at school)<text:line-break/></text:span><text:span text:style-name="T3">v2e_vokind2</text:span><text:span text:style-name="T4"> Reading books yourself (not at school)<text:line-break/></text:span><text:span text:style-name="T3">v2f_vokind2</text:span><text:span text:style-name="T4"> To be read aloud by an adult (not at school)<text:line-break/></text:span><text:span text:style-name="T3">v2g_vokind2</text:span><text:span text:style-name="T4"> Free play/other indoor and outdoor activities (not at school)<text:line-break/></text:span><text:span text:style-name="T3">v2h_vokind2</text:span><text:span text:style-name="T4"> Free play/other indoor and outdoor activities supervised by an adult (not at school)<text:line-break/></text:span><text:span text:style-name="T3">v2i_vokind2</text:span><text:span text:style-name="T4"> Domestic chores/ care for younger siblings<text:line-break/></text:span><text:span text:style-name="T3">v2j_vokind2</text:span><text:span text:style-name="T4"> Sleep and rest (e.g. also lazing, thinking, being sick, etc.)<text:line-break/></text:span><text:span text:style-name="T3">v2k_vokind2</text:span><text:span text:style-name="T4"> Other activities (e.g. eating, showering, chatting)<text:line-break/></text:span><text:span text:style-name="T3">v2l_vokind2 Still to be distributed</text:span></text:p>
      <text:p text:style-name="P3"><text:span text:style-name="T12">Columns:</text:span><text:span text:style-name="T13"><text:line-break/></text:span><text:span text:style-name="T16">v2_col1_vokind2</text:span></text:p>
      <text:p text:style-name="P3"><text:span text:style-name="T12">Answer type:</text:span><text:span text:style-name="T13"> Integer</text:span></text:p>
      <text:p text:style-name="P13">v2_col2_vokind2</text:p>
      <text:p text:style-name="P3"><text:span text:style-name="T12">Answer type:</text:span><text:span text:style-name="T13"> Integer</text:span></text:p>
      <text:h text:style-name="P19" text:outline-level="2">v2_js_vokind2</text:h>
      <text:p text:style-name="P5"> </text:p>
      <text:p text:style-name="P3"><text:span text:style-name="T12">Answer type:</text:span><text:span text:style-name="T13"> None</text:span></text:p>
      <text:p text:style-name="P3"><draw:rect text:anchor-type="as-char" draw:z-index="75" draw:style-name="gr1" draw:text-style-name="P58" svg:width="0.0012in" svg:height="0.0213in"><text:p/></draw:rect></text:p>
      <text:p text:style-name="P7">Page 77</text:p>
      <text:h text:style-name="P17" text:outline-level="2">v3_vokind2</text:h>
      <text:p text:style-name="P3"><text:span text:style-name="T4">How much did you spend on the following things for ^v1_vo_kind2</text:span><text:span text:style-name="T3">.vonaam;</text:span><text:span text:style-name="T4"> in April (when the school was closed) and in February (before the school closed)?<text:line-break/><text:line-break/></text:span><text:span text:style-name="T1">Fill in an amount in whole euros. If you can't remember exactly, please give a best estimate.</text:span></text:p>
      <text:p text:style-name="P8"> </text:p>
      <text:p text:style-name="P3"><text:span text:style-name="T1">Question type:</text:span><text:span text:style-name="T4"> Grid</text:span></text:p>
      <text:p text:style-name="P3"><text:span text:style-name="T1">Subquestions:</text:span><text:span text:style-name="T4"><text:line-break/></text:span><text:span text:style-name="T3">v3a_vokind2</text:span><text:span text:style-name="T4"> Books (also e-books and audiobooks, but no schoolbooks)<text:line-break/></text:span><text:span text:style-name="T3">v3b_vokind2</text:span><text:span text:style-name="T4"> Toys with an educational character<text:line-break/></text:span><text:span text:style-name="T3">v3c_vokind2</text:span><text:span text:style-name="T4"> Tutoring (also online)</text:span></text:p>
      <text:p text:style-name="P3"><text:span text:style-name="T12">Columns:</text:span><text:span text:style-name="T13"><text:line-break/></text:span><text:span text:style-name="T16">v3_col1_vokind2</text:span></text:p>
      <text:p text:style-name="P3"><text:span text:style-name="T12">Answer type:</text:span><text:span text:style-name="T13"> Integer</text:span></text:p>
      <text:p text:style-name="P13">v3_col2_vokind2</text:p>
      <text:p text:style-name="P3"><text:span text:style-name="T12">Answer type:</text:span><text:span text:style-name="T13"> Integer</text:span></text:p>
      <text:p text:style-name="P3"><draw:rect text:anchor-type="as-char" draw:z-index="76" draw:style-name="gr1" draw:text-style-name="P58" svg:width="0.0012in" svg:height="0.0213in"><text:p/></draw:rect></text:p>
      <text:p text:style-name="P7">Page 78</text:p>
      <text:h text:style-name="P17" text:outline-level="2">v4_vokind2</text:h>
      <text:p text:style-name="P3"><text:span text:style-name="T4">We would now like to know how important you think it is for parents to spend time and money to ensure children's long-term success.<text:line-break/><text:line-break/>Take a good look at the following statements and for ^v1_vo_kind2</text:span><text:span text:style-name="T3">.vonaam;</text:span><text:span text:style-name="T4"> indicate if you agree with them. Do not consider the situation that the schools have/have been closed due to the coronavirus.</text:span></text:p>
      <text:p text:style-name="P8"> </text:p>
      <text:p text:style-name="P3"><text:span text:style-name="T12">Question type:</text:span><text:span text:style-name="T13"> Table</text:span></text:p>
      <text:p text:style-name="P3"><text:span text:style-name="T12">Answer type:</text:span><text:span text:style-name="T13"> Radio buttons</text:span></text:p>
      <text:p text:style-name="P3"><text:span text:style-name="T1">Subquestions:</text:span><text:span text:style-name="T4"><text:line-break/></text:span><text:span text:style-name="T3">v4a_vokind2</text:span><text:span text:style-name="T4"> If I spend more time supporting ^v1_vo_kind2.vonaam; in schoolwork, then the </text:span><text:soft-page-break/><text:span text:style-name="T4">chances of ^f_hijzij_vo_kind2; going to university are higher.<text:line-break/></text:span><text:span text:style-name="T3">v4b_vokind2</text:span><text:span text:style-name="T4"> If I spend more money on educational materials (e.g. books, educational games, tutoring etc.) for ^v1_vo_kind2.vonaam; then the chances that ^f_hijzij_vo_kind2; goes to university are higher.<text:line-break/></text:span><text:span text:style-name="T3">v4c_vokind2</text:span><text:span text:style-name="T4"> If I spend more time supporting ^v1_vo_kind2.vonaam; in schoolwork, then the chance that ^f_hijzij_vo_kind2; on ^f_his_vo_kind2; 30th will earn a salary above average is greater.<text:line-break/></text:span><text:span text:style-name="T3">v4d_vokind2</text:span><text:span text:style-name="T4"> If I spend more money on educational materials (e.g. books, educational games, tutoring etc.) for ^v1_vo_kind2.vonaam; then the chances that ^f_hijzij_vo_kind2; on ^f_hijzij_vo_kind2; 30th will earn a salary above average are higher.</text:span></text:p>
      <text:p text:style-name="P12">Categories:</text:p>
      <table:table table:name="Table56" table:style-name="Table56">
        <table:table-column table:style-name="Table56.A"/>
        <table:table-column table:style-name="Table56.B"/>
        <table:table-row table:style-name="Table56.1">
          <table:table-cell table:style-name="Table56.A1" office:value-type="string">
            <text:p text:style-name="P12">1. </text:p>
          </table:table-cell>
          <table:table-cell table:style-name="Table56.B1" office:value-type="string">
            <text:p text:style-name="P5">Totally disagree</text:p>
          </table:table-cell>
        </table:table-row>
        <table:table-row table:style-name="Table56.1">
          <table:table-cell table:style-name="Table56.A1" office:value-type="string">
            <text:p text:style-name="P12">2. </text:p>
          </table:table-cell>
          <table:table-cell table:style-name="Table56.B1" office:value-type="string">
            <text:p text:style-name="P5">Disagree</text:p>
          </table:table-cell>
        </table:table-row>
        <table:table-row table:style-name="Table56.1">
          <table:table-cell table:style-name="Table56.A1" office:value-type="string">
            <text:p text:style-name="P12">3. </text:p>
          </table:table-cell>
          <table:table-cell table:style-name="Table56.B1" office:value-type="string">
            <text:p text:style-name="P53">Neither agree nor disagree</text:p>
          </table:table-cell>
        </table:table-row>
        <table:table-row table:style-name="Table56.1">
          <table:table-cell table:style-name="Table56.A1" office:value-type="string">
            <text:p text:style-name="P12">4. </text:p>
          </table:table-cell>
          <table:table-cell table:style-name="Table56.B1" office:value-type="string">
            <text:p text:style-name="P53">Agree</text:p>
          </table:table-cell>
        </table:table-row>
        <table:table-row table:style-name="Table56.1">
          <table:table-cell table:style-name="Table56.A1" office:value-type="string">
            <text:p text:style-name="P12">5. </text:p>
          </table:table-cell>
          <table:table-cell table:style-name="Table56.B1" office:value-type="string">
            <text:p text:style-name="P5">I totally agree</text:p>
          </table:table-cell>
        </table:table-row>
      </table:table>
      <text:p text:style-name="P3"><draw:rect text:anchor-type="as-char" draw:z-index="77" draw:style-name="gr1" draw:text-style-name="P58" svg:width="0.0012in" svg:height="0.0213in"><text:p/></draw:rect></text:p>
      <text:p text:style-name="P7">Page 79</text:p>
      <text:h text:style-name="P17" text:outline-level="2">v5_vokind2</text:h>
      <text:p text:style-name="P3"><text:span text:style-name="T4">Finally, a few more questions. We would like to know what, according to you, is the influence of closing the school (on March 16) on ^v1_vo_kind2</text:span><text:span text:style-name="T3">.vonaam;</text:span><text:span text:style-name="T4"> when it comes to:</text:span></text:p>
      <text:p text:style-name="P8"> </text:p>
      <text:p text:style-name="P3"><text:span text:style-name="T12">Question type:</text:span><text:span text:style-name="T13"> Table</text:span></text:p>
      <text:p text:style-name="P3"><text:span text:style-name="T12">Answer type:</text:span><text:span text:style-name="T13"> Radio buttons</text:span></text:p>
      <text:p text:style-name="P3"><text:span text:style-name="T1">Subquestions:</text:span><text:span text:style-name="T4"><text:line-break/></text:span><text:span text:style-name="T3">v5a_vokind2</text:span><text:span text:style-name="T4"> ^f_his hair_vo_child2; mental health this year<text:line-break/></text:span><text:span text:style-name="T3">v5b_vokind2</text:span><text:span text:style-name="T4"> friendships of ^v1_vo_kind2.vonaam; this year<text:line-break/></text:span><text:span text:style-name="T3">v5c_vokind2</text:span><text:span text:style-name="T4"> school grades for the subject Dutch in the coming school year in relation to other pupils in the class.<text:line-break/></text:span><text:span text:style-name="T3">v5d_vokind2</text:span><text:span text:style-name="T4"> school grades for mathematics in the coming year relative to other pupils in the classroom<text:line-break/></text:span><text:span text:style-name="T3">v5e_vokind2</text:span><text:span text:style-name="T4"> ^f_his/her_vo_child2; chance to go to university<text:line-break/></text:span><text:span text:style-name="T3">v5f_vokind2</text:span><text:span text:style-name="T4"> ^f_his/her_vo_child2; long-term career</text:span></text:p>
      <text:p text:style-name="P12">Categories:</text:p>
      <table:table table:name="Table57" table:style-name="Table57">
        <table:table-column table:style-name="Table57.A"/>
        <table:table-column table:style-name="Table57.B"/>
        <table:table-row table:style-name="Table57.1">
          <table:table-cell table:style-name="Table57.A1" office:value-type="string">
            <text:p text:style-name="P12">1. </text:p>
          </table:table-cell>
          <table:table-cell table:style-name="Table57.B1" office:value-type="string">
            <text:p text:style-name="P5">Very negative influence</text:p>
          </table:table-cell>
        </table:table-row>
        <table:table-row table:style-name="Table57.1">
          <table:table-cell table:style-name="Table57.A1" office:value-type="string">
            <text:p text:style-name="P12">2. </text:p>
          </table:table-cell>
          <table:table-cell table:style-name="Table57.B1" office:value-type="string">
            <text:p text:style-name="P5">Negative influence</text:p>
          </table:table-cell>
        </table:table-row>
        <table:table-row table:style-name="Table57.1">
          <table:table-cell table:style-name="Table57.A1" office:value-type="string">
            <text:p text:style-name="P12">3. </text:p>
          </table:table-cell>
          <table:table-cell table:style-name="Table57.B1" office:value-type="string">
            <text:p text:style-name="P5">No influence</text:p>
          </table:table-cell>
        </table:table-row>
        <table:table-row table:style-name="Table57.1">
          <table:table-cell table:style-name="Table57.A1" office:value-type="string">
            <text:p text:style-name="P12">4. </text:p>
          </table:table-cell>
          <table:table-cell table:style-name="Table57.B1" office:value-type="string">
            <text:p text:style-name="P5">Positive influence</text:p>
          </table:table-cell>
        </table:table-row>
        <table:table-row table:style-name="Table57.1">
          <table:table-cell table:style-name="Table57.A1" office:value-type="string">
            <text:p text:style-name="P12">5. </text:p>
          </table:table-cell>
          <table:table-cell table:style-name="Table57.B1" office:value-type="string">
            <text:p text:style-name="P5">Very positive influence</text:p>
          </table:table-cell>
        </table:table-row>
        <table:table-row table:style-name="Table57.1">
          <table:table-cell table:style-name="Table57.A1" office:value-type="string">
            <text:p text:style-name="P12">6. </text:p>
          </table:table-cell>
          <table:table-cell table:style-name="Table57.B1" office:value-type="string">
            <text:p text:style-name="P5">Not applicable</text:p>
          </table:table-cell>
        </table:table-row>
      </table:table>
      <text:p text:style-name="P3"><draw:rect text:anchor-type="as-char" draw:z-index="78" draw:style-name="gr1" draw:text-style-name="P58" svg:width="0.0012in" svg:height="0.0213in"><text:p/></draw:rect></text:p>
      <text:p text:style-name="P7">Page 80</text:p>
      <text:h text:style-name="P17" text:outline-level="2">v6_vokind2</text:h>
      <text:p text:style-name="P3"><text:span text:style-name="T4">How do school and teachers on the one hand and children and parents on the other interact and how is the communication with the school of ^v1_vo_kind2</text:span><text:span text:style-name="T3">.vonaam;</text:span><text:span text:style-name="T4"> during the period that the school is/was closed? Think also of the exchange of teaching materials.<text:line-break/><text:line-break/></text:span><text:span text:style-name="T1">Multiple answers possible</text:span></text:p>
      <text:p text:style-name="P8"> </text:p>
      <text:p text:style-name="P3"><text:span text:style-name="T12">Answer type:</text:span><text:span text:style-name="T13"> Checkboxes</text:span></text:p>
      <text:p text:style-name="P12">Categories:</text:p>
      <table:table table:name="Table58" table:style-name="Table58">
        <table:table-column table:style-name="Table58.A"/>
        <table:table-column table:style-name="Table58.B"/>
        <table:table-row table:style-name="Table58.1">
          <table:table-cell table:style-name="Table58.A1" office:value-type="string">
            <text:p text:style-name="P12">1. </text:p>
          </table:table-cell>
          <table:table-cell table:style-name="Table58.B1" office:value-type="string">
            <text:p text:style-name="P8">Teacher(s) and pupil/parents communicated and exchanged teaching material by e-mail</text:p>
          </table:table-cell>
        </table:table-row>
        <table:table-row table:style-name="Table58.1">
          <table:table-cell table:style-name="Table58.A1" office:value-type="string">
            <text:p text:style-name="P12">2. </text:p>
          </table:table-cell>
          <table:table-cell table:style-name="Table58.B1" office:value-type="string">
            <text:p text:style-name="P8">Teacher(s) and pupil/parents communicated by telephone</text:p>
          </table:table-cell>
        </table:table-row>
        <table:table-row table:style-name="Table58.1">
          <table:table-cell table:style-name="Table58.A1" office:value-type="string">
            <text:p text:style-name="P12">3. </text:p>
          </table:table-cell>
          <table:table-cell table:style-name="Table58.B1" office:value-type="string">
            <text:p text:style-name="P8">Teacher(s) and pupil/parents communicated and exchanged teaching material by post</text:p>
          </table:table-cell>
        </table:table-row>
        <table:table-row table:style-name="Table58.1">
          <table:table-cell table:style-name="Table58.A1" office:value-type="string">
            <text:p text:style-name="P12">4. </text:p>
          </table:table-cell>
          <table:table-cell table:style-name="Table58.B1" office:value-type="string">
            <text:p text:style-name="P3"><text:span text:style-name="T4">Teacher(s) and pupil/parents communicated and exchanged teaching material via Social </text:span><text:soft-page-break/><text:span text:style-name="T4">media or Messenger (e.g. </text:span><text:span text:style-name="T13">Whatsapp).</text:span></text:p>
          </table:table-cell>
        </table:table-row>
        <table:table-row table:style-name="Table58.1">
          <table:table-cell table:style-name="Table58.A1" office:value-type="string">
            <text:p text:style-name="P12">5. </text:p>
          </table:table-cell>
          <table:table-cell table:style-name="Table58.B1" office:value-type="string">
            <text:p text:style-name="P8">Teacher(s) and pupil/parents communicated and exchanged learning materials via a 'digital learning' platform (forum, special software) on the school's website.</text:p>
          </table:table-cell>
        </table:table-row>
        <table:table-row table:style-name="Table58.1">
          <table:table-cell table:style-name="Table58.A1" office:value-type="string">
            <text:p text:style-name="P12">6. </text:p>
          </table:table-cell>
          <table:table-cell table:style-name="Table58.B1" office:value-type="string">
            <text:p text:style-name="P8">Teaching materials had to be picked up at school</text:p>
          </table:table-cell>
        </table:table-row>
        <table:table-row table:style-name="Table58.1">
          <table:table-cell table:style-name="Table58.A1" office:value-type="string">
            <text:p text:style-name="P12">7. </text:p>
          </table:table-cell>
          <table:table-cell table:style-name="Table58.B1" office:value-type="string">
            <text:p text:style-name="P8">There was no communication between teacher(s) and pupil/parents</text:p>
          </table:table-cell>
        </table:table-row>
        <table:table-row table:style-name="Table58.1">
          <table:table-cell table:style-name="Table58.A1" office:value-type="string">
            <text:p text:style-name="P12">8. </text:p>
          </table:table-cell>
          <table:table-cell table:style-name="Table58.B1" office:value-type="string">
            <text:p text:style-name="P8">Another way of communication/exchange, namely:</text:p>
          </table:table-cell>
        </table:table-row>
      </table:table>
      <text:h text:style-name="P19" text:outline-level="3">v6_and_vokind2</text:h>
      <text:p text:style-name="P3"><text:span text:style-name="T12">Question type:</text:span><text:span text:style-name="T13"> Inline textfield attached to code 8 of question "v6_vokind2"</text:span></text:p>
      <text:p text:style-name="P3"><draw:rect text:anchor-type="as-char" draw:z-index="79" draw:style-name="gr1" draw:text-style-name="P58" svg:width="0.0012in" svg:height="0.0213in"><text:p/></draw:rect></text:p>
      <text:p text:style-name="P7">Page 81</text:p>
      <text:h text:style-name="P17" text:outline-level="2">v2_vokind3</text:h>
      <text:p text:style-name="P3"><text:span text:style-name="T4">What was ^v1_vo_kind3</text:span><text:span text:style-name="T3">.vonaam</text:span><text:span text:style-name="T4"> doing</text:span><text:span text:style-name="T3">;</text:span><text:span text:style-name="T4"> in a normal week when the school was closed because of the coronavirus, and what was that like in a normal week before the school was closed on 16 March?<text:line-break/><text:line-break/>How many hours did ^f_hijzij_vo_kind3; spend on the following activities? </text:span></text:p>
      <text:list xml:id="list2003238314" text:style-name="WWNum8">
        <text:list-item>
          <text:p text:style-name="P28"><text:span text:style-name="T4">If ^f_hijzij_vo_kind3; has </text:span><text:span text:style-name="T1">not</text:span><text:span text:style-name="T4"> spent any time on a certain activity, enter a </text:span><text:span text:style-name="T3">0</text:span><text:span text:style-name="T4"> under 'hours'.</text:span></text:p>
        </text:list-item>
        <text:list-item>
          <text:p text:style-name="P38">Please note: you can only fill in whole hours.</text:p>
        </text:list-item>
      </text:list>
      <text:p text:style-name="P8">A week consists of 168 hours. Would you like to divide the full 168 hours between the activities. At the bottom of the table you can see how many hours there are still to be divided. You can put the hours you cannot divide in the other categories under the category "other activities".</text:p>
      <text:p text:style-name="P8"> </text:p>
      <text:p text:style-name="P3"><text:span text:style-name="T1">Question type:</text:span><text:span text:style-name="T4"> Grid</text:span></text:p>
      <text:p text:style-name="P3"><text:span text:style-name="T1">Subquestions:</text:span><text:span text:style-name="T4"><text:line-break/></text:span><text:span text:style-name="T3">v2a_vokind3</text:span><text:span text:style-name="T4"> At school / after-school care<text:line-break/></text:span><text:span text:style-name="T3">v2b_vokind3</text:span><text:span text:style-name="T4"> Watching television, gaming, smartphone, laptop, computer, etc. (digital activities)<text:line-break/></text:span><text:span text:style-name="T3">v2c_vokind3</text:span><text:span text:style-name="T4"> Engaged in learning activities, such as doing school and homework, but not at school<text:line-break/></text:span><text:span text:style-name="T3">v2d_vokind3 Engaged in</text:span><text:span text:style-name="T4"> learning activities, such as school and homework, accompanied by an adult (not at school)<text:line-break/></text:span><text:span text:style-name="T3">v2e_vokind3</text:span><text:span text:style-name="T4"> Reading books yourself (not at school)<text:line-break/></text:span><text:span text:style-name="T3">v2f_vokind3</text:span><text:span text:style-name="T4"> To be read aloud by an adult (not at school)<text:line-break/></text:span><text:span text:style-name="T3">v2g_vokind3</text:span><text:span text:style-name="T4"> Free play/other indoor and outdoor activities (not at school)<text:line-break/></text:span><text:span text:style-name="T3">v2h_vokind3</text:span><text:span text:style-name="T4"> Free play/other indoor and outdoor activities supervised by an adult (not at school)<text:line-break/></text:span><text:span text:style-name="T3">v2i_vokind3</text:span><text:span text:style-name="T4"> Household chores/ care for younger siblings<text:line-break/></text:span><text:span text:style-name="T3">v2j_vokind3</text:span><text:span text:style-name="T4"> Sleep and rest (e.g. also lazing, thinking, being sick, etc.)<text:line-break/></text:span><text:span text:style-name="T3">v2k_vokind3</text:span><text:span text:style-name="T4"> Other activities (e.g. eating, showering, chatting)<text:line-break/></text:span><text:span text:style-name="T3">v2l_vokind3 Still to be distributed</text:span></text:p>
      <text:p text:style-name="P3"><text:span text:style-name="T12">Columns:</text:span><text:span text:style-name="T13"><text:line-break/></text:span><text:span text:style-name="T16">v2_col1_vokind3</text:span></text:p>
      <text:p text:style-name="P3"><text:span text:style-name="T12">Answer type:</text:span><text:span text:style-name="T13"> Integer</text:span></text:p>
      <text:p text:style-name="P13">v2_col2_vokind3</text:p>
      <text:p text:style-name="P3"><text:span text:style-name="T12">Answer type:</text:span><text:span text:style-name="T13"> Integer</text:span></text:p>
      <text:h text:style-name="P19" text:outline-level="2">v2_js_vokind3</text:h>
      <text:p text:style-name="P5"> </text:p>
      <text:p text:style-name="P3"><text:span text:style-name="T12">Answer type:</text:span><text:span text:style-name="T13"> None</text:span></text:p>
      <text:p text:style-name="P3"><draw:rect text:anchor-type="as-char" draw:z-index="80" draw:style-name="gr1" draw:text-style-name="P58" svg:width="0.0012in" svg:height="0.0213in"><text:p/></draw:rect></text:p>
      <text:p text:style-name="P7">Page 82</text:p>
      <text:h text:style-name="P17" text:outline-level="2">v3_vokind3</text:h>
      <text:p text:style-name="P3"><text:soft-page-break/><text:span text:style-name="T4">How much did you spend on the following things for ^v1_vo_kind3</text:span><text:span text:style-name="T3">.vonaam;</text:span><text:span text:style-name="T4"> in April (when the school was closed) and in February (before the school closed)?<text:line-break/><text:line-break/></text:span><text:span text:style-name="T1">Fill in an amount in whole euros. If you can't remember exactly, please give a best estimate.</text:span></text:p>
      <text:p text:style-name="P8"> </text:p>
      <text:p text:style-name="P3"><text:span text:style-name="T1">Question type:</text:span><text:span text:style-name="T4"> Grid</text:span></text:p>
      <text:p text:style-name="P3"><text:span text:style-name="T1">Subquestions:</text:span><text:span text:style-name="T4"><text:line-break/></text:span><text:span text:style-name="T3">v3a_vokind3</text:span><text:span text:style-name="T4"> Books (also e-books and audiobooks, but not schoolbooks)<text:line-break/></text:span><text:span text:style-name="T3">v3b_vokind3</text:span><text:span text:style-name="T4"> Toys with an educational character<text:line-break/></text:span><text:span text:style-name="T3">v3c_vokind3</text:span><text:span text:style-name="T4"> Tutoring (also online)</text:span></text:p>
      <text:p text:style-name="P3"><text:span text:style-name="T12">Columns:</text:span><text:span text:style-name="T13"><text:line-break/></text:span><text:span text:style-name="T16">v3_col1_vokind3</text:span></text:p>
      <text:p text:style-name="P3"><text:span text:style-name="T12">Answer type:</text:span><text:span text:style-name="T13"> Integer</text:span></text:p>
      <text:p text:style-name="P13">v3_col2_vokind3</text:p>
      <text:p text:style-name="P3"><text:span text:style-name="T12">Answer type:</text:span><text:span text:style-name="T13"> Integer</text:span></text:p>
      <text:p text:style-name="P3"><draw:rect text:anchor-type="as-char" draw:z-index="81" draw:style-name="gr1" draw:text-style-name="P58" svg:width="0.0012in" svg:height="0.0213in"><text:p/></draw:rect></text:p>
      <text:p text:style-name="P7">Page 83</text:p>
      <text:h text:style-name="P17" text:outline-level="2">v4_vokind3</text:h>
      <text:p text:style-name="P3"><text:span text:style-name="T4">We would now like to know how important you think it is for parents to spend time and money to ensure children's long-term success.<text:line-break/><text:line-break/>Take a good look at the following statements and for ^v1_vo_kind3</text:span><text:span text:style-name="T3">.vonaam;</text:span><text:span text:style-name="T4"> indicate if you agree. Do not consider the situation that the schools have/have been closed due to the coronavirus.</text:span></text:p>
      <text:p text:style-name="P8"> </text:p>
      <text:p text:style-name="P3"><text:span text:style-name="T12">Question type:</text:span><text:span text:style-name="T13"> Table</text:span></text:p>
      <text:p text:style-name="P3"><text:span text:style-name="T12">Answer type:</text:span><text:span text:style-name="T13"> Radio buttons</text:span></text:p>
      <text:p text:style-name="P3"><text:span text:style-name="T1">Subquestions:</text:span><text:span text:style-name="T4"><text:line-break/></text:span><text:span text:style-name="T3">v4a_vokind3</text:span><text:span text:style-name="T4"> If I spend more time supporting ^v1_vo_kind3.vonaam; in schoolwork, then the chance that ^f_hijzij_vo_kind3; goes to university is greater.<text:line-break/></text:span><text:span text:style-name="T3">v4b_vokind3</text:span><text:span text:style-name="T4"> If I spend more money on educational materials (e.g. books, educational games, tutoring etc.) for ^v1_vo_kind3.vonaam; then the chances of ^f_hijzij_vo_kind3; going to university are higher.<text:line-break/></text:span><text:span text:style-name="T3">v4c_vokind3</text:span><text:span text:style-name="T4"> If I spend more time supporting ^v1_vo_kind3.vonaam; in schoolwork, then the chance that ^f_hijzij_vo_kind3; on ^f_his_vo_kind3; 30th will earn a salary above average is greater.<text:line-break/></text:span><text:span text:style-name="T3">v4d_vokind3</text:span><text:span text:style-name="T4"> If I spend more money on educational materials (e.g. books, educational games, tutoring etc.) for ^v1_vo_kind3.vonaam; then the chances that ^f_hijzij_vo_kind3; on ^f_hijzij_vo_kind3; 30th will earn a salary above average are higher.</text:span></text:p>
      <text:p text:style-name="P12">Categories:</text:p>
      <table:table table:name="Table59" table:style-name="Table59">
        <table:table-column table:style-name="Table59.A"/>
        <table:table-column table:style-name="Table59.B"/>
        <table:table-row table:style-name="Table59.1">
          <table:table-cell table:style-name="Table59.A1" office:value-type="string">
            <text:p text:style-name="P12">1. </text:p>
          </table:table-cell>
          <table:table-cell table:style-name="Table59.B1" office:value-type="string">
            <text:p text:style-name="P5">Totally disagree</text:p>
          </table:table-cell>
        </table:table-row>
        <table:table-row table:style-name="Table59.1">
          <table:table-cell table:style-name="Table59.A1" office:value-type="string">
            <text:p text:style-name="P12">2. </text:p>
          </table:table-cell>
          <table:table-cell table:style-name="Table59.B1" office:value-type="string">
            <text:p text:style-name="P5">Disagree</text:p>
          </table:table-cell>
        </table:table-row>
        <table:table-row table:style-name="Table59.1">
          <table:table-cell table:style-name="Table59.A1" office:value-type="string">
            <text:p text:style-name="P12">3. </text:p>
          </table:table-cell>
          <table:table-cell table:style-name="Table59.B1" office:value-type="string">
            <text:p text:style-name="P49">Neither agree nor disagree</text:p>
          </table:table-cell>
        </table:table-row>
        <table:table-row table:style-name="Table59.1">
          <table:table-cell table:style-name="Table59.A1" office:value-type="string">
            <text:p text:style-name="P12">4. </text:p>
          </table:table-cell>
          <table:table-cell table:style-name="Table59.B1" office:value-type="string">
            <text:p text:style-name="P54">Agree</text:p>
          </table:table-cell>
        </table:table-row>
        <table:table-row table:style-name="Table59.1">
          <table:table-cell table:style-name="Table59.A1" office:value-type="string">
            <text:p text:style-name="P12">5. </text:p>
          </table:table-cell>
          <table:table-cell table:style-name="Table59.B1" office:value-type="string">
            <text:p text:style-name="P5">I totally agree</text:p>
          </table:table-cell>
        </table:table-row>
      </table:table>
      <text:p text:style-name="P3"><draw:rect text:anchor-type="as-char" draw:z-index="82" draw:style-name="gr1" draw:text-style-name="P58" svg:width="0.0012in" svg:height="0.0213in"><text:p/></draw:rect></text:p>
      <text:p text:style-name="P7">Page 84</text:p>
      <text:h text:style-name="P17" text:outline-level="2">v5_vokind3</text:h>
      <text:p text:style-name="P3"><text:span text:style-name="T4">Finally, a few more questions. We would like to know what, according to you, is the influence of closing the school (on March 16) on ^v1_vo_kind3</text:span><text:span text:style-name="T3">.vonaam;</text:span><text:span text:style-name="T4"> when it comes to:</text:span></text:p>
      <text:p text:style-name="P8"> </text:p>
      <text:p text:style-name="P3"><text:span text:style-name="T12">Question type:</text:span><text:span text:style-name="T13"> Table</text:span></text:p>
      <text:p text:style-name="P3"><text:span text:style-name="T12">Answer type:</text:span><text:span text:style-name="T13"> Radio buttons</text:span></text:p>
      <text:p text:style-name="P3"><text:span text:style-name="T1">Subquestions:</text:span><text:span text:style-name="T4"><text:line-break/></text:span><text:span text:style-name="T3">v5a_vokind3</text:span><text:span text:style-name="T4"> ^f_his hair_vo_child3; mental health this year<text:line-break/></text:span><text:span text:style-name="T3">v5b_vokind3</text:span><text:span text:style-name="T4"> friendships of ^v1_vo_kind3.vonaam; this year<text:line-break/></text:span><text:span text:style-name="T3">v5c_vokind3</text:span><text:span text:style-name="T4"> school grades for the subject Dutch in the coming school year in relation to other </text:span><text:soft-page-break/><text:span text:style-name="T4">pupils in the classroom<text:line-break/></text:span><text:span text:style-name="T3">v5d_vokind3</text:span><text:span text:style-name="T4"> school grades for mathematics in the coming year relative to other pupils in the classroom<text:line-break/></text:span><text:span text:style-name="T3">v5e_vokind3</text:span><text:span text:style-name="T4"> ^f_his/her_vo_child3; chance to go to university<text:line-break/></text:span><text:span text:style-name="T3">v5f_vokind3</text:span><text:span text:style-name="T4"> ^f_his/her_vo_child3; long-term career</text:span></text:p>
      <text:p text:style-name="P12">Categories:</text:p>
      <table:table table:name="Table60" table:style-name="Table60">
        <table:table-column table:style-name="Table60.A"/>
        <table:table-column table:style-name="Table60.B"/>
        <table:table-row table:style-name="Table60.1">
          <table:table-cell table:style-name="Table60.A1" office:value-type="string">
            <text:p text:style-name="P12">1. </text:p>
          </table:table-cell>
          <table:table-cell table:style-name="Table60.B1" office:value-type="string">
            <text:p text:style-name="P5">Very negative influence</text:p>
          </table:table-cell>
        </table:table-row>
        <table:table-row table:style-name="Table60.1">
          <table:table-cell table:style-name="Table60.A1" office:value-type="string">
            <text:p text:style-name="P12">2. </text:p>
          </table:table-cell>
          <table:table-cell table:style-name="Table60.B1" office:value-type="string">
            <text:p text:style-name="P5">Negative influence</text:p>
          </table:table-cell>
        </table:table-row>
        <table:table-row table:style-name="Table60.1">
          <table:table-cell table:style-name="Table60.A1" office:value-type="string">
            <text:p text:style-name="P12">3. </text:p>
          </table:table-cell>
          <table:table-cell table:style-name="Table60.B1" office:value-type="string">
            <text:p text:style-name="P5">No influence</text:p>
          </table:table-cell>
        </table:table-row>
        <table:table-row table:style-name="Table60.1">
          <table:table-cell table:style-name="Table60.A1" office:value-type="string">
            <text:p text:style-name="P12">4. </text:p>
          </table:table-cell>
          <table:table-cell table:style-name="Table60.B1" office:value-type="string">
            <text:p text:style-name="P5">Positive influence</text:p>
          </table:table-cell>
        </table:table-row>
        <table:table-row table:style-name="Table60.1">
          <table:table-cell table:style-name="Table60.A1" office:value-type="string">
            <text:p text:style-name="P12">5. </text:p>
          </table:table-cell>
          <table:table-cell table:style-name="Table60.B1" office:value-type="string">
            <text:p text:style-name="P5">Very positive influence</text:p>
          </table:table-cell>
        </table:table-row>
        <table:table-row table:style-name="Table60.1">
          <table:table-cell table:style-name="Table60.A1" office:value-type="string">
            <text:p text:style-name="P12">6. </text:p>
          </table:table-cell>
          <table:table-cell table:style-name="Table60.B1" office:value-type="string">
            <text:p text:style-name="P5">Not applicable</text:p>
          </table:table-cell>
        </table:table-row>
      </table:table>
      <text:p text:style-name="P3"><draw:rect text:anchor-type="as-char" draw:z-index="83" draw:style-name="gr1" draw:text-style-name="P58" svg:width="0.0012in" svg:height="0.0213in"><text:p/></draw:rect></text:p>
      <text:p text:style-name="P7">Page 85</text:p>
      <text:h text:style-name="P17" text:outline-level="2">v6_vokind3</text:h>
      <text:p text:style-name="P3"><text:span text:style-name="T4">How do school and teachers on the one hand and children and parents on the other interact and how is the communication with the school of ^v1_vo_kind3</text:span><text:span text:style-name="T3">.vonaam;</text:span><text:span text:style-name="T4"> during the period that the school is/was closed? Think also of the exchange of teaching materials.<text:line-break/><text:line-break/></text:span><text:span text:style-name="T1">Multiple answers possible</text:span></text:p>
      <text:p text:style-name="P8"> </text:p>
      <text:p text:style-name="P3"><text:span text:style-name="T12">Answer type:</text:span><text:span text:style-name="T13"> Checkboxes</text:span></text:p>
      <text:p text:style-name="P12">Categories:</text:p>
      <table:table table:name="Table61" table:style-name="Table61">
        <table:table-column table:style-name="Table61.A"/>
        <table:table-column table:style-name="Table61.B"/>
        <table:table-row table:style-name="Table61.1">
          <table:table-cell table:style-name="Table61.A1" office:value-type="string">
            <text:p text:style-name="P12">1. </text:p>
          </table:table-cell>
          <table:table-cell table:style-name="Table61.B1" office:value-type="string">
            <text:p text:style-name="P8">Teacher(s) and pupil/parents communicated and exchanged teaching material by e-mail</text:p>
          </table:table-cell>
        </table:table-row>
        <table:table-row table:style-name="Table61.1">
          <table:table-cell table:style-name="Table61.A1" office:value-type="string">
            <text:p text:style-name="P12">2. </text:p>
          </table:table-cell>
          <table:table-cell table:style-name="Table61.B1" office:value-type="string">
            <text:p text:style-name="P8">Teacher(s) and pupil/parents communicated by telephone</text:p>
          </table:table-cell>
        </table:table-row>
        <table:table-row table:style-name="Table61.1">
          <table:table-cell table:style-name="Table61.A1" office:value-type="string">
            <text:p text:style-name="P12">3. </text:p>
          </table:table-cell>
          <table:table-cell table:style-name="Table61.B1" office:value-type="string">
            <text:p text:style-name="P8">Teacher(s) and pupil/parents communicated and exchanged teaching material by post</text:p>
          </table:table-cell>
        </table:table-row>
        <table:table-row table:style-name="Table61.1">
          <table:table-cell table:style-name="Table61.A1" office:value-type="string">
            <text:p text:style-name="P12">4. </text:p>
          </table:table-cell>
          <table:table-cell table:style-name="Table61.B1" office:value-type="string">
            <text:p text:style-name="P3"><text:span text:style-name="T4">Teacher(s) and pupil/parents communicated and exchanged teaching material via Social media or Messenger (e.g. </text:span><text:span text:style-name="T13">Whatsapp).</text:span></text:p>
          </table:table-cell>
        </table:table-row>
        <table:table-row table:style-name="Table61.1">
          <table:table-cell table:style-name="Table61.A1" office:value-type="string">
            <text:p text:style-name="P12">5. </text:p>
          </table:table-cell>
          <table:table-cell table:style-name="Table61.B1" office:value-type="string">
            <text:p text:style-name="P8">Teacher(s) and pupil/parents communicated and exchanged learning materials via a 'digital learning' platform (forum, special software) on the school's website.</text:p>
          </table:table-cell>
        </table:table-row>
        <table:table-row table:style-name="Table61.1">
          <table:table-cell table:style-name="Table61.A1" office:value-type="string">
            <text:p text:style-name="P12">6. </text:p>
          </table:table-cell>
          <table:table-cell table:style-name="Table61.B1" office:value-type="string">
            <text:p text:style-name="P8">Teaching materials had to be picked up at school</text:p>
          </table:table-cell>
        </table:table-row>
        <table:table-row table:style-name="Table61.1">
          <table:table-cell table:style-name="Table61.A1" office:value-type="string">
            <text:p text:style-name="P12">7. </text:p>
          </table:table-cell>
          <table:table-cell table:style-name="Table61.B1" office:value-type="string">
            <text:p text:style-name="P8">There was no communication between teacher(s) and pupil/parents</text:p>
          </table:table-cell>
        </table:table-row>
        <table:table-row table:style-name="Table61.1">
          <table:table-cell table:style-name="Table61.A1" office:value-type="string">
            <text:p text:style-name="P12">8. </text:p>
          </table:table-cell>
          <table:table-cell table:style-name="Table61.B1" office:value-type="string">
            <text:p text:style-name="P8">Another way of communication/exchange, namely:</text:p>
          </table:table-cell>
        </table:table-row>
      </table:table>
      <text:h text:style-name="P19" text:outline-level="3">v6_and_vokind3</text:h>
      <text:p text:style-name="P3"><text:span text:style-name="T12">Question type:</text:span><text:span text:style-name="T13"> Inline textfield attached to code 8 of question "v6_vokind3"</text:span></text:p>
      <text:p text:style-name="P3"><draw:rect text:anchor-type="as-char" draw:z-index="84" draw:style-name="gr1" draw:text-style-name="P58" svg:width="0.0012in" svg:height="0.0213in"><text:p/></draw:rect></text:p>
      <text:p text:style-name="P7">Page 86</text:p>
      <text:h text:style-name="P17" text:outline-level="2">v2_vokind4</text:h>
      <text:p text:style-name="P3"><text:span text:style-name="T4">What was ^v1_vo_kind4</text:span><text:span text:style-name="T3">.vonaam</text:span><text:span text:style-name="T4"> doing</text:span><text:span text:style-name="T3">;</text:span><text:span text:style-name="T4"> in a normal week when the school was closed because of the coronavirus, and what was that like in a normal week before the school was closed on March 16th?<text:line-break/><text:line-break/>How many hours did ^f_hijzij_vo_kind4 spend on the following activities? </text:span></text:p>
      <text:list xml:id="list606493994" text:style-name="WWNum9">
        <text:list-item>
          <text:p text:style-name="P29"><text:span text:style-name="T4">If ^f_hijzij_vo_kind4; has </text:span><text:span text:style-name="T1">not</text:span><text:span text:style-name="T4"> spent any time on a certain activity, enter a </text:span><text:span text:style-name="T3">0</text:span><text:span text:style-name="T4"> under 'hours'.</text:span></text:p>
        </text:list-item>
        <text:list-item>
          <text:p text:style-name="P39">Please note: you can only fill in whole hours.</text:p>
        </text:list-item>
      </text:list>
      <text:p text:style-name="P8">A week consists of 168 hours. Would you like to divide the full 168 hours between the activities. At the bottom of the table you can see how many hours there are still to be divided. You can put the hours you cannot divide in the other categories under the category "other activities".</text:p>
      <text:p text:style-name="P8"> </text:p>
      <text:p text:style-name="P3"><text:span text:style-name="T1">Question type:</text:span><text:span text:style-name="T4"> Grid</text:span></text:p>
      <text:p text:style-name="P3"><text:soft-page-break/><text:span text:style-name="T1">Subquestions:</text:span><text:span text:style-name="T4"><text:line-break/></text:span><text:span text:style-name="T3">v2a_vokind4</text:span><text:span text:style-name="T4"> At school / after-school care<text:line-break/></text:span><text:span text:style-name="T3">v2b_vokind4</text:span><text:span text:style-name="T4"> Watching television, gaming, smartphone, laptop, computer, etc. (digital activities)<text:line-break/></text:span><text:span text:style-name="T3">v2c_vokind4</text:span><text:span text:style-name="T4"> Engaged in learning activities, such as doing school and homework, but not at school<text:line-break/></text:span><text:span text:style-name="T3">v2d_vokind4 Engaged in</text:span><text:span text:style-name="T4"> learning activities, such as school and homework, accompanied by an adult (not at school)<text:line-break/></text:span><text:span text:style-name="T3">v2e_vokind4</text:span><text:span text:style-name="T4"> Reading books yourself (not at school)<text:line-break/></text:span><text:span text:style-name="T3">v2f_vokind4</text:span><text:span text:style-name="T4"> To be read aloud by an adult (not at school)<text:line-break/></text:span><text:span text:style-name="T3">v2g_vokind4</text:span><text:span text:style-name="T4"> Free play/other indoor and outdoor activities (not at school)<text:line-break/></text:span><text:span text:style-name="T3">v2h_vokind4</text:span><text:span text:style-name="T4"> Free play/other indoor and outdoor activities supervised by an adult (not at school)<text:line-break/></text:span><text:span text:style-name="T3">v2i_vokind4</text:span><text:span text:style-name="T4"> Household chores/ care for younger siblings<text:line-break/></text:span><text:span text:style-name="T3">v2j_vokind4</text:span><text:span text:style-name="T4"> Sleep and rest (e.g. also lazing, thinking, being sick, etc.)<text:line-break/></text:span><text:span text:style-name="T3">v2k_vokind4</text:span><text:span text:style-name="T4"> Other activities (e.g. eating, showering, chatting)<text:line-break/></text:span><text:span text:style-name="T3">v2l_vokind4 Still to be distributed</text:span></text:p>
      <text:p text:style-name="P3"><text:span text:style-name="T12">Columns:</text:span><text:span text:style-name="T13"><text:line-break/></text:span><text:span text:style-name="T16">v2_col1_vokind4</text:span></text:p>
      <text:p text:style-name="P3"><text:span text:style-name="T12">Answer type:</text:span><text:span text:style-name="T13"> Integer</text:span></text:p>
      <text:p text:style-name="P13">v2_col2_vokind4</text:p>
      <text:p text:style-name="P3"><text:span text:style-name="T12">Answer type:</text:span><text:span text:style-name="T13"> Integer</text:span></text:p>
      <text:h text:style-name="P19" text:outline-level="2">v2_js_vokind4</text:h>
      <text:p text:style-name="P5"> </text:p>
      <text:p text:style-name="P3"><text:span text:style-name="T12">Answer type:</text:span><text:span text:style-name="T13"> None</text:span></text:p>
      <text:p text:style-name="P3"><draw:rect text:anchor-type="as-char" draw:z-index="85" draw:style-name="gr1" draw:text-style-name="P58" svg:width="0.0012in" svg:height="0.0213in"><text:p/></draw:rect></text:p>
      <text:p text:style-name="P7">Page 87</text:p>
      <text:h text:style-name="P17" text:outline-level="2">v3_vokind4</text:h>
      <text:p text:style-name="P3"><text:span text:style-name="T4">How much did you spend on the following things for ^v1_vo_kind4</text:span><text:span text:style-name="T3">.vonaam;</text:span><text:span text:style-name="T4"> in April (when the school was closed) and in February (before the school closed)?<text:line-break/><text:line-break/></text:span><text:span text:style-name="T1">Please fill in an amount in whole euros. If you don't remember exactly, please give your best estimate.</text:span></text:p>
      <text:p text:style-name="P8"> </text:p>
      <text:p text:style-name="P3"><text:span text:style-name="T1">Question type:</text:span><text:span text:style-name="T4"> Grid</text:span></text:p>
      <text:p text:style-name="P3"><text:span text:style-name="T1">Subquestions:</text:span><text:span text:style-name="T4"><text:line-break/></text:span><text:span text:style-name="T3">v3a_vokind4</text:span><text:span text:style-name="T4"> Books (also e-books and audiobooks, but not schoolbooks)<text:line-break/></text:span><text:span text:style-name="T3">v3b_vokind4</text:span><text:span text:style-name="T4"> Toys with an educational character<text:line-break/></text:span><text:span text:style-name="T3">v3c_vokind4</text:span><text:span text:style-name="T4"> Tutoring (also online)</text:span></text:p>
      <text:p text:style-name="P3"><text:span text:style-name="T12">Columns:</text:span><text:span text:style-name="T13"><text:line-break/></text:span><text:span text:style-name="T16">v3_col1_vokind4</text:span></text:p>
      <text:p text:style-name="P3"><text:span text:style-name="T12">Answer type:</text:span><text:span text:style-name="T13"> Integer</text:span></text:p>
      <text:p text:style-name="P13">v3_col2_vokind4</text:p>
      <text:p text:style-name="P3"><text:span text:style-name="T12">Answer type:</text:span><text:span text:style-name="T13"> Integer</text:span></text:p>
      <text:p text:style-name="P3"><draw:rect text:anchor-type="as-char" draw:z-index="86" draw:style-name="gr1" draw:text-style-name="P58" svg:width="0.0012in" svg:height="0.0213in"><text:p/></draw:rect></text:p>
      <text:p text:style-name="P7">Page 88</text:p>
      <text:h text:style-name="P17" text:outline-level="2">v4_vokind4</text:h>
      <text:p text:style-name="P3"><text:span text:style-name="T4">We would now like to know how important you think it is for parents to spend time and money to ensure children's long-term success.<text:line-break/><text:line-break/>Take a good look at the following statements and for ^v1_vo_kind4</text:span><text:span text:style-name="T3">.vonaam;</text:span><text:span text:style-name="T4"> indicate if you agree. Do not consider the situation that the schools have/have been closed due to the coronavirus.</text:span></text:p>
      <text:p text:style-name="P8"> </text:p>
      <text:p text:style-name="P3"><text:span text:style-name="T12">Question type:</text:span><text:span text:style-name="T13"> Table</text:span></text:p>
      <text:p text:style-name="P3"><text:span text:style-name="T12">Answer type:</text:span><text:span text:style-name="T13"> Radio buttons</text:span></text:p>
      <text:p text:style-name="P3"><text:soft-page-break/><text:span text:style-name="T1">Subquestions:</text:span><text:span text:style-name="T4"><text:line-break/></text:span><text:span text:style-name="T3">v4a_vokind4</text:span><text:span text:style-name="T4"> If I spend more time supporting ^v1_vo_kind4.vonaam; in schoolwork, then the chances of ^f_hijzij_vo_kind4; going to university are higher.<text:line-break/></text:span><text:span text:style-name="T3">v4b_vokind4</text:span><text:span text:style-name="T4"> If I spend more money on educational materials (e.g. books, educational games, tutoring etc.) for ^v1_vo_kind4.vonaam; then the chances that ^f_hijzij_vo_kind4; goes to university are higher.<text:line-break/></text:span><text:span text:style-name="T3">v4c_vokind4</text:span><text:span text:style-name="T4"> If I spend more time supporting ^v1_vo_kind4.vonaam; in schoolwork, then the chance that ^f_hijzij_vo_kind4; on ^f_his_vo_kind4; 30th will earn a salary above average is greater.<text:line-break/></text:span><text:span text:style-name="T3">v4d_vokind4</text:span><text:span text:style-name="T4"> If I spend more money on educational materials (e.g. books, educational games, tutoring etc.) for ^v1_vo_kind4.vonaam; then the chances that ^f_hijzij_vo_kind4; on ^f_zijnhaar_vo_kind4; 30th will earn a salary above average are higher.</text:span></text:p>
      <text:p text:style-name="P12">Categories:</text:p>
      <table:table table:name="Table62" table:style-name="Table62">
        <table:table-column table:style-name="Table62.A"/>
        <table:table-column table:style-name="Table62.B"/>
        <table:table-row table:style-name="Table62.1">
          <table:table-cell table:style-name="Table62.A1" office:value-type="string">
            <text:p text:style-name="P12">1. </text:p>
          </table:table-cell>
          <table:table-cell table:style-name="Table62.B1" office:value-type="string">
            <text:p text:style-name="P5">Totally disagree</text:p>
          </table:table-cell>
        </table:table-row>
        <table:table-row table:style-name="Table62.1">
          <table:table-cell table:style-name="Table62.A1" office:value-type="string">
            <text:p text:style-name="P12">2. </text:p>
          </table:table-cell>
          <table:table-cell table:style-name="Table62.B1" office:value-type="string">
            <text:p text:style-name="P5">Disagree</text:p>
          </table:table-cell>
        </table:table-row>
        <table:table-row table:style-name="Table62.1">
          <table:table-cell table:style-name="Table62.A1" office:value-type="string">
            <text:p text:style-name="P12">3. </text:p>
          </table:table-cell>
          <table:table-cell table:style-name="Table62.B1" office:value-type="string">
            <text:p text:style-name="P50">Neither agree nor disagree</text:p>
          </table:table-cell>
        </table:table-row>
        <table:table-row table:style-name="Table62.1">
          <table:table-cell table:style-name="Table62.A1" office:value-type="string">
            <text:p text:style-name="P12">4. </text:p>
          </table:table-cell>
          <table:table-cell table:style-name="Table62.B1" office:value-type="string">
            <text:p text:style-name="P55">Agree</text:p>
          </table:table-cell>
        </table:table-row>
        <table:table-row table:style-name="Table62.1">
          <table:table-cell table:style-name="Table62.A1" office:value-type="string">
            <text:p text:style-name="P12">5. </text:p>
          </table:table-cell>
          <table:table-cell table:style-name="Table62.B1" office:value-type="string">
            <text:p text:style-name="P5">I totally agree</text:p>
          </table:table-cell>
        </table:table-row>
      </table:table>
      <text:p text:style-name="P3"><draw:rect text:anchor-type="as-char" draw:z-index="87" draw:style-name="gr1" draw:text-style-name="P58" svg:width="0.0012in" svg:height="0.0213in"><text:p/></draw:rect></text:p>
      <text:p text:style-name="P7">Page 89</text:p>
      <text:h text:style-name="P17" text:outline-level="2">v5_vokind4</text:h>
      <text:p text:style-name="P3"><text:span text:style-name="T4">Finally, a few more questions. We would like to know what, according to you, is the influence of closing the school (on March 16) on ^v1_vo_kind4</text:span><text:span text:style-name="T3">.vonaam;</text:span><text:span text:style-name="T4"> when it comes to:</text:span></text:p>
      <text:p text:style-name="P8"> </text:p>
      <text:p text:style-name="P3"><text:span text:style-name="T12">Question type:</text:span><text:span text:style-name="T13"> Table</text:span></text:p>
      <text:p text:style-name="P3"><text:span text:style-name="T12">Answer type:</text:span><text:span text:style-name="T13"> Radio buttons</text:span></text:p>
      <text:p text:style-name="P3"><text:span text:style-name="T1">Subquestions:</text:span><text:span text:style-name="T4"><text:line-break/></text:span><text:span text:style-name="T3">v5a_vokind4</text:span><text:span text:style-name="T4"> ^f_his hair_vo_child4; mental health this year<text:line-break/></text:span><text:span text:style-name="T3">v5b_vokind4</text:span><text:span text:style-name="T4"> friendships of ^v1_vo_kind4.vonaam; this year<text:line-break/></text:span><text:span text:style-name="T3">v5c_vokind4</text:span><text:span text:style-name="T4"> school grades for the subject Dutch in the coming school year in relation to other pupils in the classroom<text:line-break/></text:span><text:span text:style-name="T3">v5d_vokind4</text:span><text:span text:style-name="T4"> school grades for mathematics in the coming year relative to other pupils in the classroom<text:line-break/></text:span><text:span text:style-name="T3">v5e_vokind4</text:span><text:span text:style-name="T4"> ^f_his/her_vo_child4; chance to go to university<text:line-break/></text:span><text:span text:style-name="T3">v5f_vokind4</text:span><text:span text:style-name="T4"> ^f_his/her_vo_child4; long-term career</text:span></text:p>
      <text:p text:style-name="P12">Categories:</text:p>
      <table:table table:name="Table63" table:style-name="Table63">
        <table:table-column table:style-name="Table63.A"/>
        <table:table-column table:style-name="Table63.B"/>
        <table:table-row table:style-name="Table63.1">
          <table:table-cell table:style-name="Table63.A1" office:value-type="string">
            <text:p text:style-name="P12">1. </text:p>
          </table:table-cell>
          <table:table-cell table:style-name="Table63.B1" office:value-type="string">
            <text:p text:style-name="P5">Very negative influence</text:p>
          </table:table-cell>
        </table:table-row>
        <table:table-row table:style-name="Table63.1">
          <table:table-cell table:style-name="Table63.A1" office:value-type="string">
            <text:p text:style-name="P12">2. </text:p>
          </table:table-cell>
          <table:table-cell table:style-name="Table63.B1" office:value-type="string">
            <text:p text:style-name="P5">Negative influence</text:p>
          </table:table-cell>
        </table:table-row>
        <table:table-row table:style-name="Table63.1">
          <table:table-cell table:style-name="Table63.A1" office:value-type="string">
            <text:p text:style-name="P12">3. </text:p>
          </table:table-cell>
          <table:table-cell table:style-name="Table63.B1" office:value-type="string">
            <text:p text:style-name="P5">No influence</text:p>
          </table:table-cell>
        </table:table-row>
        <table:table-row table:style-name="Table63.1">
          <table:table-cell table:style-name="Table63.A1" office:value-type="string">
            <text:p text:style-name="P12">4. </text:p>
          </table:table-cell>
          <table:table-cell table:style-name="Table63.B1" office:value-type="string">
            <text:p text:style-name="P5">Positive influence</text:p>
          </table:table-cell>
        </table:table-row>
        <table:table-row table:style-name="Table63.1">
          <table:table-cell table:style-name="Table63.A1" office:value-type="string">
            <text:p text:style-name="P12">5. </text:p>
          </table:table-cell>
          <table:table-cell table:style-name="Table63.B1" office:value-type="string">
            <text:p text:style-name="P5">Very positive influence</text:p>
          </table:table-cell>
        </table:table-row>
        <table:table-row table:style-name="Table63.1">
          <table:table-cell table:style-name="Table63.A1" office:value-type="string">
            <text:p text:style-name="P12">6. </text:p>
          </table:table-cell>
          <table:table-cell table:style-name="Table63.B1" office:value-type="string">
            <text:p text:style-name="P5">Not applicable</text:p>
          </table:table-cell>
        </table:table-row>
      </table:table>
      <text:p text:style-name="P3"><draw:rect text:anchor-type="as-char" draw:z-index="88" draw:style-name="gr1" draw:text-style-name="P58" svg:width="0.0012in" svg:height="0.0213in"><text:p/></draw:rect></text:p>
      <text:p text:style-name="P7">Page 90</text:p>
      <text:h text:style-name="P17" text:outline-level="2">v6_vokind4</text:h>
      <text:p text:style-name="P3"><text:span text:style-name="T4">How do school and teachers on the one hand and children and parents on the other interact and how is the communication with the school of ^v1_vo_kind4</text:span><text:span text:style-name="T3">.vonaam;</text:span><text:span text:style-name="T4"> during the period that the school is/was closed? Think also of the exchange of teaching materials.<text:line-break/><text:line-break/></text:span><text:span text:style-name="T1">Multiple answers possible</text:span></text:p>
      <text:p text:style-name="P8"> </text:p>
      <text:p text:style-name="P3"><text:span text:style-name="T12">Answer type:</text:span><text:span text:style-name="T13"> Checkboxes</text:span></text:p>
      <text:p text:style-name="P12">Categories:</text:p>
      <table:table table:name="Table64" table:style-name="Table64">
        <table:table-column table:style-name="Table64.A"/>
        <table:table-column table:style-name="Table64.B"/>
        <table:table-row table:style-name="Table64.1">
          <table:table-cell table:style-name="Table64.A1" office:value-type="string">
            <text:p text:style-name="P12">1. </text:p>
          </table:table-cell>
          <table:table-cell table:style-name="Table64.B1" office:value-type="string">
            <text:p text:style-name="P8">Teacher(s) and pupil/parents communicated and exchanged teaching material by e-mail</text:p>
          </table:table-cell>
        </table:table-row>
        <table:table-row table:style-name="Table64.1">
          <table:table-cell table:style-name="Table64.A1" office:value-type="string">
            <text:p text:style-name="P12">2. </text:p>
          </table:table-cell>
          <table:table-cell table:style-name="Table64.B1" office:value-type="string">
            <text:p text:style-name="P8">Teacher(s) and pupil/parents communicated by telephone</text:p>
          </table:table-cell>
        </table:table-row>
        <text:soft-page-break/>
        <table:table-row table:style-name="Table64.1">
          <table:table-cell table:style-name="Table64.A1" office:value-type="string">
            <text:p text:style-name="P12">3. </text:p>
          </table:table-cell>
          <table:table-cell table:style-name="Table64.B1" office:value-type="string">
            <text:p text:style-name="P8">Teacher(s) and pupil/parents communicated and exchanged teaching material by post</text:p>
          </table:table-cell>
        </table:table-row>
        <table:table-row table:style-name="Table64.1">
          <table:table-cell table:style-name="Table64.A1" office:value-type="string">
            <text:p text:style-name="P12">4. </text:p>
          </table:table-cell>
          <table:table-cell table:style-name="Table64.B1" office:value-type="string">
            <text:p text:style-name="P3"><text:span text:style-name="T4">Teacher(s) and pupil/parents communicated and exchanged teaching material via Social media or Messenger (e.g. </text:span><text:span text:style-name="T13">Whatsapp).</text:span></text:p>
          </table:table-cell>
        </table:table-row>
        <table:table-row table:style-name="Table64.1">
          <table:table-cell table:style-name="Table64.A1" office:value-type="string">
            <text:p text:style-name="P12">5. </text:p>
          </table:table-cell>
          <table:table-cell table:style-name="Table64.B1" office:value-type="string">
            <text:p text:style-name="P8">Teacher(s) and pupil/parents communicated and exchanged learning materials via a 'digital learning' platform (forum, special software) on the school's website.</text:p>
          </table:table-cell>
        </table:table-row>
        <table:table-row table:style-name="Table64.1">
          <table:table-cell table:style-name="Table64.A1" office:value-type="string">
            <text:p text:style-name="P12">6. </text:p>
          </table:table-cell>
          <table:table-cell table:style-name="Table64.B1" office:value-type="string">
            <text:p text:style-name="P8">Teaching materials had to be picked up at school</text:p>
          </table:table-cell>
        </table:table-row>
        <table:table-row table:style-name="Table64.1">
          <table:table-cell table:style-name="Table64.A1" office:value-type="string">
            <text:p text:style-name="P12">7. </text:p>
          </table:table-cell>
          <table:table-cell table:style-name="Table64.B1" office:value-type="string">
            <text:p text:style-name="P8">There was no communication between teacher(s) and pupil/parents</text:p>
          </table:table-cell>
        </table:table-row>
        <table:table-row table:style-name="Table64.1">
          <table:table-cell table:style-name="Table64.A1" office:value-type="string">
            <text:p text:style-name="P12">8. </text:p>
          </table:table-cell>
          <table:table-cell table:style-name="Table64.B1" office:value-type="string">
            <text:p text:style-name="P8">Another way of communication/exchange, namely:</text:p>
          </table:table-cell>
        </table:table-row>
      </table:table>
      <text:h text:style-name="P19" text:outline-level="3">v6_and_vokind4</text:h>
      <text:p text:style-name="P3"><text:span text:style-name="T12">Question type:</text:span><text:span text:style-name="T13"> Inline textfield attached to code 8 of question "v6_vokind4"</text:span></text:p>
      <text:p text:style-name="P3"><draw:rect text:anchor-type="as-char" draw:z-index="89" draw:style-name="gr1" draw:text-style-name="P58" svg:width="0.0012in" svg:height="0.0213in"><text:p/></draw:rect></text:p>
      <text:p text:style-name="P7">Page 91</text:p>
      <text:h text:style-name="P17" text:outline-level="2">v2_vokind5</text:h>
      <text:p text:style-name="P3"><text:span text:style-name="T4">What was ^v1_vo_kind5</text:span><text:span text:style-name="T3">.vonaam</text:span><text:span text:style-name="T4"> doing</text:span><text:span text:style-name="T3">;</text:span><text:span text:style-name="T4"> in a normal week when the school was closed because of the coronavirus, and what was that like in a normal week before the school was closed on March 16th?<text:line-break/><text:line-break/>How many hours did ^f_hijzij_vo_kind5 spend on the following activities? </text:span></text:p>
      <text:list xml:id="list978409413" text:style-name="WWNum10">
        <text:list-item>
          <text:p text:style-name="P30"><text:span text:style-name="T4">If ^f_hijzij_vo_kind5; has </text:span><text:span text:style-name="T1">not</text:span><text:span text:style-name="T4"> spent any time on a certain activity, enter a </text:span><text:span text:style-name="T3">0</text:span><text:span text:style-name="T4"> under 'hours'.</text:span></text:p>
        </text:list-item>
        <text:list-item>
          <text:p text:style-name="P40">Please note: you can only fill in whole hours.</text:p>
        </text:list-item>
      </text:list>
      <text:p text:style-name="P8">A week consists of 168 hours. Would you like to divide the full 168 hours between the activities. At the bottom of the table you can see how many hours there are still to be divided. You can put the hours you cannot divide in the other categories under the category "other activities".</text:p>
      <text:p text:style-name="P8"> </text:p>
      <text:p text:style-name="P3"><text:span text:style-name="T1">Question type:</text:span><text:span text:style-name="T4"> Grid</text:span></text:p>
      <text:p text:style-name="P3"><text:span text:style-name="T1">Subquestions:</text:span><text:span text:style-name="T4"><text:line-break/></text:span><text:span text:style-name="T3">v2a_vokind5</text:span><text:span text:style-name="T4"> At school / after-school care<text:line-break/></text:span><text:span text:style-name="T3">v2b_vokind5</text:span><text:span text:style-name="T4"> Watching television, gaming, smartphone, laptop, computer etc. (digital activities)<text:line-break/></text:span><text:span text:style-name="T3">v2c_vokind5</text:span><text:span text:style-name="T4"> Engaged in learning activities, such as doing school and homework, but not at school<text:line-break/></text:span><text:span text:style-name="T3">v2d_vokind5 Engaged in</text:span><text:span text:style-name="T4"> learning activities, such as school and homework, accompanied by an adult (not at school)<text:line-break/></text:span><text:span text:style-name="T3">v2e_vokind5</text:span><text:span text:style-name="T4"> Reading books yourself (not at school)<text:line-break/></text:span><text:span text:style-name="T3">v2f_vokind5</text:span><text:span text:style-name="T4"> To be read aloud by an adult (not at school)<text:line-break/></text:span><text:span text:style-name="T3">v2g_vokind5</text:span><text:span text:style-name="T4"> Free play/other indoor and outdoor activities (not at school)<text:line-break/></text:span><text:span text:style-name="T3">v2h_vokind5</text:span><text:span text:style-name="T4"> Free play/other indoor and outdoor activities supervised by an adult (not at school)<text:line-break/></text:span><text:span text:style-name="T3">v2i_vokind5</text:span><text:span text:style-name="T4"> Household chores/ care for younger siblings<text:line-break/></text:span><text:span text:style-name="T3">v2j_vokind5</text:span><text:span text:style-name="T4"> Sleep and rest (e.g. also lazing, thinking, being sick, etc.)<text:line-break/></text:span><text:span text:style-name="T3">v2k_vokind5</text:span><text:span text:style-name="T4"> Other activities (e.g. eating, showering, chatting)<text:line-break/></text:span><text:span text:style-name="T3">v2l_vokind5 Still to be distributed</text:span></text:p>
      <text:p text:style-name="P3"><text:span text:style-name="T12">Columns:</text:span><text:span text:style-name="T13"><text:line-break/></text:span><text:span text:style-name="T16">v2_col1_vokind5</text:span></text:p>
      <text:p text:style-name="P3"><text:span text:style-name="T12">Answer type:</text:span><text:span text:style-name="T13"> Integer</text:span></text:p>
      <text:p text:style-name="P13">v2_col2_vokind5</text:p>
      <text:p text:style-name="P3"><text:span text:style-name="T12">Answer type:</text:span><text:span text:style-name="T13"> Integer</text:span></text:p>
      <text:h text:style-name="P19" text:outline-level="2">v2_js_vokind5</text:h>
      <text:p text:style-name="P5"> </text:p>
      <text:p text:style-name="P3"><text:span text:style-name="T12">Answer type:</text:span><text:span text:style-name="T13"> None</text:span></text:p>
      <text:p text:style-name="P3"><draw:rect text:anchor-type="as-char" draw:z-index="90" draw:style-name="gr1" draw:text-style-name="P58" svg:width="0.0012in" svg:height="0.0213in"><text:p/></draw:rect></text:p>
      <text:p text:style-name="P7">Page 92</text:p>
      <text:h text:style-name="P17" text:outline-level="2"><text:soft-page-break/>v3_vokind5</text:h>
      <text:p text:style-name="P3"><text:span text:style-name="T4">How much did you spend on the following things for ^v1_vo_kind5</text:span><text:span text:style-name="T3">.vonaam;</text:span><text:span text:style-name="T4"> in April (when the school was closed) and in February (before the school closed)?<text:line-break/><text:line-break/></text:span><text:span text:style-name="T1">Fill in an amount in whole euros. If you can't remember exactly, please give a best estimate.</text:span></text:p>
      <text:p text:style-name="P8"> </text:p>
      <text:p text:style-name="P3"><text:span text:style-name="T1">Question type:</text:span><text:span text:style-name="T4"> Grid</text:span></text:p>
      <text:p text:style-name="P3"><text:span text:style-name="T1">Subquestions:</text:span><text:span text:style-name="T4"><text:line-break/></text:span><text:span text:style-name="T3">v3a_vokind5</text:span><text:span text:style-name="T4"> Books (also e-books and audiobooks, but not schoolbooks)<text:line-break/></text:span><text:span text:style-name="T3">v3b_vokind5</text:span><text:span text:style-name="T4"> Toys with an educational character<text:line-break/></text:span><text:span text:style-name="T3">v3c_vokind5</text:span><text:span text:style-name="T4"> Tutoring (also online)</text:span></text:p>
      <text:p text:style-name="P3"><text:span text:style-name="T12">Columns:</text:span><text:span text:style-name="T13"><text:line-break/></text:span><text:span text:style-name="T16">v3_col1_vokind5</text:span></text:p>
      <text:p text:style-name="P3"><text:span text:style-name="T12">Answer type:</text:span><text:span text:style-name="T13"> Integer</text:span></text:p>
      <text:p text:style-name="P13">v3_col2_vokind5</text:p>
      <text:p text:style-name="P3"><text:span text:style-name="T12">Answer type:</text:span><text:span text:style-name="T13"> Integer</text:span></text:p>
      <text:p text:style-name="P3"><draw:rect text:anchor-type="as-char" draw:z-index="91" draw:style-name="gr1" draw:text-style-name="P58" svg:width="0.0012in" svg:height="0.0213in"><text:p/></draw:rect></text:p>
      <text:p text:style-name="P7">Page 93</text:p>
      <text:h text:style-name="P17" text:outline-level="2">v4_vokind5</text:h>
      <text:p text:style-name="P3"><text:span text:style-name="T4">We would now like to know how important you think it is for parents to spend time and money to ensure children's long-term success.<text:line-break/><text:line-break/>Take a good look at the following statements and for ^v1_vo_kind5</text:span><text:span text:style-name="T3">.vonaam;</text:span><text:span text:style-name="T4"> indicate if you agree. Do not consider the situation that the schools have/have been closed due to the coronavirus.</text:span></text:p>
      <text:p text:style-name="P8"> </text:p>
      <text:p text:style-name="P3"><text:span text:style-name="T12">Question type:</text:span><text:span text:style-name="T13"> Table</text:span></text:p>
      <text:p text:style-name="P3"><text:span text:style-name="T12">Answer type:</text:span><text:span text:style-name="T13"> Radio buttons</text:span></text:p>
      <text:p text:style-name="P3"><text:span text:style-name="T1">Subquestions:</text:span><text:span text:style-name="T4"><text:line-break/></text:span><text:span text:style-name="T3">v4a_vokind5</text:span><text:span text:style-name="T4"> If I spend more time supporting ^v1_vo_kind5.vonaam; in schoolwork, then the chances of ^f_hijzij_vo_kind5; going to university are higher.<text:line-break/></text:span><text:span text:style-name="T3">v4b_vokind5</text:span><text:span text:style-name="T4"> If I spend more money on educational materials (e.g. books, educational games, tutoring etc.) for ^v1_vo_kind5.vonaam; then the chances that ^f_hijzij_vo_kind5; goes to university are higher.<text:line-break/></text:span><text:span text:style-name="T3">v4c_vokind5</text:span><text:span text:style-name="T4"> If I spend more time supporting ^v1_vo_kind5.vonaam; in schoolwork, then the chance that ^f_hijzij_vo_kind5; on ^f_his hair_vo_kind5; 30th will earn a salary that is above average is greater.<text:line-break/></text:span><text:span text:style-name="T3">v4d_vokind5</text:span><text:span text:style-name="T4"> If I spend more money on educational materials (e.g. books, educational games, tutoring etc.) for ^v1_vo_kind5.vonaam; then the chances that ^f_hijzij_vo_kind5; on ^f_his_vo_kind5; 30th will earn a salary above average are higher.</text:span></text:p>
      <text:p text:style-name="P12">Categories:</text:p>
      <table:table table:name="Table65" table:style-name="Table65">
        <table:table-column table:style-name="Table65.A"/>
        <table:table-column table:style-name="Table65.B"/>
        <table:table-row table:style-name="Table65.1">
          <table:table-cell table:style-name="Table65.A1" office:value-type="string">
            <text:p text:style-name="P12">1. </text:p>
          </table:table-cell>
          <table:table-cell table:style-name="Table65.B1" office:value-type="string">
            <text:p text:style-name="P5">Totally disagree</text:p>
          </table:table-cell>
        </table:table-row>
        <table:table-row table:style-name="Table65.1">
          <table:table-cell table:style-name="Table65.A1" office:value-type="string">
            <text:p text:style-name="P12">2. </text:p>
          </table:table-cell>
          <table:table-cell table:style-name="Table65.B1" office:value-type="string">
            <text:p text:style-name="P5">Disagree</text:p>
          </table:table-cell>
        </table:table-row>
        <table:table-row table:style-name="Table65.1">
          <table:table-cell table:style-name="Table65.A1" office:value-type="string">
            <text:p text:style-name="P12">3. </text:p>
          </table:table-cell>
          <table:table-cell table:style-name="Table65.B1" office:value-type="string">
            <text:p text:style-name="P51">Neither agree nor disagree</text:p>
          </table:table-cell>
        </table:table-row>
        <table:table-row table:style-name="Table65.1">
          <table:table-cell table:style-name="Table65.A1" office:value-type="string">
            <text:p text:style-name="P12">4. </text:p>
          </table:table-cell>
          <table:table-cell table:style-name="Table65.B1" office:value-type="string">
            <text:p text:style-name="P56">Agree</text:p>
          </table:table-cell>
        </table:table-row>
        <table:table-row table:style-name="Table65.1">
          <table:table-cell table:style-name="Table65.A1" office:value-type="string">
            <text:p text:style-name="P12">5. </text:p>
          </table:table-cell>
          <table:table-cell table:style-name="Table65.B1" office:value-type="string">
            <text:p text:style-name="P5">I totally agree</text:p>
          </table:table-cell>
        </table:table-row>
      </table:table>
      <text:p text:style-name="P3"><draw:rect text:anchor-type="as-char" draw:z-index="92" draw:style-name="gr1" draw:text-style-name="P58" svg:width="0.0012in" svg:height="0.0213in"><text:p/></draw:rect></text:p>
      <text:p text:style-name="P7">Page 94</text:p>
      <text:h text:style-name="P17" text:outline-level="2">v5_vokind5</text:h>
      <text:p text:style-name="P3"><text:span text:style-name="T4">Finally, a few more questions. We would like to know what, according to you, is the influence of closing the school (on March 16) on ^v1_vo_kind5</text:span><text:span text:style-name="T3">.vonaam;</text:span><text:span text:style-name="T4"> when it comes to:</text:span></text:p>
      <text:p text:style-name="P8"> </text:p>
      <text:p text:style-name="P3"><text:span text:style-name="T12">Question type:</text:span><text:span text:style-name="T13"> Table</text:span></text:p>
      <text:p text:style-name="P3"><text:span text:style-name="T12">Answer type:</text:span><text:span text:style-name="T13"> Radio buttons</text:span></text:p>
      <text:p text:style-name="P3"><text:span text:style-name="T1">Subquestions:</text:span><text:span text:style-name="T4"><text:line-break/></text:span><text:span text:style-name="T3">v5a_vokind5</text:span><text:span text:style-name="T4"> ^f_his hair_vo_child5; mental health this year<text:line-break/></text:span><text:soft-page-break/><text:span text:style-name="T3">v5b_vokind5</text:span><text:span text:style-name="T4"> friendships of ^v1_vo_kind5.vonaam; this year<text:line-break/></text:span><text:span text:style-name="T3">v5c_vokind5</text:span><text:span text:style-name="T4"> school grades for the subject Dutch in the coming school year in relation to other students in the classroom<text:line-break/></text:span><text:span text:style-name="T3">v5d_vokind5</text:span><text:span text:style-name="T4"> school grades for mathematics in the coming year relative to other pupils in the classroom<text:line-break/></text:span><text:span text:style-name="T3">v5e_vokind5</text:span><text:span text:style-name="T4"> ^f_his/her_vo_child5; chance to go to university<text:line-break/></text:span><text:span text:style-name="T3">v5f_vokind5</text:span><text:span text:style-name="T4"> ^f_his/her_vo_child5; long-term career</text:span></text:p>
      <text:p text:style-name="P12">Categories:</text:p>
      <table:table table:name="Table66" table:style-name="Table66">
        <table:table-column table:style-name="Table66.A"/>
        <table:table-column table:style-name="Table66.B"/>
        <table:table-row table:style-name="Table66.1">
          <table:table-cell table:style-name="Table66.A1" office:value-type="string">
            <text:p text:style-name="P12">1. </text:p>
          </table:table-cell>
          <table:table-cell table:style-name="Table66.B1" office:value-type="string">
            <text:p text:style-name="P5">Very negative influence</text:p>
          </table:table-cell>
        </table:table-row>
        <table:table-row table:style-name="Table66.1">
          <table:table-cell table:style-name="Table66.A1" office:value-type="string">
            <text:p text:style-name="P12">2. </text:p>
          </table:table-cell>
          <table:table-cell table:style-name="Table66.B1" office:value-type="string">
            <text:p text:style-name="P5">Negative influence</text:p>
          </table:table-cell>
        </table:table-row>
        <table:table-row table:style-name="Table66.1">
          <table:table-cell table:style-name="Table66.A1" office:value-type="string">
            <text:p text:style-name="P12">3. </text:p>
          </table:table-cell>
          <table:table-cell table:style-name="Table66.B1" office:value-type="string">
            <text:p text:style-name="P5">No influence</text:p>
          </table:table-cell>
        </table:table-row>
        <table:table-row table:style-name="Table66.1">
          <table:table-cell table:style-name="Table66.A1" office:value-type="string">
            <text:p text:style-name="P12">4. </text:p>
          </table:table-cell>
          <table:table-cell table:style-name="Table66.B1" office:value-type="string">
            <text:p text:style-name="P5">Positive influence</text:p>
          </table:table-cell>
        </table:table-row>
        <table:table-row table:style-name="Table66.1">
          <table:table-cell table:style-name="Table66.A1" office:value-type="string">
            <text:p text:style-name="P12">5. </text:p>
          </table:table-cell>
          <table:table-cell table:style-name="Table66.B1" office:value-type="string">
            <text:p text:style-name="P5">Very positive influence</text:p>
          </table:table-cell>
        </table:table-row>
        <table:table-row table:style-name="Table66.1">
          <table:table-cell table:style-name="Table66.A1" office:value-type="string">
            <text:p text:style-name="P12">6. </text:p>
          </table:table-cell>
          <table:table-cell table:style-name="Table66.B1" office:value-type="string">
            <text:p text:style-name="P5">Not applicable</text:p>
          </table:table-cell>
        </table:table-row>
      </table:table>
      <text:p text:style-name="P3"><draw:rect text:anchor-type="as-char" draw:z-index="93" draw:style-name="gr1" draw:text-style-name="P58" svg:width="0.0012in" svg:height="0.0213in"><text:p/></draw:rect></text:p>
      <text:p text:style-name="P7">Page 95</text:p>
      <text:h text:style-name="P17" text:outline-level="2">v6_vokind5</text:h>
      <text:p text:style-name="P3"><text:span text:style-name="T4">How do school and teachers on the one hand and children and parents on the other interact and how is the communication with the school of ^v1_vo_kind5</text:span><text:span text:style-name="T3">.vonaam;</text:span><text:span text:style-name="T4"> during the period that the school is/was closed? Think also of the exchange of teaching materials.<text:line-break/><text:line-break/></text:span><text:span text:style-name="T1">Multiple answers possible</text:span></text:p>
      <text:p text:style-name="P8"> </text:p>
      <text:p text:style-name="P3"><text:span text:style-name="T12">Answer type:</text:span><text:span text:style-name="T13"> Checkboxes</text:span></text:p>
      <text:p text:style-name="P12">Categories:</text:p>
      <table:table table:name="Table67" table:style-name="Table67">
        <table:table-column table:style-name="Table67.A"/>
        <table:table-column table:style-name="Table67.B"/>
        <table:table-row table:style-name="Table67.1">
          <table:table-cell table:style-name="Table67.A1" office:value-type="string">
            <text:p text:style-name="P12">1. </text:p>
          </table:table-cell>
          <table:table-cell table:style-name="Table67.B1" office:value-type="string">
            <text:p text:style-name="P8">Teacher(s) and pupil/parents communicated and exchanged teaching material by e-mail</text:p>
          </table:table-cell>
        </table:table-row>
        <table:table-row table:style-name="Table67.1">
          <table:table-cell table:style-name="Table67.A1" office:value-type="string">
            <text:p text:style-name="P12">2. </text:p>
          </table:table-cell>
          <table:table-cell table:style-name="Table67.B1" office:value-type="string">
            <text:p text:style-name="P8">Teacher(s) and pupil/parents communicated by telephone</text:p>
          </table:table-cell>
        </table:table-row>
        <table:table-row table:style-name="Table67.1">
          <table:table-cell table:style-name="Table67.A1" office:value-type="string">
            <text:p text:style-name="P12">3. </text:p>
          </table:table-cell>
          <table:table-cell table:style-name="Table67.B1" office:value-type="string">
            <text:p text:style-name="P8">Teacher(s) and pupil/parents communicated and exchanged teaching material by post</text:p>
          </table:table-cell>
        </table:table-row>
        <table:table-row table:style-name="Table67.1">
          <table:table-cell table:style-name="Table67.A1" office:value-type="string">
            <text:p text:style-name="P12">4. </text:p>
          </table:table-cell>
          <table:table-cell table:style-name="Table67.B1" office:value-type="string">
            <text:p text:style-name="P3"><text:span text:style-name="T4">Teacher(s) and pupil/parents communicated and exchanged teaching material via Social media or Messenger (e.g. </text:span><text:span text:style-name="T13">Whatsapp).</text:span></text:p>
          </table:table-cell>
        </table:table-row>
        <table:table-row table:style-name="Table67.1">
          <table:table-cell table:style-name="Table67.A1" office:value-type="string">
            <text:p text:style-name="P12">5. </text:p>
          </table:table-cell>
          <table:table-cell table:style-name="Table67.B1" office:value-type="string">
            <text:p text:style-name="P8">Teacher(s) and pupil/parents communicated and exchanged learning materials via a 'digital learning' platform (forum, special software) on the school's website.</text:p>
          </table:table-cell>
        </table:table-row>
        <table:table-row table:style-name="Table67.1">
          <table:table-cell table:style-name="Table67.A1" office:value-type="string">
            <text:p text:style-name="P12">6. </text:p>
          </table:table-cell>
          <table:table-cell table:style-name="Table67.B1" office:value-type="string">
            <text:p text:style-name="P8">Teaching materials had to be picked up at school</text:p>
          </table:table-cell>
        </table:table-row>
        <table:table-row table:style-name="Table67.1">
          <table:table-cell table:style-name="Table67.A1" office:value-type="string">
            <text:p text:style-name="P12">7. </text:p>
          </table:table-cell>
          <table:table-cell table:style-name="Table67.B1" office:value-type="string">
            <text:p text:style-name="P8">There was no communication between teacher(s) and pupil/parents</text:p>
          </table:table-cell>
        </table:table-row>
        <table:table-row table:style-name="Table67.1">
          <table:table-cell table:style-name="Table67.A1" office:value-type="string">
            <text:p text:style-name="P12">8. </text:p>
          </table:table-cell>
          <table:table-cell table:style-name="Table67.B1" office:value-type="string">
            <text:p text:style-name="P8">Another way of communication/exchange, namely:</text:p>
          </table:table-cell>
        </table:table-row>
      </table:table>
      <text:h text:style-name="P19" text:outline-level="3">v6_and_vokind5</text:h>
      <text:p text:style-name="P3"><text:span text:style-name="T12">Question type:</text:span><text:span text:style-name="T13"> Inline textfield attached to code 8 of question "v6_vokind5"</text:span></text:p>
      <text:p text:style-name="P3"><draw:rect text:anchor-type="as-char" draw:z-index="94" draw:style-name="gr1" draw:text-style-name="P58" svg:width="0.0012in" svg:height="0.0213in"><text:p/></draw:rect></text:p>
      <text:p text:style-name="P7">Page 96</text:p>
      <text:h text:style-name="P17" text:outline-level="2">payment</text:h>
      <text:p text:style-name="P3"><text:span text:style-name="T4">Because the length of this questionnaire varies greatly between people in different situations, the fee for this questionnaire will be added to your credit in the course of June. </text:span><text:span text:style-name="T13">Thank you very much for participating!</text:span></text:p>
      <text:p text:style-name="P5"> </text:p>
      <text:p text:style-name="P3"><text:span text:style-name="T12">Answer type:</text:span><text:span text:style-name="T13"> None</text:span></text:p>
      <text:p text:style-name="P3"><draw:rect text:anchor-type="as-char" draw:z-index="95" draw:style-name="gr1" draw:text-style-name="P58" svg:width="0.0012in" svg:height="0.0213in"><text:p/></draw:rect></text:p>
      <text:p text:style-name="P7">Page 97</text:p>
      <text:h text:style-name="P17" text:outline-level="2">eva2h</text:h>
      <text:p text:style-name="P8">Note: Please complete the questionnaire until you get back to the home screen. Only then will the system register the questionnaire as completed. </text:p>
      <text:p text:style-name="P16">Finally. What did you think of this questionnaire:</text:p>
      <text:p text:style-name="P3"><text:soft-page-break/><text:span text:style-name="T3">1</text:span><text:span text:style-name="T4"> = </text:span><text:span text:style-name="T3">definitely not 5</text:span><text:span text:style-name="T4"> = </text:span><text:span text:style-name="T3">definitely </text:span></text:p>
      <text:p text:style-name="P8"> </text:p>
      <text:p text:style-name="P3"><text:span text:style-name="T1">Question type:</text:span><text:span text:style-name="T4"> Table</text:span></text:p>
      <text:p text:style-name="P3"><text:span text:style-name="T1">Answer type:</text:span><text:span text:style-name="T4"> Radio buttons</text:span></text:p>
      <text:p text:style-name="P3"><text:span text:style-name="T1">Subquestions:</text:span><text:span text:style-name="T4"><text:line-break/></text:span><text:span text:style-name="T3">eva2t1 Did you find</text:span><text:span text:style-name="T4"> it difficult to answer the questions?<text:line-break/></text:span><text:span text:style-name="T3">eva2t2 Did</text:span><text:span text:style-name="T4"> you find the questions clear?<text:line-break/></text:span><text:span text:style-name="T3">eva2t3</text:span><text:span text:style-name="T4"> Did the questionnaire get you thinking?<text:line-break/></text:span><text:span text:style-name="T3">eva2t4 Did</text:span><text:span text:style-name="T4"> you find the subject interesting?<text:line-break/></text:span><text:span text:style-name="T3">eva2t5</text:span><text:span text:style-name="T4"> Did you enjoy answering the questions?</text:span></text:p>
      <text:p text:style-name="P12">Categories:</text:p>
      <table:table table:name="Table68" table:style-name="Table68">
        <table:table-column table:style-name="Table68.A"/>
        <table:table-column table:style-name="Table68.B"/>
        <table:table-row table:style-name="Table68.1">
          <table:table-cell table:style-name="Table68.A1" office:value-type="string">
            <text:p text:style-name="P12">1. </text:p>
          </table:table-cell>
          <table:table-cell table:style-name="Table68.B1" office:value-type="string">
            <text:p text:style-name="P5">1</text:p>
          </table:table-cell>
        </table:table-row>
        <table:table-row table:style-name="Table68.1">
          <table:table-cell table:style-name="Table68.A1" office:value-type="string">
            <text:p text:style-name="P12">2. </text:p>
          </table:table-cell>
          <table:table-cell table:style-name="Table68.B1" office:value-type="string">
            <text:p text:style-name="P5">2</text:p>
          </table:table-cell>
        </table:table-row>
        <table:table-row table:style-name="Table68.1">
          <table:table-cell table:style-name="Table68.A1" office:value-type="string">
            <text:p text:style-name="P12">3. </text:p>
          </table:table-cell>
          <table:table-cell table:style-name="Table68.B1" office:value-type="string">
            <text:p text:style-name="P5">3</text:p>
          </table:table-cell>
        </table:table-row>
        <table:table-row table:style-name="Table68.1">
          <table:table-cell table:style-name="Table68.A1" office:value-type="string">
            <text:p text:style-name="P12">4. </text:p>
          </table:table-cell>
          <table:table-cell table:style-name="Table68.B1" office:value-type="string">
            <text:p text:style-name="P5">4</text:p>
          </table:table-cell>
        </table:table-row>
        <table:table-row table:style-name="Table68.1">
          <table:table-cell table:style-name="Table68.A1" office:value-type="string">
            <text:p text:style-name="P12">5. </text:p>
          </table:table-cell>
          <table:table-cell table:style-name="Table68.B1" office:value-type="string">
            <text:p text:style-name="P5">5</text:p>
          </table:table-cell>
        </table:table-row>
      </table:table>
      <text:p text:style-name="P3"><draw:rect text:anchor-type="as-char" draw:z-index="96" draw:style-name="gr1" draw:text-style-name="P58" svg:width="0.0012in" svg:height="0.0213in"><text:p/></draw:rect></text:p>
      <text:p text:style-name="P7">Page 98</text:p>
      <text:h text:style-name="P17" text:outline-level="2">opm</text:h>
      <text:p text:style-name="P8">Do you have any comments on this questionnaire?</text:p>
      <text:p text:style-name="P8"> </text:p>
      <text:p text:style-name="P3"><text:span text:style-name="T12">Answer type:</text:span><text:span text:style-name="T13"> Radio buttons</text:span></text:p>
      <text:p text:style-name="P12">Categories:</text:p>
      <table:table table:name="Table69" table:style-name="Table69">
        <table:table-column table:style-name="Table69.A"/>
        <table:table-column table:style-name="Table69.B"/>
        <table:table-row table:style-name="Table69.1">
          <table:table-cell table:style-name="Table69.A1" office:value-type="string">
            <text:p text:style-name="P12">1. </text:p>
          </table:table-cell>
          <table:table-cell table:style-name="Table69.B1" office:value-type="string">
            <text:p text:style-name="P5">Yes</text:p>
          </table:table-cell>
        </table:table-row>
        <table:table-row table:style-name="Table69.1">
          <table:table-cell table:style-name="Table69.A1" office:value-type="string">
            <text:p text:style-name="P12">2. </text:p>
          </table:table-cell>
          <table:table-cell table:style-name="Table69.B1" office:value-type="string">
            <text:p text:style-name="P5">No</text:p>
          </table:table-cell>
        </table:table-row>
      </table:table>
      <text:h text:style-name="P19" text:outline-level="3">evaopm</text:h>
      <text:p text:style-name="P8">You can fill in your comment below.</text:p>
      <text:p text:style-name="P8"> </text:p>
      <text:p text:style-name="P3"><text:span text:style-name="T12">Question type:</text:span><text:span text:style-name="T13"> Dependent question attached to code 1 of question "opm"</text:span></text:p>
      <text:p text:style-name="P3"><text:span text:style-name="T12">Answer type:</text:span><text:span text:style-name="T13"> Text</text:span></text:p>
      <text:p text:style-name="P3"><draw:rect text:anchor-type="as-char" draw:z-index="97" draw:style-name="gr1" draw:text-style-name="P58" svg:width="0.0012in" svg:height="0.0213in"><text:p/></draw:rect></text:p>
      <text:p text:style-name="P3"><text:bookmark text:name="_GoBack"/><draw:rect text:anchor-type="as-char" draw:z-index="98" draw:style-name="gr1" draw:text-style-name="P58" svg:width="0.0012in" svg:height="0.0213in"><text:p/></draw:rect></text:p>
      <text:h text:style-name="P19" text:outline-level="2">Routing</text:h>
      <text:p text:style-name="P6">intro </text:p>
      <text:p text:style-name="P6">InfectionDiagnosed </text:p>
      <text:p text:style-name="P6">if (InfectionDiagnosed != 1) {</text:p>
      <text:p text:style-name="P6"><text:s text:c="4"/>SelfPerceivedInfection </text:p>
      <text:p text:style-name="P6">}</text:p>
      <text:p text:style-name="P6">q1header </text:p>
      <text:p text:style-name="P6">if ((brandom = 1) &amp;&amp; (age &gt;= 65)) {</text:p>
      <text:p text:style-name="P10"><text:s/>q30hd_week_pre </text:p>
      <text:p text:style-name="P10">}</text:p>
      <text:p text:style-name="P10">q30hd_month </text:p>
      <text:p text:style-name="P10">if ((brandom = 2) &amp;&amp; (age &gt;= 65)) {</text:p>
      <text:p text:style-name="P6"><text:s/>q30hd_week_post </text:p>
      <text:p text:style-name="P6">}</text:p>
      <text:p text:style-name="P6">SAH </text:p>
      <text:p text:style-name="P6">expectedduration </text:p>
      <text:p text:style-name="P6">EmploymentStatus </text:p>
      <text:p text:style-name="P6">if (EmploymentStatus = 1 || EmploymentStatus = 2) {</text:p>
      <text:p text:style-name="P6"><text:s text:c="4"/>q14header </text:p>
      <text:p text:style-name="P6">}</text:p>
      <text:p text:style-name="P6">if (_current_date = '2020-05-04') {</text:p>
      <text:p text:style-name="P10"><text:s/>assign(f_vacsick_vb, '(King's Day, Liberation Day, Ascension)')</text:p>
      <text:p text:style-name="P6">} elseif (_current_date &gt; '2020-05-04') {</text:p>
      <text:p text:style-name="P10"><text:s/>assign(f_vacsick_vb, '(Liberation Day, Ascension)')</text:p>
      <text:p text:style-name="P6">}</text:p>
      <text:p text:style-name="P6"><text:soft-page-break/>if (EmploymentStatus = 1 || EmploymentStatus = 2) {</text:p>
      <text:p text:style-name="P6"><text:s/>vacsick </text:p>
      <text:p text:style-name="P6"><text:s/>if (vacsick1 + vacsick2 + vacsick3 + vacsick4 + vacsick5 &gt; 7) {</text:p>
      <text:p text:style-name="P10"><text:s/>check('Please note, your answers together can't be more than 7.', vacsick)</text:p>
      <text:p text:style-name="P6"><text:s/>}</text:p>
      <text:p text:style-name="P6">}</text:p>
      <text:p text:style-name="P6">if (EmploymentStatus = 1 ||| EmploymentStatus = 2 ||| p_q13 = 1 ||| p_q13 = 2) {</text:p>
      <text:p text:style-name="P6"><text:s text:c="4"/>work_perc </text:p>
      <text:p text:style-name="P6">}</text:p>
      <text:p text:style-name="P6">if (EmploymentStatus = 1) {</text:p>
      <text:p text:style-name="P6"><text:s text:c="4"/>q16a </text:p>
      <text:p text:style-name="P6"><text:s text:c="4"/>q16b </text:p>
      <text:p text:style-name="P6"><text:s text:c="4"/>q16c </text:p>
      <text:p text:style-name="P6">}</text:p>
      <text:p text:style-name="P6">if (EmploymentStatus = 2) {</text:p>
      <text:p text:style-name="P6"><text:s text:c="4"/>q17a </text:p>
      <text:p text:style-name="P6"><text:s text:c="4"/>q17b </text:p>
      <text:p text:style-name="P6"><text:s text:c="4"/>q17c </text:p>
      <text:p text:style-name="P6"><text:s text:c="4"/>q17d </text:p>
      <text:p text:style-name="P6"><text:s text:c="4"/>q17th </text:p>
      <text:p text:style-name="P6"><text:s text:c="4"/>q17f_header </text:p>
      <text:p text:style-name="P6">}</text:p>
      <text:p text:style-name="P6">if (p_q13 = 1) {</text:p>
      <text:p text:style-name="P6"><text:s/>assign(f_p_q13, 'gainful employment, full-time or part-time')</text:p>
      <text:p text:style-name="P6">}</text:p>
      <text:p text:style-name="P6">if (p_q13 = 2) {</text:p>
      <text:p text:style-name="P6"><text:s/>assign(f_p_q13, 'was self-employed')</text:p>
      <text:p text:style-name="P10">}</text:p>
      <text:p text:style-name="P10">if (p_q13 = 3) {</text:p>
      <text:p text:style-name="P10"><text:s/>assign(f_p_q13, 'was unemployed and looking for work')</text:p>
      <text:p text:style-name="P10">}</text:p>
      <text:p text:style-name="P10">if (p_q13 = 4) {</text:p>
      <text:p text:style-name="P10"><text:s/>assign(f_p_q13, '(retired early)')</text:p>
      <text:p text:style-name="P10">}</text:p>
      <text:p text:style-name="P10">if (p_q13 = 5) {</text:p>
      <text:p text:style-name="P10"><text:s/>assign(f_p_q13, 'received disability benefit or social assistance and was not looking for work')</text:p>
      <text:p text:style-name="P10">}</text:p>
      <text:p text:style-name="P10">if (p_q13 = 61) {</text:p>
      <text:p text:style-name="P10"><text:s/>assign(f_p_q13, 'was an apprentice / student / trainee and only received an expense allowance')</text:p>
      <text:p text:style-name="P10">}</text:p>
      <text:p text:style-name="P10">if (p_q13 = 7) {</text:p>
      <text:p text:style-name="P10"><text:s/>assign(f_p_q13, 'the household did')</text:p>
      <text:p text:style-name="P6">}</text:p>
      <text:p text:style-name="P6">if (EmploymentStatus = 1) {</text:p>
      <text:p text:style-name="P6"><text:s/>assign(f_ES, 'gainful employment, full-time or part-time')</text:p>
      <text:p text:style-name="P6">}</text:p>
      <text:p text:style-name="P6">if (EmploymentStatus = 2) {</text:p>
      <text:p text:style-name="P6"><text:s/>assign(f_ES, 'self-employment')</text:p>
      <text:p text:style-name="P6">}</text:p>
      <text:p text:style-name="P6">if (EmploymentStatus = 3) {</text:p>
      <text:p text:style-name="P10"><text:s/>assign(f_ES, 'being unemployed and looking for work')</text:p>
      <text:p text:style-name="P6">}</text:p>
      <text:p text:style-name="P6">if (EmploymentStatus = 4) {</text:p>
      <text:p text:style-name="P6"><text:s/>assign(f_ES, '(retired early)')</text:p>
      <text:p text:style-name="P6">}</text:p>
      <text:p text:style-name="P6">if (EmploymentStatus = 5) {</text:p>
      <text:p text:style-name="P10"><text:s/>assign(f_ES, 'receives disability benefit or social assistance and is not looking for work')</text:p>
      <text:p text:style-name="P10">}</text:p>
      <text:p text:style-name="P10">if (EmploymentStatus = 61) {</text:p>
      <text:p text:style-name="P10"><text:s/>assign(f_ES, 'is an apprentice / student / trainee and only receives an expense allowance')</text:p>
      <text:p text:style-name="P6">}</text:p>
      <text:p text:style-name="P6"><text:soft-page-break/>if (EmploymentStatus = 7) {</text:p>
      <text:p text:style-name="P6"><text:s/>assign(f_ES, 'the household does')</text:p>
      <text:p text:style-name="P6">}</text:p>
      <text:p text:style-name="P6">if (EmploymentStatus = 1 &amp;&amp; p_q13 = 1) {</text:p>
      <text:p text:style-name="P6"><text:s text:c="4"/>change_empl </text:p>
      <text:p text:style-name="P6">}</text:p>
      <text:p text:style-name="P6">if (EmploymentStatus = 2 &amp;&amp; p_q13 = 2) {</text:p>
      <text:p text:style-name="P6"><text:s text:c="4"/>change_selfempl </text:p>
      <text:p text:style-name="P6">}</text:p>
      <text:p text:style-name="P6">if ((p_q13 &gt; 0) &amp;&amp; (EmploymentStatus &gt; 0) &amp;&amp; (EmploymentStatus != p_q13))) {</text:p>
      <text:p text:style-name="P10"><text:s/>assign(f_q2, 'In a previous questionnaire you indicated that before the start of the coronavirus crisis ^f_p_q13; and now you indicate ^f_ES;.&lt;br&gt;&lt;br&gt;')</text:p>
      <text:p text:style-name="P6">}</text:p>
      <text:p text:style-name="P6">if (((p_q13 &gt; 0) &amp;&amp; (EmploymentStatus &gt; 0) &amp;&amp; (EmploymentStatus != p_q13)) ||.</text:p>
      <text:p text:style-name="P6"><text:s/>(change_empl is response &amp;&amp; change_empl != 2) || (change_selfempl is response &amp;&amp;</text:p>
      <text:p text:style-name="P6"><text:s/>change_selfempl ! = 2)) {</text:p>
      <text:p text:style-name="P6"><text:s text:c="4"/>q2 </text:p>
      <text:p text:style-name="P6">}</text:p>
      <text:p text:style-name="P6">if (EmploymentStatus = 3 || EmploymentStatus = 5) {</text:p>
      <text:p text:style-name="P6"><text:s text:c="4"/>q4_header </text:p>
      <text:p text:style-name="P6"><text:s/>if ((q4.year is empty) &amp;&amp; (q4.nvt = 0)) {</text:p>
      <text:p text:style-name="P10"><text:s/>check('You didn't answer.', q4_header)</text:p>
      <text:p text:style-name="P6"><text:s/>}</text:p>
      <text:p text:style-name="P6"><text:s/>If ((q4.year is response || q4.month is response) &amp;&amp; (q4.nvt = 1)) {</text:p>
      <text:p text:style-name="P10"><text:s/>check('You gave a contradictory answer. Improve your answer', q4_header)</text:p>
      <text:p text:style-name="P6"><text:s/>}</text:p>
      <text:p text:style-name="P6">}</text:p>
      <text:p text:style-name="P6">if (EmploymentStatus = 1 || EmploymentStatus = 2) {</text:p>
      <text:p text:style-name="P6"><text:s/>distance </text:p>
      <text:p text:style-name="P6">}</text:p>
      <text:p text:style-name="P6">if ((EmploymentStatus = 1 || EmploymentStatus = 2 || EmploymentStatus = 3) &amp;&amp;</text:p>
      <text:p text:style-name="P10"><text:s/>age &gt;= 55) {</text:p>
      <text:p text:style-name="P10"><text:s/>exp_pens_hd </text:p>
      <text:p text:style-name="P10"><text:s/>if (exp_pens_mrt &lt; age) {</text:p>
      <text:p text:style-name="P10"><text:s/>signal('Are you sure your expected retirement age is lower than your age?', exp_pens_mrt)</text:p>
      <text:p text:style-name="P10"><text:s text:c="4"/>}</text:p>
      <text:p text:style-name="P10"><text:s/>if (exp_pens_mrt &gt; 85) {</text:p>
      <text:p text:style-name="P10"><text:s/>signal('Are you sure your expected retirement age is over 85?', exp_pens_mrt)</text:p>
      <text:p text:style-name="P6"><text:s/>}</text:p>
      <text:p text:style-name="P6"><text:s/>if (exp_pens_now &lt; age) {</text:p>
      <text:p text:style-name="P10"><text:s/>signal('Are you sure your expected retirement age is lower than your age?', exp_pens_now)</text:p>
      <text:p text:style-name="P10"><text:s text:c="4"/>}</text:p>
      <text:p text:style-name="P10"><text:s/>if (exp_pens_now &gt; 85) {</text:p>
      <text:p text:style-name="P10"><text:s/>signal('Are you sure your expected retirement age is over 85?', exp_pens_now)</text:p>
      <text:p text:style-name="P6"><text:s/>}</text:p>
      <text:p text:style-name="P6"><text:s/>if (exp_pens_now &lt; exp_pens_mrt) {</text:p>
      <text:p text:style-name="P6"><text:s text:c="7"/>rumen_eerder </text:p>
      <text:p text:style-name="P6"><text:s text:c="4"/>}</text:p>
      <text:p text:style-name="P6"><text:s/>if (exp_pens_now &gt; exp_pens_mrt) {</text:p>
      <text:p text:style-name="P6"><text:s text:c="7"/>rumen_later </text:p>
      <text:p text:style-name="P6"><text:s text:c="4"/>}</text:p>
      <text:p text:style-name="P6">}</text:p>
      <text:p text:style-name="P6">if (EmploymentStatus = 1) {</text:p>
      <text:p text:style-name="P6"><text:s text:c="4"/>q26header q26_js (jquery)</text:p>
      <text:p text:style-name="P6"><text:s text:c="4"/>if (q26a is response &amp;&amp; q26b is response &amp;&amp; q26c is response &amp;&amp; q26d is response &amp;&amp;</text:p>
      <text:p text:style-name="P6"><text:s/>q26th is response) {</text:p>
      <text:p text:style-name="P6"><text:s/>calculate(sumzeker2, q26a + q26b + q26c + q26d + q26e)</text:p>
      <text:p text:style-name="P10"><text:s/>}</text:p>
      <text:p text:style-name="P10"><text:s/>if (sumzeker2 != 100) {</text:p>
      <text:p text:style-name="P10"><text:s/>check('Please note, your answers must add up to 100.', q26header)</text:p>
      <text:p text:style-name="P6"><text:s/>}</text:p>
      <text:p text:style-name="P6"><text:s text:c="4"/>q26header_1 q26_js_1 (jquery)</text:p>
      <text:p text:style-name="P6"><text:soft-page-break/><text:s text:c="4"/>if (q26a_1 is response &amp;&amp; q26b_1 is response &amp;&amp; q26c_1 is response &amp;&amp;</text:p>
      <text:p text:style-name="P6"><text:s/>q26d_1 is response &amp;&amp; q26e_1 is response) {</text:p>
      <text:p text:style-name="P6"><text:s/>calculate(sumzeker2_1, q26a_1 + q26b_1 + q26c_1 + q26d_1 + q26e_1)</text:p>
      <text:p text:style-name="P10"><text:s/>}</text:p>
      <text:p text:style-name="P10"><text:s/>if (sumzeker2_1 != 100) {</text:p>
      <text:p text:style-name="P10"><text:s/>check('Please note, your answers must add up to 100.', q26header_1)</text:p>
      <text:p text:style-name="P6"><text:s/>}</text:p>
      <text:p text:style-name="P6">}</text:p>
      <text:p text:style-name="P6">if (EmploymentStatus = 2) {</text:p>
      <text:p text:style-name="P6"><text:s text:c="4"/>q27header q27_js (jquery)</text:p>
      <text:p text:style-name="P6"><text:s text:c="4"/>if (q27a is response &amp;&amp; q27b is response &amp;&amp; q27c is response &amp;&amp; q27d is response &amp;&amp;</text:p>
      <text:p text:style-name="P6"><text:s/>q27th is response) {</text:p>
      <text:p text:style-name="P6"><text:s/>calculate(sumzeker3, q27a + q27b + q27c + q27d + q27e)</text:p>
      <text:p text:style-name="P10"><text:s/>}</text:p>
      <text:p text:style-name="P10"><text:s/>if (sumzeker3 != 100) {</text:p>
      <text:p text:style-name="P10"><text:s/>check('Please note, your answers must add up to 100.', q27header)</text:p>
      <text:p text:style-name="P6"><text:s/>}</text:p>
      <text:p text:style-name="P6"><text:s text:c="4"/>q27header_1 q27_js_1 (jquery)</text:p>
      <text:p text:style-name="P6"><text:s text:c="4"/>if (q27a_1 is response &amp;&amp; q27b_1 is response &amp;&amp; q27c_1 is response &amp;&amp;</text:p>
      <text:p text:style-name="P6"><text:s/>q27d_1 is response &amp;&amp; q27e_1 is response) {</text:p>
      <text:p text:style-name="P6"><text:s/>calculate(sumzeker3_1, q27a_1 + q27b_1 + q27c_1 + q27d_1 + q27e_1)</text:p>
      <text:p text:style-name="P10"><text:s/>}</text:p>
      <text:p text:style-name="P10"><text:s/>if (sumzeker3_1 != 100) {</text:p>
      <text:p text:style-name="P10"><text:s/>check('Please note, your answers must add up to 100.', q27header_1)</text:p>
      <text:p text:style-name="P6"><text:s/>}</text:p>
      <text:p text:style-name="P6">}</text:p>
      <text:p text:style-name="P6">if (EmploymentStatus = 3) {</text:p>
      <text:p text:style-name="P6"><text:s text:c="4"/>q27header_unempl q27_js_a (jquery)</text:p>
      <text:p text:style-name="P6"><text:s text:c="4"/>if (q27a_ex is response &amp;&amp; q27b_ex is response &amp;&amp; q27c_ex is response &amp;&amp;</text:p>
      <text:p text:style-name="P6"><text:s/>q27d_ex is response &amp;&amp; q27e_ex is response) {</text:p>
      <text:p text:style-name="P6"><text:s/>calculate(sumzeker4, q27a_ex + q27b_ex + q27c_ex + q27d_ex + q27e_ex)</text:p>
      <text:p text:style-name="P10"><text:s/>}</text:p>
      <text:p text:style-name="P10"><text:s/>if (sumzeker4 != 100) {</text:p>
      <text:p text:style-name="P10"><text:s/>check('Please note, your answers must add up to 100.', q27header_unempl)</text:p>
      <text:p text:style-name="P6"><text:s/>}</text:p>
      <text:p text:style-name="P6">}</text:p>
      <text:p text:style-name="P6">if (EmploymentStatus = 4) {</text:p>
      <text:p text:style-name="P6"><text:s text:c="4"/>rumen_short </text:p>
      <text:p text:style-name="P6"><text:s/>if (pens_ abbreviated &gt; 1) {</text:p>
      <text:p text:style-name="P10"><text:s/>discount </text:p>
      <text:p text:style-name="P10"><text:s text:c="4"/>}</text:p>
      <text:p text:style-name="P10"><text:s/>es4_ pronunciations </text:p>
      <text:p text:style-name="P10"><text:s/>es4_goals </text:p>
      <text:p text:style-name="P10"><text:s/>if (1 in es4_goals &amp;&amp; count(es4_goals) &gt; 1) {</text:p>
      <text:p text:style-name="P10"><text:s/>check('You gave a contradictory answer. Please correct your answer.')</text:p>
      <text:p text:style-name="P10"><text:s text:c="4"/>}</text:p>
      <text:p text:style-name="P10"><text:s/>if (2 in es4_goals &amp;&amp; count(es4_goals) &gt; 1) {</text:p>
      <text:p text:style-name="P10"><text:s/>check('You gave a contradictory answer. Please correct your answer.')</text:p>
      <text:p text:style-name="P6"><text:s/>}</text:p>
      <text:p text:style-name="P6">}</text:p>
      <text:p text:style-name="P6">q28 </text:p>
      <text:p text:style-name="P6">if (EmploymentStatus = 1 || EmploymentStatus = 2 || EmploymentStatus = 3) {</text:p>
      <text:p text:style-name="P10"><text:s/>assign(f_q29, 'take early retirement')</text:p>
      <text:p text:style-name="P10">}</text:p>
      <text:p text:style-name="P10">if (EmploymentStatus &gt; 3) {</text:p>
      <text:p text:style-name="P10"><text:s/>assign(f_q29, 'trying to earn some income')</text:p>
      <text:p text:style-name="P6">}</text:p>
      <text:p text:style-name="P6">if (EmploymentStatus = 1 || EmploymentStatus = 2) {</text:p>
      <text:p text:style-name="P6"><text:s/>calculate(calc_q29, 1)</text:p>
      <text:p text:style-name="P6">}</text:p>
      <text:p text:style-name="P6">if (EmploymentStatus != 1 &amp;&amp; EmploymentStatus != 2) {</text:p>
      <text:p text:style-name="P6"><text:s/>calculate(calc_q29, 0)</text:p>
      <text:p text:style-name="P10"><text:soft-page-break/>}</text:p>
      <text:p text:style-name="P10">q29 </text:p>
      <text:p text:style-name="P10">if (EmploymentStatus = 1) {</text:p>
      <text:p text:style-name="P10"><text:s/>assign(fill_job, 'That I will lose my job')</text:p>
      <text:p text:style-name="P10">} elseif (EmploymentStatus = 2) {</text:p>
      <text:p text:style-name="P10"><text:s/>assign(fill_job, 'That my company gets into financial trouble')</text:p>
      <text:p text:style-name="P10">} elseif (EmploymentStatus = 3) {</text:p>
      <text:p text:style-name="P10"><text:s/>assign(fill_job, 'That I can't find a new job')</text:p>
      <text:p text:style-name="P6">}</text:p>
      <text:p text:style-name="P6">if (EmploymentStatus = 1) {</text:p>
      <text:p text:style-name="P6"><text:s/>calculate(calcq31, 1)</text:p>
      <text:p text:style-name="P6">}</text:p>
      <text:p text:style-name="P6">if (EmploymentStatus = 2) {</text:p>
      <text:p text:style-name="P6"><text:s/>calculate(calcq31, 2)</text:p>
      <text:p text:style-name="P6">}</text:p>
      <text:p text:style-name="P6">if (EmploymentStatus = 3) {</text:p>
      <text:p text:style-name="P6"><text:s/>calculate(calcq31, 3)</text:p>
      <text:p text:style-name="P6">}</text:p>
      <text:p text:style-name="P6">q31header </text:p>
      <text:p text:style-name="P6">q33header </text:p>
      <text:p text:style-name="P6">if (position = 1 ||| position = 2 ||| position = 3) {</text:p>
      <text:p text:style-name="P6"><text:s/>if (p_v0__1 is empty) {</text:p>
      <text:p text:style-name="P6"><text:s text:c="7"/>v0 </text:p>
      <text:p text:style-name="P6"><text:s/>if (3 in v0 &amp;&amp; count(v0) &gt; 1) {</text:p>
      <text:p text:style-name="P10"><text:s/>check('You gave a contradictory answer. Please correct your answer.')</text:p>
      <text:p text:style-name="P6"><text:s/>}</text:p>
      <text:p text:style-name="P6"><text:s text:c="4"/>}</text:p>
      <text:p text:style-name="P6"><text:s/>if (1 in v0 || 2 in v0 ||| p_v0__1 = 1 ||| p_v0__2 = 1) {</text:p>
      <text:p text:style-name="P6"><text:s/>if (v0a &gt; 0 || p_v0a &gt; 0) {</text:p>
      <text:p text:style-name="P6"><text:s/>calculate(show_bo_kind1, 1)</text:p>
      <text:p text:style-name="P6"><text:s text:c="7"/>} else {</text:p>
      <text:p text:style-name="P6"><text:s/>calculate(show_bo_kind1, 0)</text:p>
      <text:p text:style-name="P6"><text:s text:c="7"/>}</text:p>
      <text:p text:style-name="P6"><text:s/>if (v0a &gt; 1 ||| p_v0a &gt; 1) {</text:p>
      <text:p text:style-name="P6"><text:s/>calculate(show_bo_kind2, 1)</text:p>
      <text:p text:style-name="P6"><text:s text:c="7"/>} else {</text:p>
      <text:p text:style-name="P6"><text:s/>calculate(show_bo_kind2, 0)</text:p>
      <text:p text:style-name="P6"><text:s text:c="7"/>}</text:p>
      <text:p text:style-name="P6"><text:s/>if (v0a &gt; 2 || p_v0a &gt; 2) {</text:p>
      <text:p text:style-name="P6"><text:s/>calculate(show_bo_kind3, 1)</text:p>
      <text:p text:style-name="P6"><text:s text:c="7"/>} else {</text:p>
      <text:p text:style-name="P6"><text:s/>calculate(show_bo_kind3, 0)</text:p>
      <text:p text:style-name="P6"><text:s text:c="7"/>}</text:p>
      <text:p text:style-name="P6"><text:s/>if (v0a &gt; 3 || p_v0a &gt; 3) {</text:p>
      <text:p text:style-name="P6"><text:s/>calculate(show_bo_kind4, 1)</text:p>
      <text:p text:style-name="P6"><text:s text:c="7"/>} else {</text:p>
      <text:p text:style-name="P6"><text:s/>calculate(show_bo_kind4, 0)</text:p>
      <text:p text:style-name="P6"><text:s text:c="7"/>}</text:p>
      <text:p text:style-name="P6"><text:s/>if (v0a &gt; 4 || p_v0a &gt; 4) {</text:p>
      <text:p text:style-name="P6"><text:s/>calculate(show_bo_kind5, 1)</text:p>
      <text:p text:style-name="P6"><text:s text:c="7"/>} else {</text:p>
      <text:p text:style-name="P6"><text:s/>calculate(show_bo_kind5, 0)</text:p>
      <text:p text:style-name="P6"><text:s text:c="7"/>}</text:p>
      <text:p text:style-name="P6"><text:s/>if (v0b &gt; 0 || p_v0b &gt; 0) {</text:p>
      <text:p text:style-name="P6"><text:s/>calculate(show_vo_kind1, 1)</text:p>
      <text:p text:style-name="P6"><text:s text:c="7"/>} else {</text:p>
      <text:p text:style-name="P6"><text:s/>calculate(show_vo_kind1, 0)</text:p>
      <text:p text:style-name="P6"><text:s text:c="7"/>}</text:p>
      <text:p text:style-name="P6"><text:s/>if (v0b &gt; 1 ||| p_v0b &gt; 1) {</text:p>
      <text:p text:style-name="P6"><text:s/>calculate(show_vo_kind2, 1)</text:p>
      <text:p text:style-name="P6"><text:s text:c="7"/>} else {</text:p>
      <text:p text:style-name="P6"><text:s/>calculate(show_vo_kind2, 0)</text:p>
      <text:p text:style-name="P6"><text:soft-page-break/><text:s text:c="7"/>}</text:p>
      <text:p text:style-name="P6"><text:s/>if (v0b &gt; 2 ||| p_v0b &gt; 2) {</text:p>
      <text:p text:style-name="P6"><text:s/>calculate(show_vo_kind3, 1)</text:p>
      <text:p text:style-name="P6"><text:s text:c="7"/>} else {</text:p>
      <text:p text:style-name="P6"><text:s/>calculate(show_vo_kind3, 0)</text:p>
      <text:p text:style-name="P6"><text:s text:c="7"/>}</text:p>
      <text:p text:style-name="P6"><text:s/>if (v0b &gt; 3 ||| p_v0b &gt; 3) {</text:p>
      <text:p text:style-name="P6"><text:s/>calculate(show_vo_kind4, 1)</text:p>
      <text:p text:style-name="P6"><text:s text:c="7"/>} else {</text:p>
      <text:p text:style-name="P6"><text:s/>calculate(show_vo_kind4, 0)</text:p>
      <text:p text:style-name="P6"><text:s text:c="7"/>}</text:p>
      <text:p text:style-name="P6"><text:s/>if (v0b &gt; 4 ||| p_v0b &gt; 4) {</text:p>
      <text:p text:style-name="P6"><text:s/>calculate(show_vo_kind5, 1)</text:p>
      <text:p text:style-name="P6"><text:s text:c="7"/>} else {</text:p>
      <text:p text:style-name="P6"><text:s/>calculate(show_vo_kind5, 0)</text:p>
      <text:p text:style-name="P10"><text:s/>}</text:p>
      <text:p text:style-name="P10"><text:s/>calculate(schoolchildren, v0a + v0b)</text:p>
      <text:p text:style-name="P10"><text:s/>if (school-ageing_children = 1 ||| p_school-ageing_children = 1) {</text:p>
      <text:p text:style-name="P10"><text:s/>assign(f_school-going, 'your school-going child')</text:p>
      <text:p text:style-name="P10"><text:s/>assign(f_children, 'child')</text:p>
      <text:p text:style-name="P10"><text:s text:c="7"/>} elseif (schoolgoing_children &gt; 1 ||| p_schoolgoing_children &gt; 1) {</text:p>
      <text:p text:style-name="P10"><text:s/>assign(f_school-going, 'all your school-going children')</text:p>
      <text:p text:style-name="P6"><text:s/>assign(f_children, 'children')</text:p>
      <text:p text:style-name="P6"><text:s text:c="7"/>}</text:p>
      <text:p text:style-name="P6"><text:s/>if (v0a = 1 || p_v0a = 1) {</text:p>
      <text:p text:style-name="P6"><text:s/>assign(f_bo_kind1, 'Child in primary school')</text:p>
      <text:p text:style-name="P6"><text:s text:c="7"/>} elseif (v0a &gt; 1 ||| p_v0a &gt; 1) {</text:p>
      <text:p text:style-name="P10"><text:s/>assign(f_bo_kind1, 'First child at primary school')</text:p>
      <text:p text:style-name="P10"><text:s text:c="7"/>}</text:p>
      <text:p text:style-name="P10"><text:s/>if (v0b = 1 ||| p_v0b = 1) {</text:p>
      <text:p text:style-name="P10"><text:s/>assign(f_vo_kind1, 'Child in high school')</text:p>
      <text:p text:style-name="P10"><text:s text:c="7"/>} elseif (v0b &gt; 1 ||| p_v0b &gt; 1) {</text:p>
      <text:p text:style-name="P10"><text:s/>assign(f_vo_kind1, 'First child in high school')</text:p>
      <text:p text:style-name="P6"><text:s/>}</text:p>
      <text:p text:style-name="P6"><text:s/>if (1 in v0 || p_v0__1 = 1) {</text:p>
      <text:p text:style-name="P6"><text:s/>calculate(show_bo_table, 1)</text:p>
      <text:p text:style-name="P6"><text:s text:c="7"/>} elseif (1 ni v0 || p_v0__1 = 0) {</text:p>
      <text:p text:style-name="P6"><text:s/>calculate(show_bo_table, 0)</text:p>
      <text:p text:style-name="P6"><text:s text:c="7"/>}</text:p>
      <text:p text:style-name="P6"><text:s/>if (2 in v0 || p_v0__2 = 1) {</text:p>
      <text:p text:style-name="P6"><text:s/>calculate(show_vo_table, 1)</text:p>
      <text:p text:style-name="P6"><text:s text:c="7"/>} elseif (2 ni v0 || p_v0__2 = 0) {</text:p>
      <text:p text:style-name="P6"><text:s/>calculate(show_vo_table, 0)</text:p>
      <text:p text:style-name="P6"><text:s text:c="7"/>}</text:p>
      <text:p text:style-name="P6"><text:s/>if (p_v0__1 is response) {</text:p>
      <text:p text:style-name="P10"><text:s/>assign(f_preload, 'Below you see the data you already filled out in April about ^f_schoolgoing;. All you have to do is check if these data are correct')</text:p>
      <text:p text:style-name="P6"><text:s/>} elseif (p_v0__1 is empty) {</text:p>
      <text:p text:style-name="P10"><text:s/>assign(f_preload, 'Please fill in from ^f_schoolgoing; the following information').</text:p>
      <text:p text:style-name="P6"><text:s/>}</text:p>
      <text:p text:style-name="P6"><text:s text:c="7"/>v1_bo v1_vo </text:p>
      <text:p text:style-name="P6"><text:s/>if ((v1_vo_kind1.voklas = 6 &amp;&amp; v1_vo_kind1.von level = 1) || (v1_vo_kind1.voklas &gt; 4 &amp;&amp;</text:p>
      <text:p text:style-name="P10"><text:s/>(v1_vo_kind1.von Level = 2 ||| v1_vo_kind1.von Level = 3 ||| v1_vo_kind1.von Level = 4)) |||.</text:p>
      <text:p text:style-name="P6"><text:s/>(v1_vo_child1.voklas &gt; 3 &amp;&amp; v1_vo_child1.spark level = 5) || (v1_vo_child1.voklas &gt; 5 &amp;&amp;</text:p>
      <text:p text:style-name="P10"><text:s/>v1_vo_child1.spark level = 6) || (v1_vo_child1.voklas &gt; 3 &amp;&amp; v1_vo_child1.spark level = 7)) {</text:p>
      <text:p text:style-name="P10"><text:s/>check('This combination of class and level is unfortunately not possible. Please check if you have chosen the correct answers', v1_vo_kind1.von level).</text:p>
      <text:p text:style-name="P6"><text:s/>}</text:p>
      <text:p text:style-name="P6"><text:s/>if ((v1_vo_kind2.voklas = 6 &amp;&amp; v1_vo_kind2.von level = 1) || (v1_vo_kind2.voklas &gt; 4 &amp;&amp;</text:p>
      <text:p text:style-name="P10"><text:s/>(v1_vo_kind2.von Level = 2 ||| v1_vo_kind2.von Level = 3 ||| v1_vo_kind2.von Level = 4)) |||.</text:p>
      <text:p text:style-name="P6"><text:s/>(v1_vo_kind2.voklas &gt; 3 &amp;&amp; v1_vo_kind2.von level = 5) || (v1_vo_kind2.voklas &gt; 5 &amp;&amp;</text:p>
      <text:p text:style-name="P10"><text:s/>v1_vo_kind2.spark level = 6) || (v1_vo_kind2.voklas &gt; 3 &amp;&amp; v1_vo_kind2.spark level = 7)) {</text:p>
      <text:p text:style-name="P10"><text:soft-page-break/><text:s/>check('This combination of class and level is unfortunately not possible. Please check if you have chosen the correct answers', v1_vo_kind2.von level).</text:p>
      <text:p text:style-name="P6"><text:s/>}</text:p>
      <text:p text:style-name="P6"><text:s/>if ((v1_vo_kind3.voklas = 6 &amp;&amp; v1_vo_kind3.von level = 1) || (v1_vo_kind3.voklas &gt; 4 &amp;&amp;</text:p>
      <text:p text:style-name="P10"><text:s/>(v1_vo_kind3.spark level = 2 ||| v1_vo_kind3.spark level = 3 ||| v1_vo_kind3.spark level = 4)) |||.</text:p>
      <text:p text:style-name="P6"><text:s/>(v1_vo_kind3.voklas &gt; 3 &amp;&amp; v1_vo_kind3.von level = 5) || (v1_vo_kind3.voklas &gt; 5 &amp;&amp;</text:p>
      <text:p text:style-name="P10"><text:s/>v1_vo_kind3.spark level = 6) || (v1_vo_kind3.voklas &gt; 3 &amp;&amp; v1_vo_kind3.spark level = 7)) {</text:p>
      <text:p text:style-name="P10"><text:s/>check('This combination of class and level is unfortunately not possible. Please check if you have chosen the correct answers', v1_vo_kind3.von level).</text:p>
      <text:p text:style-name="P6"><text:s/>}</text:p>
      <text:p text:style-name="P6"><text:s/>if ((v1_vo_kind4.voklas = 6 &amp;&amp; v1_vo_kind4.von level = 1) || (v1_vo_kind4.voklas &gt; 4 &amp;&amp;</text:p>
      <text:p text:style-name="P10"><text:s/>(v1_vo_kind4.spark level = 2 ||| v1_vo_kind4.spark level = 3 ||| v1_vo_kind4.spark level = 4)) |||.</text:p>
      <text:p text:style-name="P6"><text:s/>(v1_vo_kind4.voklas &gt; 3 &amp;&amp; v1_vo_kind4.von level = 5) || (v1_vo_kind4.voklas &gt; 5 &amp;&amp;</text:p>
      <text:p text:style-name="P10"><text:s/>v1_vo_kind4.spark level = 6) || (v1_vo_kind4.voklas &gt; 3 &amp;&amp; v1_vo_kind4.spark level = 7)) {</text:p>
      <text:p text:style-name="P10"><text:s/>check('This combination of class and level is unfortunately not possible. Please check if you have chosen the correct answers', v1_vo_kind4.von level).</text:p>
      <text:p text:style-name="P6"><text:s/>}</text:p>
      <text:p text:style-name="P6"><text:s/>if ((v1_vo_kind5.voklas = 6 &amp;&amp; v1_vo_kind5.von level = 1) || (v1_vo_kind5.voklas &gt; 4 &amp;&amp;</text:p>
      <text:p text:style-name="P10"><text:s/>(v1_vo_kind5.spark level = 2 ||| v1_vo_kind5.spark level = 3 ||| v1_vo_kind5.spark level = 4)) |||.</text:p>
      <text:p text:style-name="P6"><text:s/>(v1_vo_child5.voklas &gt; 3 &amp;&amp; v1_vo_child5.spark level = 5) || (v1_vo_child5.voklas &gt; 5 &amp;&amp;</text:p>
      <text:p text:style-name="P10"><text:s/>v1_vo_kind5.spark level = 6) || (v1_vo_kind5.voklas &gt; 3 &amp;&amp; v1_vo_kind5.spark level = 7)) {</text:p>
      <text:p text:style-name="P10"><text:s/>check('This combination of class and level is unfortunately not possible. Please check if you have chosen the correct answers', v1_vo_kind5.von level).</text:p>
      <text:p text:style-name="P10"><text:s text:c="7"/>}</text:p>
      <text:p text:style-name="P10"><text:s/>if (v1_bo_kind1.bogey = 1) {</text:p>
      <text:p text:style-name="P10"><text:s/>assign(f_hijzij_bo_kind1, 'he')</text:p>
      <text:p text:style-name="P10"><text:s/>assign(f_zijnhaar_bo_kind1, 'be')</text:p>
      <text:p text:style-name="P10"><text:s text:c="7"/>} elseif (v1_bo_kind1.bogey = 2) {</text:p>
      <text:p text:style-name="P10"><text:s/>assign(f_hijzij_bo_kind1, 'she')</text:p>
      <text:p text:style-name="P10"><text:s/>assign(f_zijnhaar_bo_kind1, 'hair')</text:p>
      <text:p text:style-name="P10"><text:s text:c="7"/>}</text:p>
      <text:p text:style-name="P10"><text:s/>if (v1_bo_kind2.bogey = 1) {</text:p>
      <text:p text:style-name="P10"><text:s/>assign(f_hijzij_bo_kind2, 'he')</text:p>
      <text:p text:style-name="P10"><text:s/>assign(f_zijnhaar_bo_kind2, 'be')</text:p>
      <text:p text:style-name="P10"><text:s text:c="7"/>} elseif (v1_bo_kind2.bogey = 2) {</text:p>
      <text:p text:style-name="P10"><text:s/>assign(f_hijzij_bo_kind2, 'she')</text:p>
      <text:p text:style-name="P10"><text:s/>assign(f_zijnhaar_bo_kind2, 'hair')</text:p>
      <text:p text:style-name="P10"><text:s text:c="7"/>}</text:p>
      <text:p text:style-name="P10"><text:s/>if (v1_bo_kind3.bogee = 1) {</text:p>
      <text:p text:style-name="P10"><text:s/>assign(f_hijzij_bo_kind3, 'he')</text:p>
      <text:p text:style-name="P10"><text:s/>assign(f_zijnhaar_bo_kind3, 'be')</text:p>
      <text:p text:style-name="P10"><text:s text:c="7"/>} elseif (v1_bo_kind3.bo genus = 2) {</text:p>
      <text:p text:style-name="P10"><text:s/>assign(f_hijzij_bo_kind3, 'she')</text:p>
      <text:p text:style-name="P10"><text:s/>assign(f_zijnhaar_bo_kind3, 'hair')</text:p>
      <text:p text:style-name="P10"><text:s text:c="7"/>}</text:p>
      <text:p text:style-name="P10"><text:s/>if (v1_bo_kind4.bogee = 1) {</text:p>
      <text:p text:style-name="P10"><text:s/>assign(f_hijzij_bo_kind4, 'he')</text:p>
      <text:p text:style-name="P10"><text:s/>assign(f_zijnhaar_bo_kind4, 'be')</text:p>
      <text:p text:style-name="P10"><text:s text:c="7"/>} elseif (v1_bo_kind4.bo genus = 2) {</text:p>
      <text:p text:style-name="P10"><text:s/>assign(f_hijzij_bo_kind4, 'she')</text:p>
      <text:p text:style-name="P10"><text:s/>assign(f_zijnhaar_bo_kind4, 'hair')</text:p>
      <text:p text:style-name="P10"><text:s text:c="7"/>}</text:p>
      <text:p text:style-name="P10"><text:s/>if (v1_bo_kind5.bogey = 1) {</text:p>
      <text:p text:style-name="P10"><text:s/>assign(f_hijzij_bo_kind5, 'he')</text:p>
      <text:p text:style-name="P10"><text:s/>assign(f_zijnhaar_bo_kind5, 'be')</text:p>
      <text:p text:style-name="P10"><text:s text:c="7"/>} elseif (v1_bo_kind5.bogey = 2) {</text:p>
      <text:p text:style-name="P10"><text:s/>assign(f_hijzij_bo_kind5, 'she')</text:p>
      <text:p text:style-name="P10"><text:s/>assign(f_zijnhaar_bo_kind5, 'hair')</text:p>
      <text:p text:style-name="P10"><text:s text:c="7"/>}</text:p>
      <text:p text:style-name="P10"><text:soft-page-break/><text:s/>if (v1_vo_child1.ancestry = 1) {</text:p>
      <text:p text:style-name="P10"><text:s/>assign(f_hijzij_vo_kind1, 'he')</text:p>
      <text:p text:style-name="P10"><text:s/>assign(f_his/her_vo_child1, 'be')</text:p>
      <text:p text:style-name="P10"><text:s text:c="7"/>} elseif (v1_vo_kind1.ancestry = 2) {</text:p>
      <text:p text:style-name="P10"><text:s/>assign(f_hijzij_vo_kind1, 'she')</text:p>
      <text:p text:style-name="P10"><text:s/>assign(f_zijnhaar_vo_kind1, 'hair')</text:p>
      <text:p text:style-name="P10"><text:s text:c="7"/>}</text:p>
      <text:p text:style-name="P10"><text:s/>if (v1_vo_kind2.ancestry = 1) {</text:p>
      <text:p text:style-name="P10"><text:s/>assign(f_hijzij_vo_kind2, 'he')</text:p>
      <text:p text:style-name="P10"><text:s/>assign(f_his_vo_kind2, 'be')</text:p>
      <text:p text:style-name="P10"><text:s text:c="7"/>} elseif (v1_vo_kind2.ancestry = 2) {</text:p>
      <text:p text:style-name="P10"><text:s/>assign(f_hijzij_vo_kind2, 'she')</text:p>
      <text:p text:style-name="P10"><text:s/>assign(f_zijnhaar_vo_kind2, 'hair')</text:p>
      <text:p text:style-name="P10"><text:s text:c="7"/>}</text:p>
      <text:p text:style-name="P10"><text:s/>if (v1_vo_kind3.ancestry = 1) {</text:p>
      <text:p text:style-name="P10"><text:s/>assign(f_hijzij_vo_kind3, 'he')</text:p>
      <text:p text:style-name="P10"><text:s/>assign(f_zijnhaar_vo_kind3, 'be')</text:p>
      <text:p text:style-name="P10"><text:s text:c="7"/>} elseif (v1_vo_kind3.ancestry = 2) {</text:p>
      <text:p text:style-name="P10"><text:s/>assign(f_hijzij_vo_kind3, 'she')</text:p>
      <text:p text:style-name="P10"><text:s/>assign(f_zijnhaar_vo_kind3, 'hair')</text:p>
      <text:p text:style-name="P10"><text:s text:c="7"/>}</text:p>
      <text:p text:style-name="P10"><text:s/>if (v1_vo_child4.ancestry = 1) {</text:p>
      <text:p text:style-name="P10"><text:s/>assign(f_hijzij_vo_kind4, 'he')</text:p>
      <text:p text:style-name="P10"><text:s/>assign(f_his_vo_child4, 'be')</text:p>
      <text:p text:style-name="P10"><text:s text:c="7"/>} elseif (v1_vo_kind4.ancestry = 2) {</text:p>
      <text:p text:style-name="P10"><text:s/>assign(f_hijzij_vo_kind4, 'she')</text:p>
      <text:p text:style-name="P10"><text:s/>assign(f_zijnhaar_vo_kind4, 'hair')</text:p>
      <text:p text:style-name="P10"><text:s text:c="7"/>}</text:p>
      <text:p text:style-name="P10"><text:s/>if (v1_vo_child5.ancestry = 1) {</text:p>
      <text:p text:style-name="P10"><text:s/>assign(f_hijzij_vo_kind5, 'he')</text:p>
      <text:p text:style-name="P10"><text:s/>assign(f_zijnhaar_vo_kind5, 'be')</text:p>
      <text:p text:style-name="P10"><text:s text:c="7"/>} elseif (v1_vo_kind5.ancestry = 2) {</text:p>
      <text:p text:style-name="P10"><text:s/>assign(f_hijzij_vo_kind5, 'she')</text:p>
      <text:p text:style-name="P10"><text:s/>assign(f_zijnhaar_vo_kind5, 'hair')</text:p>
      <text:p text:style-name="P6"><text:s/>}</text:p>
      <text:p text:style-name="P6"><text:s text:c="4"/>}</text:p>
      <text:p text:style-name="P6"><text:s/>if (1 in v0 || 2 in v0 ||| p_v0__1 = 1 ||| p_v0__2 = 1) {</text:p>
      <text:p text:style-name="P6"><text:s/>if (v0a &gt; 0 || p_v0a &gt; 0) {</text:p>
      <text:p text:style-name="P6"><text:s text:c="10"/>v2_bokind1 v2_js_bokind1 (jquery)</text:p>
      <text:p text:style-name="P6"><text:s/>if (v2l_bokind1.v2_col1_bokind1 != 0) {</text:p>
      <text:p text:style-name="P10"><text:s/>check('Please note: the total number of divided hours is not 168. Adjust your answers to get the total number of remaining hours to 0', v2l_bokind1.v2_col1_bokind1)</text:p>
      <text:p text:style-name="P6"><text:s/>}</text:p>
      <text:p text:style-name="P2"><text:span text:style-name="T15"><text:s/>if (v2l_bokind1.v2_col2_bokind1 != </text:span><text:span text:style-name="T9">0) {</text:span></text:p>
      <text:p text:style-name="P10"><text:s/>check('Please note: the total number of divided hours is not 168. Adjust your answers to get the total number of hours left to 0', v2l_bokind1.v2_col2_bokind1)</text:p>
      <text:p text:style-name="P6"><text:s/>}</text:p>
      <text:p text:style-name="P6"><text:s text:c="10"/>v3_bokind1 </text:p>
      <text:p text:style-name="P6"><text:s text:c="10"/>v4_bokind1 </text:p>
      <text:p text:style-name="P6"><text:s text:c="10"/>v5_bokind1 </text:p>
      <text:p text:style-name="P6"><text:s text:c="10"/>v6_bokind1 </text:p>
      <text:p text:style-name="P6"><text:s text:c="7"/>}</text:p>
      <text:p text:style-name="P6"><text:s/>if (v0a &gt; 1 ||| p_v0a &gt; 1) {</text:p>
      <text:p text:style-name="P6"><text:s text:c="10"/>v2_bokind2 v2_js_bokind2 (jquery)</text:p>
      <text:p text:style-name="P2"><text:span text:style-name="T15"><text:s/>if (v2l_bokind2.v2_col1_bokind2 != </text:span><text:span text:style-name="T9">0) {</text:span></text:p>
      <text:p text:style-name="P10"><text:s/>check('Please note: the total number of divided hours is not 168. Adjust your answers to get the total number of hours left to 0', v2l_bokind2.v2_col1_bokind2)</text:p>
      <text:p text:style-name="P6"><text:s/>}</text:p>
      <text:p text:style-name="P2"><text:span text:style-name="T15"><text:s/>if (v2l_bokind2.v2_col2_bokind2 != </text:span><text:span text:style-name="T9">0) {</text:span></text:p>
      <text:p text:style-name="P10"><text:s/>check('Please note: the total number of divided hours is not 168. Adjust your answers to get the total number of remaining hours to 0', v2l_bokind2.v2_col2_bokind2)</text:p>
      <text:p text:style-name="P6"><text:s/>}</text:p>
      <text:p text:style-name="P6"><text:soft-page-break/><text:s text:c="10"/>v3_bokind2 </text:p>
      <text:p text:style-name="P6"><text:s text:c="10"/>v4_bokind2 </text:p>
      <text:p text:style-name="P6"><text:s text:c="10"/>v5_bokind2 </text:p>
      <text:p text:style-name="P6"><text:s text:c="10"/>v6_bokind2 </text:p>
      <text:p text:style-name="P6"><text:s text:c="7"/>}</text:p>
      <text:p text:style-name="P6"><text:s/>if (v0a &gt; 2 || p_v0a &gt; 2) {</text:p>
      <text:p text:style-name="P6"><text:s text:c="10"/>v2_bokind3 v2_js_bokind3 (jquery)</text:p>
      <text:p text:style-name="P2"><text:span text:style-name="T15"><text:s text:c="10"/>if (v2l_bokind3.v2_col1_bokind3 != </text:span><text:span text:style-name="T9">0) {</text:span></text:p>
      <text:p text:style-name="P10"><text:s text:c="13"/>check('Let op: het totaal aantal verdeelde uren is niet 168. Pas uw antwoorden aan om het totaal aantal overgebleven uren op 0 te krijgen.', v2l_bokind3.v2_col1_bokind3)</text:p>
      <text:p text:style-name="P6"><text:s/>}</text:p>
      <text:p text:style-name="P2"><text:span text:style-name="T15"><text:s text:c="10"/>if (v2l_bokind3.v2_col2_bokind3 != </text:span><text:span text:style-name="T9">0) {</text:span></text:p>
      <text:p text:style-name="P10"><text:s text:c="13"/>check('Let op: het totaal aantal verdeelde uren is niet 168. Pas uw antwoorden aan om het totaal aantal overgebleven uren op 0 te krijgen.', v2l_bokind3.v2_col2_bokind3)</text:p>
      <text:p text:style-name="P6"><text:s/>}</text:p>
      <text:p text:style-name="P6"><text:s text:c="10"/>v3_bokind3 </text:p>
      <text:p text:style-name="P6"><text:s text:c="10"/>v4_bokind3 </text:p>
      <text:p text:style-name="P6"><text:s text:c="10"/>v5_bokind3 </text:p>
      <text:p text:style-name="P6"><text:s text:c="10"/>v6_bokind3 </text:p>
      <text:p text:style-name="P6"><text:s text:c="7"/>}</text:p>
      <text:p text:style-name="P6"><text:s/>if (v0a &gt; 3 || p_v0a &gt; 3) {</text:p>
      <text:p text:style-name="P6"><text:s text:c="10"/>v2_bokind4 v2_js_bokind4 (jquery)</text:p>
      <text:p text:style-name="P2"><text:span text:style-name="T15"><text:s text:c="10"/>if (v2l_bokind4.v2_col1_bokind4 != </text:span><text:span text:style-name="T9">0) {</text:span></text:p>
      <text:p text:style-name="P10"><text:s text:c="13"/>check('Let op: het totaal aantal verdeelde uren is niet 168. Pas uw antwoorden aan om het totaal aantal overgebleven uren op 0 te krijgen.', v2l_bokind4.v2_col1_bokind4)</text:p>
      <text:p text:style-name="P6"><text:s/>}</text:p>
      <text:p text:style-name="P2"><text:span text:style-name="T15"><text:s text:c="10"/>if (v2l_bokind4.v2_col2_bokind4 != </text:span><text:span text:style-name="T9">0) {</text:span></text:p>
      <text:p text:style-name="P10"><text:s text:c="13"/>check('Let op: het totaal aantal verdeelde uren is niet 168. Pas uw antwoorden aan om het totaal aantal overgebleven uren op 0 te krijgen.', v2l_bokind4.v2_col2_bokind4)</text:p>
      <text:p text:style-name="P6"><text:s/>}</text:p>
      <text:p text:style-name="P6"><text:s text:c="10"/>v3_bokind4 </text:p>
      <text:p text:style-name="P6"><text:s text:c="10"/>v4_bokind4 </text:p>
      <text:p text:style-name="P6"><text:s text:c="10"/>v5_bokind4 </text:p>
      <text:p text:style-name="P6"><text:s text:c="10"/>v6_bokind4 </text:p>
      <text:p text:style-name="P6"><text:s text:c="7"/>}</text:p>
      <text:p text:style-name="P6"><text:s/>if (v0a &gt; 4 || p_v0a &gt; 4) {</text:p>
      <text:p text:style-name="P6"><text:s text:c="10"/>v2_bokind5 v2_js_bokind5 (jquery)</text:p>
      <text:p text:style-name="P2"><text:span text:style-name="T15"><text:s text:c="10"/>if (v2l_bokind5.v2_col1_bokind5 != </text:span><text:span text:style-name="T9">0) {</text:span></text:p>
      <text:p text:style-name="P10"><text:s text:c="13"/>check('Let op: het totaal aantal verdeelde uren is niet 168. Pas uw antwoorden aan om het totaal aantal overgebleven uren op 0 te krijgen.', v2l_bokind5.v2_col1_bokind5)</text:p>
      <text:p text:style-name="P6"><text:s/>}</text:p>
      <text:p text:style-name="P2"><text:span text:style-name="T15"><text:s text:c="10"/>if (v2l_bokind5.v2_col2_bokind5 != </text:span><text:span text:style-name="T9">0) {</text:span></text:p>
      <text:p text:style-name="P10"><text:s text:c="13"/>check('Let op: het totaal aantal verdeelde uren is niet 168. Pas uw antwoorden aan om het totaal aantal overgebleven uren op 0 te krijgen.', v2l_bokind5.v2_col2_bokind5)</text:p>
      <text:p text:style-name="P6"><text:s/>}</text:p>
      <text:p text:style-name="P6"><text:s text:c="10"/>v3_bokind5 </text:p>
      <text:p text:style-name="P6"><text:s text:c="10"/>v4_bokind5 </text:p>
      <text:p text:style-name="P6"><text:s text:c="10"/>v5_bokind5 </text:p>
      <text:p text:style-name="P6"><text:s text:c="10"/>v6_bokind5 </text:p>
      <text:p text:style-name="P6"><text:s text:c="7"/>}</text:p>
      <text:p text:style-name="P6"><text:s/>if (v0b &gt; 0 || p_v0b &gt; 0) {</text:p>
      <text:p text:style-name="P6"><text:s text:c="10"/>v2_vokind1 v2_js_vokind1 (jquery)</text:p>
      <text:p text:style-name="P2"><text:span text:style-name="T15"><text:s text:c="10"/>if (v2l_vokind1.v2_col1_vokind1 != </text:span><text:span text:style-name="T9">0) {</text:span></text:p>
      <text:p text:style-name="P10"><text:s text:c="13"/>check('Let op: het totaal aantal verdeelde uren is niet 168. Pas uw antwoorden aan om het totaal aantal overgebleven uren op 0 te krijgen.', v2l_vokind1.v2_col1_vokind1)</text:p>
      <text:p text:style-name="P6"><text:s/>}</text:p>
      <text:p text:style-name="P2"><text:span text:style-name="T15"><text:s text:c="10"/>if (v2l_vokind1.v2_col2_vokind1 != </text:span><text:span text:style-name="T9">0) {</text:span></text:p>
      <text:p text:style-name="P10"><text:s text:c="13"/>check('Let op: het totaal aantal verdeelde uren is niet 168. Pas uw antwoorden aan om het totaal aantal overgebleven uren op 0 te krijgen.', v2l_vokind1.v2_col2_vokind1)</text:p>
      <text:p text:style-name="P6"><text:s/>}</text:p>
      <text:p text:style-name="P6"><text:s text:c="10"/>v3_vokind1 </text:p>
      <text:p text:style-name="P6"><text:s text:c="10"/>v4_vokind1 </text:p>
      <text:p text:style-name="P6"><text:soft-page-break/><text:s text:c="10"/>v5_vokind1 </text:p>
      <text:p text:style-name="P6"><text:s text:c="10"/>v6_vokind1 </text:p>
      <text:p text:style-name="P6"><text:s text:c="7"/>}</text:p>
      <text:p text:style-name="P6"><text:s/>if (v0b &gt; 1 ||| p_v0b &gt; 1) {</text:p>
      <text:p text:style-name="P6"><text:s text:c="10"/>v2_vokind2 v2_js_vokind2 (jquery)</text:p>
      <text:p text:style-name="P2"><text:span text:style-name="T15"><text:s text:c="10"/>if (v2l_vokind2.v2_col1_vokind2 != </text:span><text:span text:style-name="T9">0) {</text:span></text:p>
      <text:p text:style-name="P10"><text:s text:c="13"/>check('Let op: het totaal aantal verdeelde uren is niet 168. Pas uw antwoorden aan om het totaal aantal overgebleven uren op 0 te krijgen.', v2l_vokind2.v2_col1_vokind2)</text:p>
      <text:p text:style-name="P6"><text:s/>}</text:p>
      <text:p text:style-name="P2"><text:span text:style-name="T15"><text:s text:c="10"/>if (v2l_vokind2.v2_col2_vokind2 != </text:span><text:span text:style-name="T9">0) {</text:span></text:p>
      <text:p text:style-name="P10"><text:s text:c="13"/>check('Let op: het totaal aantal verdeelde uren is niet 168. Pas uw antwoorden aan om het totaal aantal overgebleven uren op 0 te krijgen.', v2l_vokind2.v2_col2_vokind2)</text:p>
      <text:p text:style-name="P6"><text:s/>}</text:p>
      <text:p text:style-name="P6"><text:s text:c="10"/>v3_vokind2 </text:p>
      <text:p text:style-name="P6"><text:s text:c="10"/>v4_vokind2 </text:p>
      <text:p text:style-name="P6"><text:s text:c="10"/>v5_vokind2 </text:p>
      <text:p text:style-name="P6"><text:s text:c="10"/>v6_vokind2 </text:p>
      <text:p text:style-name="P6"><text:s text:c="7"/>}</text:p>
      <text:p text:style-name="P6"><text:s/>if (v0b &gt; 2 ||| p_v0b &gt; 2) {</text:p>
      <text:p text:style-name="P6"><text:s text:c="10"/>v2_vokind3 v2_js_vokind3 (jquery)</text:p>
      <text:p text:style-name="P2"><text:span text:style-name="T15"><text:s text:c="10"/>if (v2l_vokind3.v2_col1_vokind3 != </text:span><text:span text:style-name="T9">0) {</text:span></text:p>
      <text:p text:style-name="P10"><text:s text:c="13"/>check('Let op: het totaal aantal verdeelde uren is niet 168. Pas uw antwoorden aan om het totaal aantal overgebleven uren op 0 te krijgen.', v2l_vokind3.v2_col1_vokind3)</text:p>
      <text:p text:style-name="P6"><text:s/>}</text:p>
      <text:p text:style-name="P2"><text:span text:style-name="T15"><text:s text:c="10"/>if (v2l_vokind3.v2_col2_vokind3 != </text:span><text:span text:style-name="T9">0) {</text:span></text:p>
      <text:p text:style-name="P10"><text:s text:c="13"/>check('Let op: het totaal aantal verdeelde uren is niet 168. Pas uw antwoorden aan om het totaal aantal overgebleven uren op 0 te krijgen.', v2l_vokind3.v2_col2_vokind3)</text:p>
      <text:p text:style-name="P6"><text:s/>}</text:p>
      <text:p text:style-name="P6"><text:s text:c="10"/>v3_vokind3 </text:p>
      <text:p text:style-name="P6"><text:s text:c="10"/>v4_vokind3 </text:p>
      <text:p text:style-name="P6"><text:s text:c="10"/>v5_vokind3 </text:p>
      <text:p text:style-name="P6"><text:s text:c="10"/>v6_vokind3 </text:p>
      <text:p text:style-name="P6"><text:s text:c="7"/>}</text:p>
      <text:p text:style-name="P6"><text:s/>if (v0b &gt; 3 ||| p_v0b &gt; 3) {</text:p>
      <text:p text:style-name="P6"><text:s text:c="10"/>v2_vokind4 v2_js_vokind4 (jquery)</text:p>
      <text:p text:style-name="P2"><text:span text:style-name="T15"><text:s text:c="10"/>if (v2l_vokind4.v2_col1_vokind4 != </text:span><text:span text:style-name="T9">0) {</text:span></text:p>
      <text:p text:style-name="P10"><text:s text:c="13"/>check('Let op: het totaal aantal verdeelde uren is niet 168. Pas uw antwoorden aan om het totaal aantal overgebleven uren op 0 te krijgen.', v2l_vokind4.v2_col1_vokind4)</text:p>
      <text:p text:style-name="P6"><text:s/>}</text:p>
      <text:p text:style-name="P2"><text:span text:style-name="T15"><text:s text:c="10"/>if (v2l_vokind4.v2_col2_vokind4 != </text:span><text:span text:style-name="T9">0) {</text:span></text:p>
      <text:p text:style-name="P10"><text:s text:c="13"/>check('Let op: het totaal aantal verdeelde uren is niet 168. Pas uw antwoorden aan om het totaal aantal overgebleven uren op 0 te krijgen.', v2l_vokind4.v2_col2_vokind4)</text:p>
      <text:p text:style-name="P6"><text:s/>}</text:p>
      <text:p text:style-name="P6"><text:s text:c="10"/>v3_vokind4 </text:p>
      <text:p text:style-name="P6"><text:s text:c="10"/>v4_vokind4 </text:p>
      <text:p text:style-name="P6"><text:s text:c="10"/>v5_vokind4 </text:p>
      <text:p text:style-name="P6"><text:s text:c="10"/>v6_vokind4 </text:p>
      <text:p text:style-name="P6"><text:s text:c="7"/>}</text:p>
      <text:p text:style-name="P6"><text:s/>if (v0b &gt; 4 ||| p_v0b &gt; 4) {</text:p>
      <text:p text:style-name="P6"><text:s text:c="10"/>v2_vokind5 v2_js_vokind5 (jquery)</text:p>
      <text:p text:style-name="P2"><text:span text:style-name="T15"><text:s text:c="10"/>if (v2l_vokind5.v2_col1_vokind5 != </text:span><text:span text:style-name="T9">0) {</text:span></text:p>
      <text:p text:style-name="P10"><text:s text:c="13"/>check('Let op: het totaal aantal verdeelde uren is niet 168. Pas uw antwoorden aan om het totaal aantal overgebleven uren op 0 te krijgen.', v2l_vokind5.v2_col1_vokind5)</text:p>
      <text:p text:style-name="P6"><text:s/>}</text:p>
      <text:p text:style-name="P2"><text:span text:style-name="T15"><text:s text:c="10"/>if (v2l_vokind5.v2_col2_vokind5 != </text:span><text:span text:style-name="T9">0) {</text:span></text:p>
      <text:p text:style-name="P10"><text:s text:c="13"/>check('Let op: het totaal aantal verdeelde uren is niet 168. Pas uw antwoorden aan om het totaal aantal overgebleven uren op 0 te krijgen.', v2l_vokind5.v2_col2_vokind5)</text:p>
      <text:p text:style-name="P6"><text:s/>}</text:p>
      <text:p text:style-name="P6"><text:s text:c="10"/>v3_vokind5 </text:p>
      <text:p text:style-name="P6"><text:s text:c="10"/>v4_vokind5 </text:p>
      <text:p text:style-name="P6"><text:s text:c="10"/>v5_vokind5 </text:p>
      <text:p text:style-name="P6"><text:s text:c="10"/>v6_vokind5 </text:p>
      <text:p text:style-name="P6"><text:soft-page-break/><text:s text:c="7"/>}</text:p>
      <text:p text:style-name="P6"><text:s text:c="4"/>}</text:p>
      <text:p text:style-name="P6">}</text:p>
      <text:p text:style-name="P6">uitbetaling </text:p>
      <text:p text:style-name="P6">eva2h </text:p>
      <text:p text:style-name="P6">opm </text:p>
      <text:p text:style-name="P3"><draw:rect text:anchor-type="as-char" draw:z-index="99" draw:style-name="gr1" draw:text-style-name="P58" svg:width="0.0012in" svg:height="0.0213in"><text:p/></draw:rect></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Liberation Serif" svg:font-family="'Liberation Serif'"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Label_20_1" style:display-name="ListLabel 1" style:family="text">
      <style:text-properties style:font-name="Verdana" fo:font-family="Verdana" style:font-family-generic="roman" style:font-pitch="variable"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style:font-name="Verdana" fo:font-family="Verdana" style:font-family-generic="roman" style:font-pitch="variable" fo:font-size="10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style:font-name="Verdana" fo:font-family="Verdana" style:font-family-generic="roman" style:font-pitch="variable"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style:font-name="Verdana" fo:font-family="Verdana" style:font-family-generic="roman" style:font-pitch="variable"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34" style:display-name="ListLabel 34" style:family="text">
      <style:text-properties fo:font-size="10pt" style:font-size-asian="10pt"/>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style:style style:name="ListLabel_20_37" style:display-name="ListLabel 37" style:family="text">
      <style:text-properties style:font-name="Verdana" fo:font-family="Verdana" style:font-family-generic="roman" style:font-pitch="variable" fo:font-size="10pt" style:font-size-asian="10pt"/>
    </style:style>
    <style:style style:name="ListLabel_20_38" style:display-name="ListLabel 38" style:family="text">
      <style:text-properties fo:font-size="10pt" style:font-size-asian="10pt"/>
    </style:style>
    <style:style style:name="ListLabel_20_39" style:display-name="ListLabel 39" style:family="text">
      <style:text-properties fo:font-size="10pt" style:font-size-asian="10pt"/>
    </style:style>
    <style:style style:name="ListLabel_20_40" style:display-name="ListLabel 40" style:family="text">
      <style:text-properties fo:font-size="10pt" style:font-size-asian="10pt"/>
    </style:style>
    <style:style style:name="ListLabel_20_41" style:display-name="ListLabel 41" style:family="text">
      <style:text-properties fo:font-size="10pt" style:font-size-asian="10pt"/>
    </style:style>
    <style:style style:name="ListLabel_20_42" style:display-name="ListLabel 42" style:family="text">
      <style:text-properties fo:font-size="10pt" style:font-size-asian="10pt"/>
    </style:style>
    <style:style style:name="ListLabel_20_43" style:display-name="ListLabel 43" style:family="text">
      <style:text-properties fo:font-size="10pt" style:font-size-asian="10pt"/>
    </style:style>
    <style:style style:name="ListLabel_20_44" style:display-name="ListLabel 44" style:family="text">
      <style:text-properties fo:font-size="10pt" style:font-size-asian="10pt"/>
    </style:style>
    <style:style style:name="ListLabel_20_45" style:display-name="ListLabel 45" style:family="text">
      <style:text-properties fo:font-size="10pt" style:font-size-asian="10pt"/>
    </style:style>
    <style:style style:name="ListLabel_20_46" style:display-name="ListLabel 46" style:family="text">
      <style:text-properties style:font-name="Verdana" fo:font-family="Verdana" style:font-family-generic="roman" style:font-pitch="variable" fo:font-size="10pt" style:font-size-asian="10pt"/>
    </style:style>
    <style:style style:name="ListLabel_20_47" style:display-name="ListLabel 47" style:family="text">
      <style:text-properties fo:font-size="10pt" style:font-size-asian="10pt"/>
    </style:style>
    <style:style style:name="ListLabel_20_48" style:display-name="ListLabel 48" style:family="text">
      <style:text-properties fo:font-size="10pt" style:font-size-asian="10pt"/>
    </style:style>
    <style:style style:name="ListLabel_20_49" style:display-name="ListLabel 49" style:family="text">
      <style:text-properties fo:font-size="10pt" style:font-size-asian="10pt"/>
    </style:style>
    <style:style style:name="ListLabel_20_50" style:display-name="ListLabel 50" style:family="text">
      <style:text-properties fo:font-size="10pt" style:font-size-asian="10pt"/>
    </style:style>
    <style:style style:name="ListLabel_20_51" style:display-name="ListLabel 51" style:family="text">
      <style:text-properties fo:font-size="10pt" style:font-size-asian="10pt"/>
    </style:style>
    <style:style style:name="ListLabel_20_52" style:display-name="ListLabel 52" style:family="text">
      <style:text-properties fo:font-size="10pt" style:font-size-asian="10pt"/>
    </style:style>
    <style:style style:name="ListLabel_20_53" style:display-name="ListLabel 53" style:family="text">
      <style:text-properties fo:font-size="10pt" style:font-size-asian="10pt"/>
    </style:style>
    <style:style style:name="ListLabel_20_54" style:display-name="ListLabel 54" style:family="text">
      <style:text-properties fo:font-size="10pt" style:font-size-asian="10pt"/>
    </style:style>
    <style:style style:name="ListLabel_20_55" style:display-name="ListLabel 55" style:family="text">
      <style:text-properties style:font-name="Verdana" fo:font-family="Verdana" style:font-family-generic="roman" style:font-pitch="variable" fo:font-size="10pt" style:font-size-asian="10pt"/>
    </style:style>
    <style:style style:name="ListLabel_20_56" style:display-name="ListLabel 56" style:family="text">
      <style:text-properties fo:font-size="10pt" style:font-size-asian="10pt"/>
    </style:style>
    <style:style style:name="ListLabel_20_57" style:display-name="ListLabel 57" style:family="text">
      <style:text-properties fo:font-size="10pt" style:font-size-asian="10pt"/>
    </style:style>
    <style:style style:name="ListLabel_20_58" style:display-name="ListLabel 58" style:family="text">
      <style:text-properties fo:font-size="10pt" style:font-size-asian="10pt"/>
    </style:style>
    <style:style style:name="ListLabel_20_59" style:display-name="ListLabel 59" style:family="text">
      <style:text-properties fo:font-size="10pt" style:font-size-asian="10pt"/>
    </style:style>
    <style:style style:name="ListLabel_20_60" style:display-name="ListLabel 60" style:family="text">
      <style:text-properties fo:font-size="10pt" style:font-size-asian="10pt"/>
    </style:style>
    <style:style style:name="ListLabel_20_61" style:display-name="ListLabel 61" style:family="text">
      <style:text-properties fo:font-size="10pt" style:font-size-asian="10pt"/>
    </style:style>
    <style:style style:name="ListLabel_20_62" style:display-name="ListLabel 62" style:family="text">
      <style:text-properties fo:font-size="10pt" style:font-size-asian="10pt"/>
    </style:style>
    <style:style style:name="ListLabel_20_63" style:display-name="ListLabel 63" style:family="text">
      <style:text-properties fo:font-size="10pt" style:font-size-asian="10pt"/>
    </style:style>
    <style:style style:name="ListLabel_20_64" style:display-name="ListLabel 64" style:family="text">
      <style:text-properties style:font-name="Verdana" fo:font-family="Verdana" style:font-family-generic="roman" style:font-pitch="variable" fo:font-size="10pt" style:font-size-asian="10pt"/>
    </style:style>
    <style:style style:name="ListLabel_20_65" style:display-name="ListLabel 65" style:family="text">
      <style:text-properties fo:font-size="10pt" style:font-size-asian="10pt"/>
    </style:style>
    <style:style style:name="ListLabel_20_66" style:display-name="ListLabel 66" style:family="text">
      <style:text-properties fo:font-size="10pt" style:font-size-asian="10pt"/>
    </style:style>
    <style:style style:name="ListLabel_20_67" style:display-name="ListLabel 67" style:family="text">
      <style:text-properties fo:font-size="10pt" style:font-size-asian="10pt"/>
    </style:style>
    <style:style style:name="ListLabel_20_68" style:display-name="ListLabel 68" style:family="text">
      <style:text-properties fo:font-size="10pt" style:font-size-asian="10pt"/>
    </style:style>
    <style:style style:name="ListLabel_20_69" style:display-name="ListLabel 69" style:family="text">
      <style:text-properties fo:font-size="10pt" style:font-size-asian="10pt"/>
    </style:style>
    <style:style style:name="ListLabel_20_70" style:display-name="ListLabel 70" style:family="text">
      <style:text-properties fo:font-size="10pt" style:font-size-asian="10pt"/>
    </style:style>
    <style:style style:name="ListLabel_20_71" style:display-name="ListLabel 71" style:family="text">
      <style:text-properties fo:font-size="10pt" style:font-size-asian="10pt"/>
    </style:style>
    <style:style style:name="ListLabel_20_72" style:display-name="ListLabel 72" style:family="text">
      <style:text-properties fo:font-size="10pt" style:font-size-asian="10pt"/>
    </style:style>
    <style:style style:name="ListLabel_20_73" style:display-name="ListLabel 73" style:family="text">
      <style:text-properties style:font-name="Verdana" fo:font-family="Verdana" style:font-family-generic="roman" style:font-pitch="variable" fo:font-size="10pt" style:font-size-asian="10pt"/>
    </style:style>
    <style:style style:name="ListLabel_20_74" style:display-name="ListLabel 74" style:family="text">
      <style:text-properties fo:font-size="10pt" style:font-size-asian="10pt"/>
    </style:style>
    <style:style style:name="ListLabel_20_75" style:display-name="ListLabel 75" style:family="text">
      <style:text-properties fo:font-size="10pt" style:font-size-asian="10pt"/>
    </style:style>
    <style:style style:name="ListLabel_20_76" style:display-name="ListLabel 76" style:family="text">
      <style:text-properties fo:font-size="10pt" style:font-size-asian="10pt"/>
    </style:style>
    <style:style style:name="ListLabel_20_77" style:display-name="ListLabel 77" style:family="text">
      <style:text-properties fo:font-size="10pt" style:font-size-asian="10pt"/>
    </style:style>
    <style:style style:name="ListLabel_20_78" style:display-name="ListLabel 78" style:family="text">
      <style:text-properties fo:font-size="10pt" style:font-size-asian="10pt"/>
    </style:style>
    <style:style style:name="ListLabel_20_79" style:display-name="ListLabel 79" style:family="text">
      <style:text-properties fo:font-size="10pt" style:font-size-asian="10pt"/>
    </style:style>
    <style:style style:name="ListLabel_20_80" style:display-name="ListLabel 80" style:family="text">
      <style:text-properties fo:font-size="10pt" style:font-size-asian="10pt"/>
    </style:style>
    <style:style style:name="ListLabel_20_81" style:display-name="ListLabel 81" style:family="text">
      <style:text-properties fo:font-size="10pt" style:font-size-asian="10pt"/>
    </style:style>
    <style:style style:name="ListLabel_20_82" style:display-name="ListLabel 82" style:family="text">
      <style:text-properties style:font-name="Verdana" fo:font-family="Verdana" style:font-family-generic="roman" style:font-pitch="variable" fo:font-size="10pt" style:font-size-asian="10pt"/>
    </style:style>
    <style:style style:name="ListLabel_20_83" style:display-name="ListLabel 83" style:family="text">
      <style:text-properties fo:font-size="10pt" style:font-size-asian="10pt"/>
    </style:style>
    <style:style style:name="ListLabel_20_84" style:display-name="ListLabel 84" style:family="text">
      <style:text-properties fo:font-size="10pt" style:font-size-asian="10pt"/>
    </style:style>
    <style:style style:name="ListLabel_20_85" style:display-name="ListLabel 85" style:family="text">
      <style:text-properties fo:font-size="10pt" style:font-size-asian="10pt"/>
    </style:style>
    <style:style style:name="ListLabel_20_86" style:display-name="ListLabel 86" style:family="text">
      <style:text-properties fo:font-size="10pt" style:font-size-asian="10pt"/>
    </style:style>
    <style:style style:name="ListLabel_20_87" style:display-name="ListLabel 87" style:family="text">
      <style:text-properties fo:font-size="10pt" style:font-size-asian="10pt"/>
    </style:style>
    <style:style style:name="ListLabel_20_88" style:display-name="ListLabel 88" style:family="text">
      <style:text-properties fo:font-size="10pt" style:font-size-asian="10pt"/>
    </style:style>
    <style:style style:name="ListLabel_20_89" style:display-name="ListLabel 89" style:family="text">
      <style:text-properties fo:font-size="10pt" style:font-size-asian="10pt"/>
    </style:style>
    <style:style style:name="ListLabel_20_90" style:display-name="ListLabel 90" style:family="text">
      <style:text-properties fo:font-size="10pt" style:font-size-asian="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8"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4"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5"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6"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7"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8"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0"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2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2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23"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24"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25"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26"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27"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9"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3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3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3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33"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34"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35"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36"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38"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39"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4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4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4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4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44"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45"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47"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48"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49"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5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5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5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53"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54"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56"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57"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58"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5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6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6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6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63"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65"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66"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6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68"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69"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7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7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7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74"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7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76"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77"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78"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79"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8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8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83"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84"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85"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86"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87"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88"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89"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9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06T15:34:27.710496175</meta:creation-date>
    <dc:date>2020-05-28T18:01:51.009488499</dc:date>
    <meta:editing-duration>PT2H2M48S</meta:editing-duration>
    <meta:editing-cycles>18</meta:editing-cycles>
    <meta:generator>LibreOffice/6.0.7.3$Linux_X86_64 LibreOffice_project/00m0$Build-3</meta:generator>
    <meta:document-statistic meta:table-count="69" meta:image-count="0" meta:object-count="0" meta:page-count="53" meta:paragraph-count="2406" meta:word-count="15482" meta:character-count="100760" meta:non-whitespace-character-count="85039"/>
  </office:meta>
</office:document-meta>
</file>